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A0000001A142B7AEB4BBE71FA5.png" manifest:media-type="image/png"/>
  <manifest:file-entry manifest:full-path="Pictures/1000020100000121000001D8A161984EFB076DC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ce style:name="DejaVuSans1" svg:font-family="DejaVuSans"/>
    <style:font-face style:name="osifont1" svg:font-family="osifont"/>
    <style:font-face style:name="DejaVu Sans" svg:font-family="'DejaVu Sans'" style:font-pitch="variable"/>
    <style:font-face style:name="DejaVuSans" svg:font-family="DejaVuSans" style:font-pitch="variable"/>
    <style:font-face style:name="Liberation Serif1" svg:font-family="'Liberation Serif'" style:font-pitch="variable"/>
    <style:font-face style:name="osifont" svg:font-family="osifon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2"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solid" svg:stroke-width="0.034cm" svg:stroke-color="#000000" draw:stroke-linejoin="miter" svg:stroke-linecap="butt" draw:fill="none" fo:padding-top="0.017cm" fo:padding-bottom="0.017cm" fo:padding-left="0.017cm" fo:padding-right="0.017cm"/>
    </style:style>
    <style:style style:name="gr2" style:family="graphic" style:parent-style-name="standard">
      <style:graphic-properties draw:stroke="none" draw:fill="solid" draw:fill-color="#000000"/>
    </style:style>
    <style:style style:name="gr3"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4" style:family="graphic" style:parent-style-name="standard">
      <style:graphic-properties draw:stroke="solid" svg:stroke-width="0.034cm" svg:stroke-color="#370700" draw:stroke-linejoin="miter" svg:stroke-linecap="butt" draw:fill="none" fo:padding-top="0.017cm" fo:padding-bottom="0.017cm" fo:padding-left="0.017cm" fo:padding-right="0.017cm"/>
    </style:style>
    <style:style style:name="gr5" style:family="graphic" style:parent-style-name="standard">
      <style:graphic-properties draw:stroke="solid" svg:stroke-width="0.034cm" svg:stroke-color="#000137" draw:stroke-linejoin="miter" svg:stroke-linecap="butt" draw:fill="none" fo:padding-top="0.017cm" fo:padding-bottom="0.017cm" fo:padding-left="0.017cm" fo:padding-right="0.017cm"/>
    </style:style>
    <style:style style:name="gr6" style:family="graphic" style:parent-style-name="standard">
      <style:graphic-properties draw:stroke="none" draw:fill="none" draw:textarea-horizontal-align="left" draw:textarea-vertical-align="top" draw:auto-grow-height="true" draw:auto-grow-width="true" fo:min-height="0.78cm" fo:min-width="0.665cm" fo:padding-top="0cm" fo:padding-bottom="0cm" fo:padding-left="0cm" fo:padding-right="0cm"/>
    </style:style>
    <style:style style:name="gr7" style:family="graphic" style:parent-style-name="standard">
      <style:graphic-properties draw:stroke="none" draw:fill="none" draw:textarea-horizontal-align="left" draw:textarea-vertical-align="top" draw:auto-grow-height="true" draw:auto-grow-width="true" fo:min-height="0.141cm" fo:min-width="0.119cm" fo:padding-top="0cm" fo:padding-bottom="0cm" fo:padding-left="0cm" fo:padding-right="0cm"/>
    </style:style>
    <style:style style:name="gr8" style:family="graphic" style:parent-style-name="standard">
      <style:graphic-properties draw:stroke="none" draw:fill="none" draw:textarea-horizontal-align="left" draw:textarea-vertical-align="top" draw:auto-grow-height="true" draw:auto-grow-width="true" fo:min-height="0.399cm" fo:min-width="8.414cm" fo:padding-top="0cm" fo:padding-bottom="0cm" fo:padding-left="0cm" fo:padding-right="0cm"/>
    </style:style>
    <style:style style:name="gr9" style:family="graphic" style:parent-style-name="standard">
      <style:graphic-properties draw:stroke="none" draw:fill="solid" draw:fill-color="#ffffff"/>
    </style:style>
    <style:style style:name="gr10" style:family="graphic" style:parent-style-name="standard">
      <style:graphic-properties draw:stroke="solid" svg:stroke-width="0cm" svg:stroke-color="#000000" draw:stroke-linejoin="bevel" svg:stroke-linecap="square" draw:fill="none"/>
    </style:style>
    <style:style style:name="gr11" style:family="graphic" style:parent-style-name="standard">
      <style:graphic-properties draw:stroke="solid" svg:stroke-width="0.039cm" svg:stroke-color="#000000" draw:stroke-linejoin="bevel" svg:stroke-linecap="round" draw:fill="none" fo:padding-top="0.019cm" fo:padding-bottom="0.019cm" fo:padding-left="0.019cm" fo:padding-right="0.019cm"/>
    </style:style>
    <style:style style:name="gr12" style:family="graphic" style:parent-style-name="standard">
      <style:graphic-properties draw:stroke="solid" svg:stroke-width="0.049cm" svg:stroke-color="#000000" draw:stroke-linejoin="bevel" svg:stroke-linecap="round" draw:fill="none" fo:padding-top="0.024cm" fo:padding-bottom="0.024cm" fo:padding-left="0.024cm" fo:padding-right="0.024cm"/>
    </style:style>
    <style:style style:name="gr13" style:family="graphic" style:parent-style-name="standard">
      <style:graphic-properties draw:stroke="solid" svg:stroke-width="0.049cm" svg:stroke-color="#ff0000" draw:stroke-linejoin="bevel" svg:stroke-linecap="round" draw:fill="solid" draw:fill-color="#000000" fo:padding-top="0.024cm" fo:padding-bottom="0.024cm" fo:padding-left="0.024cm" fo:padding-right="0.024cm"/>
    </style:style>
    <style:style style:name="gr14" style:family="graphic" style:parent-style-name="standard">
      <style:graphic-properties draw:stroke="none" draw:fill="none" draw:textarea-horizontal-align="left" draw:textarea-vertical-align="top" draw:auto-grow-height="true" draw:auto-grow-width="true" fo:min-height="0.465cm" fo:min-width="6.763cm" fo:padding-top="0cm" fo:padding-bottom="0cm" fo:padding-left="0cm" fo:padding-right="0cm"/>
    </style:style>
    <style:style style:name="gr15" style:family="graphic" style:parent-style-name="standard">
      <style:graphic-properties draw:stroke="none" draw:fill="none" draw:textarea-horizontal-align="left" draw:textarea-vertical-align="top" draw:auto-grow-height="true" draw:auto-grow-width="true" fo:min-height="0.923cm" fo:min-width="3.96cm" fo:padding-top="0cm" fo:padding-bottom="0cm" fo:padding-left="0cm" fo:padding-right="0cm"/>
    </style:style>
    <style:style style:name="P1" style:family="paragraph">
      <loext:graphic-properties draw:fill="none"/>
    </style:style>
    <style:style style:name="P2" style:family="paragraph">
      <loext:graphic-properties draw:fill="solid" draw:fill-color="#000000"/>
    </style:style>
    <style:style style:name="P3" style:family="paragraph">
      <style:paragraph-properties fo:text-align="start" style:writing-mode="lr-tb"/>
    </style:style>
    <style:style style:name="P4" style:family="paragraph">
      <loext:graphic-properties draw:fill="none"/>
      <style:text-properties fo:font-size="18.8999996185303pt" style:font-size-asian="18.8999996185303pt" style:font-size-complex="18.8999996185303pt"/>
    </style:style>
    <style:style style:name="P5" style:family="paragraph">
      <loext:graphic-properties draw:fill="none"/>
      <style:text-properties fo:font-size="3.40000009536743pt" style:font-size-asian="3.40000009536743pt" style:font-size-complex="3.40000009536743pt"/>
    </style:style>
    <style:style style:name="P6" style:family="paragraph">
      <loext:graphic-properties draw:fill="none"/>
      <style:text-properties fo:font-size="11.3999996185303pt" style:font-size-asian="11.3999996185303pt" style:font-size-complex="11.3999996185303pt"/>
    </style:style>
    <style:style style:name="P7" style:family="paragraph">
      <loext:graphic-properties draw:fill="solid" draw:fill-color="#ffffff"/>
    </style:style>
    <style:style style:name="P8" style:family="paragraph">
      <loext:graphic-properties draw:fill="none"/>
      <style:text-properties fo:font-size="13.1999998092651pt" style:font-size-asian="13.1999998092651pt" style:font-size-complex="13.1999998092651pt"/>
    </style:style>
    <style:style style:name="T1" style:family="text">
      <style:text-properties fo:color="#000000" style:font-name="osifont1" fo:font-size="18.8999996185303pt" style:font-size-asian="18.8999996185303pt" style:font-name-complex="osifont1" style:font-size-complex="18.8999996185303pt"/>
    </style:style>
    <style:style style:name="T2" style:family="text">
      <style:text-properties fo:color="#000000" style:font-name="DejaVuSans1" fo:font-size="3.40000009536743pt" style:font-size-asian="3.40000009536743pt" style:font-name-complex="DejaVuSans1" style:font-size-complex="3.40000009536743pt"/>
    </style:style>
    <style:style style:name="T3" style:family="text">
      <style:text-properties fo:color="#000000" style:font-name="DejaVu Sans1" fo:font-size="9pt" style:font-size-asian="9pt" style:font-name-complex="DejaVu Sans1" style:font-size-complex="9pt"/>
    </style:style>
    <style:style style:name="T4" style:family="text">
      <style:text-properties fo:color="#000000" style:font-name="DejaVu Sans1" fo:font-size="11.3000001907349pt" style:font-size-asian="11.3000001907349pt" style:font-name-complex="DejaVu Sans1" style:font-size-complex="11.300000190734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line draw:style-name="gr1" draw:text-style-name="P1" draw:layer="layout" svg:x1="0.999cm" svg:y1="19.991cm" svg:x2="28.658cm" svg:y2="19.991cm">
          <text:p/>
        </draw:line>
        <draw:line draw:style-name="gr1" draw:text-style-name="P1" draw:layer="layout" svg:x1="28.702cm" svg:y1="19.976cm" svg:x2="28.702cm" svg:y2="0.969cm">
          <text:p/>
        </draw:line>
        <draw:line draw:style-name="gr1" draw:text-style-name="P1" draw:layer="layout" svg:x1="28.708cm" svg:y1="0.985cm" svg:x2="1.014cm" svg:y2="0.985cm">
          <text:p/>
        </draw:line>
        <draw:line draw:style-name="gr1" draw:text-style-name="P1" draw:layer="layout" svg:x1="1.014cm" svg:y1="0.97cm" svg:x2="1.014cm" svg:y2="19.976cm">
          <text:p/>
        </draw:line>
        <draw:line draw:style-name="gr1" draw:text-style-name="P1" draw:layer="layout" svg:x1="14.858cm" svg:y1="0.985cm" svg:x2="14.858cm" svg:y2="0.014cm">
          <text:p/>
        </draw:line>
        <draw:line draw:style-name="gr1" draw:text-style-name="P1" draw:layer="layout" svg:x1="14.861cm" svg:y1="20.256cm" svg:x2="14.861cm" svg:y2="20.975cm">
          <text:p/>
        </draw:line>
        <draw:line draw:style-name="gr1" draw:text-style-name="P1" draw:layer="layout" svg:x1="1.016cm" svg:y1="10.478cm" svg:x2="0.017cm" svg:y2="10.478cm">
          <text:p/>
        </draw:line>
        <draw:line draw:style-name="gr1" draw:text-style-name="P1" draw:layer="layout" svg:x1="28.704cm" svg:y1="10.477cm" svg:x2="29.67cm" svg:y2="10.477cm">
          <text:p/>
        </draw:line>
        <draw:line draw:style-name="gr1" draw:text-style-name="P1" draw:layer="layout" svg:x1="24.09cm" svg:y1="20.235cm" svg:x2="24.09cm" svg:y2="20.746cm">
          <text:p/>
        </draw:line>
        <draw:line draw:style-name="gr1" draw:text-style-name="P1" draw:layer="layout" svg:x1="5.631cm" svg:y1="19.991cm" svg:x2="5.631cm" svg:y2="20.741cm">
          <text:p/>
        </draw:line>
        <draw:line draw:style-name="gr1" draw:text-style-name="P1" draw:layer="layout" svg:x1="19.475cm" svg:y1="20.235cm" svg:x2="19.475cm" svg:y2="20.746cm">
          <text:p/>
        </draw:line>
        <draw:line draw:style-name="gr1" draw:text-style-name="P1" draw:layer="layout" svg:x1="10.246cm" svg:y1="19.991cm" svg:x2="10.246cm" svg:y2="20.741cm">
          <text:p/>
        </draw:line>
        <draw:line draw:style-name="gr1" draw:text-style-name="P1" draw:layer="layout" svg:x1="10.243cm" svg:y1="0.984cm" svg:x2="10.243cm" svg:y2="0.231cm">
          <text:p/>
        </draw:line>
        <draw:line draw:style-name="gr1" draw:text-style-name="P1" draw:layer="layout" svg:x1="19.473cm" svg:y1="0.984cm" svg:x2="19.473cm" svg:y2="0.231cm">
          <text:p/>
        </draw:line>
        <draw:line draw:style-name="gr1" draw:text-style-name="P1" draw:layer="layout" svg:x1="5.629cm" svg:y1="0.984cm" svg:x2="5.629cm" svg:y2="0.231cm">
          <text:p/>
        </draw:line>
        <draw:line draw:style-name="gr1" draw:text-style-name="P1" draw:layer="layout" svg:x1="24.087cm" svg:y1="0.984cm" svg:x2="24.087cm" svg:y2="0.231cm">
          <text:p/>
        </draw:line>
        <draw:line draw:style-name="gr1" draw:text-style-name="P1" draw:layer="layout" svg:x1="0.999cm" svg:y1="5.73cm" svg:x2="0.249cm" svg:y2="5.73cm">
          <text:p/>
        </draw:line>
        <draw:line draw:style-name="gr1" draw:text-style-name="P1" draw:layer="layout" svg:x1="0.999cm" svg:y1="15.225cm" svg:x2="0.249cm" svg:y2="15.225cm">
          <text:p/>
        </draw:line>
        <draw:line draw:style-name="gr1" draw:text-style-name="P1" draw:layer="layout" svg:x1="28.705cm" svg:y1="5.73cm" svg:x2="29.454cm" svg:y2="5.73cm">
          <text:p/>
        </draw:line>
        <draw:line draw:style-name="gr1" draw:text-style-name="P1" draw:layer="layout" svg:x1="28.705cm" svg:y1="15.225cm" svg:x2="29.454cm" svg:y2="15.225cm">
          <text:p/>
        </draw:line>
        <draw:line draw:style-name="gr1" draw:text-style-name="P1" draw:layer="layout" svg:x1="13.709cm" svg:y1="20.241cm" svg:x2="28.707cm" svg:y2="20.241cm">
          <text:p/>
        </draw:line>
        <draw:line draw:style-name="gr1" draw:text-style-name="P1" draw:layer="layout" svg:x1="18.709cm" svg:y1="19.991cm" svg:x2="18.709cm" svg:y2="20.491cm">
          <text:p/>
        </draw:line>
        <draw:line draw:style-name="gr1" draw:text-style-name="P1" draw:layer="layout" svg:x1="23.707cm" svg:y1="19.991cm" svg:x2="23.707cm" svg:y2="20.491cm">
          <text:p/>
        </draw:line>
        <draw:line draw:style-name="gr1" draw:text-style-name="P1" draw:layer="layout" svg:x1="25.706cm" svg:y1="19.991cm" svg:x2="25.706cm" svg:y2="20.241cm">
          <text:p/>
        </draw:line>
        <draw:line draw:style-name="gr1" draw:text-style-name="P1" draw:layer="layout" svg:x1="24.706cm" svg:y1="19.991cm" svg:x2="24.706cm" svg:y2="20.241cm">
          <text:p/>
        </draw:line>
        <draw:line draw:style-name="gr1" draw:text-style-name="P1" draw:layer="layout" svg:x1="22.707cm" svg:y1="19.991cm" svg:x2="22.707cm" svg:y2="20.241cm">
          <text:p/>
        </draw:line>
        <draw:line draw:style-name="gr1" draw:text-style-name="P1" draw:layer="layout" svg:x1="20.708cm" svg:y1="19.991cm" svg:x2="20.708cm" svg:y2="20.241cm">
          <text:p/>
        </draw:line>
        <draw:line draw:style-name="gr1" draw:text-style-name="P1" draw:layer="layout" svg:x1="21.708cm" svg:y1="19.991cm" svg:x2="21.708cm" svg:y2="20.241cm">
          <text:p/>
        </draw:line>
        <draw:line draw:style-name="gr1" draw:text-style-name="P1" draw:layer="layout" svg:x1="13.711cm" svg:y1="19.991cm" svg:x2="13.711cm" svg:y2="20.491cm">
          <text:p/>
        </draw:line>
        <draw:line draw:style-name="gr1" draw:text-style-name="P1" draw:layer="layout" svg:x1="28.7cm" svg:y1="19.991cm" svg:x2="28.7cm" svg:y2="20.491cm">
          <text:p/>
        </draw:line>
        <draw:line draw:style-name="gr1" draw:text-style-name="P1" draw:layer="layout" svg:x1="17.709cm" svg:y1="19.991cm" svg:x2="17.709cm" svg:y2="20.241cm">
          <text:p/>
        </draw:line>
        <draw:line draw:style-name="gr1" draw:text-style-name="P1" draw:layer="layout" svg:x1="16.71cm" svg:y1="19.991cm" svg:x2="16.71cm" svg:y2="20.241cm">
          <text:p/>
        </draw:line>
        <draw:line draw:style-name="gr1" draw:text-style-name="P1" draw:layer="layout" svg:x1="19.709cm" svg:y1="19.991cm" svg:x2="19.709cm" svg:y2="20.241cm">
          <text:p/>
        </draw:line>
        <draw:line draw:style-name="gr1" draw:text-style-name="P1" draw:layer="layout" svg:x1="14.711cm" svg:y1="19.991cm" svg:x2="14.711cm" svg:y2="20.241cm">
          <text:p/>
        </draw:line>
        <draw:line draw:style-name="gr1" draw:text-style-name="P1" draw:layer="layout" svg:x1="27.705cm" svg:y1="19.991cm" svg:x2="27.705cm" svg:y2="20.241cm">
          <text:p/>
        </draw:line>
        <draw:line draw:style-name="gr1" draw:text-style-name="P1" draw:layer="layout" svg:x1="15.71cm" svg:y1="19.991cm" svg:x2="15.71cm" svg:y2="20.241cm">
          <text:p/>
        </draw:line>
        <draw:line draw:style-name="gr1" draw:text-style-name="P1" draw:layer="layout" svg:x1="26.706cm" svg:y1="19.991cm" svg:x2="26.706cm" svg:y2="20.241cm">
          <text:p/>
        </draw:line>
        <draw:path draw:style-name="gr2" draw:text-style-name="P2" draw:layer="layout" svg:width="0.35cm" svg:height="0.246cm" svg:x="12.361cm" svg:y="0.453cm" svg:viewBox="0 0 351 247" svg:d="M0 130v117h351v-117l-11-55-34-41-55-25-75-9-77 8-30 10-24 14-34 41-8 27zM43 133l7-38 23-26 42-16 61-5 59 6 41 15 25 27 8 37v67h-266z">
          <text:p/>
        </draw:path>
        <draw:path draw:style-name="gr2" draw:text-style-name="P2" draw:layer="layout" svg:width="0.363cm" svg:height="0.26cm" svg:x="12.354cm" svg:y="0.446cm" svg:viewBox="0 0 364 261" svg:d="M13 137v117h-6v-6h351v6h-7v-117h7l-7 1-11-55 7-1-5 4-34-41 5-4-3 6-55-25 3-6-1 6-75-9 1-6v6l-77 8-1-6 2 6-30 10-2-6 3 5-24 15-3-6 5 4-33 41-5-4 6 2-8 26-6-1h6l-3 30h-6zM0 136l3-30v-1h1l8-27v-1l1-1 33-41v-1l1-1 25-14h1l30-10 1-1h1l77-8h1 1l75 9h1l1 1 55 25 1 1 1 1 34 41 1 1v2l11 54v1 1 117 7h-6-351-7v-7-117zM42 139l8-38v-2l1-1 24-27 1-1h1l42-16h1l62-5h1l59 5h1l1 1 41 15 2 1 1 1 25 27 1 1v2l8 37v1 67 7h-6-267-7v-7-67zM55 140v67h-6v-7h267v7h-7v-67h7l-6 2-8-38 6-1-5 4-25-26 5-5-2 6-42-15 3-6-1 6-59-5 1-7v7l-62 5v-7l2 6-41 16-3-6 5 4-23 26-5-4 7 1-8 39-6-2z">
          <text:p/>
        </draw:path>
        <draw:polygon draw:style-name="gr2" draw:text-style-name="P2" draw:layer="layout" svg:width="0.35cm" svg:height="0.222cm" svg:x="7.746cm" svg:y="0.477cm" svg:viewBox="0 0 351 223" draw:points="351,223 351,0 309,0 309,177 190,177 190,20 148,20 148,177 43,177 43,4 0,4 0,223">
          <text:p/>
        </draw:polygon>
        <draw:path draw:style-name="gr2" draw:text-style-name="P2" draw:layer="layout" svg:width="0.363cm" svg:height="0.235cm" svg:x="7.74cm" svg:y="0.471cm" svg:viewBox="0 0 364 236" svg:d="M351 229v-223h6v7h-42v-7h6v177 6h-6-119-6v-6-157h6v6h-42v-6h7v157 6h-7-104-8v-6-173h8v7h-44v-7h7v219h-7v-6h351v6zM357 236h-351-6v-7-219-6h6 44 6v6 173h-6v-7h104v7h-6v-157-7h6 42 7v7 157h-7v-7h119v7h-7v-177-6h7 42 7v6 223 7z">
          <text:p/>
        </draw:path>
        <draw:polygon draw:style-name="gr2" draw:text-style-name="P2" draw:layer="layout" svg:width="0.369cm" svg:height="0.255cm" svg:x="16.976cm" svg:y="0.444cm" svg:viewBox="0 0 370 256" draw:points="230,49 272,59 302,75 321,98 327,126 318,158 291,184 247,202 185,208 123,202 78,185 51,159 41,126 46,101 61,81 83,65 114,54 114,6 67,21 30,47 8,83 0,126 12,179 47,221 105,247 185,256 264,247 322,221 357,179 370,126 360,79 333,41 289,14 230,0">
          <text:p/>
        </draw:polygon>
        <draw:path draw:style-name="gr2" draw:text-style-name="P2" draw:layer="layout" svg:width="0.382cm" svg:height="0.27cm" svg:x="16.969cm" svg:y="0.436cm" svg:viewBox="0 0 383 271" svg:d="M238 50l43 10h1v1l31 17h1l1 1 18 23 1 2 1 1 6 27v2l-1 1-9 33v2l-1 1-28 26-1 1h-1l-44 17-1 1h-1l-61 5h-1-1l-61-5-1-1-45-16-1-1-1-1-27-25-2-2v-1l-10-34v-1-2l5-24v-1l1-1 14-21 1-1 1-1 23-16h1l31-12 2 7h-6v-48h6l2 6-47 15-2-6 3 5-36 26-4-5 6 3-24 36-5-3 6 1-8 43-6-1 6-2 12 54-6 1 5-4 36 41-5 4 3-6 58 27-3 6 1-6 79 9-1 6-1-6 79-9 1 6-3-6 58-27 3 6-5-4 36-41 4 4-6-1 12-54 7 2-7 1-9-47 6-1-5 4-27-38 5-4-3 6-44-27 3-6-1 7-60-15 2-6h6v49h-6zM230 57v-49-8l8 2 60 14h1l1 1 44 26 1 1 1 1 26 38 1 1v1l10 47v2 1l-12 54-1 1-1 1-35 41-1 1-2 1-58 27h-1l-1 1-78 9h-1-1l-78-9-1-1h-1l-58-27-2-1-1-1-36-41-1-1v-1l-13-54v-1-2l8-42v-2l1-1 24-35v-2h1l37-26 1-1h1l48-16 8-2v9 48 4l-4 2-32 11-2-6 4 5-23 16-3-5 5 3-14 21-6-4 7 2-5 24-7-1 7-2 9 33-6 2 4-5 28 26-5 5 2-6 45 16-2 6 1-6 61 5-1 7-1-7 62-5 1 6-3-6 45-17 2 6-5-5 28-25 4 4-6-1 9-33 6 2-6 1-6-27 6-2-5 4-19-23 5-4-3 6-30-17 3-5-1 6-43-10-5-1z">
          <text:p/>
        </draw:path>
        <draw:polygon draw:style-name="gr2" draw:text-style-name="P2" draw:layer="layout" svg:width="0.35cm" svg:height="0.228cm" svg:x="3.131cm" svg:y="0.471cm" svg:viewBox="0 0 351 229" draw:points="351,229 351,182 190,182 190,34 148,34 148,182 43,182 43,0 0,0 0,229">
          <text:p/>
        </draw:polygon>
        <draw:path draw:style-name="gr2" draw:text-style-name="P2" draw:layer="layout" svg:width="0.363cm" svg:height="0.241cm" svg:x="3.125cm" svg:y="0.465cm" svg:viewBox="0 0 364 242" svg:d="M351 235v-47h6v7h-162-6v-7-148h6v7h-41v-7h6v148 7h-6-105-7v-7-182h7v7h-43v-7h7v229h-7v-6h351v6zM357 242h-351-6v-7-229-6h6 43 6v6 182h-6v-6h105v6h-7v-148-6h7 41 7v6 148h-7v-6h162 7v6 47 7z">
          <text:p/>
        </draw:path>
        <draw:path draw:style-name="gr2" draw:text-style-name="P2" draw:layer="layout" svg:width="0.35cm" svg:height="0.242cm" svg:x="21.59cm" svg:y="0.457cm" svg:viewBox="0 0 351 243" svg:d="M161 63l-29-36-20-9-24-3-38 7-27 20-17 31-6 45v125h351v-132l-7-47-21-35-32-22-45-7-30 4-25 12-18 20zM145 127v70h-103v-74l3-27 9-19 16-12 23-4 23 5 16 12 10 21zM309 116v81h-121v-76l3-32 11-23 18-13 27-5 28 5 19 12 12 21z">
          <text:p/>
        </draw:path>
        <draw:path draw:style-name="gr2" draw:text-style-name="P2" draw:layer="layout" svg:width="0.363cm" svg:height="0.256cm" svg:x="21.584cm" svg:y="0.45cm" svg:viewBox="0 0 364 257" svg:d="M162 74l-29-35 5-5-3 6-20-9 3-6-1 7-24-3 1-7 1 7-38 6-1-6 4 5-27 20-4-5 6 3-17 31-6-3 7 1-6 45-7-1h7v125h-7v-6h351v6h-6v-132h6l-6 1-7-47 6-1-6 3-20-35 5-3-3 5-34-21 4-6-1 7-45-8 1-6 1 6-29 5-1-7 2 6-24 12-3-6 5 5-19 19-4-4 6 3-12 26-4 10zM161 67l12-27v-1h1l18-20 1-1h1l25-13h1 1l29-5h1 1l45 8h1l1 1 34 22h1l1 2 21 34v2l1 1 7 47v1 132 7h-7-351-6v-7-125-1l6-45v-1l1-1 16-31 1-2 1-1 27-19 2-1h1l38-7h1 1l24 3h1 1l20 10h1l1 1 29 36-5 4zM158 134v70 6h-7-103-6v-6-74l3-28v-1-1l9-19 1-1 1-1 16-12 1-1h2l23-4h1 1l23 4 2 1 1 1 16 12 2 1v1l10 21 1 1v1zM145 135l-3-29h6l-5 2-10-20 5-3-4 5-16-12 4-5-1 6-23-4 1-7 1 7-23 4-1-7 4 5-16 12-4-5 6 3-9 19-6-3 7 1-3 27-7-1h7v74h-7v-7h103v7h-6v-70h6zM322 123v81 6h-8-120-7v-6-76-1l4-32v-1-1l11-22 1-2 1-1 18-14h1l2-1 26-4h1 1l28 4h1l2 1 19 13 1 1 1 1 11 21 2 1v2l4 29zM308 124l-4-30 7-1-6 4-12-22 6-3-3 6-20-13 4-5-1 6-28-4 1-7 1 7-26 4-1-6 4 5-18 13-4-5 6 3-11 23-6-3 7 1-4 31h-6 6v76h-6v-7h120v7h-6v-81h6z">
          <text:p/>
        </draw:path>
        <draw:path draw:style-name="gr2" draw:text-style-name="P2" draw:layer="layout" svg:width="0.35cm" svg:height="0.307cm" svg:x="26.205cm" svg:y="0.392cm" svg:viewBox="0 0 351 308" svg:d="M351 308v-46l-103-37v-140l103-37v-48l-351 129v52zM205 209l-155-54 155-54z">
          <text:p/>
        </draw:path>
        <draw:path draw:style-name="gr2" draw:text-style-name="P2" draw:layer="layout" svg:width="0.364cm" svg:height="0.325cm" svg:x="26.198cm" svg:y="0.383cm" svg:viewBox="0 0 365 326" svg:d="M352 317v-46h6l-2 6-103-37-4-1v-5-141-4l4-2 103-37 2 7h-6v-48h6l3 6-352 129-2-6h6v52h-6l2-6 352 127-3 6zM356 323l-351-127-5-2v-4-52-4l5-2 351-129 9-3v9 48 4l-5 2-102 37-3-7h7v141h-7l3-6 102 37 5 1v5 46 9zM211 224l-156-54-17-6 17-6 156-55 8-3v10 108 9zM206 218v-108h7l2 6-156 54-2-6 2-6 156 54-2 6z">
          <text:p/>
        </draw:path>
        <draw:polygon draw:style-name="gr2" draw:text-style-name="P2" draw:layer="layout" svg:width="0.363cm" svg:height="0.245cm" svg:x="0.33cm" svg:y="7.996cm" svg:viewBox="0 0 364 246" draw:points="244,246 247,246 296,238 332,214 355,176 364,127 355,74 333,35 298,10 252,0 222,4 197,16 179,34 165,58 138,25 94,14 55,21 25,43 7,78 0,127 8,172 30,208 66,230 113,238 116,238 116,193 84,189 61,175 47,154 41,124 46,98 56,79 73,67 96,62 121,67 138,79 148,100 151,129 150,149 190,149 189,124 194,92 206,69 226,54 252,49 281,55 303,70 317,93 321,123 316,155 301,179 277,194 244,200">
          <text:p/>
        </draw:polygon>
        <draw:path draw:style-name="gr2" draw:text-style-name="P2" draw:layer="layout" svg:width="0.375cm" svg:height="0.257cm" svg:x="0.324cm" svg:y="7.99cm" svg:viewBox="0 0 376 258" svg:d="M250 245h3v7l-1-6 48-9 2 7-4-6 36-23 4 5-6-3 24-38 5 4-6-1 8-50 7 2-7 1-8-54 6-1-6 3-22-39 6-3-4 5-35-25 4-5-2 6-45-9 1-7 1 7-31 4-1-7 3 6-24 11-3-5 5 4-19 18-4-4 5 3-13 24-5 8-6-7-27-33 5-4-2 6-43-11 1-6 2 6-40 8-1-7 4 5-30 22-4-5 6 3-19 35-5-3 6 1-6 49h-7l7-2 8 46-7 1 6-4 22 35-6 4 4-6 35 23-3 5 1-6 47 7-1 7v-7h3v7h-6v-45h6l-1 6-32-4h-1-1l-24-13-1-1-1-2-14-21-1-1v-1l-5-30v-1-1l4-27v-1l1-1 10-20 1-1 1-1 18-11 1-1h1l23-5h1 2l24 5h2l1 1 17 12 1 1 1 1 10 21v1 3l3 28v1 20h-7v-7h40v7h-6l-1-25v-1l4-33v-1l1-1 12-23 1-2 1-1 20-14 1-1h1l27-5h1 1l30 6h1l1 1 22 14 1 1 1 1 13 23 1 2v1l5 31v1 1l-5 32-1 2v1l-15 23-1 1-2 1-24 15h-1-1l-33 6-1-6h6v46h-6zM243 252v-46-6l6-1 33-5 1 6-3-6 24-14 3 5-5-3 15-23 5 3-6-1 5-32 6 1-6 1-5-31 7-1-6 3-13-23 5-3-4 5-21-15 3-5-1 6-29-5 1-7 1 7-26 5-2-7 4 6-19 14-4-5 6 2-12 24-6-3 6 1-4 33-7-1h7l1 24v7h-7-40-6v-6-20h7l-7 1-3-29 7-1-6 3-10-22 6-3-4 5-17-12 4-5-1 6-25-4 1-7 2 7-23 4-2-6 4 5-17 12-4-5 6 3-11 20-5-4 6 1-4 27-7-1 7-1 5 30-6 1 5-4 14 21-5 4 3-6 23 13-3 6 1-6 32 4h6v6 45 6h-7-3-1l-47-7h-2l-1-1-35-23-1-1-1-1-22-35-1-1v-1l-8-45v-1-1l6-50v-1l1-1 19-35v-2h2l29-22 1-1h2l39-8h2 1l43 12h2l2 2 27 33-5 4-6-3 14-24v-1l1-1 19-18 1-1h1l24-11 1-1h1l30-4h1 1l46 9h1l1 1 36 25 1 1 1 2 22 39v1 1l9 53v2 1l-9 49v1 1l-24 38v1l-2 1-36 23-1 1h-1l-49 8h-1-3-7z">
          <text:p/>
        </draw:path>
        <draw:polygon draw:style-name="gr2" draw:text-style-name="P2" draw:layer="layout" svg:width="0.353cm" svg:height="0.241cm" svg:x="0.33cm" svg:y="12.748cm" svg:viewBox="0 0 354 242" draw:points="354,242 354,0 310,0 310,191 286,181 267,163 231,107 216,76 193,43 168,19 138,5 105,0 62,9 29,33 8,69 0,117 9,165 32,202 70,226 120,234 127,234 127,188 123,188 89,183 64,170 48,148 42,119 47,89 60,67 79,53 104,48 127,52 147,61 164,78 179,101 195,130 228,180 261,215 301,235 352,242">
          <text:p/>
        </draw:polygon>
        <draw:path draw:style-name="gr2" draw:text-style-name="P2" draw:layer="layout" svg:width="0.365cm" svg:height="0.253cm" svg:x="0.324cm" svg:y="12.742cm" svg:viewBox="0 0 366 254" svg:d="M353 248v-242h7v7h-44v-7h7v191 10l-9-4-24-10-1-1h-1l-20-18v-1l-1-1-35-56h-1l-16-30 6-3-6 4-21-34 5-3-4 5-25-25 4-5-3 6-29-14 2-6-1 7-33-5 1-7 1 7-43 8-1-6 4 5-33 25-4-5 6 3-22 36-5-3 6 1-7 47-7-1 7-1 8 48-6 1 5-3 24 37-6 3 4-5 38 23-4 6 1-7 50 8-1 7v-7h7v7h-6v-46h6v6h-4-1l-34-4h-1l-1-1-25-14h-2l-1-1-16-22-1-1v-2l-5-28-1-2 1-1 5-29v-1-1l13-22 1-1 1-1 19-14 2-1h1l25-5h1 1l23 3 1 1h1l20 10h1v1l17 16h1v1l15 22h1v1l16 29-6 3 6-3 32 49-5 4 4-5 33 35-4 5 3-6 40 21-3 5 1-6 51 6-1 7v-7h2v7zM360 254h-2-1l-51-6h-1l-1-1-40-21h-1l-1-1-33-35h-1v-1l-32-49-17-30 6-3-5 3-15-22 5-3-4 4-18-16 5-5-3 6-20-9 3-6-1 6-23-3 1-7 1 7-24 5-2-7 4 6-20 14-3-6 5 4-12 21-6-3 6 1-5 29-6-1 6-1 6 29-6 1 5-4 16 22-5 4 3-6 25 14-3 5 1-6 34 5-1 6v-7h4 7v7 46 6h-7-7-1l-50-8h-1l-1-1-38-23-1-1-1-1-24-37v-1l-1-2-8-48v-1-1l7-47v-1l1-1 21-37 1-2 1-1 33-23 2-1h1l42-9h1 1l34 5h1l1 1 30 13 1 1 26 25v1h1l22 33 1 1 15 30-6 3 6-4 35 56-5 4 4-5 20 18-5 5 3-6 24 11-3 5h-6v-191-6h6 44 6v6 242 6z">
          <text:p/>
        </draw:path>
        <draw:polygon draw:style-name="gr2" draw:text-style-name="P2" draw:layer="layout" svg:width="0.245cm" svg:height="0.362cm" svg:x="28.987cm" svg:y="7.879cm" svg:viewBox="0 0 246 363" draw:points="0,242 0,246 8,295 32,331 69,354 118,363 172,354 211,332 236,297 246,251 242,221 230,197 212,178 188,164 221,137 232,94 225,54 203,25 167,6 118,0 73,8 38,30 16,65 8,112 8,115 53,115 57,83 70,60 91,46 121,41 147,45 166,55 179,73 184,96 179,120 166,137 145,147 116,150 96,150 96,190 121,189 153,193 177,205 192,225 197,251 191,281 176,302 152,316 122,321 90,316 67,300 52,276 46,242">
          <text:p/>
        </draw:polygon>
        <draw:path draw:style-name="gr2" draw:text-style-name="P2" draw:layer="layout" svg:width="0.257cm" svg:height="0.376cm" svg:x="28.981cm" svg:y="7.872cm" svg:viewBox="0 0 258 377" svg:d="M13 250v4h-7l6-2 9 49-7 1 6-4 23 37-5 3 3-5 38 23-4 5 1-6 50 9-2 6-1-6 53-9 1 6-3-5 40-22 3 5-5-4 25-35 5 4-6-1 9-46 7 2h-7l-4-29 7-1-6 3-11-25 5-2-4 4-18-20 4-4-3 7-24-15-9-5 8-6 33-27 4 5-6-2 11-43 6 2-6 1-8-39 7-2-5 4-22-29 5-4-3 5-36-18 3-6-1 7-48-7v-6l2 6-46 8-1-6 4 5-35 22-4-5 6 3-23 36-5-4 6 1-7 47-7-1h7v3h-7v-6h45v6h-6l4-33v-1-1l13-23 1-2h2l21-15h1l1-1 30-5h1 1l26 4 1 1h1l20 11 1 1 1 1 12 17 1 1v1l5 24v1 1l-5 25v1l-1 1-13 17-1 1-1 1-21 10-1 1h-2l-28 3h-1l-20-1v-6h7v41h-7v-8l25-1h1l32 6h1 1l23 12 2 1 1 1 15 20 1 1v2l5 25v1 2l-6 29v1l-1 1-15 22-1 1-1 1-23 14h-2l-1 1-30 4h-1-1l-32-5h-2l-1-1-23-15-1-1-1-1-15-24v-1-2l-6-33 6-1v7h-46v-7zM6 244h46 6l1 5 5 33-6 1 6-3 14 24-5 3 3-5 23 15-3 6 1-7 32 5-1 7-1-7 30-4 1 6-3-6 23-13 3 5-5-3 16-22 5 4-6-1 5-30 7 2-7 1-5-26 7-1-6 4-15-20 5-4-2 6-24-12 3-6-1 7-32-5 1-6v6l-24 1h-7v-6-41-7h6l20 1v6l-1-6 29-3 1 6-3-6 21-10 3 6-5-4 12-16 5 3-6-1 4-24 8 1-8 1-4-23 6-1-5 3-12-17 5-4-3 6-19-10 3-6-1 6-26-4 1-6 1 6-30 5-1-6 4 5-21 14-4-5 6 3-13 23-6-3 6 1-4 32v6h-6-45-6v-7-3-1l7-47v-1l1-1 23-36 1-1 1-1 35-22 1-1h1l45-8h1 1l49 7h1 1l36 19 2 1v1l22 30 1 1v1l8 40v1 1l-12 44v2l-2 1-33 27-4-5 3-5 24 13 1 1h1l18 20 1 1v1l11 24 1 1v1l4 30v1 1l-9 45v2l-1 1-25 35-1 1-2 1-40 22-1 1h-1l-52 8-2 1-1-1-49-8h-1l-1-1-38-23-1-1-1-1-23-37-1-1v-1l-8-48v-1-4-6z">
          <text:p/>
        </draw:path>
        <draw:polygon draw:style-name="gr2" draw:text-style-name="P2" draw:layer="layout" svg:width="0.241cm" svg:height="0.352cm" svg:x="28.987cm" svg:y="12.637cm" svg:viewBox="0 0 242 353" draw:points="0,353 242,353 242,310 51,310 61,286 79,266 135,230 165,215 199,193 223,167 237,138 242,104 233,62 209,28 172,7 125,0 77,8 40,32 16,70 8,120 8,127 54,127 54,123 59,88 72,63 94,47 123,41 152,46 174,59 189,79 194,103 190,127 181,146 163,163 141,178 112,195 62,227 27,260 7,301 0,351">
          <text:p/>
        </draw:polygon>
        <draw:path draw:style-name="gr2" draw:text-style-name="P2" draw:layer="layout" svg:width="0.253cm" svg:height="0.365cm" svg:x="28.981cm" svg:y="12.63cm" svg:viewBox="0 0 254 366" svg:d="M6 353h242v7h-8v-44h8v6h-191-10l4-9 10-24 1-1v-1l18-19 1-1h1l56-36 30-16 3 6-4-5 34-22 3 6-5-5 24-25 5 4-6-2 14-30 7 3-8-1 5-34 8 1-8 1-8-42 6-1-5 3-24-33 5-4-3 6-36-21 3-6-1 7-47-8 1-6 1 6-48 9-1-7 3 6-37 23-3-5 5 3-23 38-6-3 7 1-8 50-7-1h7v7h-7v-7h46v7h-6v-4-1l4-35v-1l1-1 14-25v-1l1-1 22-16 1-1h2l28-6h2 1l29 5h1l1 1 22 12 1 1 1 1 14 20 1 1v1l5 25v1 1l-3 24-1 1-10 20v1l-1 1-16 17-1 1-22 15h-1l-29 16-3-5 3 5-49 31-4-5 5 5-35 33-5-5 6 3-21 41-5-3h6l-7 52-6-1h7v2h-7zM0 360v-2l6-52v-1l1-1 21-41v-1l1-1 35-33 1-1 49-31 30-16 3 5-3-5 22-15 3 5-4-4 16-17 5 4-6-3 9-19 6 3-6-1 3-24 7 1-7 2-5-25 7-1-6 4-14-20 5-4-3 6-21-13 3-6-1 7-30-5 2-7 1 7-29 5-1-6 4 5-22 16-4-5 6 3-14 25-5-3 6 1-5 34h-6 7v4 6h-7-46-6v-6-7-1-1l8-49v-2l1-1 23-38 1-1 1-1 37-23 1-1h2l48-9h1 1l47 8h1l1 1 37 21h1l1 1 24 34 1 1v1l9 43v1 1l-5 34v1h-1l-14 30-1 1v1l-24 25-1 1-33 22h-1l-30 15-3-6 4 6-56 36-4-6 5 5-18 19-5-4 6 3-11 23-5-2v-7h191 6v7 44 6h-6-242-6z">
          <text:p/>
        </draw:path>
        <draw:path draw:style-name="gr2" draw:text-style-name="P2" draw:layer="layout" svg:width="0.343cm" svg:height="0.249cm" svg:x="0.34cm" svg:y="3.244cm" svg:viewBox="0 0 344 250" svg:d="M344 95v-45h-87v-50h-41v50h-216v46l212 154h45v-155zM216 208l-157-113h157z">
          <text:p/>
        </draw:path>
        <draw:path draw:style-name="gr2" draw:text-style-name="P2" draw:layer="layout" svg:width="0.355cm" svg:height="0.262cm" svg:x="0.334cm" svg:y="3.237cm" svg:viewBox="0 0 356 263" svg:d="M343 103v-45h7v6h-87-7v-6-51h7v6h-41v-6h7v51 6h-7-216v-6h7v46h-7l4-6 212 154-4 5v-6h45v6h-7v-154-6h7 87v6zM350 110h-87v-7h6v154 6h-6-45-2l-1-1-213-153-2-2v-3-46-7h6 216v7h-6v-51-7h6 41 6v7 51h-6v-7h87 6v7 45 7zM219 220l-158-111-17-12h21 157 7v6 112 12zM216 215v-112h6v7h-157v-7l3-5 158 111-4 6z">
          <text:p/>
        </draw:path>
        <draw:polygon draw:style-name="gr2" draw:text-style-name="P2" draw:layer="layout" svg:width="0.353cm" svg:height="0.128cm" svg:x="0.33cm" svg:y="17.553cm" svg:viewBox="0 0 354 129" draw:points="354,47 354,0 0,0 0,34 31,45 52,63 64,90 68,129 103,129 103,47">
          <text:p/>
        </draw:polygon>
        <draw:path draw:style-name="gr2" draw:text-style-name="P2" draw:layer="layout" svg:width="0.365cm" svg:height="0.14cm" svg:x="0.324cm" svg:y="17.547cm" svg:viewBox="0 0 366 141" svg:d="M353 53v-47h7v7h-354v-7h7v35h-7l2-6 31 9 1 1 1 1 21 18 1 1 1 1 12 28v1 1l4 38-6 1v-7h35v7h-6v-82-6h6 251v6zM360 60h-251v-7h7v82 6h-7-35-6l-1-6-4-38 7-1-6 3-12-28 6-2-5 5-20-19 4-4-2 6-31-9-4-2v-5-35-6h6 354 6v6 47 7z">
          <text:p/>
        </draw:path>
        <draw:path draw:style-name="gr2" draw:text-style-name="P2" draw:layer="layout" svg:width="0.249cm" svg:height="0.342cm" svg:x="28.987cm" svg:y="3.151cm" svg:viewBox="0 0 250 343" svg:d="M155 343h45v-87h50v-40h-50v-216h-46l-154 212v44h155zM43 216l112-158v158z">
          <text:p/>
        </draw:path>
        <draw:path draw:style-name="gr2" draw:text-style-name="P2" draw:layer="layout" svg:width="0.262cm" svg:height="0.355cm" svg:x="28.981cm" svg:y="3.144cm" svg:viewBox="0 0 263 356" svg:d="M160 344h45v6h-6v-87-6h6 51v6h-6v-41h6v6h-51-6v-6-215h6v6h-46v-6l6 4-154 211-5-4h7v45h-7v-6h154 6v6 87h-6zM153 350v-87h7v7h-154-6v-7-45-2l1-2 153-211 2-3h3 46 7v7 215h-7v-7h51 7v7 41 7h-7-51v-7h7v87 6h-7-45-7zM43 218l111-157 12-16v20 157 6h-6-112-12zM48 215h112v7h-7v-157h7l5 4-111 157-6-4z">
          <text:p/>
        </draw:path>
        <draw:polygon draw:style-name="gr2" draw:text-style-name="P2" draw:layer="layout" svg:width="0.128cm" svg:height="0.352cm" svg:x="28.987cm" svg:y="17.385cm" svg:viewBox="0 0 129 353" draw:points="83,353 129,353 129,0 94,0 85,30 67,52 39,64 0,68 0,104 83,104">
          <text:p/>
        </draw:polygon>
        <draw:path draw:style-name="gr2" draw:text-style-name="P2" draw:layer="layout" svg:width="0.14cm" svg:height="0.365cm" svg:x="28.981cm" svg:y="17.378cm" svg:viewBox="0 0 141 366" svg:d="M89 353h46v7h-7v-353h7v6h-35v-6l7 1-10 31v2l-1 1-18 20-1 1-1 1-29 12h-1-1l-38 5-1-7h7v36h-7v-7h83 6v7 250h-6zM82 360v-250h7v6h-83-6v-6-36-6h5l39-4v6l-2-6 29-12 2 6-6-4 19-21 5 4-6-2 9-30 1-5h5 35 6v7 353 6h-6-46-7z">
          <text:p/>
        </draw:path>
        <draw:polygon draw:style-name="gr2" draw:text-style-name="P2" draw:layer="layout" svg:width="0.228cm" svg:height="0.35cm" svg:x="3.131cm" svg:y="20.241cm" svg:viewBox="0 0 229 351" draw:points="0,351 47,351 47,190 196,190 196,147 47,147 47,42 229,42 229,0 0,0">
          <text:p/>
        </draw:polygon>
        <draw:path draw:style-name="gr2" draw:text-style-name="P2" draw:layer="layout" svg:width="0.241cm" svg:height="0.363cm" svg:x="3.125cm" svg:y="20.234cm" svg:viewBox="0 0 242 364" svg:d="M6 351h47v7h-6v-162-7h6 149v7h-7v-42h7v7h-149-6v-7-105-6h6 182v6h-6v-42h6v6h-229v-6h7v351h-7zM0 358v-351-7h6 229 7v7 42 7h-7-182v-7h7v105h-7v-6h149 6v6 42 6h-6-149v-6h7v162 6h-7-47-6z">
          <text:p/>
        </draw:path>
        <draw:polygon draw:style-name="gr2" draw:text-style-name="P2" draw:layer="layout" svg:width="0.222cm" svg:height="0.35cm" svg:x="7.746cm" svg:y="20.241cm" svg:viewBox="0 0 223 351" draw:points="0,351 223,351 223,308 47,308 47,190 204,190 204,147 47,147 47,42 219,42 219,0 0,0">
          <text:p/>
        </draw:polygon>
        <draw:path draw:style-name="gr2" draw:text-style-name="P2" draw:layer="layout" svg:width="0.234cm" svg:height="0.363cm" svg:x="7.74cm" svg:y="20.234cm" svg:viewBox="0 0 235 364" svg:d="M6 351h223v7h-7v-43h7v7h-176-7v-7-119-7h7 157v7h-7v-42h7v7h-157-7v-7-105-6h7 172v6h-7v-42h7v6h-219v-6h7v351h-7zM0 358v-351-7h6 219 6v7 42 7h-6-172v-7h6v105h-6v-6h157 6v6 42 6h-6-157v-6h6v119h-6v-6h176 6v6 43 6h-6-223-6z">
          <text:p/>
        </draw:path>
        <draw:path draw:style-name="gr2" draw:text-style-name="P2" draw:layer="layout" svg:width="0.246cm" svg:height="0.35cm" svg:x="12.361cm" svg:y="20.241cm" svg:viewBox="0 0 247 351" svg:d="M117 0h-117v351h117l55-11 41-34 25-55 9-76-8-77-10-30-14-24-41-33-26-8zM114 42l38 7 26 23 16 42 5 61-6 60-15 41-27 25-37 8h-67v-267z">
          <text:p/>
        </draw:path>
        <draw:path draw:style-name="gr2" draw:text-style-name="P2" draw:layer="layout" svg:width="0.26cm" svg:height="0.363cm" svg:x="12.354cm" svg:y="20.234cm" svg:viewBox="0 0 261 364" svg:d="M123 13h-116v-6h6v351h-6v-7h116v7l-1-7 55-11 1 7-4-5 42-34 4 5-6-3 25-55 6 3-6-1 9-76 6 1h-6l-8-76 6-1-6 2-10-30 6-2-5 3-14-24 5-3-4 5-42-33 4-5-2 6-26-8 2-6-1 6-30-3v-6zM124 0l30 3h1v1l27 8h1l1 1 42 33h1l1 1 14 25v1l10 30 1 1 8 77v1 1l-9 76v1l-1 1-25 54-1 2-1 1-42 34-1 1h-1l-55 11h-1-1-116-7v-6-351-7h7 116zM121 42l38 8h2l1 1 27 24 1 1v1l16 41v1 1l6 61 1 1h-1l-6 60v1 1l-16 41-1 2-1 1-26 25-2 1h-2l-37 8h-1-66-7v-6-267-7h7 66zM120 55h-66v-6h6v267h-6v-7h66v7l-2-6 38-9 1 7-4-5 26-25 5 5-6-2 15-42 6 3-6-1 6-60 6 1h-6l-6-61h7l-6 2-16-41 6-3-4 5-26-23 4-5-1 7-38-8 1-6z">
          <text:p/>
        </draw:path>
        <draw:line draw:style-name="gr1" draw:text-style-name="P1" draw:layer="layout" svg:x1="14.702cm" svg:y1="19.992cm" svg:x2="28.706cm" svg:y2="19.992cm">
          <text:p/>
        </draw:line>
        <draw:line draw:style-name="gr1" draw:text-style-name="P1" draw:layer="layout" svg:x1="14.707cm" svg:y1="19.995cm" svg:x2="14.707cm" svg:y2="15.328cm">
          <text:p/>
        </draw:line>
        <draw:line draw:style-name="gr1" draw:text-style-name="P1" draw:layer="layout" svg:x1="14.702cm" svg:y1="15.328cm" svg:x2="28.706cm" svg:y2="15.328cm">
          <text:p/>
        </draw:line>
        <draw:line draw:style-name="gr1" draw:text-style-name="P1" draw:layer="layout" svg:x1="28.701cm" svg:y1="15.325cm" svg:x2="28.701cm" svg:y2="19.995cm">
          <text:p/>
        </draw:line>
        <draw:line draw:style-name="gr1" draw:text-style-name="P1" draw:layer="layout" svg:x1="14.702cm" svg:y1="19.592cm" svg:x2="26.604cm" svg:y2="19.592cm">
          <text:p/>
        </draw:line>
        <draw:line draw:style-name="gr1" draw:text-style-name="P1" draw:layer="layout" svg:x1="14.702cm" svg:y1="18.292cm" svg:x2="26.604cm" svg:y2="18.292cm">
          <text:p/>
        </draw:line>
        <draw:line draw:style-name="gr1" draw:text-style-name="P1" draw:layer="layout" svg:x1="14.702cm" svg:y1="16.993cm" svg:x2="26.604cm" svg:y2="16.993cm">
          <text:p/>
        </draw:line>
        <draw:line draw:style-name="gr1" draw:text-style-name="P1" draw:layer="layout" svg:x1="26.599cm" svg:y1="19.325cm" svg:x2="28.704cm" svg:y2="19.325cm">
          <text:p/>
        </draw:line>
        <draw:line draw:style-name="gr1" draw:text-style-name="P1" draw:layer="layout" svg:x1="26.599cm" svg:y1="18.659cm" svg:x2="28.704cm" svg:y2="18.659cm">
          <text:p/>
        </draw:line>
        <draw:line draw:style-name="gr1" draw:text-style-name="P1" draw:layer="layout" svg:x1="26.599cm" svg:y1="17.992cm" svg:x2="28.704cm" svg:y2="17.992cm">
          <text:p/>
        </draw:line>
        <draw:line draw:style-name="gr1" draw:text-style-name="P1" draw:layer="layout" svg:x1="26.599cm" svg:y1="17.326cm" svg:x2="28.704cm" svg:y2="17.326cm">
          <text:p/>
        </draw:line>
        <draw:line draw:style-name="gr1" draw:text-style-name="P1" draw:layer="layout" svg:x1="26.599cm" svg:y1="16.66cm" svg:x2="28.704cm" svg:y2="16.66cm">
          <text:p/>
        </draw:line>
        <draw:line draw:style-name="gr1" draw:text-style-name="P1" draw:layer="layout" svg:x1="26.599cm" svg:y1="15.993cm" svg:x2="28.704cm" svg:y2="15.993cm">
          <text:p/>
        </draw:line>
        <draw:line draw:style-name="gr1" draw:text-style-name="P1" draw:layer="layout" svg:x1="16.456cm" svg:y1="19.592cm" svg:x2="16.456cm" svg:y2="16.993cm">
          <text:p/>
        </draw:line>
        <draw:line draw:style-name="gr1" draw:text-style-name="P1" draw:layer="layout" svg:x1="18.505cm" svg:y1="19.596cm" svg:x2="18.505cm" svg:y2="15.318cm">
          <text:p/>
        </draw:line>
        <draw:line draw:style-name="gr1" draw:text-style-name="P1" draw:layer="layout" svg:x1="24.703cm" svg:y1="19.592cm" svg:x2="24.703cm" svg:y2="18.292cm">
          <text:p/>
        </draw:line>
        <draw:line draw:style-name="gr1" draw:text-style-name="P1" draw:layer="layout" svg:x1="26.602cm" svg:y1="19.995cm" svg:x2="26.602cm" svg:y2="15.325cm">
          <text:p/>
        </draw:line>
        <draw:line draw:style-name="gr1" draw:text-style-name="P1" draw:layer="layout" svg:x1="27.094cm" svg:y1="19.995cm" svg:x2="27.094cm" svg:y2="15.325cm">
          <text:p/>
        </draw:line>
        <draw:path draw:style-name="gr2" draw:text-style-name="P2" draw:layer="layout" svg:width="0.624cm" svg:height="0.158cm" svg:x="14.818cm" svg:y="18.346cm" svg:viewBox="0 0 625 159" svg:d="M20 106h-20l5 23 10 17 17 10 23 3 22-3 16-9 11-15 4-20-3-18-9-11-15-8-20-5-17-5-11-5-6-7-2-11 2-10 6-7 8-5 12-2 12 2 10 6 6 10 3 13h20l-4-21-10-15-16-9-21-3-20 3-15 9-10 14-3 18 3 17 8 11 13 8 18 5 17 5 13 5 8 7 3 11-3 12-6 8-11 6-13 1-14-2-12-7-7-11zM219 100l-4 18-7 13-10 8-12 2-14-4-11-11-7-19-3-27 3-27 7-19 11-12 14-4 10 2 9 6 7 10 5 14h21l-7-21-11-16-16-9-18-4-23 6-17 15-12 25-3 34 3 34 12 25 17 15 23 5 20-4 16-11 12-19 6-25zM249 155h19l16-44h60l16 44h20l-55-151h-22zM291 93l23-67 23 67zM400 155h98v-18h-78v-133h-20zM530 155h95v-18h-75v-51h67v-17h-67v-46h73v-19h-93z">
          <text:p/>
        </draw:path>
        <draw:path draw:style-name="gr2" draw:text-style-name="P2" draw:layer="layout" svg:width="0.638cm" svg:height="0.171cm" svg:x="14.81cm" svg:y="18.34cm" svg:viewBox="0 0 639 172" svg:d="M28 118h-20v-6l7-1 4 23-6 1 5-4 11 17-6 4 4-6 16 10-3 6 1-7 23 4-1 6-1-6 22-3 1 6-3-6 16-9 3 6-5-4 11-15 5 4-6-2 4-19 6 1-7 1-3-18 7-1-6 4-9-11 6-4-3 6-15-8 3-6-2 7-20-6 2-6-1 6-17-4h-1v-1l-11-4-2-1v-1l-7-7-1-1v-2l-2-11v-1-1l2-11v-1l1-2 6-7v-1l1-1 9-5h1 1l12-2h1 1l12 2h2l1 1 9 6 1 1 1 1 7 9v1 2l3 14-6 1v-6h20v6h-7 7l-7 1-3-22 6-1-5 4-10-15 5-4-3 6-16-10 3-5-1 6-21-3 1-6 1 6-20 3-1-6 3 5-15 9-3-5 5 4-9 14-6-4 7 1-4 19-6-1 6-1 3 16-6 1 5-4 8 11-5 4 3-5 13 7-3 6 2-7 17 6-1 6 1-6 18 5 13 5h2v1l8 7 2 1v2l3 12 1 1-1 2-2 11-1 1v2l-7 8-1 1-1 1-10 5-2 1h-1l-13 2h-1-1l-14-3h-2l-1-1-11-6-1-1-1-1-7-12-1-1v-1l-2-15 6-1zM34 111l3 15-7 1 6-4 7 12-6 3 4-5 11 6-3 6 1-6 14 2-1 6v-6l13-2v7l-3-6 11-5 3 5-5-4 6-8 5 4-6-2 3-11 6 1-6 2-3-12 6-1-4 5-8-7 4-5-2 6-13-5 2-6-2 6-17-4v-1l-18-5h-1v-1l-13-7-2-1v-1l-9-11-1-1v-2l-3-16v-1-1l4-19v-2l1-1 10-14v-1l2-1 15-9h1l1-1 19-3h1 1l22 3 1 1h2l16 10h1l1 2 10 15v1l1 1 3 22v1 7h-6-20-5l-1-5-3-14 6-2-5 5-7-11 6-4-4 6-9-6 3-6-1 7-12-2 1-7 1 7-12 1-1-6 4 6-9 5-3-6 5 4-6 7-5-4 6 2-2 10-6-1 7-1 1 11-6 1 5-4 6 6-5 5 3-6 11 5-3 5 2-6 17 4 20 6h1l15 8 1 1 1 1 9 11 1 2v1l3 18v1 1l-4 20v1l-1 1-10 15-1 1-1 1-17 10h-1-1l-23 4h-1-1l-22-4h-1l-1-1-17-10-1-1-1-1-11-17-1-1v-1l-4-23-2-8h8 20 5zM234 107l-4 18v1 1l-8 13v1l-1 1-10 8-1 1h-2l-12 3h-1-2l-15-4-1-1-2-1-11-12-1-1v-1l-7-19-1-1v-1l-2-26v-1l2-26v-1l1-1 7-20v-1l1-1 11-12 1-1 2-1 15-4h2 1l11 2h1l1 1 9 6 1 1 1 1 7 9v1 1l5 14-6 3v-7h21v7l-7 2-6-22 6-2-5 4-12-16 6-4-4 6-15-10 3-5-1 6-18-3 1-7 2 7-24 5-2-6 4 5-17 15-4-5 6 3-12 25-6-2h7l-4 34-6-1h6l4 33-7 1 6-3 12 25-6 3 4-5 17 15-4 5 2-6 23 5-1 6-1-6 20-4 1 6-4-5 17-11 3 5-5-3 11-19 6 3-6-1 5-26 7 2v6h-21v-6zM228 99h21 8l-2 8-6 26v1l-1 1-11 18-1 1-1 1-16 12h-1l-2 1-20 4h-1-1l-24-5-2-1-1-1-18-15-1-1v-1l-11-25-1-1v-1l-4-34v-1l4-34v-1l1-1 11-26v-1l1-1 18-15 1-1 2-1 24-5h1 1l19 3 1 1h1l15 10 1 1 1 1 11 15 1 1v1l7 22 2 8h-8-21-5l-1-4-5-14 6-3-5 5-7-11 5-4-3 6-9-6 3-6-1 7-10-2 1-7 2 7-15 4-2-7 6 5-13 13-4-6 6 2-7 21-6-3 6 1-2 26-7-1h7l2 26-6 1 6-3 7 19-6 3 5-5 12 12-6 4 2-6 15 4-2 6-1-6 11-3 2 7-4-5 10-8 4 5-6-3 7-13 6 3-6-2 4-18 1-5zM258 155h19v6l-6-2 16-44 2-4h4 60 5l1 4 16 44-6 2v-6h20v6l-6 3-55-152 6-2v7h-22v-7l6 2-54 152-6-3zM251 159l55-151 2-4h4 22 5l1 4 55 151 3 9h-9-20-5l-1-4-16-45 6-2v7h-60v-7l6 2-15 45-2 4h-5-19-10zM294 97l23-67 6-18 6 18 23 67 3 8h-9-46-9zM300 92h46v7l-6 2-23-67 6-2 6 2-23 67-6-2zM409 155h97v6h-7v-18h7v7h-77-6v-7-133h6v7h-20v-7h7v151h-7zM403 161v-151-6h6 20 7v6 133h-7v-6h77 6v6 18 7h-6-97-6zM538 155h95v6h-7v-18h7v7h-75-7v-7-51-6h7 67v6h-7v-17h7v6h-67-7v-6-46-7h7 73v7h-6v-19h6v7h-93v-7h6v151h-6zM531 161v-151-6h7 93 7v6 19 6h-7-73v-6h6v46h-6v-7h67 6v7 17 7h-6-67v-7h6v51h-6v-6h75 6v6 18 7h-6-95-7z">
          <text:p/>
        </draw:path>
        <draw:path draw:style-name="gr2" draw:text-style-name="P2" draw:layer="layout" svg:width="1.387cm" svg:height="0.2cm" svg:x="16.589cm" svg:y="18.345cm" svg:viewBox="0 0 1388 201" svg:d="M26 156h19l21-131 23 131h18l26-151h-17l-19 129-21-129h-19l-21 129-19-129h-17zM151 156h95v-18h-75v-51h67v-17h-67v-46h74v-19h-94zM317 138h-28v18h75v-18h-27v-114h27v-19h-75v19h28zM496 136l4 20h11v-81h-55v19h34v1l-3 20-7 15-10 9-14 3-14-4-12-12-7-19-3-26 3-27 7-20 12-11 16-4 10 2 9 6 7 10 3 14h22l-6-21-10-16-15-9-19-4-25 6-18 15-12 25-4 34 4 34 12 25 17 15 22 5 12-1 11-5 10-7zM537 156h20v-70h60v70h20v-151h-20v63h-60v-63h-20zM707 156h20v-132h46v-19h-112v19h46zM994 198h13l-12-23-9-24-5-25-2-26 2-25 5-26 9-24 12-23h-13l-16 23-11 24-7 26-2 25 2 26 7 25 11 23zM1066 156h19v-40l20-20 34 60h21l-42-73 43-44h-24l-52 54v-93h-19zM1284 151v-112h-18v19l-15-17-9-4-11-2-18 5-14 12-10 20-3 26 3 27 10 19 14 12 18 4 11-1 8-4 16-16v16l-2 13-5 9-9 6-14 2-12-2-8-3-5-5-1-8h-19v1l3 14 9 10 13 7 19 2 23-3 15-9 8-16zM1206 98l2-19 6-14 9-10 12-3 13 3 9 10 6 14 2 19-2 20-6 14-9 9-13 2-12-2-9-9-6-14zM1353 198l15-24 11-23 7-25 2-26-2-25-7-26-11-24-15-23h-14l12 23 9 24 5 26 2 25-2 26-5 25-9 24-12 23z">
          <text:p/>
        </draw:path>
        <draw:path draw:style-name="gr2" draw:text-style-name="P2" draw:layer="layout" svg:width="1.401cm" svg:height="0.213cm" svg:x="16.581cm" svg:y="18.339cm" svg:viewBox="0 0 1402 214" svg:d="M34 155h19v6l-7-1 22-130h13l22 130-6 1v-6h18v6l-7-1 27-150 6 1v7h-17v-7l6 1-18 128h-13l-22-128 7-1v7h-19v-7l6 1-21 128h-12l-19-128 6-1v7h-17v-7l6-1 26 150-6 1zM27 162l-26-150-1-7h8 17 6l1 5 18 128-6 1-6-1 21-128v-5h6 19 5l1 5 22 128-7 1-6-1 18-128 1-5h6 17 8l-2 7-26 150-1 6h-5-18-6l-1-6-22-130 6-1 7 1-22 130-1 6h-5-19-6zM159 155h95v6h-6v-18h6v7h-75-6v-7-51-6h6 67v6h-6v-17h6v6h-67-6v-6-45-7h6 74v7h-7v-19h7v7h-94v-7h7v150h-7zM153 161v-150-6h6 94 6v6 19 6h-6-74v-6h7v45h-7v-7h67 7v7 17 7h-7-67v-7h7v51h-7v-6h75 7v6 18 7h-7-95-6zM325 150h-28v-7h7v18h-7v-6h75v6h-6v-18h6v7h-27-7v-7-113-7h7 27v7h-6v-19h6v7h-75v-7h7v19h-7v-7h28 6v7 113 7zM318 143v-113h7v6h-28-6v-6-19-6h6 75 7v6 19 6h-7-27v-6h6v113h-6v-6h27 7v6 18 7h-7-75-6v-7-18-6h6 28v6zM511 140l3 20-6 1v-6h11v6h-7v-81h7v7h-55v-7h7v19h-7v-7h34 6v7 1 1l-2 20-1 1v1l-7 14v2h-1l-11 10-1 1h-2l-13 3-2 1-1-1-15-4h-2l-1-1-11-12-1-1-1-1-7-20v-1l-3-27v-1l2-26v-1l1-1 7-19 1-1v-1l12-12 1-1 2-1 16-4h1 2l11 2 1 1h1l9 6 1 1 1 1 6 10 1 1v1l4 14-7 2v-7h22v7l-7 1-5-20 6-2-5 4-11-16 6-4-4 6-15-10 4-5-2 6-18-3 1-7 1 7-24 5-2-6 4 5-18 15-4-5 5 3-11 25-6-3 6 1-4 33-6-1h6l4 33-6 1 6-3 11 25-5 3 4-5 17 16-4 4 2-6 22 5-2 6-1-6 13-2v7l-2-6 11-5 2 6-4-5 10-7 4 5-5-4 8-11 9-11zM509 145l-8 11-1 1-9 8h-1-1l-11 5h-1-1l-12 2h-1-1l-22-5-2-1-1-1-18-16-1-1v-1l-12-25-1-1v-1l-4-33v-1l4-33v-1l1-1 12-25v-2h1l19-16 1-1 2-1 24-5h2 1l19 3 1 1h1l15 10 1 1 1 1 11 15v1 1l6 21 2 8h-8-22-5l-1-5-4-13 7-2-6 3-6-10 5-3-4 5-8-6 3-5-1 6-11-2 2-6 1 6-16 4-1-6 4 4-11 12-5-5 6 3-7 19-6-2h6l-2 26h-7l7-1 2 27h-6l6-2 7 19-6 2 5-4 11 11-4 5 1-6 15 4-2 6-1-6 13-3 2 6-5-5 11-9 4 5-6-3 7-15 6 3-6-1 2-20 7 1h-7v-1h7v6h-34-6v-6-19-6h6 55 6v6 81 7h-6-11-6l-1-6-3-20 6-1zM545 155h20v6h-7v-70-7h7 60 6v7 70h-6v-6h20v6h-7v-150h7v7h-20v-7h6v62 6h-6-60-7v-6-62h7v7h-20v-7h6v150h-6zM538 161v-150-6h7 20 6v6 62h-6v-7h60v7h-7v-62-6h7 20 6v6 150 7h-6-20-7v-7-70h7v6h-60v-6h6v70 7h-6-20-7zM715 155h20v6h-7v-131-7h7 45v7h-6v-19h6v7h-111v-7h7v19h-7v-7h46 6v7 131h-6zM708 161v-131h7v6h-46-6v-6-19-6h6 111 7v6 19 6h-7-45v-6h6v131 7h-6-20-7zM1002 197h13v6l-5 3-13-23v-1l-9-24-5-26h-1v-1l-1-25v-1l1-25v-1h1l5-25v-1l9-24v-1l13-23 5 3v6h-13v-6l5 3-16 24-5-4 6 3-11 24-6-3 6 2-6 24-7-1h7l-2 26-7-1h7l2 26h-7l7-1 6 24-6 2 6-3 11 24-6 2 5-3 16 24-5 3zM996 207l-15-24h-1v-1l-11-23v-1-1l-7-24v-1l-2-26v-1l2-26v-1l7-25v-1l11-23v-1h1l15-24 2-3h4 13 11l-5 10-12 23-6-3 6 2-9 24-6-2 7 1-6 25-6-1h6l-1 26-7-1h7l1 26h-6l6-1 6 25-7 1 6-2 9 24-6 2 6-3 12 23 5 10h-11-13-4zM1074 155h19v6h-7v-40-3l2-2 20-19 6-6 4 7 35 60-6 3v-6h21v6l-5 4-43-74-2-4 3-3 44-43 4 4v7h-24v-7l5 5-53 52-11 11v-15-92h7v7h-19v-7h6v155h-6zM1067 161v-155-6h7 19 6v6 92h-6l-5-5 53-52 2-2h2 24 16l-11 11-44 43-4-5 5-3 43 73 6 10h-12-21-4l-2-3-34-60 6-4 4 5-20 19-4-4h6v40 7h-6-19-7zM1285 156v-111h7v7h-18v-7h6v19 17l-11-13-15-17 5-4-3 6-9-4 3-6-1 6-11-1 1-7 2 7-19 4-1-6 4 5-14 12-4-5 6 2-10 20-6-3 7 1-3 26-7-1 7-1 3 27-7 1 6-3 10 19-6 3 4-5 14 12-4 5 1-6 19 4-2 6-1-6 11-1 1 6-3-6 9-4 2 6-4-4 15-17 11-12v17 16 1l-2 13v1 1l-5 9-1 2-2 1-9 5-1 1h-1l-14 2h-1l-12-1h-1l-1-1-8-3h-2l-1-2-5-5-1-1v-2l-2-8 7-1v6h-19v-6h7v1h-7l7-1 2 13-6 2 5-5 9 11-5 4 2-6 14 7-3 6 1-7 19 3-1 6-1-6 23-4 1 7-4-6 15-9 4 6-6-3 8-16 6 3-6-1 2-22 7 1zM1298 157l-3 22v1 1l-9 16v1l-2 1-15 9-1 1h-1l-23 5h-1-1l-18-4h-1-1l-14-7-1-1-1-1-9-10-1-1v-2l-3-14v-1-1-7h6 19 5l1 6 1 7-6 2 5-5 5 6-5 4 2-6 9 3-3 6 1-6 12 1-1 7-1-7 14-2 1 7-3-6 9-5 3 5-6-3 5-9 6 3-7-1 2-13 7 1h-7v-16h7l4 4-15 16-1 1-1 1-9 4h-1l-11 2h-1-1l-18-4-2-1-1-1-15-12-1-1v-1l-9-20h-1v-2l-3-26v-1-1l3-26v-1l1-1 9-19v-1l2-1 14-12 1-1 1-1 19-4h1 1l10 1 1 1h1l9 4 2 1v1l15 17-4 4h-7v-19-6h7 18 6v6 111zM1207 103l2-20v-1h1l6-15v-1l1-1 9-8 2-2h1l12-3h2 1l13 3h2l1 2 9 8 1 1 1 1 6 15v1l2 20h1l-1 1-2 20v1l-6 14-1 2-1 1-9 8-1 2h-2l-13 3h-1-2l-12-3h-1l-2-2-9-8-1-1v-2l-6-14-1-1v-1l-2-19zM1220 103l2 19-6 1 6-3 6 14-6 3 4-5 9 9-4 5 1-7 12 3-1 6-2-6 13-3 2 7-5-5 10-9 4 5-6-3 6-14 6 3-7-1 3-19h6l-6 1-3-19 7-1-6 3-6-15 6-2-4 5-10-9 5-5-2 7-13-3 2-7 1 7-12 3-1-7 4 5-9 9-4-5 6 2-6 15-6-3 6 1-2 19-6-1zM1355 200l16-24 5 3-6-2 11-24 6 3-6-2 6-24 7 1h-7l2-26h7l-7 1-2-26h7l-7 1-6-24 6-2-6 3-11-24 6-3-5 4-16-24 6-3v6h-14v-6l6-3 12 23 9 25v1l5 25 2 26v1l-2 25v1l-5 26v1l-9 23v1l-12 23-6-3v-6h14v6zM1361 210h-14-11l5-10 12-23 6 3-6-2 9-24 6 2-7-1 6-25 6 1-7-1 2-25h7l-7 1-2-26h7l-6 1-6-25 7-1-6 2-9-24 6-2-6 3-12-23-5-10h11 14 3l2 3 16 24v1l11 23v1l7 25v1l2 26v1l-2 26v1l-7 24v1l-11 24v1l-16 24-2 3z">
          <text:p/>
        </draw:path>
        <draw:path draw:style-name="gr2" draw:text-style-name="P2" draw:layer="layout" svg:width="1.793cm" svg:height="0.158cm" svg:x="18.618cm" svg:y="18.346cm" svg:viewBox="0 0 1794 159" svg:d="M50 4h-50v151h50l23-4 18-15 11-23 4-33-4-33-4-13-6-11-18-14-11-3zM48 22l17 4 11 10 7 17 2 27-3 26-6 17-12 11-16 3h-28v-115zM132 155h20v-63h21l15 1 9 3 6 7 3 13 1 19 1 13 3 7h22v-4l-5-6-2-11-1-24-4-18-5-6-7-4 8-5 6-8 4-10 1-12-3-18-8-14-14-8-21-3h-50zM176 23l14 1 10 4 6 8 2 12-2 12-6 9-11 4-14 1h-23v-51zM245 155h20l16-44h60l16 44h20l-55-151h-22zM288 93l23-67 23 67zM400 155h19l22-131 22 131h18l27-151h-18l-18 129-22-129h-18l-21 129-19-129h-18zM561 137h-27v18h75v-18h-28v-114h28v-19h-75v19h27zM652 155h18v-124l57 124h24v-151h-19v124l-56-124h-24zM871 135l4 20h10v-81h-54v19h33v1l-2 20-7 15-11 9-13 3-15-4-11-12-7-19-3-26 2-27 8-20 11-11 16-4 11 2 9 6 6 10 4 14h21l-5-21-11-16-15-9-18-4-25 6-19 15-12 25-4 34 4 34 12 25 18 15 22 5 12-1 11-5 10-7zM1042 155h18v-124l58 124h23v-151h-18v124l-57-124h-24zM1170 98l3 27 9 20 16 11 24 3 22-3 16-11 10-19 3-28v-94h-20v95l-2 19-6 13-10 8-13 2-15-2-10-8-6-13-1-19v-95h-20zM1298 155h16v-137l28 137h19l28-137v137h17v-151h-27l-27 134-28-134h-26zM1509 74l15-12 4-10 1-10-3-16-8-12-14-7-19-3h-53v151h56l20-3 15-8 9-15 4-19-2-12-5-11-9-8zM1481 68h-29v-46h31l11 2 9 4 5 6 1 10-2 10-5 8-9 4zM1486 137h-34v-51h32l13 1 10 5 6 8 2 11-2 12-5 8-9 5zM1566 155h95v-18h-75v-51h67v-17h-67v-46h74v-19h-94zM1694 155h20v-63h20l15 1 10 3 5 7 2 13 1 19 2 13 2 7h23v-4l-5-6-2-11-1-24-4-18-5-6-8-4 9-5 6-8 4-10 1-12-3-18-9-14-14-8-19-3h-50zM1738 23l13 1 10 4 5 8 2 12-2 12-6 9-10 4-13 1h-23v-51z">
          <text:p/>
        </draw:path>
        <draw:path draw:style-name="gr2" draw:text-style-name="P2" draw:layer="layout" svg:width="1.806cm" svg:height="0.171cm" svg:x="18.611cm" svg:y="18.34cm" svg:viewBox="0 0 1807 172" svg:d="M57 17h-50v-7h6v151h-6v-6h50v6l-1-6 23-5 1 7-4-5 18-15 4 5-6-3 11-23 6 3-7-1 4-32h7l-7 1-3-33h6l-6 2-4-14 6-2-6 4-6-12 6-3-4 5-18-14 4-5-2 6-11-3 2-6-1 6-13-1 1-7zM57 4l13 1h1 1l11 4h1l1 1 18 14 1 1v1l6 10 1 1v1l4 14 1 1 3 33v1l-4 32v1 1l-11 24-1 1-1 1-17 15-2 1h-1l-24 5h-1-50-7v-7-151-6h7zM57 22l16 3 2 1 1 1 11 10 1 1 1 1 7 19v1 1l2 26v1l-2 25v1 1l-7 18-1 1-1 1-11 11-2 1h-1l-16 4h-1-1-28-7v-7-115-6h7 28 1zM55 35h-28v-7h6v115h-6v-6h28v6l-1-6 16-3 1 6-4-5 11-10 5 4-6-2 6-18 6 3-6-1 2-25h7l-7 1-2-26 7-1-6 3-7-18 6-3-4 5-12-11 5-4-1 6-17-3 1-7zM139 155h20v6h-6v-63-6h6 21 15 1l1 1 9 3h2l1 2 6 7v1l1 2 2 13 1 20h-6l6-1 1 13-6 1 6-2 3 7-6 2v-6h22v6h-6v-4h6l-5 4-5-6-1-1v-2l-2-11v-1l-2-24h7l-6 1-4-18 6-1-5 4-5-5 5-5-3 6-8-4-10-5 10-6 9-6 3 6-5-4 6-8 5 4-6-2 4-10 6 3-6-1 1-12 6 1-6 1-3-19 6-1-5 4-9-14 6-4-4 6-14-8 4-6-1 7-20-3 1-7v7h-50v-7h6v151h-6zM132 161v-151-6h7 50 1l19 3h2l1 1 14 8 1 1 1 1 9 14 1 1v1l3 19v1 1l-1 11-1 1v1l-4 10-1 1-6 8v1h-1l-9 6-3-6 3-6 7 5h1l1 1 5 6 1 1 1 2 3 17v1l2 25h-7l7-1 2 11-7 1 5-4 5 6 2 2v2 4 7h-7-22-5l-2-5-2-7v-1l-1-1-1-12v-1l-1-19h7l-7 1-2-13 6-1-5 4-5-7 5-4-2 6-9-3 2-6-1 6h-15l1-7v7h-21v-7h7v63 7h-7-20-7zM184 22l13 2h1 1l10 4 1 1 1 1 6 8 1 1v2l2 13v1 1l-2 12v2l-1 1-6 8-1 1-2 1-10 4h-1-1l-13 1h-1-23-6v-6-51-7h6 24zM183 35h-24v-6h7v51h-7v-7h23v7-7l13-1 1 7-3-6 10-4 3 6-5-4 5-8 6 4-7-1 2-12 7 1-7 1-2-12 7-2-5 5-6-9 5-4-3 6-9-4 3-6-1 7-13-2v-6zM251 155h20v6l-6-2 16-44 1-4h5 61 5l1 4 16 44-6 2v-6h20v6l-6 3-56-152 6-2v7h-22v-7l6 2-54 152-7-3zM245 159l55-151 2-4h4 22 5l1 4 56 151 3 9h-9-20-5l-1-4-17-45 7-2v7h-61v-7l6 2-16 45-1 4h-5-20-9zM288 97l23-67 6-18 6 18 24 67 3 8h-10-46-9zM294 92h46v7l-6 2-23-67 6-2 6 2-23 67-6-2zM407 155h19v6l-6-1 22-131h12l23 131-7 1v-6h18v6l-6-1 26-151 7 1v7h-18v-7l7 1-19 129h-13l-21-129 6-1v7h-18v-7l6 1-21 129h-13l-18-129 6-1v7h-18v-7l7-1 26 151-7 1zM401 162l-26-151-1-7h7 18 6l1 5 18 129-6 1-7-1 21-129 1-5h6 18 6l1 5 21 129-6 1-7-1 19-129 1-5h5 18 8l-2 7-26 151-1 6h-6-18-5l-1-6-22-131 6-1 6 1-21 131-1 6h-6-19-5zM568 150h-27v-7h6v18h-6v-6h75v6h-7v-18h7v7h-28-6v-7-114-7h6 28v7h-7v-19h7v7h-75v-7h6v19h-6v-7h27 7v7 114 7zM562 143v-114h6v6h-27-7v-6-19-6h7 75 6v6 19 6h-6-28v-6h7v114h-7v-6h28 6v6 18 7h-6-75-7v-7-18-6h7 27v6zM659 155h18v6h-6v-124l12-2 57 124-6 2v-6h24v6h-7v-151h7v7h-19v-7h7v124l-12 3-57-124 6-3v7h-24v-7h7v151h-7zM653 161v-151-6h6 24 4l1 4 57 124-6 2h-6v-124-6h6 19 6v6 151 7h-6-24-4l-1-4-58-124 6-3h6v124 7h-6-18-6zM884 140l4 20-6 1v-6h10v6h-6v-81h6v7h-54v-7h6v19h-6v-7h33 7v7 1 1l-3 20v1 1l-7 14-1 2h-1l-10 10-2 1h-1l-13 3-2 1-2-1-14-4h-2l-1-1-12-12-1-1v-1l-7-20h-1v-1l-2-27v-1l2-26v-1-1l8-20v-1l1-1 12-12 1-1 2-1 16-4h1 2l10 2 2 1h1l9 6 1 1v1l7 10v1l1 1 3 15-6 2v-7h21v7l-6 1-5-21 6-2-6 4-10-16 5-4-3 6-15-10 3-5-1 6-19-3 2-7 1 7-25 5-1-6 4 5-18 15-5-5 6 3-12 26-6-3 7 1-4 33-7-1h7l4 33-7 1 6-3 12 25-6 3 5-5 17 16-4 4 1-6 22 5-1 6-1-6 12-2 1 7-2-6 11-5 2 6-4-5 10-7 4 5-5-4 8-11 9-11zM883 145l-8 11h-1v1l-10 8h-1l-11 5h-1-1l-12 2h-1-2l-22-5-1-1-2-1-17-16h-1l-1-2-11-25h-1v-2l-4-33v-1l4-33v-1l1-1 11-26 1-2h1l19-16 1-1 2-1 24-5h1 2l19 3 1 1h1l15 10 1 1 1 1 10 15 1 1v1l6 22 2 8h-9-21-5l-1-5-4-13 6-3-5 4-7-11 6-3-4 5-9-6 4-5-1 6-11-2 1-6 2 6-16 4-2-6 5 4-12 13-4-6 6 3-7 20-7-2h7l-2 26h-7l7-1 2 27h-6l6-2 7 19-6 2 5-4 11 12-5 4 2-6 15 4-2 6-1-6 13-3 1 6-4-5 11-9 4 5-6-3 7-15 6 3-7-1 3-20 6 1h-6v-1h6v6h-33-7v-6-19-6h7 54 7v6 81 7h-7-10-6l-1-5-3-21 6-1zM1049 155h18v6h-6v-124l12-2 57 124-5 2v-6h23v6h-7v-151h7v7h-18v-7h6v124l-12 3-57-124 6-3v7h-24v-7h7v151h-7zM1043 161v-151-6h6 24 4l2 4 57 124-6 2h-7v-124-6h7 18 6v6 151 7h-6-23-5l-1-4-58-124 6-3h7v124 7h-7-18-6zM1183 104l3 27h-6l6-3 9 20-6 3 4-6 16 11-4 6 2-7 23 4-1 6-1-6 22-4 1 7-3-6 16-11 3 6-5-3 9-19 6 3-7-1 4-27h6-6v-94h6v7h-20v-7h7v95 1l-2 18v1l-1 1-6 14v1l-2 1-10 8-1 1h-1l-14 3h-1-2l-14-3h-1l-2-1-10-8-1-1-1-1-5-13-1-1v-1l-2-19v-1-95h7v7h-20v-7h6v94h-6zM1170 104v-94-6h7 20 6v6 95h-6 6l2 18-7 1 6-3 6 13-6 3 4-5 10 8-4 5 1-7 15 3-1 6-2-6 14-3 1 7-4-5 10-8 4 5-6-3 6-13 6 3-6-1 2-18h6-6v-95-6h6 20 7v6 94 1l-4 27v1 1l-10 19v2l-2 1-16 11-1 1h-1l-23 4h-1-1l-24-4h-1l-1-1-16-11-2-1v-2l-10-19v-1-1l-4-27zM1305 155h16v6h-6v-137l13-1 28 137-7 1v-6h19v6l-6-1 27-137 13 1v137h-6v-6h17v6h-7v-151h7v7h-27v-7l7 2-28 133h-13l-27-133 6-2v7h-26v-7h6v151h-6zM1298 161v-151-6h7 26 6l1 5 27 133-6 2-7-2 28-133 1-5h5 27 6v6 151 7h-6-17-7v-7-137h7l6 2-28 137-1 5h-5-19-5l-1-5-28-137 6-2h7v137 7h-7-16-7zM1512 75l15-12 4 5-6-3 4-8 6 2h-7l2-11 6 1-6 1-3-17 6-1-5 4-9-12 6-4-3 6-14-7 3-6-1 6-19-2 1-7v7h-53v-7h6v151h-6v-6h56v6l-1-6 20-3 1 6-3-5 15-9 3 6-5-4 9-14 5 3-6-1 3-19 7 1-7 1-2-12 7-1-6 3-5-11 6-3-5 5-8-8 4-5-2 6-12-5-10-4zM1518 74l12 5 1 1 1 1 8 7 1 1v1l6 11v1 1l2 12v2 1l-3 19v1l-1 1-9 14-1 1-2 1-14 9-2 1h-1l-20 3h-1-56-7v-7-151-6h7 53 1l19 3h1 1l14 7 1 1 1 1 8 12 1 1 1 2 2 17 1 1-1 1-1 10v1 1l-4 9-1 1-1 1-15 12-4-5zM1488 80h-29-7v-6-46-6h7 31l12 1h1l1 1 8 4h2l1 2 5 6 1 2v1l2 11v1 1l-2 10-1 2v1l-6 7v1l-2 1-9 4-1 1h-1l-12 1zM1487 67l13-1v6l-2-5 8-5 3 6-5-4 5-7 5 4-6-1 2-10 6 1-6 1-2-11 7-1-6 5-5-8 6-3-3 5-8-3 2-6v6l-12-1 1-7v7h-31v-7h6v46h-6v-7h29v7zM1493 150h-34-7v-7-51-7h7 32 1l13 2h1 1l10 5 1 1 1 1 6 8 1 1v2l2 11 1 1-1 1-2 12v1l-1 1-5 9-1 1-1 1-9 5h-1-2l-12 2zM1492 137l13-2 1 7-4-6 10-5 3 6-6-4 6-8 5 4-6-1 2-12 6 1-6 1-2-11 6-1-5 4-6-8 5-4-3 6-9-5 2-6v7l-14-2 1-6v6h-32v-6h6v51h-6v-6h34v6zM1573 155h95v6h-6v-18h6v7h-75-6v-7-51-6h6 67v6h-6v-17h6v6h-67-6v-6-46-7h6 74v7h-7v-19h7v7h-94v-7h7v151h-7zM1567 161v-151-6h6 94 6v6 19 6h-6-74v-6h7v46h-7v-7h67 7v7 17 7h-7-67v-7h7v51h-7v-6h75 7v6 18 7h-7-95-6zM1701 155h20v6h-7v-63-6h7 20 1 15l1 1 10 3h2l1 2 5 7 1 1v2l3 13 1 20h-7l7-1 1 13-6 1 6-2 2 7-6 2v-6h23v6h-7v-4h7l-5 4-5-6-1-1v-2l-2-11v-1l-2-24h7l-7 1-3-18 6-1-5 4-5-5 5-5-3 6-8-4-10-5 10-6 8-6 4 6-5-4 6-8 5 4-6-2 4-10 6 3-7-1 2-12 6 1-6 1-3-19 6-1-5 4-9-14 5-4-3 6-14-8 3-6-1 7-19-3 1-7v7h-50v-7h6v151h-6zM1694 161v-151-6h7 50 1l19 3h1l1 1 15 8 1 1 1 1 9 14v1l1 1 3 19v1 1l-2 11v1 1l-4 10v1h-1l-6 8-1 1h-1l-8 6-4-6 3-6 8 5h1l1 1 5 6 1 1v2l4 17v1l2 25h-7l7-1 1 11-6 1 5-4 5 6 1 2v2 4 7h-6-23-4l-2-5-3-7v-1-1l-1-12v-1l-1-19h6l-6 1-2-13 6-1-5 4-5-7 5-4-2 6-10-3 2-6v6h-15v-7 7h-20v-7h6v63 7h-6-20-7zM1746 22l13 2h1 1l9 4 2 1 1 1 6 8 1 1v2l2 13v1 1l-2 12-1 2-1 1-6 8-1 1-1 1-10 4h-1-1l-14 1h-23-7v-6-51-7h7 24zM1745 35h-24v-6h6v51h-6v-7h23v7l-1-7 14-1v7l-2-6 10-4 2 6-5-4 6-8 5 4-6-1 2-12 6 1-6 1-2-12 6-2-5 5-6-9 6-4-3 6-9-4 2-6v7l-13-2v-6z">
          <text:p/>
        </draw:path>
        <draw:path draw:style-name="gr2" draw:text-style-name="P2" draw:layer="layout" svg:width="0.63cm" svg:height="0.157cm" svg:x="24.835cm" svg:y="18.347cm" svg:viewBox="0 0 631 158" svg:d="M21 105h-21l5 23 11 17 17 10 22 3 23-3 16-9 11-15 4-20-3-19-9-11-15-8-20-5-17-5-11-4-6-7-2-11 2-10 6-7 8-5 12-2 12 2 10 6 6 10 3 13h20l-4-21-10-15-16-9-22-3-19 3-15 9-11 14-3 18 3 16 9 11 13 8 17 5 18 5 13 5 8 8 3 11-3 12-6 8-11 6-13 1-14-2-12-7-7-11zM135 154h20v-71h60v71h20v-151h-20v62h-60v-62h-20zM270 154h95v-18h-75v-52h67v-17h-67v-45h73v-19h-93zM400 154h95v-18h-75v-52h67v-17h-67v-45h73v-19h-93zM565 154h20v-132h46v-19h-111v19h45z">
          <text:p/>
        </draw:path>
        <draw:path draw:style-name="gr2" draw:text-style-name="P2" draw:layer="layout" svg:width="0.644cm" svg:height="0.171cm" svg:x="24.827cm" svg:y="18.34cm" svg:viewBox="0 0 645 172" svg:d="M28 118h-20v-6l7-1 4 23-6 1 5-4 11 17-6 4 4-6 16 10-3 6 1-7 23 4-2 6v-6l22-3 1 6-3-6 16-9 3 6-5-4 11-15 5 4-6-2 3-19 7 1-7 1-3-19 7-1-6 4-9-11 6-4-3 6-15-8 3-6-2 7-20-6 2-6-1 6-17-4h-1v-1l-11-4-2-1-1-1-6-7-1-1v-2l-2-11-1-1 1-1 2-10v-1l1-2 6-7v-1l1-1 9-5h1 1l12-2h1 1l12 2h2l1 1 9 6 1 1 1 1 7 9v1 2l3 13-6 1v-6h20v6h-7 7l-7 1-3-21 6-1-5 4-10-15 5-4-3 6-16-10 3-5-1 6-21-3v-6l2 6-20 3-1-6 3 5-15 9-3-5 5 4-9 14-6-4 7 1-4 18-6-1 6-1 3 16-6 1 5-4 8 11-5 4 3-5 13 7-3 6 2-7 17 6-2 6 2-6 18 5 13 5h2v1l8 7 2 1v3l3 12 1 1-1 2-2 11-1 1v2l-7 8-1 1-1 1-10 5-2 1h-1l-13 2h-1-1l-14-3h-2l-1-1-11-6-1-1-1-1-7-12-1-1v-1l-3-15 7-1zM34 111l3 15-7 1 6-4 7 12-6 3 4-5 11 6-3 6 1-6 14 2-1 6v-6l13-2v7l-3-6 11-5 3 5-5-4 6-8 5 4-6-2 3-11 6 1-6 2-3-12 6-1-4 5-8-7 4-6-2 7-13-6 2-6-2 6-17-4v-1l-18-5h-1v-1l-13-7-2-1v-1l-9-11-1-1v-2l-3-16v-1-1l4-18v-2l1-1 10-14v-1l2-1 15-9h1l1-1 19-3h1 1l22 3 1 1h1l16 10h2l1 2 10 15v1l1 1 3 21v1 7h-6-20-5l-1-5-3-14 6-1-5 4-7-10 6-4-4 6-9-6 3-6-1 7-12-2 1-7 1 7-12 1-1-6 4 6-9 5-3-6 5 4-6 7-5-4 6 2-2 9-6-1 7-1 1 11-6 1 5-4 6 6-5 5 3-6 11 5-3 5 2-6 17 4 20 6h1l15 8 1 1 1 1 9 11 1 2v1l3 19v1 1l-4 20v1l-1 1-10 15-1 1-1 1-17 10h-1-1l-23 4h-1-1l-22-4h-1l-1-1-17-10-1-1-1-1-11-17-1-1v-1l-4-23-2-9h8 20 5zM142 155h20v6h-6v-71-7h6 60 7v7 71h-7v-6h20v6h-6v-151h6v7h-20v-7h7v62 6h-7-60-6v-6-62h6v7h-20v-7h6v151h-6zM135 161v-151-6h7 20 7v6 62h-7v-7h60v7h-6v-62-6h6 20 7v6 151 7h-7-20-6v-7-71h6v6h-60v-6h7v71 7h-7-20-7zM277 155h95v6h-7v-18h7v7h-75-7v-7-52-6h7 67v6h-7v-17h7v6h-67-7v-6-45-7h7 73v7h-6v-19h6v7h-93v-7h6v151h-6zM270 161v-151-6h7 93 7v6 19 6h-7-73v-6h6v45h-6v-7h67 6v7 17 7h-6-67v-7h6v52h-6v-6h75 6v6 18 7h-6-95-7zM407 155h95v6h-7v-18h7v7h-75-7v-7-52-6h7 67v6h-7v-17h7v6h-67-7v-6-45-7h7 73v7h-6v-19h6v7h-93v-7h6v151h-6zM400 161v-151-6h7 93 7v6 19 6h-7-73v-6h6v45h-6v-7h67 6v7 17 7h-6-67v-7h6v52h-6v-6h75 6v6 18 7h-6-95-7zM573 155h20v6h-6v-132-7h6 46v7h-7v-19h7v7h-112v-7h6v19h-6v-7h46 7v7 132h-7zM566 161v-132h7v6h-46-7v-6-19-6h7 112 6v6 19 6h-6-46v-6h7v132 7h-7-20-7z">
          <text:p/>
        </draw:path>
        <draw:path draw:style-name="gr2" draw:text-style-name="P2" draw:layer="layout" svg:width="0.494cm" svg:height="0.158cm" svg:x="14.818cm" svg:y="17.047cm" svg:viewBox="0 0 495 159" svg:d="M20 104h-20l5 23 10 17 17 11 23 4 22-3 16-10 11-16 4-19-3-18-9-12-15-7-20-6-17-4-11-5-6-7-2-10 2-10 6-7 8-5 12-2 12 2 10 6 6 10 3 13h20v-1l-4-20-10-15-16-10-21-3-20 3-15 9-10 14-3 19 3 16 8 11 13 7 18 6 17 5 13 5 8 6 3 12-3 11-6 9-11 5-13 2-14-2-12-7-7-12zM174 136h-27v19h76v-19h-29v-114h29v-18h-76v18h27zM261 155h108v-19h-84l84-115v-17h-102v18h79l-85 115zM400 155h95v-19h-75v-51h67v-18h-67v-45h73v-18h-93z">
          <text:p/>
        </draw:path>
        <draw:path draw:style-name="gr2" draw:text-style-name="P2" draw:layer="layout" svg:width="0.508cm" svg:height="0.171cm" svg:x="14.81cm" svg:y="17.041cm" svg:viewBox="0 0 509 172" svg:d="M28 118h-20v-7l7-1 4 23-6 1 5-3 11 17-6 3 4-5 16 10-3 5 1-6 23 4-1 6-1-6 22-4 1 7-3-6 16-10 3 6-5-4 11-15 5 4-6-1 4-20 6 2-7 1-3-18 7-1-6 4-9-12 6-4-3 6-15-7 3-6-2 6-20-6 2-6-1 6-17-4h-1l-11-5h-2v-1l-7-7-1-2v-1l-2-11v-2-1l2-10v-2l1-1 6-7v-1l1-1 9-5 1-1h1l12-2h1 1l12 3h2 1l9 6 1 1 1 1 7 10v1 1l3 14-6 2v-7h20v7h-7v-1h7l-7 1-3-21 6-1-5 4-10-16 5-3-3 5-16-9 3-6-1 7-21-3 1-7 1 7-20 3-1-7 3 6-15 9-3-6 5 4-9 14-6-4 7 2-4 19-6-1 6-1 3 16-6 1 5-4 8 11-5 4 3-6 13 8-3 5 2-6 17 6-1 6 1-6 18 4v1l13 4 2 1v1l8 6 2 2v2l3 11 1 2-1 1-2 12-1 1v1l-7 9-1 1-1 1-10 5h-2l-1 1-13 1h-1-1l-14-2h-2l-1-1-11-7-1-1-1-1-7-11-1-1v-2l-2-15 6-1zM34 110l3 15-7 1 6-3 7 11-6 4 4-6 11 7-3 6 1-7 14 2-1 7v-7l13-1v6l-3-6 11-5 3 6-5-4 6-9 5 4-6-1 3-12 6 2-6 1-3-11 6-2-4 5-8-7 4-4-2 6-13-5 2-6-2 6-17-5-18-6h-1l-13-8h-2v-1l-9-11-1-2v-1l-3-16v-1-2l4-19v-1l1-1 10-14v-1l2-1 15-9 1-1h1l19-3h1 1l22 3h1l2 1 16 9 1 1 1 1 10 15v1l1 2 3 21v1 1 6h-6-20-5l-1-5-3-14 6-1-5 4-7-11 6-3-4 5-9-6 3-5-1 6-12-2 1-6 1 6-12 2-1-6 4 5-9 5-3-5 5 4-6 7-5-4 6 1-2 11-6-1 7-2 1 11-6 1 5-4 6 7-5 4 3-6 11 5-3 6 2-6 17 4 20 6h1l15 8h1l1 1 9 12 1 1v2l3 17v2 1l-4 19v2l-1 1-10 15-1 1-1 1-17 9-1 1h-1l-23 3-1 1-1-1-22-3h-1l-1-1-17-10-1-1-1-1-11-17-1-1v-1l-4-23-2-8h8 20 5zM183 149h-28v-6h6v18h-6v-7h76v7h-7v-18h7v6h-28-6v-6-115-6h6 28v6h-7v-18h7v6h-76v-6h6v18h-6v-6h28 7v6 115 6zM177 143v-115h6v7h-28-7v-7-18-7h7 76 6v7 18 7h-6-28v-7h7v115h-7v-7h28 6v7 18 6h-6-76-7v-6-18-7h7 28v7zM269 154h108v7h-7v-18h7v6h-84-13l8-10 84-116 5 4h-7v-17h7v6h-102v-6h7v18h-7v-6h79 13l-7 10-85 116-6-4h7v17h-7zM263 161v-17-2l1-2 85-116 5 4v7h-79-6v-7-18-7h6 102 6v7 17 2l-1 2-84 116-5-4v-7h84 6v7 18 6h-6-108-6zM408 154h95v7h-7v-18h7v6h-75-7v-6-51-6h7 67v6h-7v-18h7v7h-67-7v-7-46-6h7 73v6h-6v-18h6v6h-93v-6h6v151h-6zM401 161v-151-7h7 93 7v7 18 7h-7-73v-7h6v46h-6v-6h67 6v6 18 7h-6-67v-7h6v51h-6v-7h75 6v7 18 6h-6-95-7z">
          <text:p/>
        </draw:path>
        <draw:path draw:style-name="gr2" draw:text-style-name="P2" draw:layer="layout" svg:width="0.585cm" svg:height="0.15cm" svg:x="14.822cm" svg:y="16.301cm" svg:viewBox="0 0 586 151" svg:d="M50 0h-50v151h50l23-4 18-15 12-25 4-32-4-33-4-13-7-10-18-14-11-3zM48 18l17 3 11 10 7 18 2 26-3 26-6 17-12 12-16 3h-28v-115zM115 151h20l16-45h60l16 45h20l-55-151h-22zM158 88l23-66 23 66zM301 151h20v-133h45v-18h-110v18h45zM396 151h95v-18h-75v-52h67v-18h-67v-45h73v-18h-93zM556 151h30v-33h-30zM556 66h30v-32h-30z">
          <text:p/>
        </draw:path>
        <draw:path draw:style-name="gr2" draw:text-style-name="P2" draw:layer="layout" svg:width="0.599cm" svg:height="0.163cm" svg:x="14.815cm" svg:y="16.295cm" svg:viewBox="0 0 600 164" svg:d="M57 13h-50v-7h6v151h-6v-6h50v6l-1-6 23-5 1 7-4-5 18-15 4 5-6-3 11-23 6 2h-7l4-34 7 1-7 1-3-33 6-1-6 3-4-13 6-3-6 4-6-11 6-3-4 5-18-14 4-5-2 6-11-3 2-6-1 6-13-1 1-7zM57 0l13 1h1 1l11 4h1l1 1 18 14 1 1v1l6 10 1 1 4 13v1l1 1 3 33v1l-4 33v1 1l-11 24-1 1-1 1-17 15-2 1h-1l-24 5h-1-50-7v-7-151-6h7zM57 18l16 3h2l1 2 11 10 2 1v1l7 18v1 1l2 26v1l-2 26v1 1l-7 18-1 1-1 1-11 11-2 1h-1l-16 4h-1-1-28-6v-7-115-6h6 28 1zM55 31h-28v-7h7v115h-7v-6h28v6l-1-6 16-4 1 7-4-5 11-10 5 4-6-2 6-18 6 3-6-1 2-26h7l-7 1-2-26 7-1-6 2-7-17 6-3-4 5-12-10 5-5-1 7-17-3 1-7zM121 151h20v6l-6-2 16-44 1-4h5 60 5l1 4 16 44-6 2v-6h20v6l-6 2-55-151 6-2v7h-22v-7l6 2-54 151-7-2zM115 155l55-151 2-4h4 22 5l1 4 55 151 3 9h-9-20-5l-1-5-16-44 6-2v7h-60v-7l6 2-16 44-1 5h-5-20-9zM158 93l23-67 6-18 6 18 23 67 3 8h-9-46-9zM164 88h46v7l-6 2-23-67 6-2 6 2-23 67-6-2zM307 151h20v6h-6v-133-6h6 45v6h-6v-18h6v7h-110v-7h6v18h-6v-6h45 7v6 133h-7zM301 157v-133h6v7h-45-7v-7-18-6h7 110 7v6 18 7h-7-45v-7h7v133 7h-7-20-6zM402 151h96v6h-7v-18h7v7h-76-7v-7-51-7h7 68v7h-7v-19h7v7h-68-7v-7-45-6h7 74v6h-6v-18h6v7h-94v-7h6v151h-6zM395 157v-151-6h7 94 7v6 18 7h-7-74v-7h6v45h-6v-6h68 6v6 19 7h-6-68v-7h6v51h-6v-6h76 6v6 18 7h-6-96-7zM563 151h30v6h-6v-32h6v7h-30v-7h7v32h-7zM557 157v-32-6h6 30 7v6 32 7h-7-30-6zM563 66h30v6h-6v-32h6v7h-30v-7h7v32h-7zM557 72v-32-6h6 30 7v6 32 7h-7-30-6z">
          <text:p/>
        </draw:path>
        <draw:path draw:style-name="gr2" draw:text-style-name="P2" draw:layer="layout" svg:width="1.496cm" svg:height="0.158cm" svg:x="14.822cm" svg:y="15.453cm" svg:viewBox="0 0 1497 159" svg:d="M50 4h-50v151h50l23-5 18-14 11-24 4-33-4-33-4-13-6-10-18-14-11-4zM48 22l17 3 11 10 7 18 2 26-3 25-6 19-12 10-16 4h-28v-115zM135 155h95v-18h-75v-52h67v-18h-67v-45h73v-18h-93zM276 104h-20l5 24 11 17 16 10 23 4 22-3 16-10 11-15 4-19-3-19-9-12-15-7-20-6-17-4-11-5-6-7-2-10 2-10 6-7 8-5 12-2 12 2 10 6 6 10 3 13h20v-1l-4-20-10-15-16-10-21-3-20 3-15 9-10 14-3 19 3 16 8 11 13 7 18 6 17 5 13 5 8 6 3 13-3 11-6 9-10 5-14 2-14-3-11-6-8-12zM430 137h-27v18h75v-18h-28v-115h28v-18h-75v18h27zM610 135l4 20h10v-82h-54v18h33v2l-2 20-7 15-11 9-13 3-15-3-11-12-7-20-3-27 2-26 8-19 11-12 16-4 11 2 9 6 6 11 4 13h21l-5-21-11-15-15-10-19-3-24 5-19 16-12 25-4 33 4 34 12 25 18 16 22 5 12-2 11-4 10-8zM651 155h18v-124l58 124h23v-151h-18v124l-57-124h-24zM785 155h96v-18h-76v-52h67v-18h-67v-45h74v-18h-94zM961 4h-50v151h50l24-5 17-14 11-24 4-33-3-33-5-13-6-10-17-14-12-4zM960 22l16 3 11 10 7 18 2 26-2 25-7 19-11 10-16 4h-29v-115zM1249 73l15-13 4-8 1-10-3-17-8-11-14-7-19-3h-53v151h56l20-3 15-9 9-14 4-20-2-13-6-10-8-8zM1221 66h-29v-44h31l11 1 9 4 4 7 2 10-2 10-5 7-9 4zM1226 137h-34v-53h32l13 2 10 4 6 8 2 11-2 13-6 8-9 5zM1363 155v-62l49-89h-22l-37 71-38-71h-24l52 91v60zM1467 155h30v-32h-30zM1467 70h30v-32h-30z">
          <text:p/>
        </draw:path>
        <draw:path draw:style-name="gr2" draw:text-style-name="P2" draw:layer="layout" svg:width="1.509cm" svg:height="0.172cm" svg:x="14.815cm" svg:y="15.446cm" svg:viewBox="0 0 1510 173" svg:d="M57 17h-50v-6h6v151h-6v-7h50v7l-1-6 23-5 1 6-4-5 18-14 4 5-6-3 11-24 6 3-7-1 4-32 7 1-7 1-3-33 6-1-6 2-4-13 6-2-6 3-6-10 6-3-4 5-18-15 4-5-2 6-11-4 2-6-1 7-13-2 1-6zM57 4l13 2h1 1l11 4h1l1 1 18 14h1v1l6 12h1v1l4 13v1h1l3 33v1 1l-4 32v1 1l-11 23-1 2-1 1-17 14-2 1-1 1-24 4h-1-50-7v-6-151-7h7zM57 23l16 3h2l1 1 11 11 2 1v2l7 18v1l2 26v1 1l-2 25v1l-7 18-1 2-1 1-11 10-2 1-1 1-16 3h-1-1-28-6v-6-115-7h6 28 1zM55 36h-28v-7h7v115h-7v-7h28v7l-1-6 16-4 1 6-4-4 11-11 5 5-6-2 6-18 6 2h-6l2-26 7 1h-7l-2-26h7l-6 2-7-18 6-2-4 5-12-10 5-5-1 7-17-4 1-7zM142 155h95v7h-7v-18h7v6h-75-7v-6-51-6h7 67v6h-7v-18h7v7h-67-7v-7-46-6h7 73v6h-6v-18h6v6h-93v-6h6v151h-6zM135 162v-151-7h7 93 7v7 18 8h-7-73v-8h6v46h-6v-6h67 6v6 18 7h-6-67v-7h6v51h-6v-7h75 6v7 18 6h-6-95-7zM283 119h-20v-7l7-1 4 23-6 1 5-3 11 17-5 3 3-5 17 10-4 5 1-6 23 4-1 6-1-6 22-4 1 7-3-6 16-10 3 6-5-4 11-15 5 4-6-1 4-20 6 2-6 1-4-18 7-1-5 4-9-12 5-4-3 6-15-7 3-6-2 6-20-6 2-6-1 6-17-4h-1l-11-5h-1l-1-1-7-7-1-2v-1l-2-11v-2-1l2-9v-2l1-1 6-8v-1l2-1 8-5 1-1h1l12-2h1 1l12 3h2 1l9 6 2 1v1l7 11v1l1 1 3 13-7 2v-7h20v7h-7v-1h7l-7 1-3-20 6-1-5 4-10-17 5-3-3 5-16-9 3-6-1 7-21-3 1-7 1 7-20 3-1-7 4 6-16 9-3-6 5 4-9 15-6-4 7 2-4 18-6-1 6-1 3 16-6 1 5-4 8 11-5 4 3-6 13 8-3 5 2-6 18 6-2 6 1-6 18 4v1l14 4 1 1 1 1 8 6 1 2 1 2 2 11 1 2-1 1-2 12-1 1v1l-7 9-1 1-1 1-10 5h-1l-1 1-14 1h-1-1l-14-2h-2l-1-1-11-7-1-1-1-1-7-11-1-1v-2l-2-15 6-1zM289 111l3 15-7 1 6-3 7 11-5 4 3-6 11 7-3 5 1-6 15 2-2 7v-7l13-1 1 6-3-6 10-5 3 6-5-4 6-9 5 4-6-1 3-12 6 2-6 1-3-11 6-2-4 5-8-7 4-4-2 6-13-5 2-6-2 6-17-5-18-6h-1l-13-8h-1l-1-1-8-11-1-2-1-1-2-16-1-1 1-2 3-18v-1l1-1 10-15 1-1 1-1 15-9 1-1h1l20-3h1 1l21 3h2l1 1 16 9 1 1 1 1 10 16 1 1v2l3 20v1 1 6h-6-20-5l-1-5-3-13 6-1-5 3-7-10 6-3-4 5-9-6 3-6-1 7-12-2 1-7 1 7-12 2-1-7 4 6-9 5-3-5 5 3-6 8-5-4 7 1-2 10-7-1 7-2 2 11-7 1 5-4 6 7-5 4 3-6 11 5-3 6 2-6 17 4 20 6h1l15 8h1l1 1 9 12 1 1v2l3 17 1 2-1 1-4 19v2l-1 1-10 15-1 1-1 1-17 9-1 1h-1l-22 3-1 1-1-1-23-3h-1l-1-1-17-10-1-1-1-1-11-17v-1l-1-1-4-23-1-8h7 20 6zM437 150h-27v-6h6v18h-6v-7h75v7h-7v-18h7v6h-28-6v-6-115-6h6 28v6h-7v-18h7v6h-75v-6h6v18h-6v-6h27 7v6 115 6zM431 144v-115h6v8h-27-7v-8-18-7h7 75 6v7 18 8h-6-28v-8h7v115h-7v-7h28 6v7 18 6h-6-75-7v-6-18-7h7 27v7zM623 141l4 20-6 1v-7h10v7h-6v-81h6v6h-54v-6h6v18h-6v-6h33 7v6 2l-3 20v1 1l-7 15-1 1-1 1-10 9-2 1-1 1-13 3h-2-2l-14-4-2-1-1-1-12-12-1-1v-1l-7-19-1-1v-1l-2-26-1-1h1l2-26v-1-1l8-19v-2l1-1 12-12 1-2h2l16-4 1-1 1 1 11 2h2l1 1 9 6 1 1v1l7 11v1l1 1 3 13-6 2v-6h21v6l-6 2-6-21 7-2-6 4-10-17 5-3-3 5-15-9 3-6-1 7-19-4 1-6 2 6-25 6-1-7 4 5-18 17-5-6 6 4-12 25-6-3 7 1-4 33-7-1 7-1 4 33-7 1 6-3 12 25-6 3 5-5 17 16-4 5 1-6 22 5-1 6-1-6 12-2 1 6-2-6 11-4 2 6-4-5 10-8 4 5-5-4 8-10 9-12zM622 146l-8 10-1 1-10 8-1 1-12 4v1h-1l-12 1-2 1-1-1-22-5h-1l-2-1-17-16-1-1-1-1-11-25-1-1v-1l-4-33v-1-1l4-33v-1l1-1 11-26 1-1 1-1 19-16 1-1h1l25-5 1-1h2l18 4h2l1 1 15 9 1 1 1 1 10 17 1 1v1l6 20 2 9h-9-21-5l-1-5-4-14 6-1-5 3-7-10 6-4-4 6-9-6 4-7-1 8-11-2 1-8 2 7-16 5-2-8 5 6-12 12-4-5 6 2-8 19-6-2 7 1-3 26-6-1h6l3 26-6 1 6-3 7 20-6 2 5-5 11 12-5 5 2-7 15 4-2 6-1-6 13-3 1 6-4-4 11-10 4 5-6-3 7-14 6 2h-7l3-20 6 1h-6v-2h6v7h-33-7v-7-18-7h7 54 7v7 81 6h-7-10-6l-1-5-4-20 7-1zM658 155h18v7h-6v-123l12-3 57 123-5 3v-7h23v7h-7v-151h7v6h-18v-6h6v124l-12 3-57-124 6-3v6h-24v-6h7v151h-7zM652 162v-151-7h6 24 4l2 4 56 124-5 3h-7v-124-7h7 18 6v7 151 6h-6-23-5l-1-3-58-123 6-3h7v123 6h-7-18-6zM792 155h95v7h-6v-18h6v6h-75-7v-6-51-6h7 67v6h-7v-18h7v7h-67-7v-7-46-6h7 73v6h-6v-18h6v6h-93v-6h7v151h-7zM786 162v-151-7h6 93 7v7 18 8h-7-73v-8h6v46h-6v-6h67 6v6 18 7h-6-67v-7h6v51h-6v-7h75 7v7 18 6h-7-95-6zM967 17h-50v-6h7v151h-7v-7h50v7l-1-6 24-5 1 6-4-5 17-14 4 5-6-3 11-24 6 3-6-1 4-32 7 1-7 1-4-33 8-1-8 2-4-13 6-2-5 3-6-10 5-3-4 5-17-15 4-5-2 6-12-4 2-6v7l-13-2v-6zM968 4l13 2h1l12 4h1l1 1 17 14h1l1 1 7 12v1l5 13v1l3 33 1 1-1 1-3 32-1 1v1l-12 23v2l-2 1-17 14-1 1-2 1-23 4h-1-1-50-6v-6-151-7h6 50zM967 23l16 3h2l2 1 11 11 1 1v2l7 18 1 1 2 26v1 1l-3 25v1l-7 18v2l-1 1-12 10-1 1-2 1-16 3h-1-29-6v-6-115-7h6 29zM966 36h-29v-7h7v115h-7v-7h29v7l-2-6 16-4 2 6-5-4 12-11 4 5-6-2 7-18 6 2h-7l3-26 6 1h-6l-2-26h6l-6 2-7-18 6-2-4 5-11-10 4-5-1 7-17-4 2-7zM1251 76l16-13 4 5-6-2 4-9 6 3-7-1 1-10 7 1-7 1-2-17 6-1-5 4-9-12 6-4-3 5-14-7 3-5-1 6-19-3 1-6v6h-53v-6h6v151h-6v-7h56v7l-1-7 20-3 1 7-3-6 15-9 3 6-5-3 9-15 5 4-6-1 3-19 7 1-7 1-2-13 7-1-6 3-5-11 5-2-4 4-8-7 4-5-3 6-11-5-10-4zM1258 75l12 5h1v1l9 8 1 1v1l6 10v1 1l2 13v1 1l-3 19v1l-1 2-9 14-1 1-2 1-15 8-1 1h-1l-20 3h-1-56-7v-6-151-7h7 53 1v1l19 2h1l1 1 14 7 1 1 1 1 8 12 1 2v1l3 16v1 1l-1 11v1 1l-4 8-1 1-1 1-15 13-4-5zM1228 81h-29-7v-7-45-7h7 31l12 2h1 1l8 4 2 1 1 2 5 7 1 1v2l2 10v1 1l-2 10-1 1-1 2-5 7-1 1h-1l-9 5h-1-1l-12 2zM1227 68l13-2v7l-3-6 9-4 3 6-5-4 5-7 5 4-6-2 2-10 6 2-6 1-2-10 6-1-5 4-5-7 6-4-3 6-8-4 2-6v7l-12-2 1-7v7h-31v-7h6v45h-6v-6h29v6zM1233 150h-34-7v-6-52-6h7 32 1l13 1 1 1h1l10 5h1l1 2 6 7 1 2v1l2 11v1 1l-2 12v2l-1 1-5 8-1 1-1 1-9 5-1 1h-2zM1232 138l13-2v6l-3-5 9-5 3 5-5-3 5-8 6 3-7-1 2-12 7 1-7 2-2-12 7-1-5 4-6-8 5-4-3 6-9-4 2-6v6l-14-1 1-7v7h-32v-7h6v52h-6v-7h34v7zM1363 162v-61-1l1-2 49-90 6 3v6h-22v-6l5 3-36 72-6 11-6-11-37-72 5-3v6h-24v-6l6-3 51 91 1 2v2 59h-6v-7h20v7zM1370 168h-20-7v-6-59h7l-6 3-51-92-6-10h11 24 4l2 4 37 72-5 3-6-3 37-72 2-4h4 22 11l-5 10-49 90-6-3h6v61 6zM1474 155h30v7h-7v-32h7v6h-30v-6h6v32h-6zM1467 162v-32-7h7 30 6v7 32 6h-6-30-7zM1474 72h30v6h-7v-32h7v6h-30v-6h6v32h-6zM1467 78v-32-7h7 30 6v7 32 7h-6-30-7z">
          <text:p/>
        </draw:path>
        <draw:path draw:style-name="gr2" draw:text-style-name="P2" draw:layer="layout" svg:width="0.22cm" svg:height="0.25cm" svg:x="26.734cm" svg:y="19.539cm" svg:viewBox="0 0 221 251" svg:d="M0 251h33l27-73h101l26 73h34l-92-251h-38zM71 147l40-111 38 111z">
          <text:p/>
        </draw:path>
        <draw:path draw:style-name="gr2" draw:text-style-name="P2" draw:layer="layout" svg:width="0.238cm" svg:height="0.263cm" svg:x="26.725cm" svg:y="19.533cm" svg:viewBox="0 0 239 264" svg:d="M9 251h33v6l-6-2 27-73 1-5h5 100 4l3 5 26 73-6 2v-6h34v6l-6 3-93-252 6-2v7h-37v-7l7 2-92 252-6-3zM3 255l91-251 2-4h4 37 5l1 4 93 251 3 9h-9-34-5l-1-5-28-73 7-2v6h-100v-6l6 2-26 73-2 5h-5-33-9zM74 151l39-111 6-18 6 18 38 111 3 9h-9-77-9zM80 147h77v6l-6 2-38-111 6-2 6 2-39 111-6-2z">
          <text:p/>
        </draw:path>
        <draw:polygon draw:style-name="gr2" draw:text-style-name="P2" draw:layer="layout" svg:width="0.217cm" svg:height="0.025cm" svg:x="27.734cm" svg:y="19.849cm" svg:viewBox="0 0 218 26" draw:points="0,0 0,26 218,26 218,0">
          <text:p/>
        </draw:polygon>
        <draw:path draw:style-name="gr2" draw:text-style-name="P2" draw:layer="layout" svg:width="0.23cm" svg:height="0.038cm" svg:x="27.727cm" svg:y="19.843cm" svg:viewBox="0 0 231 39" svg:d="M13 6v26h-6v-6h218v6h-7v-26h7v8h-218v-8zM7 0h218 6v6 26 7h-6-218-7v-7-26-6z">
          <text:p/>
        </draw:path>
        <draw:path draw:style-name="gr2" draw:text-style-name="P2" draw:layer="layout" svg:width="0.173cm" svg:height="0.25cm" svg:x="26.761cm" svg:y="18.873cm" svg:viewBox="0 0 174 251" svg:d="M128 115l26-21 7-14 2-17-5-27-14-20-24-12-31-4h-89v251h94l33-5 26-15 16-23 5-33-3-21-9-18-14-13zM82 104h-49v-74h52l19 2 14 7 8 11 3 16-3 17-9 11-15 8zM90 221h-57v-87h53l23 3 16 7 10 13 3 20-3 20-9 13-15 8z">
          <text:p/>
        </draw:path>
        <draw:path draw:style-name="gr2" draw:text-style-name="P2" draw:layer="layout" svg:width="0.186cm" svg:height="0.263cm" svg:x="26.754cm" svg:y="18.866cm" svg:viewBox="0 0 187 264" svg:d="M132 117l25-21 4 5-6-3 7-14 6 3-7-1 2-17 7 1-7 1-4-27 6-1-5 3-14-19 5-4-3 6-23-12 3-6-1 7-32-5 1-6v6h-89v-6h6v251h-6v-7h94v7l-1-7 34-5 1 7-3-6 25-15 3 6-5-4 15-23 6 4-7-1 6-32 6 1-7 1-3-21 7-1-6 3-9-18 6-3-4 5-14-13 4-5-3 6-19-9-9-4zM138 116l19 8 2 1 14 14 1 1 1 1 8 18 1 1v1l3 21v1 1l-5 32v1l-1 1-16 24v1l-2 1-25 14-1 1h-1l-34 5h-1-94-7v-6-251-7h7 89l1 1 32 4h1l1 1 23 12h1l1 1 14 20 1 1v2l5 27v1l-2 18v1l-1 1-6 14-1 1-1 1-25 21-4-5zM89 117h-49-7v-6-74-7h7 52l20 3h1 1l15 7h1l1 2 8 11 1 1v2l3 16 1 1-1 1-3 17v2l-1 1-9 11-1 1-1 1-16 7-1 1h-1zM88 104l21-2v7l-3-6 15-7 4 5-6-4 10-11 5 4-7-1 4-17 6 1-6 1-3-16 6-1-5 4-9-12 6-3-4 5-14-6 3-6-1 7-19-3 1-6v6h-52v-6h6v74h-6v-7h49v7zM97 234h-57-7v-6-86-6h7 53 1l23 2h1l1 1 17 7 2 1 1 1 9 13 1 1v2l4 19v1 1l-4 20v1l-1 1-9 14v1l-2 1-16 8-1 1h-1zM96 222l21-3 1 6-3-5 16-9 3 6-5-3 9-14 5 4-6-1 3-20 6 1-6 1-3-19 6-1-5 4-10-13 5-4-2 6-18-8 3-5-1 6-22-3v-6 7h-53v-7h6v86h-6v-7h57v7z">
          <text:p/>
        </draw:path>
        <draw:polygon draw:style-name="gr2" draw:text-style-name="P2" draw:layer="layout" svg:width="0.217cm" svg:height="0.025cm" svg:x="27.734cm" svg:y="19.183cm" svg:viewBox="0 0 218 26" draw:points="0,0 0,26 218,26 218,0">
          <text:p/>
        </draw:polygon>
        <draw:path draw:style-name="gr2" draw:text-style-name="P2" draw:layer="layout" svg:width="0.23cm" svg:height="0.038cm" svg:x="27.727cm" svg:y="19.176cm" svg:viewBox="0 0 231 39" svg:d="M13 7v25h-6v-7h218v7h-7v-25h7v6h-218v-6zM7 0h218 6v7 25 7h-6-218-7v-7-25-7z">
          <text:p/>
        </draw:path>
        <draw:polygon draw:style-name="gr2" draw:text-style-name="P2" draw:layer="layout" svg:width="0.182cm" svg:height="0.263cm" svg:x="26.755cm" svg:y="18.2cm" svg:viewBox="0 0 183 264" draw:points="148,165 141,195 129,216 113,230 93,234 69,228 50,208 38,176 34,133 38,89 50,56 68,37 93,30 110,33 125,43 137,60 145,83 179,83 168,48 149,22 124,6 93,0 54,9 25,34 6,75 0,133 6,189 25,230 54,256 93,264 127,258 154,238 173,207 183,165">
          <text:p/>
        </draw:polygon>
        <draw:path draw:style-name="gr2" draw:text-style-name="P2" draw:layer="layout" svg:width="0.197cm" svg:height="0.277cm" svg:x="26.748cm" svg:y="18.193cm" svg:viewBox="0 0 198 278" svg:d="M162 173l-8 30v1 1l-12 22-1 1-1 1-16 13-2 1h-1l-20 5h-1l-2-1-23-6-2-1-1-1-18-19-1-1-1-1-12-32v-1-1l-4-45v-1l4-44v-1l12-32v-2l1-1 19-19 1-1 2-1 23-7h2 1l18 4h1l1 1 15 10 1 1v1l12 16v1h1l8 23-6 2v-7h34v7l-6 2-11-34 6-2-5 3-19-25 5-4-3 5-26-16 4-5-1 6-31-6 1-6 2 6-39 9-1-6 4 5-29 25-4-5 6 3-19 41-6-3 6 1-6 56h-6l6-1 6 57-6 1 6-3 19 41-6 3 4-5 29 26-4 5 1-7 38 9-1 6-1-6 33-7 2 7-4-6 27-19 4 5-6-3 19-31 6 3-7-1 10-43 7 2v6h-35v-6zM155 165h35 8l-2 8-10 43v1h-1l-19 32-1 1-1 1-27 19-1 1h-1l-34 7h-1-1l-38-9h-2l-1-1-30-26-1-1v-1l-19-42v-1l-8-58v-1l8-56v-1-1l19-42v-1l2-1 29-25 1-1 1-1 39-9h1 1l31 6h1l1 1 26 16 1 1v1l19 26 1 1v1l11 34 3 8h-9-34-5l-1-4-8-22 6-2-6 3-11-16 5-4-4 6-14-10 3-6-1 7-17-4 1-6 2 6-24 7-2-6 5 4-18 19-5-4 6 2-12 32-6-2 7 1-4 43h-7l7-1 4 45h-7l6-2 12 32-6 2 5-4 18 19-4 5 1-7 24 7-2 6-1-6 19-5 2 7-5-5 17-14 4 5-6-3 12-21 6 3-6-2 7-30 1-5z">
          <text:p/>
        </draw:path>
        <draw:polygon draw:style-name="gr2" draw:text-style-name="P2" draw:layer="layout" svg:width="0.217cm" svg:height="0.026cm" svg:x="27.734cm" svg:y="18.516cm" svg:viewBox="0 0 218 27" draw:points="0,0 0,27 218,27 218,0">
          <text:p/>
        </draw:polygon>
        <draw:path draw:style-name="gr2" draw:text-style-name="P2" draw:layer="layout" svg:width="0.23cm" svg:height="0.038cm" svg:x="27.727cm" svg:y="18.51cm" svg:viewBox="0 0 231 39" svg:d="M13 6v27h-6v-7h218v7h-7v-27h7v7h-218v-7zM7 0h218 6v6 27 6h-6-218-7v-6-27-6z">
          <text:p/>
        </draw:path>
        <draw:path draw:style-name="gr2" draw:text-style-name="P2" draw:layer="layout" svg:width="0.176cm" svg:height="0.25cm" svg:x="26.76cm" svg:y="17.54cm" svg:viewBox="0 0 177 251" svg:d="M84 0h-84v251h84l40-8 29-24 18-39 6-54-5-54-8-22-10-17-29-25-19-6zM82 31l27 6 19 16 11 30 4 43-4 42-11 30-19 17-27 6h-48v-190z">
          <text:p/>
        </draw:path>
        <draw:path draw:style-name="gr2" draw:text-style-name="P2" draw:layer="layout" svg:width="0.189cm" svg:height="0.263cm" svg:x="26.754cm" svg:y="17.534cm" svg:viewBox="0 0 190 264" svg:d="M89 13h-83v-7h7v251h-7v-6h83v6l-1-6 39-8 2 6-4-5 29-24 4 5-6-3 18-39 6 3-7-1 7-55 7 1-7 1-6-55h7l-7 2-7-22 6-2-5 3-10-17 5-3-4 5-29-24 4-5-2 6-19-5 2-7-1 7-21-2v-7zM90 0l22 2h1l19 6h1l1 1 29 24h1l1 1 10 18 1 1 8 21v1 1l6 55v1l-7 55v1 1l-19 39-1 1-1 1-29 24-1 1-2 1-39 8h-1-1-83-6v-7-251-6h6 83zM88 30l28 5 1 1 2 1 18 16 2 1v2l11 29 1 1v1l3 44v1l-4 43v1 1l-11 29-1 2-1 1-19 17-1 1-2 1-27 6h-1-47-7v-7-191-6h7 47zM87 43h-47v-7h6v191h-6v-6h47v6l-1-6 26-6 2 6-5-4 19-18 5 5-6-2 11-30 6 2h-7l4-43h7l-7 1-3-44h6l-6 2-11-30 6-2-4 5-19-17 4-4-1 6-27-5 1-7z">
          <text:p/>
        </draw:path>
        <draw:polygon draw:style-name="gr2" draw:text-style-name="P2" draw:layer="layout" svg:width="0.217cm" svg:height="0.025cm" svg:x="27.734cm" svg:y="17.85cm" svg:viewBox="0 0 218 26" draw:points="0,0 0,26 218,26 218,0">
          <text:p/>
        </draw:polygon>
        <draw:path draw:style-name="gr2" draw:text-style-name="P2" draw:layer="layout" svg:width="0.23cm" svg:height="0.039cm" svg:x="27.727cm" svg:y="17.843cm" svg:viewBox="0 0 231 40" svg:d="M13 7v25h-6v-6h218v6h-7v-25h7v6h-218v-6zM7 0h218 6v7 25 8h-6-218-7v-8-25-7z">
          <text:p/>
        </draw:path>
        <draw:polygon draw:style-name="gr2" draw:text-style-name="P2" draw:layer="layout" svg:width="0.159cm" svg:height="0.25cm" svg:x="26.768cm" svg:y="16.874cm" svg:viewBox="0 0 160 251" draw:points="0,251 160,251 160,221 34,221 34,135 146,135 146,105 34,105 34,30 157,30 157,0 0,0">
          <text:p/>
        </draw:polygon>
        <draw:path draw:style-name="gr2" draw:text-style-name="P2" draw:layer="layout" svg:width="0.171cm" svg:height="0.263cm" svg:x="26.762cm" svg:y="16.867cm" svg:viewBox="0 0 172 264" svg:d="M6 251h159v7h-7v-30h7v6h-126-6v-6-85-7h6 112v7h-6v-30h6v6h-112-6v-6-75-7h6 123v7h-7v-31h7v6h-156v-6h7v251h-7zM0 258v-251-7h6 156 6v7 31 7h-6-123v-7h7v75h-7v-7h112 7v7 30 6h-7-112v-6h7v85h-7v-7h126 7v7 30 6h-7-159-6z">
          <text:p/>
        </draw:path>
        <draw:polygon draw:style-name="gr2" draw:text-style-name="P2" draw:layer="layout" svg:width="0.217cm" svg:height="0.025cm" svg:x="27.734cm" svg:y="17.184cm" svg:viewBox="0 0 218 26" draw:points="0,0 0,26 218,26 218,0">
          <text:p/>
        </draw:polygon>
        <draw:path draw:style-name="gr2" draw:text-style-name="P2" draw:layer="layout" svg:width="0.23cm" svg:height="0.038cm" svg:x="27.727cm" svg:y="17.177cm" svg:viewBox="0 0 231 39" svg:d="M13 7v26h-6v-7h218v7h-7v-26h7v6h-218v-6zM7 0h218 6v7 26 6h-6-218-7v-6-26-7z">
          <text:p/>
        </draw:path>
        <draw:polygon draw:style-name="gr2" draw:text-style-name="P2" draw:layer="layout" svg:width="0.163cm" svg:height="0.249cm" svg:x="26.77cm" svg:y="16.208cm" svg:viewBox="0 0 164 250" draw:points="0,250 34,250 34,136 140,136 140,106 34,106 34,30 164,30 164,0 0,0">
          <text:p/>
        </draw:polygon>
        <draw:path draw:style-name="gr2" draw:text-style-name="P2" draw:layer="layout" svg:width="0.175cm" svg:height="0.263cm" svg:x="26.764cm" svg:y="16.201cm" svg:viewBox="0 0 176 264" svg:d="M6 251h34v6h-7v-115-7h7 106v7h-7v-30h7v6h-106-7v-6-75-7h7 130v7h-7v-30h7v6h-164v-6h7v250h-7zM0 257v-250-7h6 164 6v7 30 6h-6-130v-6h6v75h-6v-7h106 6v7 30 6h-6-106v-6h6v115 7h-6-34-6z">
          <text:p/>
        </draw:path>
        <draw:polygon draw:style-name="gr2" draw:text-style-name="P2" draw:layer="layout" svg:width="0.217cm" svg:height="0.025cm" svg:x="27.734cm" svg:y="16.517cm" svg:viewBox="0 0 218 26" draw:points="0,0 0,26 218,26 218,0">
          <text:p/>
        </draw:polygon>
        <draw:path draw:style-name="gr2" draw:text-style-name="P2" draw:layer="layout" svg:width="0.23cm" svg:height="0.038cm" svg:x="27.727cm" svg:y="16.511cm" svg:viewBox="0 0 231 39" svg:d="M13 6v25h-6v-6h218v6h-7v-25h7v7h-218v-7zM7 0h218 6v6 25 8h-6-218-7v-8-25-6z">
          <text:p/>
        </draw:path>
        <draw:polygon draw:style-name="gr2" draw:text-style-name="P2" draw:layer="layout" svg:width="0.185cm" svg:height="0.264cm" svg:x="26.749cm" svg:y="15.534cm" svg:viewBox="0 0 186 265" draw:points="161,225 167,258 186,258 186,123 94,123 94,154 150,154 150,156 146,189 134,213 116,229 94,234 70,227 51,208 39,176 34,132 38,87 51,55 70,36 96,29 114,33 129,43 140,60 146,82 183,82 173,48 155,22 130,6 98,0 57,9 26,36 7,77 0,133 7,189 26,230 56,256 92,265 113,262 131,255 147,242">
          <text:p/>
        </draw:polygon>
        <draw:path draw:style-name="gr2" draw:text-style-name="P2" draw:layer="layout" svg:width="0.198cm" svg:height="0.277cm" svg:x="26.742cm" svg:y="15.528cm" svg:viewBox="0 0 199 278" svg:d="M175 229l6 34-6 1v-6h18v6h-7v-135h7v6h-91v-6h6v31h-6v-7h56 6v7 2 1l-4 33v1 1l-12 24-1 1-1 1-17 16-2 1h-1l-22 5-2 1-1-1-26-6-1-1-2-1-19-20h-1v-2l-12-32-1-1-4-44v-1-1l4-43v-1-1l13-33v-1l1-1 19-20 2-1h1l28-7 1-1 2 1 18 3 1 1h1l15 10 1 1 1 1 10 17 1 1v1l6 24-6 1v-6h36v6l-7 2-9-36 6-1-5 3-18-25 6-4-4 5-25-16 4-5-1 6-32-5 1-7 2 7-42 9-2-7 5 5-31 27-5-5 6 2-20 43-5-3 6 1-7 55-6-1 6-1 7 56-6 1 5-3 20 41-6 3 5-5 29 26-4 5 1-6 38 9-2 6-1-7 21-2 1 6-3-6 19-7 2 6-4-5 16-13 4 5-5-4 14-17 9-12zM174 234l-14 18v1h-1l-16 13-1 1-19 7h-1l-21 3-1 1-1-1-38-8-2-1-1-1-29-26-1-1v-1l-20-42-1-1v-1l-7-55v-1-1l7-55v-1l1-1 20-42v-1l1-1 31-27 1-1h2l42-9h1 2l31 6h1l1 1 25 15 1 1 1 1 18 26v1l1 1 9 36 2 8h-8-36-5l-1-5-6-23 6-1-6 3-10-18 5-3-4 5-14-10 3-5-1 6-18-4 1-6 2 6-27 7-2-6 5 4-20 21-4-6 6 3-13 33-6-3 7 1-4 44-7-1 7-1 4 44-6 1 6-2 12 32-6 2 5-5 19 20-5 4 2-6 25 7-2 6-1-6 22-6 1 7-4-5 18-16 4 5-6-2 12-25 6 3-7-1 4-33 7 1h-7v-2h7v6h-56-7v-6-31-7h7 91 6v7 135 6h-6-18-6l-1-5-6-33 7-1z">
          <text:p/>
        </draw:path>
        <draw:polygon draw:style-name="gr2" draw:text-style-name="P2" draw:layer="layout" svg:width="0.217cm" svg:height="0.025cm" svg:x="27.734cm" svg:y="15.851cm" svg:viewBox="0 0 218 26" draw:points="0,0 0,26 218,26 218,0">
          <text:p/>
        </draw:polygon>
        <draw:path draw:style-name="gr2" draw:text-style-name="P2" draw:layer="layout" svg:width="0.23cm" svg:height="0.038cm" svg:x="27.727cm" svg:y="15.844cm" svg:viewBox="0 0 231 39" svg:d="M13 7v26h-6v-7h218v7h-7v-26h7v6h-218v-6zM7 0h218 6v7 26 6h-6-218-7v-6-26-7z">
          <text:p/>
        </draw:path>
        <draw:path draw:style-name="gr2" draw:text-style-name="P2" draw:layer="layout" svg:width="0.943cm" svg:height="0.543cm" svg:x="15.09cm" svg:y="17.394cm" svg:viewBox="0 0 944 544" svg:d="M448 544l-62-159h-247l-63 159h-76l221-544h84l219 544zM262 55l-3 11c-7 21-16 49-29 82l-69 180h203l-70-181c-7-17-14-37-21-60zM868 421v123h-65v-123h-257v-54l249-367h73v366h76v55zM803 78c-1 1-5 8-11 20-7 13-12 21-15 26l-140 206-20 29-6 7h192z">
          <text:p/>
        </draw:path>
        <draw:path draw:style-name="gr2" draw:text-style-name="P2" draw:layer="layout" svg:width="0.953cm" svg:height="0.551cm" svg:x="15.084cm" svg:y="17.39cm" svg:viewBox="0 0 954 552" svg:d="M451 550l-63-160 4-2v4h-247v-4l3 2-62 160-1 2h-3-76-6l2-5 222-545 1-2h2 84 3l1 2 218 545 2 5h-6-75-2zM454 544h75v4l-3 2-218-545 3-1v4h-84v-4l4 1-222 545-3-2v-4h76v4l-4-1 63-160 1-3h3 247 3l1 3 62 160-4 1zM272 60l-3 11-4-1 4 1c-7 22-16 49-29 83l-69 178-4-1v-4h203v4l-4 1-69-179 3-2-3 2c-8-18-15-38-22-61l4-1-4 1-10-32 3-1zM272 58l10 32c8 22 15 42 22 60l70 179 2 6h-6-203-6l2-6 70-178 3 1-3-1c12-34 22-61 28-82l4-11 3-12zM878 424v124 4h-4-65-4v-4-124h4v4h-258-3v-4-54-1-1l250-367 1-1h2 73 4v4 365h-4v-4h76 4v4 55 4h-4-76v-4zM874 420h76v4h-3v-55h3v4h-76-4v-4-365h4v4h-73v-4l4 2-250 366-4-2h4v54h-4v-4h258 4v4 124h-4v-4h65v4h-4v-124-4zM812 83c0 2-4 9-11 21s-12 21-15 26l-139 205-22 29-6 8-3-3v-4h193v4h-4v-287h4zM813 82v287 4h-4-193-9l5-6 7-8 3 3-4-3 21-28 4 2-4-2 140-205 4 2-4-2c4-5 9-13 15-26 7-12 10-18 11-19l8-25z">
          <text:p/>
        </draw:path>
        <draw:frame draw:style-name="gr3" draw:text-style-name="P1" draw:layer="layout" svg:width="0.611cm" svg:height="0.998cm" svg:x="25.339cm" svg:y="17.096cm">
          <draw:image xlink:href="Pictures/1000020100000121000001D8A161984EFB076DCD.png" xlink:type="simple" xlink:show="embed" xlink:actuate="onLoad">
            <text:p/>
          </draw:image>
        </draw:frame>
        <draw:polygon draw:style-name="gr4" draw:text-style-name="P1" draw:layer="layout" svg:width="0.61cm" svg:height="0.998cm" svg:x="25.339cm" svg:y="17.097cm" svg:viewBox="0 0 611 999" draw:points="0,0 0,999 223,999 223,608 380,608 380,454 223,454 223,287 611,287 611,1">
          <text:p/>
        </draw:polygon>
        <draw:frame draw:style-name="gr3" draw:text-style-name="P1" draw:layer="layout" svg:width="0.88cm" svg:height="0.882cm" svg:x="25.629cm" svg:y="17.308cm">
          <draw:image xlink:href="Pictures/10000201000001A0000001A142B7AEB4BBE71FA5.png" xlink:type="simple" xlink:show="embed" xlink:actuate="onLoad">
            <text:p/>
          </draw:image>
        </draw:frame>
        <draw:path draw:style-name="gr5" draw:text-style-name="P1" draw:layer="layout" svg:width="0.879cm" svg:height="0.879cm" svg:x="25.629cm" svg:y="17.31cm" svg:viewBox="0 0 880 880" svg:d="M702 84l-130 75-57-20-55-139-85 4-39 144-56 26-137-59-57 64 74 129-20 57-140 54 5 86 144 40 27 54-61 138 64 57 131-74 57 21 54 139 87-5 38-144 55-28 137 62 58-65-75-130 20-57 139-54-4-87-144-38-26-55 60-137zM508 297l26 15 23 21 19 25 13 27 8 30 1 31-4 30-10 29-16 27-21 23-25 18-27 14-30 7-31 2-30-4-29-10-27-16-23-21-18-24-15-28-7-30-2-31 4-31 10-29 17-26 21-23 25-19 27-13 31-8 30-1 31 5z">
          <text:p/>
        </draw:path>
        <draw:path draw:style-name="gr2" draw:text-style-name="P2" draw:layer="layout" svg:width="1.026cm" svg:height="0.363cm" svg:x="14.795cm" svg:y="15.778cm" svg:viewBox="0 0 1027 364" svg:d="M129 44v238h-36v-238h-93v-30h221v30zM272 76v131c0 13 1 24 4 31 3 8 7 13 13 16 5 4 14 5 25 5 17 0 30-5 39-17 10-11 15-27 15-47v-119h34v162c0 24 0 39 1 44h-32c-1-1-1-3-1-5 0-3 0-6 0-10-1-4-1-10-1-20h-1c-7 14-17 24-27 30s-23 9-38 9c-23 0-39-6-50-17-10-11-16-30-16-56v-137zM532 280c-11 3-23 5-35 5-27 0-41-16-41-47v-137h-24v-25h26l10-46h22v46h38v25h-38v130c0 10 2 17 5 21s9 6 17 6c5 0 11-1 20-3zM560 282v-282h34v282zM671 186c0 24 5 42 14 55 10 13 24 19 43 19 15 0 27-3 36-9s15-13 18-23l30 9c-12 32-40 49-84 49-30 0-53-9-69-28-16-18-24-45-24-80 0-34 8-60 24-78 16-19 38-28 68-28 60 0 91 37 91 110v4zM782 160c-2-22-7-37-16-47s-23-15-40-15c-16 0-29 5-39 16s-15 27-16 46zM869 364c-9 0-17-1-24-2v-26c5 1 11 1 17 1 21 0 38-17 50-48l3-8-81-205h36l44 114c0 2 1 4 2 6 1 3 4 11 8 25 5 14 8 22 8 24l14-38 45-131h36l-79 206c-9 22-17 38-24 49s-16 19-25 25c-8 5-19 8-30 8z">
          <text:p/>
        </draw:path>
        <draw:path draw:style-name="gr2" draw:text-style-name="P2" draw:layer="layout" svg:width="1.033cm" svg:height="0.368cm" svg:x="14.792cm" svg:y="15.775cm" svg:viewBox="0 0 1034 369" svg:d="M134 47v239 3h-3-36-3v-3-239h3v2h-92-3v-2-30-3h3 221 3v3 30 2h-3-93v-2zM131 44h93v3h-3v-30h3v3h-221v-3h3v30h-3v-3h92 3v3 239h-3v-3h36v3h-3v-239-3zM278 79v131c0 13 1 24 4 31 2 7 6 12 11 15s13 4 24 4c16 0 28-5 37-15 9-11 14-27 14-47v-119-3h3 34 3v3 163c0 24 0 38 1 43v4h-3-32-3v-3c0 0-1-2-1-5s0-6 0-10c0-3-1-10-1-20h3v3h-1v-3l3 1c-8 15-18 25-28 31-11 6-25 9-40 9-23 0-41-6-52-17-11-12-16-32-16-59v-137-3h2 35 3zM275 82h-35v-3h3v137c0 27 5 44 15 55s26 16 48 16c15 0 27-3 37-9 10-5 18-15 26-29l1-1h1 1 3v3c0 10 0 16 0 20 1 4 1 7 1 10 0 2 0 4 0 4l-2 1v-3h32v3h-3c-1-5-1-20-1-44v-163h3v3h-34v-3h2v119c0 21-5 38-15 50s-24 18-41 18c-11 0-21-2-27-5-6-4-11-10-14-18s-4-20-4-33v-131h3zM536 287c-12 3-24 5-36 5-28 0-44-18-44-50v-138h3v3h-24-2v-3-25-3h2 26v3h-3l10-46v-3h3 22 3v3 46h-3v-3h38 3v3 25 3h-3-38v-3h3v131c0 9 2 15 4 19 3 3 8 5 15 5 4 0 11-1 19-3h4v3 25 3zM532 284v-25h3v3c-8 2-15 3-20 3-8 0-15-3-19-8-4-4-5-12-5-22v-131-3h2 38v3h-2v-25h2v3h-38-2v-3-46h2v3h-22v-3l2 1-10 46v2h-2-26v-3h3v25h-3v-3h24 3v3 138c0 30 12 44 38 44 12 0 23-1 34-4l1 2zM560 286v-283-3h3 34 3v3 283 3h-3-34-3zM563 283h34v3h-3v-283h3v3h-34v-3h3v283h-3zM677 189c0 23 4 41 14 54 9 12 22 18 40 18 15 0 26-3 34-8 9-6 14-13 17-22l1-3 3 1 30 9 3 1-1 3c-13 33-42 50-87 50-31 0-55-9-71-28-17-18-25-47-25-83 0-35 8-62 25-80 16-19 40-28 70-28 62 0 93 38 93 112v4 3h-2-147v-3zM674 186h147v3h-3v-4c0-72-29-107-88-107-29 0-51 9-66 26-16 18-23 43-23 77 0 35 7 62 23 80 15 17 37 26 67 26 43 0 70-16 81-47l3 1-1 3-30-9 1-4 3 1c-4 11-10 19-19 25-10 7-23 10-38 10-19 0-35-7-45-21s-15-33-15-57v-3zM782 163c-1-21-7-36-15-45-9-10-21-14-38-14-16 0-28 5-37 15-9 11-14 25-15 44h-3v-3h111v3zM785 166h-111-3v-3c1-20 7-36 17-48 10-11 24-17 41-17 18 0 32 5 42 16 9 10 15 27 17 49v3zM872 369c-9 0-18 0-24-2h-2v-2-26-3h3c5 1 10 1 16 1 20 0 35-14 47-45l4-8 2 1-2 1-82-206-1-4h4 36 2l1 2 43 114c1 2 2 4 2 6 1 3 4 11 9 25 5 15 8 23 8 25l-3 1-2-1 13-39 3 1-3-1 45-131 1-2h2 36 4l-2 4-79 207c-8 22-16 39-24 49-7 11-16 20-25 25-9 6-20 8-32 8zM872 364c11 0 20-3 29-8s16-12 24-23c7-10 15-26 23-48l3 1-3-1 79-207 3 1v3h-36v-3l2 1-45 131-13 39-3 8-3-9c0-1-2-9-7-24-5-14-8-22-9-25-1-2-1-4-2-6l3-1-3 1-43-114 2-1v3h-36v-3l2-1 82 206v1 1l-3 8-3-1 3 1c-13 32-31 49-53 49-6 0-12 0-17-1v-3h3v26h-3l1-3c6 1 14 2 23 2z">
          <text:p/>
        </draw:path>
        <draw:path draw:style-name="gr2" draw:text-style-name="P2" draw:layer="layout" svg:width="1.062cm" svg:height="0.29cm" svg:x="14.801cm" svg:y="16.565cm" svg:viewBox="0 0 1063 291" svg:d="M187 212c0 25-7 45-23 59-16 13-39 20-69 20-27 0-49-6-66-18-16-13-26-31-29-55l36-4c5 32 24 48 59 48 18 0 32-4 41-12 10-9 15-22 15-39 0-15-5-26-17-34-11-9-27-13-49-13h-20v-30h19c19 0 34-4 45-12 10-9 15-21 15-36 0-14-4-26-13-34-8-9-21-13-38-13-15 0-27 4-37 12-9 8-15 19-16 33l-35-3c2-22 12-39 28-52 15-12 36-18 61-18 27 0 48 6 63 19 15 12 23 30 23 53 0 17-5 32-15 43-9 11-23 18-42 22v1c20 2 36 9 48 20 11 12 16 26 16 43zM205 291l79-291h31l-79 291zM515 199c0 29-8 51-25 68-17 16-41 24-71 24-25 0-46-5-61-16-16-11-26-27-30-48l35-4c8 26 26 40 57 40 18 0 33-6 44-17 10-11 15-27 15-46 0-17-5-31-16-42-10-10-24-16-42-16-10 0-18 2-27 5-8 3-16 8-24 15h-34l9-147h155v29h-123l-5 87c15-11 33-17 56-17 26 0 48 8 64 23 16 16 23 37 23 62zM532 291l81-291h30l-79 291zM671 287v-29h69v-210l-61 44v-33l64-44h32v243h66v29zM1063 212c0 25-8 44-24 58s-39 21-68 21-52-7-69-20c-16-14-24-34-24-59 0-18 5-33 15-45s23-19 39-22v-1c-15-3-26-11-35-22-8-13-13-26-13-42 0-21 8-37 23-50 16-13 37-19 63-19 27 0 48 6 63 18 16 13 23 30 23 52 0 15-4 29-13 41-8 12-20 19-35 22v1c18 3 31 10 41 22 9 12 14 27 14 45zM1020 83c0-31-16-47-50-47-17 0-29 4-38 12-8 8-12 19-12 35 0 15 4 28 13 36s21 12 37 12c17 0 29-3 38-11 8-8 12-21 12-37zM1027 208c0-17-5-29-15-38-10-8-24-13-42-13s-32 5-41 14c-10 9-15 22-15 38 0 37 19 56 57 56 19 0 33-4 42-13 10-10 14-24 14-44z">
          <text:p/>
        </draw:path>
        <draw:path draw:style-name="gr2" draw:text-style-name="P2" draw:layer="layout" svg:width="1.068cm" svg:height="0.296cm" svg:x="14.798cm" svg:y="16.562cm" svg:viewBox="0 0 1069 297" svg:d="M193 215c0 26-8 47-25 61-16 14-40 21-70 21-28 0-50-6-67-19s-27-32-31-57v-3h3l36-4h3v3c4 31 22 46 56 46 17 0 30-4 40-13 9-8 14-19 14-36 0-14-5-24-16-32s-27-12-48-12h-20-2v-3-30-3h2 19c19 0 33-4 43-12 10-7 14-19 14-33s-3-24-12-32c-8-8-19-12-36-12-14 0-26 4-35 11s-14 18-15 31l-1 3h-2l-35-3h-3v-3c3-23 12-41 29-54 16-13 37-19 63-19 27 0 50 6 65 19 16 14 24 32 24 56 0 17-5 33-16 45-10 11-24 19-43 23l-1-3h3v1h-3v-3c21 2 38 9 50 21 11 12 17 27 17 45zM188 215c0-16-6-30-16-41-11-11-26-17-46-20h-3v-2-1-2l2-1c19-4 32-11 41-21 10-10 14-25 14-41 0-23-7-39-22-51-14-13-34-19-61-19-25 0-44 6-60 18-15 13-24 29-26 51l-3-1v-2l35 2v3h-3c2-15 8-27 17-35 10-8 24-13 39-13 18 0 31 5 40 14s14 21 14 36-6 29-17 38c-11 8-26 13-46 13h-19v-3h3v30h-3v-3h20c22 0 39 5 51 13 12 9 18 22 18 37 0 18-5 32-16 41-10 9-25 13-43 13-36 0-57-17-62-50l3-1v3l-35 3-1-2 3-1c3 24 12 41 28 53s37 18 64 18c29 0 51-6 67-20 15-13 23-31 23-56zM205 293l80-291v-2h2 31 4l-1 4-79 291v2h-3-31-3zM208 291h31v3l-2-1 78-291 3 1v3h-31v-3l3 1-79 291-3-1zM521 202c0 29-9 53-26 70-18 16-42 25-73 25-26 0-47-6-63-17-16-12-26-28-31-50v-3h3l35-4 2-1 1 3c7 26 24 38 54 38 18 0 31-5 42-16 10-11 15-25 15-44 0-17-5-30-16-40-10-10-23-15-40-15-10 0-18 2-26 4-7 3-15 8-23 15l-1 1h-1-34-3v-3l9-148 1-2h2 155 2v3 29 3h-2-123v-3h3l-6 87h-2l-2-2c15-12 35-18 58-18 27 0 49 8 66 24 16 17 24 38 24 64zM516 202c0-25-8-44-23-60-16-15-36-22-62-22-22 0-40 5-55 17l-5 3 1-6 5-87v-3h3 123v3h-3v-29h3v2h-155v-2h3l-9 147h-3v-3h34v3l-2-2c9-8 17-13 25-16 9-3 18-5 28-5 18 0 33 6 44 17s17 26 17 44c0 20-5 36-16 48s-27 18-46 18c-31 0-52-15-59-43h2l1 2-35 4-1-2 3-1c4 20 13 36 28 46 16 11 35 16 60 16 30 0 52-7 69-23 17-17 25-38 25-66zM533 293l79-291 1-2h2 30 4l-1 4-79 291v2h-2-32-3zM535 291h32v3l-3-1 78-291 3 1v3h-30v-3l2 1-79 291-3-1zM670 290v-29-3h3 70v3h-3v-210h3l2 2-62 44-4 3v-5-33-2l1-1 64-44h1 1 32 3v3 243h-3v-3h66 3v3 29 3h-3-171-3zM673 288h171v2h-3v-29h3v3h-66-3v-3-243h3v2h-32v-2l1 2-64 44-1-2h2v33h-2l-2-3 61-44 5-3v6 210 3h-3-70v-3h4v29h-4zM1069 215c0 25-8 46-25 60-16 15-40 22-70 22s-53-7-70-21-26-35-26-61c0-18 5-34 16-47 10-12 24-20 41-23v3h-3v-1h3l-1 3c-15-3-27-11-36-23s-14-28-14-44c0-21 9-39 25-52 16-14 37-20 64-20s49 6 65 19 24 32 24 54c0 16-4 31-13 43s-22 20-37 23l-1-3h3v1h-3l1-3c18 3 32 11 42 23s15 28 15 47zM1063 215c0-18-4-32-13-43-10-12-22-19-39-21l-3-1v-2-1-2l3-1c14-3 25-9 33-20 9-12 13-25 13-40 0-21-8-37-23-49-15-13-35-19-61-19s-46 7-61 19-22 28-22 48c0 15 4 29 12 40 9 11 19 18 34 22h2v2 1 3h-3c-15 3-27 9-37 21s-14 26-14 43c0 25 7 43 23 56 16 14 38 20 67 20s51-6 66-20c16-14 23-32 23-56zM1021 86c0-30-16-44-48-44-16 0-28 4-36 11s-12 18-12 33 4 26 13 34c8 8 20 11 35 11 16 0 28-3 36-10s12-19 12-35zM1026 86c0 17-5 31-14 39s-22 12-39 12c-16 0-30-4-39-13s-14-22-14-38 5-29 14-37 22-12 39-12c35 0 53 17 53 49zM1027 211c0-16-4-28-14-36-9-8-22-12-40-12-17 0-30 4-40 13-9 9-13 20-13 36 0 36 17 53 54 53 18 0 31-4 40-12 9-9 13-22 13-42zM1033 211c0 21-5 36-15 46-10 9-25 14-44 14-39 0-60-20-60-59 0-17 5-30 16-40 10-10 25-14 43-14s33 4 44 13c10 9 16 23 16 40z">
          <text:p/>
        </draw:path>
        <draw:path draw:style-name="gr2" draw:text-style-name="P2" draw:layer="layout" svg:width="0.498cm" svg:height="0.271cm" svg:x="15.195cm" svg:y="18.865cm" svg:viewBox="0 0 499 272" svg:d="M0 272v-29h70v-210l-62 44v-33l65-44h32v243h66v29zM227 103v-40h37v40zM227 272v-40h37v40zM328 272v-29h69v-210l-61 44v-33l64-44h32v243h67v29z">
          <text:p/>
        </draw:path>
        <draw:path draw:style-name="gr2" draw:text-style-name="P2" draw:layer="layout" svg:width="0.503cm" svg:height="0.277cm" svg:x="15.193cm" svg:y="18.862cm" svg:viewBox="0 0 504 278" svg:d="M0 275v-29-3h2 70v3h-3v-210h3l1 2-61 44-4 3v-5-33-2h1l64-45h1 1 32 3v3 243h-3v-3h67 3v3 29 3h-3-172-2zM2 273h172v2h-3v-29h3v3h-67-3v-3-243h3v3h-32v-3l1 2-64 44-2-2h3v33h-3l-1-3 61-43 5-4v6 210 3h-3-70v-3h3v29h-3zM227 106v-40-3h3 37 3v3 40 3h-3-37-3zM230 103h37v3h-3v-40h3v3h-37v-3h2v40h-2zM227 275v-39-3h3 37 3v3 39 3h-3-37-3zM230 273h37v2h-3v-39h3v2h-37v-2h2v39h-2zM328 275v-29-3h3 69v3h-3v-210h3l2 2-62 44-4 3v-5-33-2h1l64-45h1 1 32 3v3 243h-3v-3h66 3v3 29 3h-3-170-3zM331 273h170v2h-3v-29h3v3h-66-3v-3-243h3v3h-32v-3l1 2-64 44-1-2h2v33h-2l-2-3 61-43 5-4v6 210 3h-3-69v-3h3v29h-3z">
          <text:p/>
        </draw:path>
        <draw:path draw:style-name="gr2" draw:text-style-name="P2" draw:layer="layout" svg:width="0.625cm" svg:height="0.29cm" svg:x="17.089cm" svg:y="18.85cm" svg:viewBox="0 0 626 291" svg:d="M177 287l-147-232 1 18 1 32v182h-32v-273h42l148 234c-1-25-2-43-2-55v-179h33v273zM256 291l79-291h31l-79 291zM588 287l-31-79h-124l-31 79h-38l111-273h42l109 273zM495 42l-2 5c-3 11-8 25-14 42l-35 90h102l-35-91c-3-9-7-19-11-30z">
          <text:p/>
        </draw:path>
        <draw:path draw:style-name="gr2" draw:text-style-name="P2" draw:layer="layout" svg:width="0.632cm" svg:height="0.296cm" svg:x="17.086cm" svg:y="18.847cm" svg:viewBox="0 0 633 297" svg:d="M176 292l-145-233 2-1 3-1 1 19 1 32v182 3h-3-32-3v-3-273-3h3 42 2l1 2 147 234-3 1h-3c-1-25-2-43-2-55v-179-3h3 33 3v3 273 3h-3-44-2zM179 287h44v3h-3v-273h3v3h-33v-3h3v179c0 12 1 30 2 55l1 11-6-9-147-234 2-2v3h-42v-3h2v273h-2v-3h32v3h-3v-182h3l-3 1-1-33h3-3v-18l-1-11 6 9 145 233-2 1zM255 293l80-291 1-2h2 31 3l-1 4-79 291-1 2h-2-31-4zM258 291h31v3l-3-1 80-291 3 1v3h-31v-3l3 1-80 291-3-1zM589 291l-32-79 3-1v2h-124v-2l3 1-31 79-1 2h-2-38-4l1-4 111-273 1-2h2 42 1l1 2 109 273 2 4h-4-38-2zM591 287h38v3l-3 1-109-273 3-1v3h-42v-3l2 1-111 273-2-1v-3h38v3l-3-1 32-79v-2h2 124 2l1 2 31 79-3 1zM501 46l-2 5-3-1 3 1c-3 11-8 25-14 42l-35 90-3-1v-4h102v4l-3 1-34-91 2-1-2 1c-4-9-8-19-11-30l2-1-2 1-6-16 3-1zM501 44l5 16c4 11 7 21 11 30l35 90 1 5h-4-102-4l2-5 35-89 2 1-2-1c6-17 11-31 14-41l1-6 3-8z">
          <text:p/>
        </draw:path>
        <draw:path draw:style-name="gr2" draw:text-style-name="P2" draw:layer="layout" svg:width="1.447cm" svg:height="0.29cm" svg:x="18.623cm" svg:y="16.28cm" svg:viewBox="0 0 1448 291" svg:d="M184 287v-126h-147v126h-37v-273h37v116h147v-116h37v273zM279 33v-33h34v33zM279 287v-210h34v210zM542 182c0 72-25 109-77 109-15 0-29-3-39-9s-19-15-26-27c0 4 0 10-1 18 0 8-1 13-1 14h-33c0-7 1-21 1-43v-244h34v81c0 9 0 18 0 31 7-15 15-24 26-30s24-9 39-9c27 0 46 9 59 27 12 19 18 46 18 82zM506 183c0-29-4-50-12-63-8-12-20-20-37-20-20 0-34 8-43 21-9 14-14 35-14 64 0 27 5 47 14 61 8 13 23 19 42 19 18 0 30-6 38-19s12-34 12-63zM587 33v-33h34v33zM587 287v-210h34v210zM830 229c0 20-7 35-22 46-15 10-36 16-62 16s-46-4-60-13-24-22-28-40l31-6c3 11 9 19 18 25 9 5 22 7 39 7s30-2 38-8c9-5 13-13 13-24 0-8-3-15-9-20s-15-9-27-13l-25-6c-20-5-34-11-43-16-8-4-15-10-19-18-5-7-8-15-8-26 0-19 7-34 21-44 13-10 33-15 59-15 23 0 41 4 55 12s22 22 26 40l-32 4c-1-9-7-16-15-21-8-6-20-9-34-9-16 0-27 3-35 8-7 5-11 12-11 22 0 6 2 11 5 15 3 3 7 7 14 9 6 3 18 7 38 12 18 4 31 9 39 12 9 4 15 9 20 13 4 5 8 11 11 17 2 6 3 13 3 21zM899 182c0 27 4 48 13 61 9 14 22 20 39 20 13 0 23-3 31-10 9-6 14-17 16-30l35 2c-3 20-12 36-26 48s-33 18-55 18c-29 0-51-9-68-28-15-18-23-45-23-81 0-35 8-61 24-81 16-18 38-28 67-28 21 0 39 6 53 17s23 27 27 47l-36 2c-2-11-6-20-14-27-7-8-18-11-31-11-18 0-32 7-40 19s-12 33-12 62zM1104 77v134c0 13 1 24 4 32 2 7 7 13 13 16s14 5 26 5c16 0 30-6 39-17 10-12 15-27 15-48v-122h34v165c0 25 1 40 2 45h-33c0-1 0-2-1-5 0-3 0-6 0-10s-1-11-1-21c-8 15-18 25-28 31s-24 9-39 9c-23 0-40-6-50-17-11-12-16-30-16-57v-140zM1448 229c0 20-8 35-23 46-15 10-35 16-62 16-26 0-46-4-60-13s-23-22-28-40l31-6c3 11 9 19 18 25 10 5 22 7 39 7s30-2 38-8c9-5 13-13 13-24 0-8-3-15-9-20-5-5-15-9-27-13l-25-6c-20-5-34-11-43-16-8-4-15-10-19-18-5-7-7-15-7-26 0-19 6-34 20-44 13-10 33-15 59-15 23 0 42 4 55 12 14 8 22 22 26 40l-31 4c-2-9-8-16-16-21-8-6-20-9-34-9-15 0-27 3-35 8-7 5-11 12-11 22 0 6 2 11 5 15 3 3 8 7 14 9 6 3 18 7 38 12 18 4 31 9 40 12 8 4 14 9 19 13 4 5 8 11 11 17 2 6 4 13 4 21z">
          <text:p/>
        </draw:path>
        <draw:path draw:style-name="gr2" draw:text-style-name="P2" draw:layer="layout" svg:width="1.45cm" svg:height="0.294cm" svg:x="18.621cm" svg:y="16.278cm" svg:viewBox="0 0 1451 295" svg:d="M184 289v-126h2v2h-147v-2h2v126 2h-2-37-2v-2-273-2h2 37 2v2 116h-2v-2h147v2h-2v-116-2h2 37 2v2 273 2h-2-37-2zM186 287h37v2h-2v-273h2v2h-37v-2h2v116 2h-2-147-2v-2-116h2v2h-37v-2h2v273h-2v-2h37v2h-2v-126-2h2 147 2v2 126h-2zM279 35v-33-2h2 34 2v2 33 2h-2-34-2zM281 33h34v2h-2v-33h2v2h-34v-2h2v33h-2zM279 289v-209-2h2 34 2v2 209 2h-2-34-2zM281 287h34v2h-2v-209h2v2h-34v-2h2v209h-2zM546 184c0 73-26 111-79 111-16 0-29-3-40-9s-20-16-26-29h1v2-2h2c0 4 0 10-1 18 0 8-1 13-1 14v2h-2-33-3l1-2c0-7 1-21 1-43v-244-2h2 34 2v2 82c0 9 0 19 0 30h-2v-2 2l-1-1c6-14 15-24 26-30s25-9 40-9c27 0 48 10 60 28 13 18 19 45 19 82zM542 184c0-36-6-62-18-80-12-17-31-26-57-26-15 0-28 3-38 9-10 5-18 15-25 28v1h-2-2v-2c0-12 0-21 0-30v-82h2v2h-34v-2h2v244c0 22-1 36-1 43h-2v-2h33v2h-2c0-2 1-6 1-14 1-8 1-15 1-18v-2h2 2v1c7 12 15 21 25 26 10 6 23 9 38 9 51 0 75-35 75-107zM506 185c0-29-4-50-12-62-7-12-19-18-35-18-20 0-33 6-42 19-8 13-13 34-13 63 0 27 5 47 13 59 9 13 22 19 41 19 17 0 29-6 36-18 8-13 12-33 12-62zM510 185c0 29-4 51-12 64s-22 20-40 20c-20 0-35-7-44-20-9-14-14-34-14-62 0-29 5-51 14-65s25-21 45-21c17 0 31 7 39 20s12 34 12 64zM587 35v-33-2h2 34 2v2 33 2h-2-34-2zM589 33h34v2h-2v-33h2v2h-34v-2h2v33h-2zM587 289v-209-2h2 34 2v2 209 2h-2-34-2zM589 287h34v2h-2v-209h2v2h-34v-2h2v209h-2zM834 231c0 20-7 36-23 47-15 11-36 17-63 17-26 0-47-5-61-13-15-9-24-23-29-42v-2h2l30-6h2l1 1c3 11 8 19 17 24s21 7 38 7 29-2 37-7 12-13 12-23c0-8-3-14-8-19-6-5-14-9-27-12l1-2-1 2-25-6 1-2-1 2c-20-6-34-11-43-16-8-5-15-11-20-18-5-8-7-17-7-28 0-19 7-34 21-45 14-10 34-15 60-15 23 0 42 4 56 12 14 9 23 22 27 41v2h-2l-31 4h-2v-2c-2-8-7-15-15-20-8-4-19-7-33-7-15 0-26 2-34 7-7 5-10 11-10 20 0 6 1 10 4 13 3 4 7 7 13 10 6 2 19 6 38 11 19 4 32 9 40 13 9 4 15 8 20 13s9 11 11 17c3 7 4 14 4 22zM830 231c0-8-1-14-3-20-3-6-6-12-11-16-4-5-10-9-18-13s-21-8-40-12l1-2-1 2c-19-5-32-9-38-12-7-3-11-6-15-10-3-4-5-10-5-16 0-10 4-18 12-23s20-8 36-8c14 0 26 3 35 8s14 13 16 23h-2v-2l31-4 1 2-2 1c-4-18-12-30-25-38s-31-12-54-12c-26 0-45 5-58 15-13 9-20 23-20 41 0 10 3 19 7 25 5 7 11 13 19 18 9 5 23 10 42 15l25 6c13 4 23 8 28 13 6 6 10 13 10 22 0 11-5 20-14 26-8 6-21 8-39 8-17 0-30-2-40-8-9-5-16-14-19-26h2v2l-30 6-1-2 2-1c4 18 13 31 27 39 13 9 33 13 59 13s46-5 61-16c14-10 21-24 21-44zM902 184c0 27 4 47 12 60 9 13 21 19 38 19 13 0 23-3 31-9 8-7 13-16 15-30v-2l2 1 35 2h2v2c-3 21-12 37-27 49-14 13-33 19-57 19-29 0-52-10-68-29-16-18-24-46-24-82 0-35 8-62 24-81s39-29 68-29c23 0 41 6 55 17 15 12 24 28 28 47v3h-2l-36 2h-2v-1c-2-12-6-20-13-27-7-6-17-9-31-9-18 0-30 5-38 17s-12 32-12 61zM898 184c0-29 4-51 12-63 9-13 23-19 42-19 15 0 26 3 34 10 7 7 12 17 14 29h-2v-2l35-2 1 2h-2c-4-19-12-34-26-44-14-11-31-17-53-17-28 0-50 9-65 27s-23 45-23 79c0 36 8 62 23 80s37 27 65 27c23 0 41-6 55-18 14-11 22-27 25-46h2v2l-35-3v-1h2c-2 14-8 25-16 32-9 7-20 10-34 10-18 0-32-7-41-21-9-13-13-34-13-62zM1108 80v133c0 13 1 24 4 31 2 7 6 12 12 15 5 3 13 5 25 5 16 0 28-5 38-16 9-12 14-27 14-47v-121-2h2 34 2v2 164c0 25 1 39 1 45l1 2h-2-33-2v-2c0 0 0-2-1-5 0-3 0-6 0-10s-1-11-1-21h2v2-2l1 1c-8 15-17 25-28 32-11 6-24 9-40 9-23 0-41-6-52-18s-16-31-16-58v-139-2h2 35 2zM1106 82h-35v-2h2v139c0 26 5 44 15 55s26 17 49 17c15 0 28-3 38-9s19-15 27-30v-1h2 2v2c0 10 1 17 1 21s0 7 0 10c0 2 1 4 1 5h-2v-2h33v2h-2c-1-5-2-20-2-45v-164h2v2h-34v-2h2v121c0 21-5 37-15 49s-24 18-41 18c-12 0-21-2-27-5-7-4-11-10-14-18s-4-19-4-32v-133h2zM1451 231c0 20-7 36-23 47-15 11-36 17-63 17-26 0-47-5-61-13-15-9-24-23-29-42v-2h2l31-6h1l1 1c3 11 8 19 17 24s22 7 38 7c17 0 30-2 37-7 8-5 12-13 12-23 0-8-3-14-8-19-6-5-14-9-27-12l1-2-1 2-24-6v-2 2c-21-6-35-11-44-16-8-5-15-11-20-18-5-8-7-17-7-28 0-19 7-34 21-45 14-10 34-15 60-15 23 0 42 4 56 12 14 9 23 22 27 41v2h-2l-31 4h-2v-2c-2-8-7-15-15-20-8-4-19-7-33-7-15 0-26 2-33 7s-11 11-11 20c0 6 2 10 4 13 3 4 8 7 13 10 6 2 19 6 38 11 19 4 32 9 40 13 9 4 15 8 20 13s9 11 11 17c3 7 4 14 4 22zM1448 231c0-8-2-14-4-20-3-6-6-12-11-16-4-5-10-9-18-13s-21-8-40-12l1-2-1 2c-19-5-32-9-38-12s-11-6-15-10c-3-4-5-10-5-16 0-10 5-18 12-23 8-5 20-8 36-8 15 0 26 3 35 8s14 13 17 23h-2l-1-2 32-4v2l-2 1c-4-18-12-30-25-38s-31-12-54-12c-26 0-45 5-58 15-13 9-19 23-19 41 0 10 2 19 6 25 5 7 11 13 19 18 9 5 23 10 43 15l24 6c13 4 23 8 29 13 6 6 9 13 9 22 0 11-5 20-13 26-9 6-22 8-40 8-17 0-30-2-40-8-9-5-16-14-19-26h2v2l-30 6-1-2 2-1c4 18 13 31 27 39 14 9 33 13 59 13s47-5 61-16c15-10 22-24 22-44z">
          <text:p/>
        </draw:path>
        <draw:path draw:style-name="gr2" draw:text-style-name="P2" draw:layer="layout" svg:width="1.868cm" svg:height="0.28cm" svg:x="18.593cm" svg:y="18.847cm" svg:viewBox="0 0 1869 281" svg:d="M210 86c0 26-8 46-25 61-17 16-39 23-68 23h-80v107h-37v-273h115c30 0 54 7 70 22 17 14 25 34 25 60zM173 86c0-35-21-52-63-52h-73v107h75c41 0 61-18 61-55zM475 86c0 26-8 46-25 61-17 16-40 23-69 23h-79v107h-37v-273h114c31 0 54 7 71 22 17 14 25 34 25 60zM438 86c0-35-21-52-63-52h-73v107h74c41 0 62-18 62-55zM515 187v-31h96v31zM664 277v-273h37v273zM983 201c0 25-10 44-29 58-20 15-47 22-83 22-66 0-105-24-115-70l36-7c4 16 12 28 26 36 13 7 31 11 54 11 24 0 42-4 55-12s20-20 20-36c0-9-2-16-6-22-4-5-10-10-17-13-8-4-16-7-27-9-10-3-21-6-33-8-22-5-38-10-49-15-11-4-20-10-27-16-6-5-11-12-14-20-4-8-5-17-5-27 0-23 8-41 26-54 18-12 44-19 77-19 31 0 54 5 71 14 16 10 27 26 34 49l-36 6c-4-14-12-25-23-31-11-7-27-10-47-10-21 0-38 4-49 11-12 7-18 18-18 32 0 8 3 15 7 21 5 5 11 10 19 14 9 3 25 8 50 14 9 2 17 3 25 5 9 2 16 5 24 8 8 2 15 6 21 9 7 4 13 9 18 14 4 5 8 12 11 19s4 16 4 26zM1208 140c0 45-8 80-24 104-16 25-40 37-71 37s-55-12-71-37c-15-24-24-58-24-104 0-47 9-82 24-105s39-35 72-35c32 0 56 12 71 36 15 23 23 58 23 104zM1172 140c0-39-4-68-13-85-9-18-24-27-45-27s-37 9-46 26c-9 18-14 46-14 86 0 39 5 67 14 85 10 18 25 26 45 26 21 0 36-9 45-27 10-18 14-46 14-84zM1429 140c0 45-8 80-24 104-16 25-40 37-71 37s-55-12-70-37c-16-24-24-58-24-104 0-47 8-82 23-105s39-35 72-35c32 0 56 12 71 36 15 23 23 58 23 104zM1394 140c0-39-5-68-14-85-9-18-24-27-45-27s-36 9-46 26c-9 18-14 46-14 86 0 39 5 67 14 85 10 18 25 26 45 26 21 0 36-9 45-27 10-18 15-46 15-84zM1648 187c0 29-8 51-23 68-16 18-37 26-65 26-30 0-54-11-70-35-16-23-24-56-24-100 0-47 8-83 25-108s41-38 72-38c41 0 67 19 78 56l-34 6c-6-23-21-34-44-34-20 0-35 10-46 28s-17 45-17 80c7-12 16-20 27-27 11-6 25-9 39-9 25 0 45 8 60 24s22 37 22 63zM1613 189c0-20-5-35-15-46-9-11-23-16-40-16-16 0-29 5-39 14-10 10-15 23-15 39 0 21 5 38 15 52 11 13 24 20 40 20 17 0 30-6 40-17 9-11 14-27 14-46zM1869 187c0 29-7 51-23 68-16 18-37 26-64 26-31 0-54-11-71-35-16-23-24-56-24-100 0-47 8-83 25-108s41-38 72-38c41 0 67 19 78 56l-33 6c-7-23-22-34-45-34-20 0-35 10-46 28s-16 45-16 80c6-12 15-20 26-27 12-6 25-9 40-9 25 0 45 8 59 24 15 16 22 37 22 63zM1834 189c0-20-5-35-14-46-10-11-24-16-41-16-16 0-29 5-39 14-10 10-15 23-15 39 0 21 5 38 16 52 10 13 23 20 39 20 17 0 30-6 40-17 9-11 14-27 14-46z">
          <text:p/>
        </draw:path>
        <draw:path draw:style-name="gr2" draw:text-style-name="P2" draw:layer="layout" svg:width="1.872cm" svg:height="0.284cm" svg:x="18.591cm" svg:y="18.845cm" svg:viewBox="0 0 1873 285" svg:d="M214 88c0 26-8 47-25 63-18 15-41 23-70 23h-80v-2h2v107 2h-2-37-2v-2-273-2h2 115c30 0 55 8 72 22 17 15 25 36 25 62zM210 88c0-26-8-45-24-59s-39-21-69-21h-115v-2h2v273h-2v-2h37v2h-2v-107-2h2 80c28 0 50-7 67-22 16-15 24-35 24-60zM173 88c0-34-19-50-61-50h-73v-2h2v107h-2v-2h75c40 0 59-17 59-53zM177 88c0 38-22 57-63 57h-75-2v-2-107-2h2 73c43 0 65 18 65 54zM479 88c0 26-9 47-26 63-17 15-40 23-70 23h-79v-2h2v107 2h-2-37-2v-2-273-2h2 114c31 0 55 8 72 22 17 15 26 36 26 62zM475 88c0-26-8-45-24-59-17-14-40-21-70-21h-114v-2h2v273h-2v-2h37v2h-2v-107-2h2 79c29 0 51-7 67-22 17-15 25-35 25-60zM438 88c0-34-20-50-61-50h-73v-2h2v107h-2v-2h74c41 0 60-17 60-53zM442 88c0 38-22 57-64 57h-74-2v-2-107-2h2 73c43 0 65 18 65 54zM515 189v-31-2h2 96 2v2 31 1h-2-96-2zM517 187h96v2h-2v-31h2v2h-96v-2h1v31h-1zM664 279v-273-2h2 37 2v2 273 2h-2-37-2zM666 277h37v2h-2v-273h2v2h-37v-2h2v273h-2zM987 203c0 26-10 46-30 61-20 14-48 21-84 21-67 0-106-24-117-72l-1-2h2l36-7 2-1v2c4 16 13 27 26 35 13 7 31 11 53 11 24 0 42-4 54-12 13-8 19-19 19-34 0-9-2-15-6-21-4-5-9-9-16-13-7-3-16-6-26-9-10-2-21-5-34-7l1-2-1 2c-21-5-38-10-49-15s-20-10-27-16c-6-6-12-13-15-21-4-8-5-18-5-28 0-24 9-43 27-55 18-13 44-20 78-20 31 0 55 5 72 15 16 9 28 26 35 49v2l-2 1-36 6h-2v-1c-4-14-11-24-22-31-11-6-26-9-46-9-21 0-37 3-48 10s-17 17-17 31c0 8 2 14 7 19 4 6 10 10 18 14s25 8 50 14c8 2 16 4 25 6 8 2 16 4 24 7 7 3 15 6 21 10 7 3 13 8 18 14 5 5 9 12 12 19 3 8 4 17 4 27zM983 203c0-10-1-18-4-25-2-7-6-13-11-19-5-5-10-9-17-13-6-4-13-7-21-10-7-2-15-5-23-7-9-2-17-4-25-5v-2 2c-25-6-42-11-51-15-8-3-15-8-19-14-5-6-8-13-8-22 0-15 7-26 19-34 11-7 28-11 50-11 20 0 36 3 48 10 11 7 19 18 23 33h-1l-1-2 36-6 1 2h-2c-7-22-18-38-33-47-17-9-40-14-70-14-33 0-58 6-76 19-17 12-25 29-25 52 0 10 1 18 5 26 3 8 8 14 14 20s15 11 26 16c11 4 27 9 48 14 12 3 24 5 34 8 10 2 19 5 26 9 8 4 14 8 18 14 5 6 7 14 7 23 0 16-7 29-21 38-13 8-32 12-56 12-23 0-42-4-55-12-14-7-23-20-27-37h2v2l-36 7v-2l2-1c10 47 47 69 113 69 35 0 62-7 82-20 19-15 28-33 28-58zM1212 142c0 46-8 81-25 105-16 25-40 38-72 38s-57-12-73-38c-16-24-24-59-24-105 0-47 8-82 23-106 16-24 42-36 75-36s57 12 73 36c15 24 23 60 23 106zM1208 142c0-46-8-80-23-103s-37-35-69-35-57 11-72 34-22 58-22 104c0 45 8 80 23 103 16 24 39 36 70 36s53-12 69-36 24-58 24-103zM1172 142c0-39-4-67-13-84s-23-26-43-26c-21 0-35 8-44 25-10 17-15 45-15 85 0 38 5 66 15 84 9 17 23 26 43 26s34-9 43-27c10-18 14-45 14-83zM1176 142c0 38-4 67-14 85-10 19-26 28-47 28s-37-9-47-27c-10-19-15-47-15-86 0-40 5-69 15-87 10-17 26-27 48-27 21 0 37 10 47 28 9 18 13 47 13 86zM1433 142c0 46-8 81-24 105-17 25-41 38-73 38s-56-12-72-38c-16-24-24-59-24-105 0-47 8-82 23-106 16-24 41-36 74-36s57 12 73 36c15 24 23 60 23 106zM1429 142c0-46-8-80-23-103s-37-35-69-35-55 11-70 34-23 58-23 104c0 45 8 80 23 103 16 24 38 36 69 36s54-12 69-36c16-24 24-58 24-103zM1394 142c0-39-5-67-14-84s-23-26-43-26c-21 0-35 8-44 25s-14 45-14 85c0 38 5 66 14 84 9 17 23 26 43 26s34-9 44-27c9-18 14-45 14-83zM1398 142c0 38-5 67-15 85-10 19-26 28-47 28s-37-9-46-27c-10-19-15-47-15-86 0-40 5-69 14-87 10-17 26-27 48-27s37 10 47 28c9 18 14 47 14 86zM1652 189c0 29-8 52-24 70-16 17-38 26-66 26-31 0-55-12-71-36-17-23-25-57-25-101 0-47 8-84 26-109 17-26 42-39 73-39 42 0 69 19 79 57l1 2-2 1-33 6h-2v-2c-7-21-21-32-43-32-20 0-34 9-45 27-10 18-16 44-16 79h-2l-1-1c6-12 15-21 27-27s25-10 40-10c26 0 46 8 62 25 15 16 22 37 22 64zM1648 189c0-26-7-46-21-62-15-15-34-23-59-23-14 0-27 3-38 9s-20 15-26 26l-4 7v-8c0-35 6-62 17-81s27-29 48-29c23 0 39 12 46 35l-2 1v-2l33-6 1 2h-2c-11-36-36-54-76-54-31 0-54 12-70 37-17 25-25 61-25 107 0 44 8 76 24 99s38 34 68 34c27 0 48-8 63-25 16-17 23-39 23-67zM1613 191c0-20-5-34-14-45-9-10-22-15-39-15-16 0-28 5-38 14-9 9-14 21-14 37 0 21 5 38 15 51s23 19 38 19c17 0 29-5 38-16s14-26 14-45zM1617 191c0 20-5 36-15 47-10 12-24 18-41 18-16 0-31-7-41-21-11-14-16-31-16-53 0-17 5-30 15-40 11-10 25-15 41-15 18 0 32 6 42 17s15 27 15 47zM1873 189c0 29-8 52-24 70-15 17-38 26-65 26-31 0-56-12-72-36-17-23-25-57-25-101 0-47 9-84 26-109 17-26 42-39 73-39 42 0 69 19 80 57v2l-2 1-33 6h-2v-2c-7-21-21-32-43-32-19 0-34 9-44 27-11 18-16 44-16 79h-2l-2-1c6-12 16-21 27-27 12-6 26-10 41-10 25 0 46 8 61 25 15 16 22 37 22 64zM1869 189c0-26-7-46-21-62-15-15-34-23-58-23-15 0-28 3-39 9s-20 15-26 26l-3 7v-8c0-35 5-62 16-81s28-29 48-29c24 0 39 12 47 35l-2 1-1-2 33-6 1 2h-2c-11-36-35-54-76-54-30 0-53 12-70 37s-25 61-25 107c0 44 8 76 24 99s38 34 69 34c27 0 47-8 63-25 15-17 22-39 22-67zM1834 191c0-20-5-34-14-45-9-10-22-15-39-15-16 0-28 5-38 14-9 9-14 21-14 37 0 21 5 38 15 51s23 19 38 19c17 0 29-5 38-16s14-26 14-45zM1838 191c0 20-5 36-15 47-10 12-23 18-41 18-16 0-30-7-41-21s-16-31-16-53c0-17 5-30 16-40 10-10 24-15 40-15 18 0 32 6 42 17s15 27 15 47z">
          <text:p/>
        </draw:path>
        <draw:path draw:style-name="gr2" draw:text-style-name="P2" draw:layer="layout" svg:width="0.502cm" svg:height="0.29cm" svg:x="24.851cm" svg:y="18.85cm" svg:viewBox="0 0 503 291" svg:d="M0 287v-29h70v-210l-62 44v-33l64-44h32v243h67v29zM191 291l80-291h30l-78 291zM332 287v-29h69v-210l-61 44v-33l64-44h32v243h67v29z">
          <text:p/>
        </draw:path>
        <draw:path draw:style-name="gr2" draw:text-style-name="P2" draw:layer="layout" svg:width="0.506cm" svg:height="0.294cm" svg:x="24.849cm" svg:y="18.848cm" svg:viewBox="0 0 507 295" svg:d="M0 289v-29-2h2 70v2h-2v-210h2l1 1-62 44-3 3v-4-33-1l1-1 64-44h1 32 2v2 243h-2v-2h68 2v2 29 2h-2-172-2zM2 287h172v2h-2v-29h2v2h-68-1v-2-243h1v2h-32v-2l2 1-65 44-1-1h2v33h-2l-1-2 61-44 4-2v4 210 2h-2-70v-2h2v29h-2zM193 293l79-291v-2h2 30 3l-1 3-78 291-1 1h-1-32-2zM194 291h32v2h-2l78-291h2v2h-30v-2l2 1-80 291-2-1zM333 289v-29-2h2 69v2h-2v-210h2l1 1-61 44-3 3v-4-33-1l1-1 64-44h1 32 2v2 243h-2v-2h66 2v2 29 2h-2-170-2zM335 287h170v2h-2v-29h2v2h-66-2v-2-243h2v2h-32v-2l1 1-64 44-1-1h2v33h-2l-1-2 61-44 3-2v4 210 2h-2-69v-2h2v29h-2z">
          <text:p/>
        </draw:path>
        <draw:frame draw:style-name="gr6" draw:text-style-name="P4" draw:layer="layout" svg:width="0.665cm" svg:height="0.78cm" svg:x="27.601cm" svg:y="19.264cm">
          <draw:text-box>
            <text:p text:style-name="P3"><text:span text:style-name="T1">X</text:span></text:p>
          </draw:text-box>
        </draw:frame>
        <draw:frame draw:style-name="gr7" draw:text-style-name="P5" draw:layer="layout" svg:width="0.119cm" svg:height="0.141cm" svg:x="28.01cm" svg:y="19.771cm">
          <draw:text-box>
            <text:p text:style-name="P3"><text:span text:style-name="T2"><text:s/></text:span></text:p>
          </draw:text-box>
        </draw:frame>
        <draw:frame draw:style-name="gr8" draw:text-style-name="P6" draw:layer="layout" svg:width="8.414cm" svg:height="0.399cm" svg:x="18.606cm" svg:y="15.464cm">
          <draw:text-box>
            <text:p text:style-name="P3"><text:span text:style-name="T3">Double_bearing_holder_inserts_nonswitch_side</text:span></text:p>
          </draw:text-box>
        </draw:frame>
        <draw:path draw:style-name="gr9" draw:text-style-name="P7" draw:layer="layout" svg:width="3.711cm" svg:height="8.788cm" svg:x="2.806cm" svg:y="1.539cm" svg:viewBox="0 0 3712 8789" svg:d="M1485 8789l35-20 2192-1265v-7020-41l-35-20-495-286-35 20c-134 77-348 79-487 5-96-51-209-93-333-120-124-28-258-43-393-42s-270 17-396 47c-125 31-240 75-335 130l-1167 674-36 20v41 7020l1449 837z">
          <text:p/>
        </draw:path>
        <draw:polygon draw:style-name="gr10" draw:text-style-name="P1" draw:layer="layout" svg:width="0cm" svg:height="0cm" svg:x="4.662cm" svg:y="6.019cm" svg:viewBox="0 0 0 0" draw:points="0,0">
          <text:p/>
        </draw:polygon>
        <draw:polygon draw:style-name="gr9" draw:text-style-name="P7" draw:layer="layout" svg:width="2.191cm" svg:height="8.284cm" svg:x="4.326cm" svg:y="2.023cm" svg:viewBox="0 0 2192 8285" draw:points="0,8285 2192,7020 2192,0 0,1265">
          <text:p/>
        </draw:polygon>
        <draw:polygon draw:style-name="gr10" draw:text-style-name="P1" draw:layer="layout" svg:width="0cm" svg:height="0cm" svg:x="4.662cm" svg:y="6.019cm" svg:viewBox="0 0 0 0" draw:points="0,0">
          <text:p/>
        </draw:polygon>
        <draw:polygon draw:style-name="gr9" draw:text-style-name="P7" draw:layer="layout" svg:width="1.449cm" svg:height="7.856cm" svg:x="2.806cm" svg:y="2.451cm" svg:viewBox="0 0 1450 7857" draw:points="0,7020 1450,7857 1450,837 0,0">
          <text:p/>
        </draw:polygon>
        <draw:polygon draw:style-name="gr10" draw:text-style-name="P1" draw:layer="layout" svg:width="0cm" svg:height="0cm" svg:x="4.662cm" svg:y="6.019cm" svg:viewBox="0 0 0 0" draw:points="0,0">
          <text:p/>
        </draw:polygon>
        <draw:path draw:style-name="gr9" draw:text-style-name="P7" draw:layer="layout" svg:width="3.64cm" svg:height="1.688cm" svg:x="2.842cm" svg:y="1.539cm" svg:viewBox="0 0 3641 1689" svg:d="M3641 423l-495-286-35 20c-134 77-348 79-486 5-97-51-210-93-334-120-124-28-258-43-393-42s-270 17-396 47c-125 31-240 75-335 130l-1167 674 1449 838z">
          <text:p/>
        </draw:path>
        <draw:polygon draw:style-name="gr10" draw:text-style-name="P1" draw:layer="layout" svg:width="0cm" svg:height="0cm" svg:x="4.662cm" svg:y="6.019cm" svg:viewBox="0 0 0 0" draw:points="0,0">
          <text:p/>
        </draw:polygon>
        <draw:path draw:style-name="gr9" draw:text-style-name="P7" draw:layer="layout" svg:width="1.872cm" svg:height="1.081cm" svg:x="3.708cm" svg:y="1.625cm" svg:viewBox="0 0 1873 1082" svg:d="M1873 541c0-299-419-541-937-541-517 0-936 242-936 541zM0 541c0 298 419 541 936 541 518 0 937-243 937-541z">
          <text:p/>
        </draw:path>
        <draw:polygon draw:style-name="gr10" draw:text-style-name="P1" draw:layer="layout" svg:width="0cm" svg:height="0cm" svg:x="4.662cm" svg:y="6.019cm" svg:viewBox="0 0 0 0" draw:points="0,0">
          <text:p/>
        </draw:polygon>
        <draw:path draw:style-name="gr9" draw:text-style-name="P7" draw:layer="layout" svg:width="1.79cm" svg:height="1.033cm" svg:x="3.749cm" svg:y="1.649cm" svg:viewBox="0 0 1791 1034" svg:d="M1791 517c0-286-401-517-895-517-495 0-896 231-896 517zM0 517c0 285 401 517 896 517 494 0 895-232 895-517z">
          <text:p/>
        </draw:path>
        <draw:polygon draw:style-name="gr10" draw:text-style-name="P1" draw:layer="layout" svg:width="0cm" svg:height="0cm" svg:x="4.662cm" svg:y="6.019cm" svg:viewBox="0 0 0 0" draw:points="0,0">
          <text:p/>
        </draw:polygon>
        <draw:path draw:style-name="gr9" draw:text-style-name="P7" draw:layer="layout" svg:width="1.59cm" svg:height="0.918cm" svg:x="3.849cm" svg:y="1.707cm" svg:viewBox="0 0 1591 919" svg:d="M1591 467c0-3 0-6 0-8 0-254-356-459-795-459s-796 205-796 459c0 2 0 5 1 8 0 28 6 56 15 83 32 90 107 170 218 234 207 119 511 164 791 115s491-182 550-349c9-27 15-55 16-83z">
          <text:p/>
        </draw:path>
        <draw:polygon draw:style-name="gr10" draw:text-style-name="P1" draw:layer="layout" svg:width="0cm" svg:height="0cm" svg:x="4.662cm" svg:y="6.019cm" svg:viewBox="0 0 0 0" draw:points="0,0">
          <text:p/>
        </draw:polygon>
        <draw:path draw:style-name="gr9" draw:text-style-name="P7" draw:layer="layout" svg:width="1.558cm" svg:height="0.735cm" svg:x="3.865cm" svg:y="1.89cm" svg:viewBox="0 0 1559 736" svg:d="M0 367c33 89 108 169 218 233 207 120 511 165 791 116 280-50 491-183 550-349-76-213-401-367-779-367s-703 154-780 367z">
          <text:p/>
        </draw:path>
        <draw:polygon draw:style-name="gr10" draw:text-style-name="P1" draw:layer="layout" svg:width="0cm" svg:height="0cm" svg:x="4.662cm" svg:y="6.019cm" svg:viewBox="0 0 0 0" draw:points="0,0">
          <text:p/>
        </draw:polygon>
        <draw:polygon draw:style-name="gr9" draw:text-style-name="P7" draw:layer="layout" svg:width="0.071cm" svg:height="7.019cm" svg:x="4.255cm" svg:y="3.288cm" svg:viewBox="0 0 72 7020" draw:points="72,7020 72,0 0,0 0,7020">
          <text:p/>
        </draw:polygon>
        <draw:polygon draw:style-name="gr10" draw:text-style-name="P1" draw:layer="layout" svg:width="0cm" svg:height="0cm" svg:x="4.662cm" svg:y="6.019cm" svg:viewBox="0 0 0 0" draw:points="0,0">
          <text:p/>
        </draw:polygon>
        <draw:path draw:style-name="gr9" draw:text-style-name="P7" draw:layer="layout" svg:width="0.576cm" svg:height="0.602cm" svg:x="2.048cm" svg:y="5.576cm" svg:viewBox="0 0 577 603" svg:d="M487 483l35-21c73-41 73-175 0-299-72-125-188-192-259-151l-36 20c-11 7-22 17-30 29l-35 20c-26-4-50 0-70 11l-35 21c-36 22-57 67-57 127 0 90 47 200 120 276 73 77 156 106 212 74l35-21c20-11 35-30 45-54l35-21c15-1 28-5 40-11z">
          <text:p/>
        </draw:path>
        <draw:polygon draw:style-name="gr10" draw:text-style-name="P1" draw:layer="layout" svg:width="0cm" svg:height="0cm" svg:x="4.662cm" svg:y="6.019cm" svg:viewBox="0 0 0 0" draw:points="0,0">
          <text:p/>
        </draw:polygon>
        <draw:path draw:style-name="gr9" draw:text-style-name="P7" draw:layer="layout" svg:width="0.576cm" svg:height="0.602cm" svg:x="2.048cm" svg:y="7.923cm" svg:viewBox="0 0 577 603" svg:d="M487 483l35-20c73-42 73-176 0-301-72-124-188-191-259-149l-36 20c-11 7-22 16-30 28l-35 21c-26-4-50 0-70 11l-35 20c-36 21-57 67-57 127 0 91 47 200 120 277 73 76 156 106 212 73l35-20c20-11 35-30 45-55l35-20c15-1 28-5 40-12z">
          <text:p/>
        </draw:path>
        <draw:polygon draw:style-name="gr10" draw:text-style-name="P1" draw:layer="layout" svg:width="0cm" svg:height="0cm" svg:x="4.662cm" svg:y="6.019cm" svg:viewBox="0 0 0 0" draw:points="0,0">
          <text:p/>
        </draw:polygon>
        <draw:path draw:style-name="gr9" draw:text-style-name="P7" draw:layer="layout" svg:width="0.495cm" svg:height="0.639cm" svg:x="3.267cm" svg:y="7.221cm" svg:viewBox="0 0 496 640" svg:d="M496 463c0-19-2-39-5-59-19-125-97-257-195-337-41-34-84-56-124-64-5-1-9-2-14-2-32-4-61 1-85 15-97 56-97 238 0 405 96 167 253 258 350 202 25-14 44-37 56-67 2-4 4-8 5-13 8-23 12-51 12-80z">
          <text:p/>
        </draw:path>
        <draw:polygon draw:style-name="gr10" draw:text-style-name="P1" draw:layer="layout" svg:width="0cm" svg:height="0cm" svg:x="4.662cm" svg:y="6.019cm" svg:viewBox="0 0 0 0" draw:points="0,0">
          <text:p/>
        </draw:polygon>
        <draw:path draw:style-name="gr9" draw:text-style-name="P7" draw:layer="layout" svg:width="0.495cm" svg:height="0.639cm" svg:x="3.267cm" svg:y="4.873cm" svg:viewBox="0 0 496 640" svg:d="M496 462c0-19-2-39-5-59-19-124-97-256-195-336-41-33-84-55-124-63-5-1-9-2-14-3-32-4-61 1-85 15-97 56-97 237 0 404 96 169 253 259 350 203 25-14 44-36 56-66 2-4 4-10 5-14 8-24 12-51 12-81z">
          <text:p/>
        </draw:path>
        <draw:polygon draw:style-name="gr10" draw:text-style-name="P1" draw:layer="layout" svg:width="0cm" svg:height="0cm" svg:x="4.662cm" svg:y="6.019cm" svg:viewBox="0 0 0 0" draw:points="0,0">
          <text:p/>
        </draw:polygon>
        <draw:polygon draw:style-name="gr9" draw:text-style-name="P7" draw:layer="layout" svg:width="2.226cm" svg:height="1.326cm" svg:x="4.291cm" svg:y="1.962cm" svg:viewBox="0 0 2227 1327" draw:points="35,1327 2227,62 2192,0 0,1266">
          <text:p/>
        </draw:polygon>
        <draw:polygon draw:style-name="gr10" draw:text-style-name="P1" draw:layer="layout" svg:width="0cm" svg:height="0cm" svg:x="4.662cm" svg:y="6.019cm" svg:viewBox="0 0 0 0" draw:points="0,0">
          <text:p/>
        </draw:polygon>
        <draw:path draw:style-name="gr9" draw:text-style-name="P7" draw:layer="layout" svg:width="0.389cm" svg:height="0.502cm" svg:x="2.048cm" svg:y="5.676cm" svg:viewBox="0 0 390 503" svg:d="M57 13c77-44 200 27 276 159s76 274 0 318c-56 32-139 3-212-74-74-76-121-186-121-276 0-61 21-106 57-127z">
          <text:p/>
        </draw:path>
        <draw:polygon draw:style-name="gr10" draw:text-style-name="P1" draw:layer="layout" svg:width="0cm" svg:height="0cm" svg:x="4.662cm" svg:y="6.019cm" svg:viewBox="0 0 0 0" draw:points="0,0">
          <text:p/>
        </draw:polygon>
        <draw:path draw:style-name="gr9" draw:text-style-name="P7" draw:layer="layout" svg:width="0.389cm" svg:height="0.502cm" svg:x="2.048cm" svg:y="8.023cm" svg:viewBox="0 0 390 503" svg:d="M57 13c77-43 200 28 276 159 76 133 76 275 0 318-56 33-139 3-212-73-74-77-121-187-121-278 0-59 21-105 57-126z">
          <text:p/>
        </draw:path>
        <draw:polygon draw:style-name="gr10" draw:text-style-name="P1" draw:layer="layout" svg:width="0cm" svg:height="0cm" svg:x="4.662cm" svg:y="6.019cm" svg:viewBox="0 0 0 0" draw:points="0,0">
          <text:p/>
        </draw:polygon>
        <draw:path draw:style-name="gr9" draw:text-style-name="P7" draw:layer="layout" svg:width="1.568cm" svg:height="0.364cm" svg:x="3.86cm" svg:y="1.742cm" svg:viewBox="0 0 1569 365" svg:d="M1569 365c-25-86-93-168-195-233-334-176-844-176-1178 0-102 65-171 147-196 233 156-167 457-271 785-271s629 104 784 271z">
          <text:p/>
        </draw:path>
        <draw:polygon draw:style-name="gr10" draw:text-style-name="P1" draw:layer="layout" svg:width="0cm" svg:height="0cm" svg:x="4.662cm" svg:y="6.019cm" svg:viewBox="0 0 0 0" draw:points="0,0">
          <text:p/>
        </draw:polygon>
        <draw:path draw:style-name="gr9" draw:text-style-name="P7" draw:layer="layout" svg:width="0.374cm" svg:height="0.483cm" svg:x="4.457cm" svg:y="9.636cm" svg:viewBox="0 0 375 484" svg:d="M375 134c0-119-84-168-188-108-6 4-12 7-19 12-88 61-158 183-167 291-1 8-1 15-1 22 0 120 84 168 187 108 104-59 188-205 188-325z">
          <text:p/>
        </draw:path>
        <draw:polygon draw:style-name="gr10" draw:text-style-name="P1" draw:layer="layout" svg:width="0cm" svg:height="0cm" svg:x="4.662cm" svg:y="6.019cm" svg:viewBox="0 0 0 0" draw:points="0,0">
          <text:p/>
        </draw:polygon>
        <draw:path draw:style-name="gr9" draw:text-style-name="P7" draw:layer="layout" svg:width="0.374cm" svg:height="0.484cm" svg:x="4.457cm" svg:y="3.107cm" svg:viewBox="0 0 375 485" svg:d="M375 135c0-121-84-169-188-109-6 3-12 8-19 13-88 61-158 183-167 290-1 8-1 15-1 22 0 120 84 169 187 108 104-59 188-205 188-324z">
          <text:p/>
        </draw:path>
        <draw:polygon draw:style-name="gr10" draw:text-style-name="P1" draw:layer="layout" svg:width="0cm" svg:height="0cm" svg:x="4.662cm" svg:y="6.019cm" svg:viewBox="0 0 0 0" draw:points="0,0">
          <text:p/>
        </draw:polygon>
        <draw:path draw:style-name="gr9" draw:text-style-name="P7" draw:layer="layout" svg:width="0.374cm" svg:height="0.484cm" svg:x="6.012cm" svg:y="8.739cm" svg:viewBox="0 0 375 485" svg:d="M375 134c0-119-84-168-187-108-6 4-12 8-19 12-89 61-160 184-168 292-1 7-1 14-1 22 0 119 84 167 188 108 103-60 187-205 187-326z">
          <text:p/>
        </draw:path>
        <draw:polygon draw:style-name="gr10" draw:text-style-name="P1" draw:layer="layout" svg:width="0cm" svg:height="0cm" svg:x="4.662cm" svg:y="6.019cm" svg:viewBox="0 0 0 0" draw:points="0,0">
          <text:p/>
        </draw:polygon>
        <draw:path draw:style-name="gr9" draw:text-style-name="P7" draw:layer="layout" svg:width="0.374cm" svg:height="0.484cm" svg:x="6.012cm" svg:y="2.21cm" svg:viewBox="0 0 375 485" svg:d="M375 134c0-119-84-168-187-108-6 4-12 8-19 12-89 61-160 183-168 290-1 8-1 15-1 22 0 121 84 169 188 110 103-61 187-206 187-326z">
          <text:p/>
        </draw:path>
        <draw:polygon draw:style-name="gr10" draw:text-style-name="P1" draw:layer="layout" svg:width="0cm" svg:height="0cm" svg:x="4.662cm" svg:y="6.019cm" svg:viewBox="0 0 0 0" draw:points="0,0">
          <text:p/>
        </draw:polygon>
        <draw:polygon draw:style-name="gr9" draw:text-style-name="P7" draw:layer="layout" svg:width="1.485cm" svg:height="0.898cm" svg:x="2.806cm" svg:y="2.39cm" svg:viewBox="0 0 1486 899" draw:points="0,61 1450,899 1486,838 36,0">
          <text:p/>
        </draw:polygon>
        <draw:polygon draw:style-name="gr10" draw:text-style-name="P1" draw:layer="layout" svg:width="0cm" svg:height="0cm" svg:x="4.662cm" svg:y="6.019cm" svg:viewBox="0 0 0 0" draw:points="0,0">
          <text:p/>
        </draw:polygon>
        <draw:path draw:style-name="gr9" draw:text-style-name="P7" draw:layer="layout" svg:width="1.589cm" svg:height="0.421cm" svg:x="3.85cm" svg:y="1.836cm" svg:viewBox="0 0 1590 422" svg:d="M1590 339c-1-23-5-45-11-68-155-166-456-271-784-271s-629 105-785 271c-6 23-10 45-10 68 0 28 6 56 15 83 76-213 402-368 780-368s703 155 779 368c9-27 15-55 16-83z">
          <text:p/>
        </draw:path>
        <draw:polygon draw:style-name="gr10" draw:text-style-name="P1" draw:layer="layout" svg:width="0cm" svg:height="0cm" svg:x="4.662cm" svg:y="6.019cm" svg:viewBox="0 0 0 0" draw:points="0,0">
          <text:p/>
        </draw:polygon>
        <draw:path draw:style-name="gr9" draw:text-style-name="P7" draw:layer="layout" svg:width="0.478cm" svg:height="0.639cm" svg:x="3.267cm" svg:y="7.221cm" svg:viewBox="0 0 479 640" svg:d="M158 1c-32-4-61 1-85 15-97 56-97 238 0 405 96 167 254 258 351 202 24-14 43-37 55-67-91-12-196-97-265-217s-91-253-56-338z">
          <text:p/>
        </draw:path>
        <draw:polygon draw:style-name="gr10" draw:text-style-name="P1" draw:layer="layout" svg:width="0cm" svg:height="0cm" svg:x="4.662cm" svg:y="6.019cm" svg:viewBox="0 0 0 0" draw:points="0,0">
          <text:p/>
        </draw:polygon>
        <draw:path draw:style-name="gr9" draw:text-style-name="P7" draw:layer="layout" svg:width="0.478cm" svg:height="0.639cm" svg:x="3.267cm" svg:y="4.873cm" svg:viewBox="0 0 479 640" svg:d="M158 1c-32-4-61 1-85 15-97 56-97 237 0 404 96 169 254 259 351 203 24-14 43-36 55-66-91-13-196-98-265-218s-91-253-56-338z">
          <text:p/>
        </draw:path>
        <draw:polygon draw:style-name="gr10" draw:text-style-name="P1" draw:layer="layout" svg:width="0cm" svg:height="0cm" svg:x="4.662cm" svg:y="6.019cm" svg:viewBox="0 0 0 0" draw:points="0,0">
          <text:p/>
        </draw:polygon>
        <draw:path draw:style-name="gr9" draw:text-style-name="P7" draw:layer="layout" svg:width="0.303cm" svg:height="0.392cm" svg:x="4.458cm" svg:y="9.662cm" svg:viewBox="0 0 304 393" svg:d="M304 108c0-46-16-82-45-98-25-14-57-14-92 2-88 61-158 183-167 290 3 39 19 67 43 81 44 25 109 2 166-59 58-60 95-145 95-216z">
          <text:p/>
        </draw:path>
        <draw:polygon draw:style-name="gr10" draw:text-style-name="P1" draw:layer="layout" svg:width="0cm" svg:height="0cm" svg:x="4.662cm" svg:y="6.019cm" svg:viewBox="0 0 0 0" draw:points="0,0">
          <text:p/>
        </draw:polygon>
        <draw:path draw:style-name="gr9" draw:text-style-name="P7" draw:layer="layout" svg:width="0.303cm" svg:height="0.392cm" svg:x="6.013cm" svg:y="8.764cm" svg:viewBox="0 0 304 393" svg:d="M304 109c0-46-16-83-45-99-24-14-56-13-92 2-88 62-159 184-167 292 3 37 19 65 43 79 44 25 109 3 167-57 57-60 94-146 94-217z">
          <text:p/>
        </draw:path>
        <draw:polygon draw:style-name="gr10" draw:text-style-name="P1" draw:layer="layout" svg:width="0cm" svg:height="0cm" svg:x="4.662cm" svg:y="6.019cm" svg:viewBox="0 0 0 0" draw:points="0,0">
          <text:p/>
        </draw:polygon>
        <draw:path draw:style-name="gr9" draw:text-style-name="P7" draw:layer="layout" svg:width="0.303cm" svg:height="0.393cm" svg:x="4.458cm" svg:y="3.132cm" svg:viewBox="0 0 304 394" svg:d="M304 109c0-47-16-82-45-98-25-15-57-14-92 2-88 61-158 183-167 291 3 38 19 66 43 80 44 25 109 2 166-58 58-60 95-146 95-217z">
          <text:p/>
        </draw:path>
        <draw:polygon draw:style-name="gr10" draw:text-style-name="P1" draw:layer="layout" svg:width="0cm" svg:height="0cm" svg:x="4.662cm" svg:y="6.019cm" svg:viewBox="0 0 0 0" draw:points="0,0">
          <text:p/>
        </draw:polygon>
        <draw:path draw:style-name="gr9" draw:text-style-name="P7" draw:layer="layout" svg:width="0.303cm" svg:height="0.392cm" svg:x="6.013cm" svg:y="2.235cm" svg:viewBox="0 0 304 393" svg:d="M304 108c0-46-16-82-45-98-24-14-56-14-92 2-88 61-159 183-167 290 3 39 19 67 43 81 44 25 109 2 167-58 57-61 94-146 94-217z">
          <text:p/>
        </draw:path>
        <draw:polygon draw:style-name="gr10" draw:text-style-name="P1" draw:layer="layout" svg:width="0cm" svg:height="0cm" svg:x="4.662cm" svg:y="6.019cm" svg:viewBox="0 0 0 0" draw:points="0,0">
          <text:p/>
        </draw:polygon>
        <draw:path draw:style-name="gr9" draw:text-style-name="P7" draw:layer="layout" svg:width="0.343cm" svg:height="0.539cm" svg:x="3.419cm" svg:y="7.224cm" svg:viewBox="0 0 344 540" svg:d="M144 65c-41-35-84-57-124-65-39 82-19 213 50 332 68 119 173 202 262 208 8-23 12-51 12-80 0-19-2-39-5-59-54-20-109-72-148-139-40-67-57-141-47-197z">
          <text:p/>
        </draw:path>
        <draw:polygon draw:style-name="gr10" draw:text-style-name="P1" draw:layer="layout" svg:width="0cm" svg:height="0cm" svg:x="4.662cm" svg:y="6.019cm" svg:viewBox="0 0 0 0" draw:points="0,0">
          <text:p/>
        </draw:polygon>
        <draw:path draw:style-name="gr9" draw:text-style-name="P7" draw:layer="layout" svg:width="0.343cm" svg:height="0.539cm" svg:x="3.419cm" svg:y="4.877cm" svg:viewBox="0 0 344 540" svg:d="M144 63c-41-33-84-55-124-63-39 80-19 211 50 331 68 119 173 202 262 209 8-24 12-51 12-81 0-19-2-39-5-59-54-19-109-71-148-138-40-68-57-142-47-199z">
          <text:p/>
        </draw:path>
        <draw:polygon draw:style-name="gr10" draw:text-style-name="P1" draw:layer="layout" svg:width="0cm" svg:height="0cm" svg:x="4.662cm" svg:y="6.019cm" svg:viewBox="0 0 0 0" draw:points="0,0">
          <text:p/>
        </draw:polygon>
        <draw:path draw:style-name="gr9" draw:text-style-name="P7" draw:layer="layout" svg:width="0.365cm" svg:height="0.481cm" svg:x="2.21cm" svg:y="5.609cm" svg:viewBox="0 0 366 482" svg:d="M0 48c71 11 151 77 206 170 54 93 71 197 45 264l35-21 28-16c69-39 69-170 0-289-69-120-182-184-251-144l-28 16z">
          <text:p/>
        </draw:path>
        <draw:polygon draw:style-name="gr10" draw:text-style-name="P1" draw:layer="layout" svg:width="0cm" svg:height="0cm" svg:x="4.662cm" svg:y="6.019cm" svg:viewBox="0 0 0 0" draw:points="0,0">
          <text:p/>
        </draw:polygon>
        <draw:path draw:style-name="gr9" draw:text-style-name="P7" draw:layer="layout" svg:width="0.365cm" svg:height="0.481cm" svg:x="2.21cm" svg:y="7.956cm" svg:viewBox="0 0 366 482" svg:d="M0 49c71 10 151 77 206 170 54 93 71 195 45 263l35-20 28-16c69-41 69-170 0-290-69-119-182-184-251-144l-28 16z">
          <text:p/>
        </draw:path>
        <draw:polygon draw:style-name="gr10" draw:text-style-name="P1" draw:layer="layout" svg:width="0cm" svg:height="0cm" svg:x="4.662cm" svg:y="6.019cm" svg:viewBox="0 0 0 0" draw:points="0,0">
          <text:p/>
        </draw:polygon>
        <draw:path draw:style-name="gr9" draw:text-style-name="P7" draw:layer="layout" svg:width="0.247cm" svg:height="0.319cm" svg:x="3.743cm" svg:y="9.474cm" svg:viewBox="0 0 248 320" svg:d="M248 231c0-8 0-15-1-23-9-66-50-138-103-179-7-4-13-9-19-12-70-40-125-8-125 71s55 176 125 215c68 40 123 8 123-72z">
          <text:p/>
        </draw:path>
        <draw:polygon draw:style-name="gr10" draw:text-style-name="P1" draw:layer="layout" svg:width="0cm" svg:height="0cm" svg:x="4.662cm" svg:y="6.019cm" svg:viewBox="0 0 0 0" draw:points="0,0">
          <text:p/>
        </draw:polygon>
        <draw:path draw:style-name="gr9" draw:text-style-name="P7" draw:layer="layout" svg:width="0.247cm" svg:height="0.32cm" svg:x="3.743cm" svg:y="3.353cm" svg:viewBox="0 0 248 321" svg:d="M248 232c0-8 0-15-1-23-9-66-50-139-103-179-7-5-13-9-19-13-70-40-125-7-125 72s55 175 125 214c68 41 123 8 123-71z">
          <text:p/>
        </draw:path>
        <draw:polygon draw:style-name="gr10" draw:text-style-name="P1" draw:layer="layout" svg:width="0cm" svg:height="0cm" svg:x="4.662cm" svg:y="6.019cm" svg:viewBox="0 0 0 0" draw:points="0,0">
          <text:p/>
        </draw:polygon>
        <draw:path draw:style-name="gr9" draw:text-style-name="P7" draw:layer="layout" svg:width="0.248cm" svg:height="0.319cm" svg:x="3.071cm" svg:y="2.965cm" svg:viewBox="0 0 249 320" svg:d="M249 232c0-7-1-15-2-23-8-66-50-138-103-179-6-5-12-10-19-13-68-40-125-8-125 72 0 79 57 175 125 214 68 40 124 8 124-71z">
          <text:p/>
        </draw:path>
        <draw:polygon draw:style-name="gr10" draw:text-style-name="P1" draw:layer="layout" svg:width="0cm" svg:height="0cm" svg:x="4.662cm" svg:y="6.019cm" svg:viewBox="0 0 0 0" draw:points="0,0">
          <text:p/>
        </draw:polygon>
        <draw:path draw:style-name="gr9" draw:text-style-name="P7" draw:layer="layout" svg:width="0.248cm" svg:height="0.32cm" svg:x="3.071cm" svg:y="9.086cm" svg:viewBox="0 0 249 321" svg:d="M249 232c0-7-1-15-2-23-8-66-50-138-103-178-6-5-12-9-19-13-68-41-125-8-125 71s57 175 125 215 124 7 124-72z">
          <text:p/>
        </draw:path>
        <draw:polygon draw:style-name="gr10" draw:text-style-name="P1" draw:layer="layout" svg:width="0cm" svg:height="0cm" svg:x="4.662cm" svg:y="6.019cm" svg:viewBox="0 0 0 0" draw:points="0,0">
          <text:p/>
        </draw:polygon>
        <draw:path draw:style-name="gr9" draw:text-style-name="P7" draw:layer="layout" svg:width="0.374cm" svg:height="0.483cm" svg:x="4.457cm" svg:y="9.636cm" svg:viewBox="0 0 375 484" svg:d="M1 329c3 38 19 66 43 80 44 25 109 2 166-58 58-60 95-146 95-217 0-46-16-82-45-98-24-14-57-14-92 2 7-5 13-8 19-12 104-60 188-11 188 108 0 120-84 266-188 325-103 60-187 12-187-108 0-7 0-14 1-22z">
          <text:p/>
        </draw:path>
        <draw:polygon draw:style-name="gr10" draw:text-style-name="P1" draw:layer="layout" svg:width="0cm" svg:height="0cm" svg:x="4.662cm" svg:y="6.019cm" svg:viewBox="0 0 0 0" draw:points="0,0">
          <text:p/>
        </draw:polygon>
        <draw:path draw:style-name="gr9" draw:text-style-name="P7" draw:layer="layout" svg:width="0.374cm" svg:height="0.484cm" svg:x="4.457cm" svg:y="3.107cm" svg:viewBox="0 0 375 485" svg:d="M1 329c3 38 19 66 43 80 44 25 109 2 166-58 58-60 95-145 95-216 0-47-16-82-45-98-24-16-57-15-92 2 7-5 13-10 19-13 104-60 188-12 188 109 0 119-84 265-188 324-103 61-187 12-187-108 0-7 0-14 1-22z">
          <text:p/>
        </draw:path>
        <draw:polygon draw:style-name="gr10" draw:text-style-name="P1" draw:layer="layout" svg:width="0cm" svg:height="0cm" svg:x="4.662cm" svg:y="6.019cm" svg:viewBox="0 0 0 0" draw:points="0,0">
          <text:p/>
        </draw:polygon>
        <draw:path draw:style-name="gr9" draw:text-style-name="P7" draw:layer="layout" svg:width="0.374cm" svg:height="0.484cm" svg:x="6.012cm" svg:y="8.739cm" svg:viewBox="0 0 375 485" svg:d="M1 330c3 37 19 65 43 79 44 25 109 3 167-57 57-60 94-146 94-218 0-46-16-82-45-98-24-14-56-13-91 2 7-4 13-8 19-12 103-60 187-11 187 108 0 121-84 266-187 326-104 59-188 11-188-108 0-8 0-15 1-22z">
          <text:p/>
        </draw:path>
        <draw:polygon draw:style-name="gr10" draw:text-style-name="P1" draw:layer="layout" svg:width="0cm" svg:height="0cm" svg:x="4.662cm" svg:y="6.019cm" svg:viewBox="0 0 0 0" draw:points="0,0">
          <text:p/>
        </draw:polygon>
        <draw:path draw:style-name="gr9" draw:text-style-name="P7" draw:layer="layout" svg:width="0.374cm" svg:height="0.484cm" svg:x="6.012cm" svg:y="2.21cm" svg:viewBox="0 0 375 485" svg:d="M1 328c3 38 19 66 43 80 44 25 109 2 167-58 57-60 94-145 94-216 0-46-16-82-45-98-24-14-56-14-91 2 7-4 13-8 19-12 103-60 187-11 187 108 0 120-84 265-187 326-104 59-188 11-188-110 0-7 0-14 1-22z">
          <text:p/>
        </draw:path>
        <draw:polygon draw:style-name="gr10" draw:text-style-name="P1" draw:layer="layout" svg:width="0cm" svg:height="0cm" svg:x="4.662cm" svg:y="6.019cm" svg:viewBox="0 0 0 0" draw:points="0,0">
          <text:p/>
        </draw:polygon>
        <draw:path draw:style-name="gr9" draw:text-style-name="P7" draw:layer="layout" svg:width="0.213cm" svg:height="0.273cm" svg:x="2.136cm" svg:y="8.138cm" svg:viewBox="0 0 214 274" svg:d="M31 7c42-24 110 14 151 86 42 72 42 150 0 174-30 18-76 2-116-40-40-43-66-102-66-152 0-32 12-57 31-68z">
          <text:p/>
        </draw:path>
        <draw:polygon draw:style-name="gr10" draw:text-style-name="P1" draw:layer="layout" svg:width="0cm" svg:height="0cm" svg:x="4.662cm" svg:y="6.019cm" svg:viewBox="0 0 0 0" draw:points="0,0">
          <text:p/>
        </draw:polygon>
        <draw:path draw:style-name="gr9" draw:text-style-name="P7" draw:layer="layout" svg:width="0.213cm" svg:height="0.274cm" svg:x="2.136cm" svg:y="5.79cm" svg:viewBox="0 0 214 275" svg:d="M31 7c42-24 110 15 151 88 42 71 42 149 0 173-30 17-76 1-116-40-40-42-66-102-66-152 0-33 12-58 31-69z">
          <text:p/>
        </draw:path>
        <draw:polygon draw:style-name="gr10" draw:text-style-name="P1" draw:layer="layout" svg:width="0cm" svg:height="0cm" svg:x="4.662cm" svg:y="6.019cm" svg:viewBox="0 0 0 0" draw:points="0,0">
          <text:p/>
        </draw:polygon>
        <draw:path draw:style-name="gr9" draw:text-style-name="P7" draw:layer="layout" svg:width="0.247cm" svg:height="0.319cm" svg:x="3.743cm" svg:y="9.474cm" svg:viewBox="0 0 248 320" svg:d="M144 29c-7-4-13-9-19-12-70-40-125-8-125 71s55 176 125 215c68 40 123 8 123-72 0-8 0-15-1-23-4 18-12 32-25 39-34 21-90-12-125-72s-35-124 0-144c13-8 29-8 47-2z">
          <text:p/>
        </draw:path>
        <draw:polygon draw:style-name="gr10" draw:text-style-name="P1" draw:layer="layout" svg:width="0cm" svg:height="0cm" svg:x="4.662cm" svg:y="6.019cm" svg:viewBox="0 0 0 0" draw:points="0,0">
          <text:p/>
        </draw:polygon>
        <draw:path draw:style-name="gr9" draw:text-style-name="P7" draw:layer="layout" svg:width="0.248cm" svg:height="0.32cm" svg:x="3.071cm" svg:y="9.086cm" svg:viewBox="0 0 249 321" svg:d="M144 31c-6-5-12-9-19-13-68-41-125-8-125 71s57 175 125 215 124 7 124-72c0-7-1-15-2-23-3 18-11 32-24 39-35 20-91-12-125-72-35-59-35-124 0-144 13-7 29-8 46-1z">
          <text:p/>
        </draw:path>
        <draw:polygon draw:style-name="gr10" draw:text-style-name="P1" draw:layer="layout" svg:width="0cm" svg:height="0cm" svg:x="4.662cm" svg:y="6.019cm" svg:viewBox="0 0 0 0" draw:points="0,0">
          <text:p/>
        </draw:polygon>
        <draw:path draw:style-name="gr9" draw:text-style-name="P7" draw:layer="layout" svg:width="0.247cm" svg:height="0.32cm" svg:x="3.743cm" svg:y="3.353cm" svg:viewBox="0 0 248 321" svg:d="M144 30c-7-5-13-9-19-13-70-40-125-7-125 72s55 175 125 214c68 41 123 8 123-71 0-8 0-15-1-23-4 18-12 32-25 39-34 20-90-12-125-72s-35-124 0-144c13-8 29-8 47-2z">
          <text:p/>
        </draw:path>
        <draw:polygon draw:style-name="gr10" draw:text-style-name="P1" draw:layer="layout" svg:width="0cm" svg:height="0cm" svg:x="4.662cm" svg:y="6.019cm" svg:viewBox="0 0 0 0" draw:points="0,0">
          <text:p/>
        </draw:polygon>
        <draw:path draw:style-name="gr9" draw:text-style-name="P7" draw:layer="layout" svg:width="0.248cm" svg:height="0.319cm" svg:x="3.071cm" svg:y="2.965cm" svg:viewBox="0 0 249 320" svg:d="M144 30c-6-5-12-10-19-13-68-40-125-8-125 72 0 79 57 175 125 214 68 40 124 8 124-71 0-7-1-15-2-23-3 18-11 32-24 39-35 20-91-12-125-72-35-60-35-125 0-145 13-7 29-8 46-1z">
          <text:p/>
        </draw:path>
        <draw:polygon draw:style-name="gr10" draw:text-style-name="P1" draw:layer="layout" svg:width="0cm" svg:height="0cm" svg:x="4.662cm" svg:y="6.019cm" svg:viewBox="0 0 0 0" draw:points="0,0">
          <text:p/>
        </draw:polygon>
        <draw:path draw:style-name="gr9" draw:text-style-name="P7" draw:layer="layout" svg:width="0.176cm" svg:height="0.228cm" svg:x="3.814cm" svg:y="3.378cm" svg:viewBox="0 0 177 229" svg:d="M152 223c13-7 21-21 25-39-9-67-50-140-104-180-18-6-34-6-47 2-35 20-35 84 0 144 35 61 91 93 126 73z">
          <text:p/>
        </draw:path>
        <draw:polygon draw:style-name="gr10" draw:text-style-name="P1" draw:layer="layout" svg:width="0cm" svg:height="0cm" svg:x="4.662cm" svg:y="6.019cm" svg:viewBox="0 0 0 0" draw:points="0,0">
          <text:p/>
        </draw:polygon>
        <draw:path draw:style-name="gr9" draw:text-style-name="P7" draw:layer="layout" svg:width="0.175cm" svg:height="0.228cm" svg:x="3.142cm" svg:y="2.99cm" svg:viewBox="0 0 176 229" svg:d="M152 223c13-7 21-21 24-39-8-66-50-139-104-179-17-7-33-6-46 1-35 20-35 85 0 145 34 60 91 92 126 72z">
          <text:p/>
        </draw:path>
        <draw:polygon draw:style-name="gr10" draw:text-style-name="P1" draw:layer="layout" svg:width="0cm" svg:height="0cm" svg:x="4.662cm" svg:y="6.019cm" svg:viewBox="0 0 0 0" draw:points="0,0">
          <text:p/>
        </draw:polygon>
        <draw:path draw:style-name="gr9" draw:text-style-name="P7" draw:layer="layout" svg:width="0.176cm" svg:height="0.228cm" svg:x="3.814cm" svg:y="9.499cm" svg:viewBox="0 0 177 229" svg:d="M152 223c13-7 21-21 25-40-9-66-50-138-104-179-18-6-34-6-47 2-35 20-35 84 0 144 35 61 91 93 126 73z">
          <text:p/>
        </draw:path>
        <draw:polygon draw:style-name="gr10" draw:text-style-name="P1" draw:layer="layout" svg:width="0cm" svg:height="0cm" svg:x="4.662cm" svg:y="6.019cm" svg:viewBox="0 0 0 0" draw:points="0,0">
          <text:p/>
        </draw:polygon>
        <draw:path draw:style-name="gr9" draw:text-style-name="P7" draw:layer="layout" svg:width="0.175cm" svg:height="0.228cm" svg:x="3.142cm" svg:y="9.111cm" svg:viewBox="0 0 176 229" svg:d="M152 223c13-7 21-21 24-39-8-67-50-139-104-179-17-7-33-6-46 1-35 20-35 85 0 145 34 60 91 92 126 72z">
          <text:p/>
        </draw:path>
        <draw:polygon draw:style-name="gr10" draw:text-style-name="P1" draw:layer="layout" svg:width="0cm" svg:height="0cm" svg:x="4.662cm" svg:y="6.019cm" svg:viewBox="0 0 0 0" draw:points="0,0">
          <text:p/>
        </draw:polygon>
        <draw:path draw:style-name="gr9" draw:text-style-name="P7" draw:layer="layout" svg:width="0.197cm" svg:height="0.336cm" svg:x="3.561cm" svg:y="4.94cm" svg:viewBox="0 0 198 337" svg:d="M3 0c-10 57 7 131 46 198 40 68 95 120 149 139-19-125-96-257-195-337z">
          <text:p/>
        </draw:path>
        <draw:polygon draw:style-name="gr10" draw:text-style-name="P1" draw:layer="layout" svg:width="0cm" svg:height="0cm" svg:x="4.662cm" svg:y="6.019cm" svg:viewBox="0 0 0 0" draw:points="0,0">
          <text:p/>
        </draw:polygon>
        <draw:path draw:style-name="gr9" draw:text-style-name="P7" draw:layer="layout" svg:width="0.197cm" svg:height="0.336cm" svg:x="3.561cm" svg:y="7.288cm" svg:viewBox="0 0 198 337" svg:d="M3 0c-10 56 7 130 46 197 40 68 95 120 149 140-19-126-96-258-195-337z">
          <text:p/>
        </draw:path>
        <draw:polygon draw:style-name="gr10" draw:text-style-name="P1" draw:layer="layout" svg:width="0cm" svg:height="0cm" svg:x="4.662cm" svg:y="6.019cm" svg:viewBox="0 0 0 0" draw:points="0,0">
          <text:p/>
        </draw:polygon>
        <draw:path draw:style-name="gr9" draw:text-style-name="P7" draw:layer="layout" svg:width="0.367cm" svg:height="0.509cm" svg:x="2.105cm" svg:y="8.003cm" svg:viewBox="0 0 368 510" svg:d="M0 33l35-20c20-11 44-15 70-11 71 10 151 77 206 170 54 93 71 195 45 263-10 25-25 44-45 55l-36 20c77-43 77-186 0-318-76-131-199-202-275-159z">
          <text:p/>
        </draw:path>
        <draw:polygon draw:style-name="gr10" draw:text-style-name="P1" draw:layer="layout" svg:width="0cm" svg:height="0cm" svg:x="4.662cm" svg:y="6.019cm" svg:viewBox="0 0 0 0" draw:points="0,0">
          <text:p/>
        </draw:polygon>
        <draw:path draw:style-name="gr9" draw:text-style-name="P7" draw:layer="layout" svg:width="0.367cm" svg:height="0.51cm" svg:x="2.105cm" svg:y="5.655cm" svg:viewBox="0 0 368 511" svg:d="M0 34l35-21c20-11 44-15 70-11 71 11 151 77 206 170 54 94 71 197 45 264-10 24-25 43-45 54l-36 21c77-44 77-186 0-319-76-131-199-202-275-158z">
          <text:p/>
        </draw:path>
        <draw:polygon draw:style-name="gr10" draw:text-style-name="P1" draw:layer="layout" svg:width="0cm" svg:height="0cm" svg:x="4.662cm" svg:y="6.019cm" svg:viewBox="0 0 0 0" draw:points="0,0">
          <text:p/>
        </draw:polygon>
        <draw:path draw:style-name="gr9" draw:text-style-name="P7" draw:layer="layout" svg:width="0.349cm" svg:height="0.481cm" svg:x="2.275cm" svg:y="7.923cm" svg:viewBox="0 0 350 482" svg:d="M0 33c72-42 188 26 260 150 71 124 71 258 0 299l35-20c73-42 73-176 0-300-72-124-188-192-259-150z">
          <text:p/>
        </draw:path>
        <draw:polygon draw:style-name="gr10" draw:text-style-name="P1" draw:layer="layout" svg:width="0cm" svg:height="0cm" svg:x="4.662cm" svg:y="6.019cm" svg:viewBox="0 0 0 0" draw:points="0,0">
          <text:p/>
        </draw:polygon>
        <draw:path draw:style-name="gr9" draw:text-style-name="P7" draw:layer="layout" svg:width="0.349cm" svg:height="0.482cm" svg:x="2.275cm" svg:y="5.576cm" svg:viewBox="0 0 350 483" svg:d="M0 32c72-41 188 26 260 150 71 124 71 259 0 301l35-21c73-42 73-176 0-300-72-124-188-191-259-150z">
          <text:p/>
        </draw:path>
        <draw:polygon draw:style-name="gr10" draw:text-style-name="P1" draw:layer="layout" svg:width="0cm" svg:height="0cm" svg:x="4.662cm" svg:y="6.019cm" svg:viewBox="0 0 0 0" draw:points="0,0">
          <text:p/>
        </draw:polygon>
        <draw:path draw:style-name="gr9" draw:text-style-name="P7" draw:layer="layout" svg:width="1.178cm" svg:height="0.151cm" svg:x="4.055cm" svg:y="1.723cm" svg:viewBox="0 0 1179 152" svg:d="M1179 152c-9-6-18-11-27-16-310-181-814-181-1125 0-9 5-18 10-27 16 335-177 845-177 1179 0z">
          <text:p/>
        </draw:path>
        <draw:polygon draw:style-name="gr10" draw:text-style-name="P1" draw:layer="layout" svg:width="0cm" svg:height="0cm" svg:x="4.662cm" svg:y="6.019cm" svg:viewBox="0 0 0 0" draw:points="0,0">
          <text:p/>
        </draw:polygon>
        <draw:path draw:style-name="gr9" draw:text-style-name="P7" draw:layer="layout" svg:width="0.343cm" svg:height="0.473cm" svg:x="2.245cm" svg:y="5.596cm" svg:viewBox="0 0 344 474" svg:d="M0 41c8-12 19-22 30-29 72-41 188 26 260 150s72 259 0 301c-12 6-25 10-40 11l28-16c70-39 70-170 0-289-69-120-181-184-250-144z">
          <text:p/>
        </draw:path>
        <draw:polygon draw:style-name="gr10" draw:text-style-name="P1" draw:layer="layout" svg:width="0cm" svg:height="0cm" svg:x="4.662cm" svg:y="6.019cm" svg:viewBox="0 0 0 0" draw:points="0,0">
          <text:p/>
        </draw:polygon>
        <draw:path draw:style-name="gr9" draw:text-style-name="P7" draw:layer="layout" svg:width="0.343cm" svg:height="0.473cm" svg:x="2.245cm" svg:y="7.944cm" svg:viewBox="0 0 344 474" svg:d="M0 40c8-12 19-21 30-28 72-41 188 26 260 150s72 259 0 300c-12 7-25 11-40 12l28-16c70-40 70-170 0-290-69-119-181-184-250-144z">
          <text:p/>
        </draw:path>
        <draw:polygon draw:style-name="gr10" draw:text-style-name="P1" draw:layer="layout" svg:width="0cm" svg:height="0cm" svg:x="4.662cm" svg:y="6.019cm" svg:viewBox="0 0 0 0" draw:points="0,0">
          <text:p/>
        </draw:polygon>
        <draw:path draw:style-name="gr9" draw:text-style-name="P7" draw:layer="layout" svg:width="0.341cm" svg:height="0.555cm" svg:x="3.409cm" svg:y="4.874cm" svg:viewBox="0 0 342 556" svg:d="M30 3c-5-1-9-2-14-3-35 85-13 218 56 338 69 121 174 206 265 218 2-4 4-9 5-13-89-7-194-90-262-210-69-119-89-250-50-330z">
          <text:p/>
        </draw:path>
        <draw:polygon draw:style-name="gr10" draw:text-style-name="P1" draw:layer="layout" svg:width="0cm" svg:height="0cm" svg:x="4.662cm" svg:y="6.019cm" svg:viewBox="0 0 0 0" draw:points="0,0">
          <text:p/>
        </draw:polygon>
        <draw:path draw:style-name="gr9" draw:text-style-name="P7" draw:layer="layout" svg:width="0.341cm" svg:height="0.554cm" svg:x="3.409cm" svg:y="7.222cm" svg:viewBox="0 0 342 555" svg:d="M30 2c-5-1-9-2-14-2-35 85-13 217 56 338 69 120 174 205 265 217 2-4 4-8 5-13-89-6-194-89-262-208-69-120-89-251-50-332z">
          <text:p/>
        </draw:path>
        <draw:polygon draw:style-name="gr10" draw:text-style-name="P1" draw:layer="layout" svg:width="0cm" svg:height="0cm" svg:x="4.662cm" svg:y="6.019cm" svg:viewBox="0 0 0 0" draw:points="0,0">
          <text:p/>
        </draw:polygon>
        <draw:polygon draw:style-name="gr9" draw:text-style-name="P7" draw:layer="layout" svg:width="0.071cm" svg:height="0.061cm" svg:x="4.255cm" svg:y="3.227cm" svg:viewBox="0 0 72 62" draw:points="0,62 72,62 36,0">
          <text:p/>
        </draw:polygon>
        <draw:polygon draw:style-name="gr10" draw:text-style-name="P1" draw:layer="layout" svg:width="0cm" svg:height="0cm" svg:x="4.662cm" svg:y="6.019cm" svg:viewBox="0 0 0 0" draw:points="0,0">
          <text:p/>
        </draw:polygon>
        <draw:polygon draw:style-name="gr9" draw:text-style-name="P7" draw:layer="layout" svg:width="0.036cm" svg:height="0.061cm" svg:x="2.806cm" svg:y="2.39cm" svg:viewBox="0 0 37 62" draw:points="0,21 0,62 37,0">
          <text:p/>
        </draw:polygon>
        <draw:polygon draw:style-name="gr10" draw:text-style-name="P1" draw:layer="layout" svg:width="0cm" svg:height="0cm" svg:x="4.662cm" svg:y="6.019cm" svg:viewBox="0 0 0 0" draw:points="0,0">
          <text:p/>
        </draw:polygon>
        <draw:polygon draw:style-name="gr9" draw:text-style-name="P7" draw:layer="layout" svg:width="0.035cm" svg:height="0.061cm" svg:x="6.482cm" svg:y="1.962cm" svg:viewBox="0 0 36 62" draw:points="36,62 36,20 0,0">
          <text:p/>
        </draw:polygon>
        <draw:polygon draw:style-name="gr10" draw:text-style-name="P1" draw:layer="layout" svg:width="0cm" svg:height="0cm" svg:x="4.662cm" svg:y="6.019cm" svg:viewBox="0 0 0 0" draw:points="0,0">
          <text:p/>
        </draw:polygon>
        <draw:polygon draw:style-name="gr9" draw:text-style-name="P7" draw:layer="layout" svg:width="0.071cm" svg:height="0.02cm" svg:x="4.255cm" svg:y="10.307cm" svg:viewBox="0 0 72 21" draw:points="36,21 72,0 0,0">
          <text:p/>
        </draw:polygon>
        <draw:polygon draw:style-name="gr10" draw:text-style-name="P1" draw:layer="layout" svg:width="0cm" svg:height="0cm" svg:x="4.662cm" svg:y="6.019cm" svg:viewBox="0 0 0 0" draw:points="0,0">
          <text:p/>
        </draw:polygon>
        <draw:path draw:style-name="gr11" draw:text-style-name="P1" draw:layer="layout" svg:width="1.558cm" svg:height="0.367cm" svg:x="3.865cm" svg:y="1.89cm" svg:viewBox="0 0 1559 368" svg:d="M0 368c77-213 402-368 780-368s703 155 779 368">
          <text:p/>
        </draw:path>
        <draw:path draw:style-name="gr11" draw:text-style-name="P1" draw:layer="layout" svg:width="0.197cm" svg:height="0.336cm" svg:x="3.561cm" svg:y="7.288cm" svg:viewBox="0 0 198 337" svg:d="M3 0c-10 56 7 130 46 197 40 68 95 120 149 140">
          <text:p/>
        </draw:path>
        <draw:path draw:style-name="gr11" draw:text-style-name="P1" draw:layer="layout" svg:width="0.197cm" svg:height="0.336cm" svg:x="3.561cm" svg:y="4.94cm" svg:viewBox="0 0 198 337" svg:d="M3 0c-10 57 7 131 46 198 40 68 95 120 149 139">
          <text:p/>
        </draw:path>
        <draw:path draw:style-name="gr11" draw:text-style-name="P1" draw:layer="layout" svg:width="1.568cm" svg:height="0.27cm" svg:x="3.86cm" svg:y="1.836cm" svg:viewBox="0 0 1569 271" svg:d="M1569 271c-155-167-456-271-784-271s-629 104-785 271">
          <text:p/>
        </draw:path>
        <draw:path draw:style-name="gr11" draw:text-style-name="P1" draw:layer="layout" svg:width="0.331cm" svg:height="0.539cm" svg:x="3.419cm" svg:y="7.224cm" svg:viewBox="0 0 332 540" svg:d="M20 0c-39 82-19 213 51 332 68 119 172 202 261 208">
          <text:p/>
        </draw:path>
        <draw:path draw:style-name="gr11" draw:text-style-name="P1" draw:layer="layout" svg:width="0.331cm" svg:height="0.539cm" svg:x="3.419cm" svg:y="4.877cm" svg:viewBox="0 0 332 540" svg:d="M20 0c-39 80-19 211 51 331 68 119 172 202 261 209">
          <text:p/>
        </draw:path>
        <draw:path draw:style-name="gr11" draw:text-style-name="P1" draw:layer="layout" svg:width="0.336cm" svg:height="0.554cm" svg:x="3.409cm" svg:y="7.222cm" svg:viewBox="0 0 337 555" svg:d="M16 0c-35 85-13 217 56 338 70 120 174 205 265 217">
          <text:p/>
        </draw:path>
        <draw:path draw:style-name="gr11" draw:text-style-name="P1" draw:layer="layout" svg:width="0.336cm" svg:height="0.555cm" svg:x="3.409cm" svg:y="4.874cm" svg:viewBox="0 0 337 556" svg:d="M16 0c-35 85-13 218 56 338 70 121 174 206 265 218">
          <text:p/>
        </draw:path>
        <draw:path draw:style-name="gr11" draw:text-style-name="P1" draw:layer="layout" svg:width="1.178cm" svg:height="0.132cm" svg:x="4.055cm" svg:y="1.742cm" svg:viewBox="0 0 1179 133" svg:d="M1179 133c-334-177-844-177-1179 0">
          <text:p/>
        </draw:path>
        <draw:path draw:style-name="gr11" draw:text-style-name="P1" draw:layer="layout" svg:width="0.422cm" svg:height="0.462cm" svg:x="3.34cm" svg:y="7.221cm" svg:viewBox="0 0 423 463" svg:d="M423 463c0-117-60-256-153-353-93-98-200-135-270-94">
          <text:p/>
        </draw:path>
        <draw:path draw:style-name="gr11" draw:text-style-name="P1" draw:layer="layout" svg:width="0.423cm" svg:height="0.623cm" svg:x="3.267cm" svg:y="7.237cm" svg:viewBox="0 0 424 624" svg:d="M73 0c-97 56-97 237 0 404 96 168 254 259 351 203">
          <text:p/>
        </draw:path>
        <draw:path draw:style-name="gr11" draw:text-style-name="P1" draw:layer="layout" svg:width="0.072cm" svg:height="0.16cm" svg:x="3.69cm" svg:y="7.683cm" svg:viewBox="0 0 73 161" svg:d="M0 161c47-27 73-86 73-161">
          <text:p/>
        </draw:path>
        <draw:path draw:style-name="gr11" draw:text-style-name="P1" draw:layer="layout" svg:width="0.422cm" svg:height="0.463cm" svg:x="3.34cm" svg:y="4.873cm" svg:viewBox="0 0 423 464" svg:d="M423 464c0-116-60-255-153-353s-200-136-270-94">
          <text:p/>
        </draw:path>
        <draw:path draw:style-name="gr11" draw:text-style-name="P1" draw:layer="layout" svg:width="0.423cm" svg:height="0.623cm" svg:x="3.267cm" svg:y="4.889cm" svg:viewBox="0 0 424 624" svg:d="M73 0c-97 56-97 237 0 405 96 168 254 258 351 202">
          <text:p/>
        </draw:path>
        <draw:path draw:style-name="gr11" draw:text-style-name="P1" draw:layer="layout" svg:width="0.072cm" svg:height="0.16cm" svg:x="3.69cm" svg:y="5.335cm" svg:viewBox="0 0 73 161" svg:d="M0 161c47-27 73-84 73-161">
          <text:p/>
        </draw:path>
        <draw:path draw:style-name="gr11" draw:text-style-name="P1" draw:layer="layout" svg:width="0.233cm" svg:height="0.316cm" svg:x="5.206cm" svg:y="1.858cm" svg:viewBox="0 0 234 317" svg:d="M234 317c-4-119-87-233-234-317">
          <text:p/>
        </draw:path>
        <draw:path draw:style-name="gr11" draw:text-style-name="P1" draw:layer="layout" svg:width="1.124cm" svg:height="0.135cm" svg:x="4.082cm" svg:y="1.723cm" svg:viewBox="0 0 1125 136" svg:d="M1125 136c-311-181-815-181-1125 0">
          <text:p/>
        </draw:path>
        <draw:path draw:style-name="gr11" draw:text-style-name="P1" draw:layer="layout" svg:width="0.232cm" svg:height="0.316cm" svg:x="3.85cm" svg:y="1.858cm" svg:viewBox="0 0 233 317" svg:d="M233 0c-146 84-230 198-233 317">
          <text:p/>
        </draw:path>
        <draw:line draw:style-name="gr11" draw:text-style-name="P1" draw:layer="layout" svg:x1="4.255cm" svg:y1="10.307cm" svg:x2="4.255cm" svg:y2="3.288cm">
          <text:p/>
        </draw:line>
        <draw:line draw:style-name="gr11" draw:text-style-name="P1" draw:layer="layout" svg:x1="2.806cm" svg:y1="9.47cm" svg:x2="4.256cm" svg:y2="10.308cm">
          <text:p/>
        </draw:line>
        <draw:line draw:style-name="gr11" draw:text-style-name="P1" draw:layer="layout" svg:x1="2.806cm" svg:y1="2.451cm" svg:x2="4.256cm" svg:y2="3.289cm">
          <text:p/>
        </draw:line>
        <draw:line draw:style-name="gr11" draw:text-style-name="P1" draw:layer="layout" svg:x1="2.806cm" svg:y1="9.47cm" svg:x2="2.806cm" svg:y2="2.451cm">
          <text:p/>
        </draw:line>
        <draw:path draw:style-name="gr11" draw:text-style-name="P1" draw:layer="layout" svg:width="0.124cm" svg:height="0.214cm" svg:x="3.195cm" svg:y="9.103cm" svg:viewBox="0 0 125 215" svg:d="M125 215c0-80-56-176-125-215">
          <text:p/>
        </draw:path>
        <draw:path draw:style-name="gr11" draw:text-style-name="P1" draw:layer="layout" svg:width="0.248cm" svg:height="0.32cm" svg:x="3.071cm" svg:y="9.086cm" svg:viewBox="0 0 249 321" svg:d="M125 18c-68-41-125-8-125 71s57 175 125 215 124 7 124-72">
          <text:p/>
        </draw:path>
        <draw:path draw:style-name="gr11" draw:text-style-name="P1" draw:layer="layout" svg:width="0.123cm" svg:height="0.214cm" svg:x="3.867cm" svg:y="9.491cm" svg:viewBox="0 0 124 215" svg:d="M124 215c0-79-55-175-124-215">
          <text:p/>
        </draw:path>
        <draw:path draw:style-name="gr11" draw:text-style-name="P1" draw:layer="layout" svg:width="0.247cm" svg:height="0.319cm" svg:x="3.743cm" svg:y="9.474cm" svg:viewBox="0 0 248 320" svg:d="M125 17c-70-40-125-8-125 71s55 176 125 215c68 40 123 8 123-72">
          <text:p/>
        </draw:path>
        <draw:path draw:style-name="gr11" draw:text-style-name="P1" draw:layer="layout" svg:width="0.123cm" svg:height="0.215cm" svg:x="3.867cm" svg:y="3.369cm" svg:viewBox="0 0 124 216" svg:d="M124 216c0-80-55-176-124-216">
          <text:p/>
        </draw:path>
        <draw:path draw:style-name="gr11" draw:text-style-name="P1" draw:layer="layout" svg:width="0.247cm" svg:height="0.32cm" svg:x="3.743cm" svg:y="3.353cm" svg:viewBox="0 0 248 321" svg:d="M125 17c-70-40-125-7-125 72s55 175 125 214c68 41 123 8 123-71">
          <text:p/>
        </draw:path>
        <draw:path draw:style-name="gr11" draw:text-style-name="P1" draw:layer="layout" svg:width="0.124cm" svg:height="0.214cm" svg:x="3.195cm" svg:y="2.982cm" svg:viewBox="0 0 125 215" svg:d="M125 215c0-79-56-176-125-215">
          <text:p/>
        </draw:path>
        <draw:path draw:style-name="gr11" draw:text-style-name="P1" draw:layer="layout" svg:width="0.248cm" svg:height="0.319cm" svg:x="3.071cm" svg:y="2.965cm" svg:viewBox="0 0 249 320" svg:d="M125 17c-68-40-125-8-125 72 0 79 57 175 125 214 68 40 124 8 124-71">
          <text:p/>
        </draw:path>
        <draw:path draw:style-name="gr11" draw:text-style-name="P1" draw:layer="layout" svg:width="1.357cm" svg:height="0.458cm" svg:x="4.082cm" svg:y="2.166cm" svg:viewBox="0 0 1358 459" svg:d="M0 324c227 132 569 172 867 100 297-72 491-239 491-424">
          <text:p/>
        </draw:path>
        <draw:path draw:style-name="gr11" draw:text-style-name="P1" draw:layer="layout" svg:width="1.59cm" svg:height="0.459cm" svg:x="3.849cm" svg:y="1.707cm" svg:viewBox="0 0 1591 460" svg:d="M1591 460c0-255-356-460-795-460s-796 205-796 460">
          <text:p/>
        </draw:path>
        <draw:path draw:style-name="gr11" draw:text-style-name="P1" draw:layer="layout" svg:width="0.233cm" svg:height="0.324cm" svg:x="3.849cm" svg:y="2.166cm" svg:viewBox="0 0 234 325" svg:d="M0 0c0 121 84 238 234 325">
          <text:p/>
        </draw:path>
        <draw:line draw:style-name="gr11" draw:text-style-name="P1" draw:layer="layout" svg:x1="4.326cm" svg:y1="10.307cm" svg:x2="4.255cm" svg:y2="10.307cm">
          <text:p/>
        </draw:line>
        <draw:line draw:style-name="gr11" draw:text-style-name="P1" draw:layer="layout" svg:x1="4.255cm" svg:y1="3.288cm" svg:x2="4.326cm" svg:y2="3.288cm">
          <text:p/>
        </draw:line>
        <draw:line draw:style-name="gr11" draw:text-style-name="P1" draw:layer="layout" svg:x1="4.326cm" svg:y1="10.307cm" svg:x2="4.326cm" svg:y2="3.288cm">
          <text:p/>
        </draw:line>
        <draw:line draw:style-name="gr11" draw:text-style-name="P1" draw:layer="layout" svg:x1="4.292cm" svg:y1="10.328cm" svg:x2="4.255cm" svg:y2="10.307cm">
          <text:p/>
        </draw:line>
        <draw:line draw:style-name="gr11" draw:text-style-name="P1" draw:layer="layout" svg:x1="2.806cm" svg:y1="2.452cm" svg:x2="2.843cm" svg:y2="2.39cm">
          <text:p/>
        </draw:line>
        <draw:line draw:style-name="gr11" draw:text-style-name="P1" draw:layer="layout" svg:x1="4.255cm" svg:y1="3.289cm" svg:x2="4.292cm" svg:y2="3.227cm">
          <text:p/>
        </draw:line>
        <draw:line draw:style-name="gr11" draw:text-style-name="P1" draw:layer="layout" svg:x1="2.842cm" svg:y1="2.39cm" svg:x2="4.292cm" svg:y2="3.228cm">
          <text:p/>
        </draw:line>
        <draw:line draw:style-name="gr11" draw:text-style-name="P1" draw:layer="layout" svg:x1="2.806cm" svg:y1="2.41cm" svg:x2="2.806cm" svg:y2="2.451cm">
          <text:p/>
        </draw:line>
        <draw:path draw:style-name="gr11" draw:text-style-name="P1" draw:layer="layout" svg:width="0.046cm" svg:height="0.006cm" svg:x="3.168cm" svg:y="9.111cm" svg:viewBox="0 0 47 7" svg:d="M47 6c-17-8-34-7-47 1">
          <text:p/>
        </draw:path>
        <draw:path draw:style-name="gr11" draw:text-style-name="P1" draw:layer="layout" svg:width="0.151cm" svg:height="0.222cm" svg:x="3.142cm" svg:y="9.117cm" svg:viewBox="0 0 152 223" svg:d="M26 0c-35 20-35 85 0 145 34 60 91 92 126 72">
          <text:p/>
        </draw:path>
        <draw:path draw:style-name="gr11" draw:text-style-name="P1" draw:layer="layout" svg:width="0.024cm" svg:height="0.039cm" svg:x="3.293cm" svg:y="9.294cm" svg:viewBox="0 0 25 40" svg:d="M0 40c14-7 22-21 25-40">
          <text:p/>
        </draw:path>
        <draw:path draw:style-name="gr11" draw:text-style-name="P1" draw:layer="layout" svg:width="0.047cm" svg:height="0.007cm" svg:x="3.839cm" svg:y="9.499cm" svg:viewBox="0 0 48 8" svg:d="M48 6c-18-8-34-8-48 2">
          <text:p/>
        </draw:path>
        <draw:path draw:style-name="gr11" draw:text-style-name="P1" draw:layer="layout" svg:width="0.15cm" svg:height="0.222cm" svg:x="3.814cm" svg:y="9.505cm" svg:viewBox="0 0 151 223" svg:d="M26 0c-35 20-35 84 0 144 35 61 91 93 125 73">
          <text:p/>
        </draw:path>
        <draw:path draw:style-name="gr11" draw:text-style-name="P1" draw:layer="layout" svg:width="0.025cm" svg:height="0.039cm" svg:x="3.964cm" svg:y="9.682cm" svg:viewBox="0 0 26 40" svg:d="M0 40c14-7 22-21 26-40">
          <text:p/>
        </draw:path>
        <draw:path draw:style-name="gr11" draw:text-style-name="P1" draw:layer="layout" svg:width="0.047cm" svg:height="0.007cm" svg:x="3.839cm" svg:y="3.378cm" svg:viewBox="0 0 48 8" svg:d="M48 5c-18-7-34-7-48 3">
          <text:p/>
        </draw:path>
        <draw:path draw:style-name="gr11" draw:text-style-name="P1" draw:layer="layout" svg:width="0.15cm" svg:height="0.222cm" svg:x="3.814cm" svg:y="3.384cm" svg:viewBox="0 0 151 223" svg:d="M26 0c-35 20-35 85 0 145s91 92 125 72">
          <text:p/>
        </draw:path>
        <draw:path draw:style-name="gr11" draw:text-style-name="P1" draw:layer="layout" svg:width="0.025cm" svg:height="0.039cm" svg:x="3.964cm" svg:y="3.561cm" svg:viewBox="0 0 26 40" svg:d="M0 40c14-7 22-21 26-40">
          <text:p/>
        </draw:path>
        <draw:path draw:style-name="gr11" draw:text-style-name="P1" draw:layer="layout" svg:width="0.046cm" svg:height="0.006cm" svg:x="3.168cm" svg:y="2.99cm" svg:viewBox="0 0 47 7" svg:d="M47 6c-17-8-34-7-47 1">
          <text:p/>
        </draw:path>
        <draw:path draw:style-name="gr11" draw:text-style-name="P1" draw:layer="layout" svg:width="0.151cm" svg:height="0.222cm" svg:x="3.142cm" svg:y="2.996cm" svg:viewBox="0 0 152 223" svg:d="M26 0c-35 21-35 85 0 145 34 60 91 93 126 72">
          <text:p/>
        </draw:path>
        <draw:path draw:style-name="gr11" draw:text-style-name="P1" draw:layer="layout" svg:width="0.024cm" svg:height="0.039cm" svg:x="3.293cm" svg:y="3.173cm" svg:viewBox="0 0 25 40" svg:d="M0 40c14-7 22-21 25-40">
          <text:p/>
        </draw:path>
        <draw:path draw:style-name="gr11" draw:text-style-name="P1" draw:layer="layout" svg:width="1.79cm" svg:height="1.033cm" svg:x="3.749cm" svg:y="1.649cm" svg:viewBox="0 0 1791 1034" svg:d="M1791 517c0-286-401-517-895-517-495 0-896 231-896 517M0 517c0 285 401 517 896 517 494 0 895-232 895-517">
          <text:p/>
        </draw:path>
        <draw:line draw:style-name="gr11" draw:text-style-name="P1" draw:layer="layout" svg:x1="4.291cm" svg:y1="10.328cm" svg:x2="4.327cm" svg:y2="10.307cm">
          <text:p/>
        </draw:line>
        <draw:line draw:style-name="gr11" draw:text-style-name="P1" draw:layer="layout" svg:x1="4.327cm" svg:y1="3.289cm" svg:x2="4.291cm" svg:y2="3.227cm">
          <text:p/>
        </draw:line>
        <draw:line draw:style-name="gr11" draw:text-style-name="P1" draw:layer="layout" svg:x1="6.517cm" svg:y1="9.042cm" svg:x2="6.517cm" svg:y2="2.023cm">
          <text:p/>
        </draw:line>
        <draw:line draw:style-name="gr11" draw:text-style-name="P1" draw:layer="layout" svg:x1="4.326cm" svg:y1="10.308cm" svg:x2="6.518cm" svg:y2="9.042cm">
          <text:p/>
        </draw:line>
        <draw:line draw:style-name="gr11" draw:text-style-name="P1" draw:layer="layout" svg:x1="4.326cm" svg:y1="3.289cm" svg:x2="6.518cm" svg:y2="2.023cm">
          <text:p/>
        </draw:line>
        <draw:path draw:style-name="gr11" draw:text-style-name="P1" draw:layer="layout" svg:width="0.187cm" svg:height="0.134cm" svg:x="6.199cm" svg:y="2.21cm" svg:viewBox="0 0 188 135" svg:d="M188 135c0-120-84-170-188-109">
          <text:p/>
        </draw:path>
        <draw:path draw:style-name="gr11" draw:text-style-name="P1" draw:layer="layout" svg:width="0.187cm" svg:height="0.324cm" svg:x="6.012cm" svg:y="2.235cm" svg:viewBox="0 0 188 325" svg:d="M188 0c-103 60-188 206-188 325">
          <text:p/>
        </draw:path>
        <draw:path draw:style-name="gr11" draw:text-style-name="P1" draw:layer="layout" svg:width="0.374cm" svg:height="0.35cm" svg:x="6.012cm" svg:y="2.343cm" svg:viewBox="0 0 375 351" svg:d="M0 216c0 121 84 169 188 110 103-61 187-206 187-326">
          <text:p/>
        </draw:path>
        <draw:path draw:style-name="gr11" draw:text-style-name="P1" draw:layer="layout" svg:width="0.187cm" svg:height="0.134cm" svg:x="6.199cm" svg:y="8.739cm" svg:viewBox="0 0 188 135" svg:d="M188 135c0-120-84-170-188-109">
          <text:p/>
        </draw:path>
        <draw:path draw:style-name="gr11" draw:text-style-name="P1" draw:layer="layout" svg:width="0.187cm" svg:height="0.325cm" svg:x="6.012cm" svg:y="8.764cm" svg:viewBox="0 0 188 326" svg:d="M188 0c-103 60-188 206-188 326">
          <text:p/>
        </draw:path>
        <draw:path draw:style-name="gr11" draw:text-style-name="P1" draw:layer="layout" svg:width="0.374cm" svg:height="0.351cm" svg:x="6.012cm" svg:y="8.872cm" svg:viewBox="0 0 375 352" svg:d="M0 218c0 119 84 168 188 108 103-60 187-205 187-326">
          <text:p/>
        </draw:path>
        <draw:path draw:style-name="gr11" draw:text-style-name="P1" draw:layer="layout" svg:width="0.187cm" svg:height="0.133cm" svg:x="4.644cm" svg:y="9.636cm" svg:viewBox="0 0 188 134" svg:d="M188 134c0-119-85-169-188-108">
          <text:p/>
        </draw:path>
        <draw:path draw:style-name="gr11" draw:text-style-name="P1" draw:layer="layout" svg:width="0.187cm" svg:height="0.324cm" svg:x="4.457cm" svg:y="9.662cm" svg:viewBox="0 0 188 325" svg:d="M188 0c-104 60-188 205-188 325">
          <text:p/>
        </draw:path>
        <draw:path draw:style-name="gr11" draw:text-style-name="P1" draw:layer="layout" svg:width="0.374cm" svg:height="0.35cm" svg:x="4.457cm" svg:y="9.77cm" svg:viewBox="0 0 375 351" svg:d="M0 217c0 120 84 168 187 108 104-59 188-205 188-325">
          <text:p/>
        </draw:path>
        <draw:path draw:style-name="gr11" draw:text-style-name="P1" draw:layer="layout" svg:width="0.187cm" svg:height="0.133cm" svg:x="4.644cm" svg:y="3.107cm" svg:viewBox="0 0 188 134" svg:d="M188 134c0-121-85-169-188-108">
          <text:p/>
        </draw:path>
        <draw:path draw:style-name="gr11" draw:text-style-name="P1" draw:layer="layout" svg:width="0.187cm" svg:height="0.324cm" svg:x="4.457cm" svg:y="3.133cm" svg:viewBox="0 0 188 325" svg:d="M188 0c-104 59-188 205-188 325">
          <text:p/>
        </draw:path>
        <draw:path draw:style-name="gr11" draw:text-style-name="P1" draw:layer="layout" svg:width="0.374cm" svg:height="0.35cm" svg:x="4.457cm" svg:y="3.241cm" svg:viewBox="0 0 375 351" svg:d="M0 217c0 120 84 168 187 108 104-59 188-205 188-325">
          <text:p/>
        </draw:path>
        <draw:line draw:style-name="gr11" draw:text-style-name="P1" draw:layer="layout" svg:x1="2.806cm" svg:y1="2.411cm" svg:x2="2.843cm" svg:y2="2.39cm">
          <text:p/>
        </draw:line>
        <draw:line draw:style-name="gr11" draw:text-style-name="P1" draw:layer="layout" svg:x1="6.483cm" svg:y1="1.963cm" svg:x2="5.987cm" svg:y2="1.676cm">
          <text:p/>
        </draw:line>
        <draw:line draw:style-name="gr11" draw:text-style-name="P1" draw:layer="layout" svg:x1="4.291cm" svg:y1="3.228cm" svg:x2="6.483cm" svg:y2="1.962cm">
          <text:p/>
        </draw:line>
        <draw:line draw:style-name="gr11" draw:text-style-name="P1" draw:layer="layout" svg:x1="5.988cm" svg:y1="1.676cm" svg:x2="5.952cm" svg:y2="1.697cm">
          <text:p/>
        </draw:line>
        <draw:path draw:style-name="gr11" draw:text-style-name="P1" draw:layer="layout" svg:width="0.486cm" svg:height="0.059cm" svg:x="5.466cm" svg:y="1.696cm" svg:viewBox="0 0 487 60" svg:d="M487 0c-134 78-348 80-487 5">
          <text:p/>
        </draw:path>
        <draw:line draw:style-name="gr11" draw:text-style-name="P1" draw:layer="layout" svg:x1="4.01cm" svg:y1="1.716cm" svg:x2="2.842cm" svg:y2="2.391cm">
          <text:p/>
        </draw:line>
        <draw:path draw:style-name="gr11" draw:text-style-name="P1" draw:layer="layout" svg:width="1.457cm" svg:height="0.177cm" svg:x="4.009cm" svg:y="1.539cm" svg:viewBox="0 0 1458 178" svg:d="M1458 163c-96-52-209-94-333-121-125-28-259-43-394-42s-270 17-396 47c-125 31-240 75-335 131">
          <text:p/>
        </draw:path>
        <draw:path draw:style-name="gr11" draw:text-style-name="P1" draw:layer="layout" svg:width="1.872cm" svg:height="1.081cm" svg:x="3.708cm" svg:y="1.625cm" svg:viewBox="0 0 1873 1082" svg:d="M1873 541c0-299-419-541-937-541-517 0-936 242-936 541M0 541c0 298 419 541 936 541 518 0 937-243 937-541">
          <text:p/>
        </draw:path>
        <draw:line draw:style-name="gr11" draw:text-style-name="P1" draw:layer="layout" svg:x1="6.518cm" svg:y1="2.024cm" svg:x2="6.482cm" svg:y2="1.962cm">
          <text:p/>
        </draw:line>
        <draw:line draw:style-name="gr11" draw:text-style-name="P1" draw:layer="layout" svg:x1="6.517cm" svg:y1="2.023cm" svg:x2="6.517cm" svg:y2="1.982cm">
          <text:p/>
        </draw:line>
        <draw:path draw:style-name="gr11" draw:text-style-name="P1" draw:layer="layout" svg:width="0.045cm" svg:height="0.098cm" svg:x="6.271cm" svg:y="2.245cm" svg:viewBox="0 0 46 99" svg:d="M46 99c0-47-17-83-46-99">
          <text:p/>
        </draw:path>
        <draw:path draw:style-name="gr11" draw:text-style-name="P1" draw:layer="layout" svg:width="0.091cm" svg:height="0.012cm" svg:x="6.18cm" svg:y="2.235cm" svg:viewBox="0 0 92 13" svg:d="M92 11c-25-15-57-15-92 2">
          <text:p/>
        </draw:path>
        <draw:path draw:style-name="gr11" draw:text-style-name="P1" draw:layer="layout" svg:width="0.043cm" svg:height="0.08cm" svg:x="6.013cm" svg:y="2.537cm" svg:viewBox="0 0 44 81" svg:d="M0 0c3 39 19 67 44 81">
          <text:p/>
        </draw:path>
        <draw:path draw:style-name="gr11" draw:text-style-name="P1" draw:layer="layout" svg:width="0.26cm" svg:height="0.284cm" svg:x="6.056cm" svg:y="2.343cm" svg:viewBox="0 0 261 285" svg:d="M0 275c45 25 110 2 167-58s94-145 94-217">
          <text:p/>
        </draw:path>
        <draw:path draw:style-name="gr11" draw:text-style-name="P1" draw:layer="layout" svg:width="0.045cm" svg:height="0.098cm" svg:x="6.271cm" svg:y="8.774cm" svg:viewBox="0 0 46 99" svg:d="M46 99c0-47-17-83-46-99">
          <text:p/>
        </draw:path>
        <draw:path draw:style-name="gr11" draw:text-style-name="P1" draw:layer="layout" svg:width="0.091cm" svg:height="0.012cm" svg:x="6.18cm" svg:y="8.764cm" svg:viewBox="0 0 92 13" svg:d="M92 11c-25-15-57-14-92 2">
          <text:p/>
        </draw:path>
        <draw:path draw:style-name="gr11" draw:text-style-name="P1" draw:layer="layout" svg:width="0.043cm" svg:height="0.079cm" svg:x="6.013cm" svg:y="9.067cm" svg:viewBox="0 0 44 80" svg:d="M0 0c3 37 19 66 44 80">
          <text:p/>
        </draw:path>
        <draw:path draw:style-name="gr11" draw:text-style-name="P1" draw:layer="layout" svg:width="0.26cm" svg:height="0.284cm" svg:x="6.056cm" svg:y="8.872cm" svg:viewBox="0 0 261 285" svg:d="M0 275c45 25 110 3 167-57s94-146 94-218">
          <text:p/>
        </draw:path>
        <draw:path draw:style-name="gr11" draw:text-style-name="P1" draw:layer="layout" svg:width="0.045cm" svg:height="0.098cm" svg:x="4.716cm" svg:y="9.672cm" svg:viewBox="0 0 46 99" svg:d="M46 99c0-47-16-83-46-99">
          <text:p/>
        </draw:path>
        <draw:path draw:style-name="gr11" draw:text-style-name="P1" draw:layer="layout" svg:width="0.091cm" svg:height="0.012cm" svg:x="4.625cm" svg:y="9.662cm" svg:viewBox="0 0 92 13" svg:d="M92 11c-24-15-56-15-92 2">
          <text:p/>
        </draw:path>
        <draw:path draw:style-name="gr11" draw:text-style-name="P1" draw:layer="layout" svg:width="0.043cm" svg:height="0.08cm" svg:x="4.458cm" svg:y="9.964cm" svg:viewBox="0 0 44 81" svg:d="M0 0c3 39 19 67 44 81">
          <text:p/>
        </draw:path>
        <draw:path draw:style-name="gr11" draw:text-style-name="P1" draw:layer="layout" svg:width="0.26cm" svg:height="0.283cm" svg:x="4.501cm" svg:y="9.77cm" svg:viewBox="0 0 261 284" svg:d="M0 274c45 26 110 2 167-58s94-145 94-216">
          <text:p/>
        </draw:path>
        <draw:path draw:style-name="gr11" draw:text-style-name="P1" draw:layer="layout" svg:width="0.045cm" svg:height="0.098cm" svg:x="4.716cm" svg:y="3.143cm" svg:viewBox="0 0 46 99" svg:d="M46 99c0-47-16-83-46-99">
          <text:p/>
        </draw:path>
        <draw:path draw:style-name="gr11" draw:text-style-name="P1" draw:layer="layout" svg:width="0.091cm" svg:height="0.012cm" svg:x="4.625cm" svg:y="3.132cm" svg:viewBox="0 0 92 13" svg:d="M92 11c-24-16-56-15-92 2">
          <text:p/>
        </draw:path>
        <draw:path draw:style-name="gr11" draw:text-style-name="P1" draw:layer="layout" svg:width="0.043cm" svg:height="0.08cm" svg:x="4.458cm" svg:y="3.435cm" svg:viewBox="0 0 44 81" svg:d="M0 0c3 39 19 67 44 81">
          <text:p/>
        </draw:path>
        <draw:path draw:style-name="gr11" draw:text-style-name="P1" draw:layer="layout" svg:width="0.26cm" svg:height="0.284cm" svg:x="4.501cm" svg:y="3.241cm" svg:viewBox="0 0 261 285" svg:d="M0 275c45 26 110 2 167-58s94-145 94-217">
          <text:p/>
        </draw:path>
        <draw:line draw:style-name="gr11" draw:text-style-name="P1" draw:layer="layout" svg:x1="6.518cm" svg:y1="1.983cm" svg:x2="6.482cm" svg:y2="1.962cm">
          <text:p/>
        </draw:line>
        <draw:path draw:style-name="gr11" draw:text-style-name="P1" draw:layer="layout" svg:width="0.031cm" svg:height="0.068cm" svg:x="2.136cm" svg:y="8.145cm" svg:viewBox="0 0 32 69" svg:d="M0 69c0-33 12-58 32-69">
          <text:p/>
        </draw:path>
        <draw:path draw:style-name="gr11" draw:text-style-name="P1" draw:layer="layout" svg:width="0.182cm" svg:height="0.266cm" svg:x="2.167cm" svg:y="8.138cm" svg:viewBox="0 0 183 267" svg:d="M0 7c42-24 110 14 151 86 42 72 42 150 0 174">
          <text:p/>
        </draw:path>
        <draw:path draw:style-name="gr11" draw:text-style-name="P1" draw:layer="layout" svg:width="0.181cm" svg:height="0.199cm" svg:x="2.136cm" svg:y="8.213cm" svg:viewBox="0 0 182 200" svg:d="M182 192c-30 19-77 2-116-40-40-42-66-101-66-152">
          <text:p/>
        </draw:path>
        <draw:path draw:style-name="gr11" draw:text-style-name="P1" draw:layer="layout" svg:width="0.057cm" svg:height="0.126cm" svg:x="2.048cm" svg:y="8.036cm" svg:viewBox="0 0 58 127" svg:d="M0 127c0-59 21-106 58-127">
          <text:p/>
        </draw:path>
        <draw:path draw:style-name="gr11" draw:text-style-name="P1" draw:layer="layout" svg:width="0.332cm" svg:height="0.489cm" svg:x="2.105cm" svg:y="8.023cm" svg:viewBox="0 0 333 490" svg:d="M0 13c77-43 200 28 276 160s76 274 0 317">
          <text:p/>
        </draw:path>
        <draw:path draw:style-name="gr11" draw:text-style-name="P1" draw:layer="layout" svg:width="0.332cm" svg:height="0.364cm" svg:x="2.048cm" svg:y="8.162cm" svg:viewBox="0 0 333 365" svg:d="M333 351c-56 34-139 3-212-73-74-77-121-186-121-278">
          <text:p/>
        </draw:path>
        <draw:path draw:style-name="gr11" draw:text-style-name="P1" draw:layer="layout" svg:width="0.333cm" svg:height="0.489cm" svg:x="2.14cm" svg:y="8.003cm" svg:viewBox="0 0 334 490" svg:d="M0 13c77-44 200 27 276 160 77 131 77 273 0 317">
          <text:p/>
        </draw:path>
        <draw:path draw:style-name="gr11" draw:text-style-name="P1" draw:layer="layout" svg:width="0.302cm" svg:height="0.445cm" svg:x="2.273cm" svg:y="7.956cm" svg:viewBox="0 0 303 446" svg:d="M0 12c69-40 181 25 250 144 70 121 70 250 0 290">
          <text:p/>
        </draw:path>
        <draw:path draw:style-name="gr11" draw:text-style-name="P1" draw:layer="layout" svg:width="0.03cm" svg:height="0.028cm" svg:x="2.245cm" svg:y="7.956cm" svg:viewBox="0 0 31 29" svg:d="M0 29c8-12 19-22 31-29">
          <text:p/>
        </draw:path>
        <draw:path draw:style-name="gr11" draw:text-style-name="P1" draw:layer="layout" svg:width="0.313cm" svg:height="0.461cm" svg:x="2.275cm" svg:y="7.944cm" svg:viewBox="0 0 314 462" svg:d="M0 12c72-41 189 26 261 151 71 124 71 258 0 299">
          <text:p/>
        </draw:path>
        <draw:path draw:style-name="gr11" draw:text-style-name="P1" draw:layer="layout" svg:width="0.04cm" svg:height="0.012cm" svg:x="2.495cm" svg:y="8.405cm" svg:viewBox="0 0 41 13" svg:d="M41 0c-12 8-26 12-41 13">
          <text:p/>
        </draw:path>
        <draw:path draw:style-name="gr11" draw:text-style-name="P1" draw:layer="layout" svg:width="0.313cm" svg:height="0.462cm" svg:x="2.311cm" svg:y="7.923cm" svg:viewBox="0 0 314 463" svg:d="M0 13c72-42 188 25 260 150 72 124 72 258 0 300">
          <text:p/>
        </draw:path>
        <draw:path draw:style-name="gr11" draw:text-style-name="P1" draw:layer="layout" svg:width="0.031cm" svg:height="0.069cm" svg:x="2.136cm" svg:y="5.797cm" svg:viewBox="0 0 32 70" svg:d="M0 70c0-33 12-59 32-70">
          <text:p/>
        </draw:path>
        <draw:path draw:style-name="gr11" draw:text-style-name="P1" draw:layer="layout" svg:width="0.182cm" svg:height="0.267cm" svg:x="2.167cm" svg:y="5.79cm" svg:viewBox="0 0 183 268" svg:d="M0 7c42-24 110 15 151 87 42 71 42 150 0 174">
          <text:p/>
        </draw:path>
        <draw:path draw:style-name="gr11" draw:text-style-name="P1" draw:layer="layout" svg:width="0.181cm" svg:height="0.198cm" svg:x="2.136cm" svg:y="5.866cm" svg:viewBox="0 0 182 199" svg:d="M182 192c-30 17-77 1-116-41-40-42-66-102-66-151">
          <text:p/>
        </draw:path>
        <draw:path draw:style-name="gr11" draw:text-style-name="P1" draw:layer="layout" svg:width="0.057cm" svg:height="0.126cm" svg:x="2.048cm" svg:y="5.689cm" svg:viewBox="0 0 58 127" svg:d="M0 127c0-61 21-106 58-127">
          <text:p/>
        </draw:path>
        <draw:path draw:style-name="gr11" draw:text-style-name="P1" draw:layer="layout" svg:width="0.332cm" svg:height="0.489cm" svg:x="2.105cm" svg:y="5.676cm" svg:viewBox="0 0 333 490" svg:d="M0 13c77-44 200 27 276 158 76 132 76 275 0 319">
          <text:p/>
        </draw:path>
        <draw:path draw:style-name="gr11" draw:text-style-name="P1" draw:layer="layout" svg:width="0.332cm" svg:height="0.363cm" svg:x="2.048cm" svg:y="5.815cm" svg:viewBox="0 0 333 364" svg:d="M333 351c-56 32-139 3-212-74-74-76-121-187-121-277">
          <text:p/>
        </draw:path>
        <draw:path draw:style-name="gr11" draw:text-style-name="P1" draw:layer="layout" svg:width="0.333cm" svg:height="0.489cm" svg:x="2.14cm" svg:y="5.655cm" svg:viewBox="0 0 334 490" svg:d="M0 13c77-43 200 28 276 159 77 132 77 274 0 318">
          <text:p/>
        </draw:path>
        <draw:path draw:style-name="gr11" draw:text-style-name="P1" draw:layer="layout" svg:width="0.302cm" svg:height="0.444cm" svg:x="2.273cm" svg:y="5.609cm" svg:viewBox="0 0 303 445" svg:d="M0 12c69-40 181 24 250 144 70 119 70 250 0 289">
          <text:p/>
        </draw:path>
        <draw:path draw:style-name="gr11" draw:text-style-name="P1" draw:layer="layout" svg:width="0.03cm" svg:height="0.029cm" svg:x="2.245cm" svg:y="5.608cm" svg:viewBox="0 0 31 30" svg:d="M0 30c8-12 19-22 31-30">
          <text:p/>
        </draw:path>
        <draw:path draw:style-name="gr11" draw:text-style-name="P1" draw:layer="layout" svg:width="0.313cm" svg:height="0.462cm" svg:x="2.275cm" svg:y="5.596cm" svg:viewBox="0 0 314 463" svg:d="M0 12c72-41 189 26 261 150 71 125 71 259 0 301">
          <text:p/>
        </draw:path>
        <draw:path draw:style-name="gr11" draw:text-style-name="P1" draw:layer="layout" svg:width="0.04cm" svg:height="0.011cm" svg:x="2.495cm" svg:y="6.058cm" svg:viewBox="0 0 41 12" svg:d="M41 0c-12 6-26 11-41 12">
          <text:p/>
        </draw:path>
        <draw:path draw:style-name="gr11" draw:text-style-name="P1" draw:layer="layout" svg:width="0.313cm" svg:height="0.461cm" svg:x="2.311cm" svg:y="5.576cm" svg:viewBox="0 0 314 462" svg:d="M0 12c72-41 188 26 260 150 72 125 72 259 0 300">
          <text:p/>
        </draw:path>
        <draw:line draw:style-name="gr11" draw:text-style-name="P1" draw:layer="layout" svg:x1="2.105cm" svg:y1="8.037cm" svg:x2="2.141cm" svg:y2="8.016cm">
          <text:p/>
        </draw:line>
        <draw:line draw:style-name="gr11" draw:text-style-name="P1" draw:layer="layout" svg:x1="2.38cm" svg:y1="8.513cm" svg:x2="2.416cm" svg:y2="8.492cm">
          <text:p/>
        </draw:line>
        <draw:line draw:style-name="gr11" draw:text-style-name="P1" draw:layer="layout" svg:x1="2.21cm" svg:y1="8.006cm" svg:x2="2.274cm" svg:y2="7.968cm">
          <text:p/>
        </draw:line>
        <draw:line draw:style-name="gr11" draw:text-style-name="P1" draw:layer="layout" svg:x1="2.46cm" svg:y1="8.438cm" svg:x2="2.524cm" svg:y2="8.401cm">
          <text:p/>
        </draw:line>
        <draw:line draw:style-name="gr11" draw:text-style-name="P1" draw:layer="layout" svg:x1="2.275cm" svg:y1="7.957cm" svg:x2="2.312cm" svg:y2="7.936cm">
          <text:p/>
        </draw:line>
        <draw:line draw:style-name="gr11" draw:text-style-name="P1" draw:layer="layout" svg:x1="2.535cm" svg:y1="8.406cm" svg:x2="2.571cm" svg:y2="8.385cm">
          <text:p/>
        </draw:line>
        <draw:line draw:style-name="gr11" draw:text-style-name="P1" draw:layer="layout" svg:x1="2.105cm" svg:y1="5.69cm" svg:x2="2.141cm" svg:y2="5.668cm">
          <text:p/>
        </draw:line>
        <draw:line draw:style-name="gr11" draw:text-style-name="P1" draw:layer="layout" svg:x1="2.38cm" svg:y1="6.166cm" svg:x2="2.416cm" svg:y2="6.144cm">
          <text:p/>
        </draw:line>
        <draw:line draw:style-name="gr11" draw:text-style-name="P1" draw:layer="layout" svg:x1="2.21cm" svg:y1="5.658cm" svg:x2="2.274cm" svg:y2="5.621cm">
          <text:p/>
        </draw:line>
        <draw:line draw:style-name="gr11" draw:text-style-name="P1" draw:layer="layout" svg:x1="2.46cm" svg:y1="6.091cm" svg:x2="2.524cm" svg:y2="6.053cm">
          <text:p/>
        </draw:line>
        <draw:line draw:style-name="gr11" draw:text-style-name="P1" draw:layer="layout" svg:x1="2.275cm" svg:y1="5.609cm" svg:x2="2.312cm" svg:y2="5.588cm">
          <text:p/>
        </draw:line>
        <draw:line draw:style-name="gr11" draw:text-style-name="P1" draw:layer="layout" svg:x1="2.535cm" svg:y1="6.059cm" svg:x2="2.571cm" svg:y2="6.037cm">
          <text:p/>
        </draw:line>
        <draw:path draw:style-name="gr9" draw:text-style-name="P7" draw:layer="layout" svg:width="3.711cm" svg:height="8.788cm" svg:x="13.251cm" svg:y="1.488cm" svg:viewBox="0 0 3712 8789" svg:d="M1485 8789l35-20 2192-1265v-7020-41l-35-20-496-286-35 20c-134 77-348 80-486 5-96-51-209-92-333-120s-258-43-393-42-271 17-396 47c-125 31-240 75-336 130l-1166 674-36 21v40 7020l1449 837z">
          <text:p/>
        </draw:path>
        <draw:polygon draw:style-name="gr10" draw:text-style-name="P1" draw:layer="layout" svg:width="0cm" svg:height="0cm" svg:x="15.681cm" svg:y="6.15cm" svg:viewBox="0 0 0 0" draw:points="0,0">
          <text:p/>
        </draw:polygon>
        <draw:polygon draw:style-name="gr9" draw:text-style-name="P7" draw:layer="layout" svg:width="2.191cm" svg:height="8.284cm" svg:x="14.771cm" svg:y="1.972cm" svg:viewBox="0 0 2192 8285" draw:points="0,8285 2192,7020 2192,0 0,1265">
          <text:p/>
        </draw:polygon>
        <draw:polygon draw:style-name="gr10" draw:text-style-name="P1" draw:layer="layout" svg:width="0cm" svg:height="0cm" svg:x="15.681cm" svg:y="6.15cm" svg:viewBox="0 0 0 0" draw:points="0,0">
          <text:p/>
        </draw:polygon>
        <draw:polygon draw:style-name="gr9" draw:text-style-name="P7" draw:layer="layout" svg:width="1.449cm" svg:height="7.856cm" svg:x="13.251cm" svg:y="2.4cm" svg:viewBox="0 0 1450 7857" draw:points="0,7020 1450,7857 1450,837 0,0">
          <text:p/>
        </draw:polygon>
        <draw:polygon draw:style-name="gr10" draw:text-style-name="P1" draw:layer="layout" svg:width="0cm" svg:height="0cm" svg:x="15.681cm" svg:y="6.15cm" svg:viewBox="0 0 0 0" draw:points="0,0">
          <text:p/>
        </draw:polygon>
        <draw:path draw:style-name="gr9" draw:text-style-name="P7" draw:layer="layout" svg:width="3.64cm" svg:height="1.688cm" svg:x="13.287cm" svg:y="1.488cm" svg:viewBox="0 0 3641 1689" svg:d="M3641 423l-495-286-35 20c-135 77-349 80-487 5-96-51-209-92-333-120s-258-43-393-42-271 17-396 47c-125 31-240 75-336 130l-1166 674 1449 838z">
          <text:p/>
        </draw:path>
        <draw:polygon draw:style-name="gr10" draw:text-style-name="P1" draw:layer="layout" svg:width="0cm" svg:height="0cm" svg:x="15.681cm" svg:y="6.15cm" svg:viewBox="0 0 0 0" draw:points="0,0">
          <text:p/>
        </draw:polygon>
        <draw:path draw:style-name="gr9" draw:text-style-name="P7" draw:layer="layout" svg:width="1.871cm" svg:height="1.08cm" svg:x="14.153cm" svg:y="1.575cm" svg:viewBox="0 0 1872 1081" svg:d="M1872 541c0-299-419-541-936-541s-936 242-936 541zM0 541c0 298 419 540 936 540s936-242 936-540z">
          <text:p/>
        </draw:path>
        <draw:polygon draw:style-name="gr10" draw:text-style-name="P1" draw:layer="layout" svg:width="0cm" svg:height="0cm" svg:x="15.681cm" svg:y="6.15cm" svg:viewBox="0 0 0 0" draw:points="0,0">
          <text:p/>
        </draw:polygon>
        <draw:path draw:style-name="gr9" draw:text-style-name="P7" draw:layer="layout" svg:width="1.79cm" svg:height="1.033cm" svg:x="14.194cm" svg:y="1.598cm" svg:viewBox="0 0 1791 1034" svg:d="M1791 517c0-286-401-517-896-517-494 0-895 231-895 517zM0 517c0 285 401 517 895 517 495 0 896-232 896-517z">
          <text:p/>
        </draw:path>
        <draw:polygon draw:style-name="gr10" draw:text-style-name="P1" draw:layer="layout" svg:width="0cm" svg:height="0cm" svg:x="15.681cm" svg:y="6.15cm" svg:viewBox="0 0 0 0" draw:points="0,0">
          <text:p/>
        </draw:polygon>
        <draw:path draw:style-name="gr9" draw:text-style-name="P7" draw:layer="layout" svg:width="1.59cm" svg:height="0.918cm" svg:x="14.294cm" svg:y="1.656cm" svg:viewBox="0 0 1591 919" svg:d="M1590 467c1-3 1-6 1-8 0-254-356-459-796-459-439 0-795 205-795 459 0 2 0 5 0 8 1 28 7 56 16 84 32 89 107 170 217 233 207 120 511 164 792 115 280-49 491-182 550-348 9-28 15-56 15-84z">
          <text:p/>
        </draw:path>
        <draw:polygon draw:style-name="gr10" draw:text-style-name="P1" draw:layer="layout" svg:width="0cm" svg:height="0cm" svg:x="15.681cm" svg:y="6.15cm" svg:viewBox="0 0 0 0" draw:points="0,0">
          <text:p/>
        </draw:polygon>
        <draw:path draw:style-name="gr9" draw:text-style-name="P7" draw:layer="layout" svg:width="1.558cm" svg:height="0.733cm" svg:x="14.31cm" svg:y="1.84cm" svg:viewBox="0 0 1559 734" svg:d="M0 367c32 88 107 169 217 232 207 120 512 165 792 115 280-49 491-182 550-347-76-214-402-367-779-367-379 0-704 153-780 367z">
          <text:p/>
        </draw:path>
        <draw:polygon draw:style-name="gr10" draw:text-style-name="P1" draw:layer="layout" svg:width="0cm" svg:height="0cm" svg:x="15.681cm" svg:y="6.15cm" svg:viewBox="0 0 0 0" draw:points="0,0">
          <text:p/>
        </draw:polygon>
        <draw:polygon draw:style-name="gr9" draw:text-style-name="P7" draw:layer="layout" svg:width="0.071cm" svg:height="7.019cm" svg:x="14.7cm" svg:y="3.237cm" svg:viewBox="0 0 72 7020" draw:points="72,7020 72,0 0,0 0,7020">
          <text:p/>
        </draw:polygon>
        <draw:polygon draw:style-name="gr10" draw:text-style-name="P1" draw:layer="layout" svg:width="0cm" svg:height="0cm" svg:x="15.681cm" svg:y="6.15cm" svg:viewBox="0 0 0 0" draw:points="0,0">
          <text:p/>
        </draw:polygon>
        <draw:path draw:style-name="gr9" draw:text-style-name="P7" draw:layer="layout" svg:width="0.495cm" svg:height="0.639cm" svg:x="13.712cm" svg:y="4.822cm" svg:viewBox="0 0 496 640" svg:d="M496 462c0-19-2-39-5-59-20-124-96-256-195-336-41-33-84-55-124-63-5-1-9-2-14-3-32-4-61 1-85 15-97 56-97 237 0 404 96 168 253 259 350 203 25-14 44-37 56-67 2-4 4-9 5-13 8-24 12-51 12-81z">
          <text:p/>
        </draw:path>
        <draw:polygon draw:style-name="gr10" draw:text-style-name="P1" draw:layer="layout" svg:width="0cm" svg:height="0cm" svg:x="15.681cm" svg:y="6.15cm" svg:viewBox="0 0 0 0" draw:points="0,0">
          <text:p/>
        </draw:polygon>
        <draw:path draw:style-name="gr9" draw:text-style-name="P7" draw:layer="layout" svg:width="0.495cm" svg:height="0.639cm" svg:x="13.712cm" svg:y="7.17cm" svg:viewBox="0 0 496 640" svg:d="M496 463c0-19-2-39-5-59-20-125-96-258-195-337-41-34-84-55-124-64-5-1-9-1-14-2-32-4-61 1-85 15-97 56-97 238 0 405 96 167 253 258 350 202 25-14 44-37 56-67 2-4 4-8 5-12 8-24 12-51 12-81z">
          <text:p/>
        </draw:path>
        <draw:polygon draw:style-name="gr10" draw:text-style-name="P1" draw:layer="layout" svg:width="0cm" svg:height="0cm" svg:x="15.681cm" svg:y="6.15cm" svg:viewBox="0 0 0 0" draw:points="0,0">
          <text:p/>
        </draw:polygon>
        <draw:path draw:style-name="gr9" draw:text-style-name="P7" draw:layer="layout" svg:width="0.576cm" svg:height="0.602cm" svg:x="17.676cm" svg:y="2.866cm" svg:viewBox="0 0 577 603" svg:d="M520 113c76 44 76 186 0 318s-200 203-276 160l-35-21c-20-11-35-30-45-55-8-20-12-44-12-71 0-74 31-161 83-233s119-121 179-129c27-4 51 0 71 11-20-11-44-15-71-11l-35-21-28-16c-51-29-127-2-193 67-66 70-109 169-109 252 0 54 19 96 52 115l28 16c-15-1-28-5-40-12l-35-20c-35-20-54-64-54-120 0-86 45-189 113-261 69-72 148-100 200-69l36 20c11 7 21 16 30 28-9-12-19-21-30-28l-36-20c-52-31-131-3-200 69-68 72-113 175-113 261 0 56 19 100 54 120l35 20c-34-20-53-63-53-119 0-86 44-189 113-261 68-73 147-100 200-70-53-30-132-3-200 70-69 72-113 175-113 261 0 56 19 99 53 119 12 7 25 11 40 12l35 20c10 25 25 44 45 55l35 21c-36-21-57-67-57-126 0-92 47-201 120-278s157-106 213-74c76 44 76 186 0 318s-200 203-276 160c-36-21-57-67-57-126 0-92 47-201 120-278s157-106 213-74l-35-20z">
          <text:p/>
        </draw:path>
        <draw:polygon draw:style-name="gr10" draw:text-style-name="P1" draw:layer="layout" svg:width="0cm" svg:height="0cm" svg:x="15.681cm" svg:y="6.15cm" svg:viewBox="0 0 0 0" draw:points="0,0">
          <text:p/>
        </draw:polygon>
        <draw:path draw:style-name="gr9" draw:text-style-name="P7" draw:layer="layout" svg:width="0.576cm" svg:height="0.602cm" svg:x="16.121cm" svg:y="3.763cm" svg:viewBox="0 0 577 603" svg:d="M520 113c76 45 76 187 0 319-76 131-199 202-276 158l-35-20c-20-11-35-30-45-55-8-20-12-44-12-71 0-73 31-160 83-232 53-73 120-122 180-131 26-3 50 0 70 12-20-12-44-15-70-12l-35-20-28-16c-51-29-128-3-194 67-66 71-109 170-109 253 0 54 19 95 52 114l28 16c-15-1-28-5-40-12l-35-20c-34-20-54-63-54-119 0-86 45-189 113-262 69-72 148-100 201-70l36 21c11 7 22 16 30 28-8-12-19-21-30-28l-36-21c-53-30-132-2-201 70-68 73-113 176-113 262 0 56 20 99 54 119l35 20c-34-20-53-63-53-119 0-85 44-188 113-262 68-72 148-100 201-69-53-31-133-3-201 69-69 74-113 177-113 262 0 56 19 99 53 119 12 7 25 11 40 12l35 20c10 25 25 44 45 55l35 20c-36-21-57-66-57-126 0-90 48-199 121-276 73-78 156-107 212-75 76 45 76 187 0 319-76 131-199 202-276 158-36-21-57-66-57-126 0-90 48-199 121-276 73-78 156-107 212-75l-35-20z">
          <text:p/>
        </draw:path>
        <draw:polygon draw:style-name="gr10" draw:text-style-name="P1" draw:layer="layout" svg:width="0cm" svg:height="0cm" svg:x="15.681cm" svg:y="6.15cm" svg:viewBox="0 0 0 0" draw:points="0,0">
          <text:p/>
        </draw:polygon>
        <draw:path draw:style-name="gr9" draw:text-style-name="P7" draw:layer="layout" svg:width="0.576cm" svg:height="0.602cm" svg:x="16.121cm" svg:y="10.292cm" svg:viewBox="0 0 577 603" svg:d="M520 113c76 44 76 187 0 319-76 131-199 202-276 158l-35-20c-20-11-35-30-45-55-8-20-12-44-12-71 0-73 31-160 83-233 53-72 120-121 180-129 26-4 50 0 70 11-20-11-44-15-70-11l-35-21-28-16c-51-29-128-3-194 67s-109 170-109 253c0 54 19 95 52 114l28 16c-15-1-28-5-40-12l-35-20c-34-20-54-63-54-119 0-86 45-190 113-262 69-72 148-100 201-69l36 20c11 7 22 16 30 28-8-12-19-21-30-28l-36-20c-53-31-132-3-201 69-68 72-113 176-113 262 0 56 20 99 54 119l35 20c-34-20-53-62-53-119 0-85 44-189 113-262 68-72 148-99 201-69-53-30-133-3-201 69-69 73-113 177-113 262 0 57 19 99 53 119 12 7 25 11 40 12l35 20c10 25 25 44 45 55l35 20c-36-21-57-66-57-125 0-91 48-200 121-278 73-77 156-106 212-74 76 44 76 187 0 319-76 131-199 202-276 158-36-21-57-66-57-125 0-91 48-200 121-278 73-77 156-106 212-74l-35-20z">
          <text:p/>
        </draw:path>
        <draw:polygon draw:style-name="gr10" draw:text-style-name="P1" draw:layer="layout" svg:width="0cm" svg:height="0cm" svg:x="15.681cm" svg:y="6.15cm" svg:viewBox="0 0 0 0" draw:points="0,0">
          <text:p/>
        </draw:polygon>
        <draw:path draw:style-name="gr9" draw:text-style-name="P7" draw:layer="layout" svg:width="0.576cm" svg:height="0.603cm" svg:x="17.676cm" svg:y="9.395cm" svg:viewBox="0 0 577 604" svg:d="M520 114c76 43 76 186 0 317-76 133-200 204-276 160l-35-21c-20-11-35-30-45-55 10 25 25 44 45 55l35 21c-36-21-57-67-57-127 0-91 47-200 120-277 73-76 157-105 213-73 76 43 76 186 0 317-76 133-200 204-276 160-36-21-57-67-57-127 0-91 47-200 120-277 73-76 157-105 213-73l-35-21c-20-11-44-15-71-11l-35-21-28-16c-51-29-127-2-193 67-66 70-109 169-109 252 0 54 19 95 52 114l28 16c-15-1-28-5-40-12l-35-20c-35-20-54-63-54-119 0-85 45-188 113-261 69-72 148-100 200-69l36 20c11 7 21 16 30 28-9-12-19-21-30-28l-36-20c-52-31-131-3-200 69-68 73-113 176-113 261 0 56 19 99 54 119l35 20c-34-19-53-62-53-118 0-86 44-189 113-261 68-73 147-100 200-70-53-30-132-3-200 70-69 72-113 175-113 261 0 56 19 99 53 118 12 7 25 11 40 12l35 21c-8-21-12-45-12-72 0-73 31-160 83-232s119-120 179-129c27-4 51 0 71 11z">
          <text:p/>
        </draw:path>
        <draw:polygon draw:style-name="gr10" draw:text-style-name="P1" draw:layer="layout" svg:width="0cm" svg:height="0cm" svg:x="15.681cm" svg:y="6.15cm" svg:viewBox="0 0 0 0" draw:points="0,0">
          <text:p/>
        </draw:polygon>
        <draw:polygon draw:style-name="gr9" draw:text-style-name="P7" draw:layer="layout" svg:width="2.226cm" svg:height="1.326cm" svg:x="14.736cm" svg:y="1.911cm" svg:viewBox="0 0 2227 1327" draw:points="35,1327 2227,61 2192,0 0,1266">
          <text:p/>
        </draw:polygon>
        <draw:polygon draw:style-name="gr10" draw:text-style-name="P1" draw:layer="layout" svg:width="0cm" svg:height="0cm" svg:x="15.681cm" svg:y="6.15cm" svg:viewBox="0 0 0 0" draw:points="0,0">
          <text:p/>
        </draw:polygon>
        <draw:path draw:style-name="gr9" draw:text-style-name="P7" draw:layer="layout" svg:width="1.568cm" svg:height="0.363cm" svg:x="14.305cm" svg:y="1.691cm" svg:viewBox="0 0 1569 364" svg:d="M1569 364c-25-87-93-168-195-233-334-175-845-175-1179 0-102 65-170 146-195 233 155-167 456-271 785-271 328 0 629 104 784 271z">
          <text:p/>
        </draw:path>
        <draw:polygon draw:style-name="gr10" draw:text-style-name="P1" draw:layer="layout" svg:width="0cm" svg:height="0cm" svg:x="15.681cm" svg:y="6.15cm" svg:viewBox="0 0 0 0" draw:points="0,0">
          <text:p/>
        </draw:polygon>
        <draw:path draw:style-name="gr9" draw:text-style-name="P7" draw:layer="layout" svg:width="0.374cm" svg:height="0.484cm" svg:x="16.457cm" svg:y="2.159cm" svg:viewBox="0 0 375 485" svg:d="M375 134c0-120-84-169-187-108-7 4-14 8-20 12-88 61-159 183-167 290-1 8-1 15-1 23 0 119 83 168 188 108 103-60 187-205 187-325z">
          <text:p/>
        </draw:path>
        <draw:polygon draw:style-name="gr10" draw:text-style-name="P1" draw:layer="layout" svg:width="0cm" svg:height="0cm" svg:x="15.681cm" svg:y="6.15cm" svg:viewBox="0 0 0 0" draw:points="0,0">
          <text:p/>
        </draw:polygon>
        <draw:path draw:style-name="gr9" draw:text-style-name="P7" draw:layer="layout" svg:width="0.374cm" svg:height="0.483cm" svg:x="14.902cm" svg:y="3.056cm" svg:viewBox="0 0 375 484" svg:d="M375 135c0-120-84-169-188-109-6 3-12 7-19 12-88 62-159 184-167 291-1 8-1 15-1 22 0 120 83 168 187 108 104-59 188-205 188-324z">
          <text:p/>
        </draw:path>
        <draw:polygon draw:style-name="gr10" draw:text-style-name="P1" draw:layer="layout" svg:width="0cm" svg:height="0cm" svg:x="15.681cm" svg:y="6.15cm" svg:viewBox="0 0 0 0" draw:points="0,0">
          <text:p/>
        </draw:polygon>
        <draw:path draw:style-name="gr9" draw:text-style-name="P7" draw:layer="layout" svg:width="0.374cm" svg:height="0.484cm" svg:x="14.902cm" svg:y="9.586cm" svg:viewBox="0 0 375 485" svg:d="M375 134c0-119-84-168-188-108-6 4-12 8-19 12-88 61-159 183-167 291-1 8-1 15-1 22 0 120 83 168 187 109 104-60 188-206 188-326z">
          <text:p/>
        </draw:path>
        <draw:polygon draw:style-name="gr10" draw:text-style-name="P1" draw:layer="layout" svg:width="0cm" svg:height="0cm" svg:x="15.681cm" svg:y="6.15cm" svg:viewBox="0 0 0 0" draw:points="0,0">
          <text:p/>
        </draw:polygon>
        <draw:path draw:style-name="gr9" draw:text-style-name="P7" draw:layer="layout" svg:width="0.374cm" svg:height="0.484cm" svg:x="16.457cm" svg:y="8.688cm" svg:viewBox="0 0 375 485" svg:d="M375 133c0-119-84-167-187-108-7 4-14 8-20 12-88 62-159 183-167 292-1 7-1 14-1 22 0 119 83 168 188 108 103-60 187-205 187-326z">
          <text:p/>
        </draw:path>
        <draw:polygon draw:style-name="gr10" draw:text-style-name="P1" draw:layer="layout" svg:width="0cm" svg:height="0cm" svg:x="15.681cm" svg:y="6.15cm" svg:viewBox="0 0 0 0" draw:points="0,0">
          <text:p/>
        </draw:polygon>
        <draw:polygon draw:style-name="gr9" draw:text-style-name="P7" draw:layer="layout" svg:width="1.485cm" svg:height="0.898cm" svg:x="13.251cm" svg:y="2.339cm" svg:viewBox="0 0 1486 899" draw:points="0,61 1450,899 1486,838 36,0">
          <text:p/>
        </draw:polygon>
        <draw:polygon draw:style-name="gr10" draw:text-style-name="P1" draw:layer="layout" svg:width="0cm" svg:height="0cm" svg:x="15.681cm" svg:y="6.15cm" svg:viewBox="0 0 0 0" draw:points="0,0">
          <text:p/>
        </draw:polygon>
        <draw:path draw:style-name="gr9" draw:text-style-name="P7" draw:layer="layout" svg:width="1.589cm" svg:height="0.422cm" svg:x="14.294cm" svg:y="1.785cm" svg:viewBox="0 0 1590 423" svg:d="M1590 339c0-23-4-45-10-68-155-167-456-271-785-271-328 0-629 104-784 271-6 23-10 45-11 68 1 28 7 56 16 84 76-214 401-368 779-368s704 154 780 368c9-28 15-56 15-84z">
          <text:p/>
        </draw:path>
        <draw:polygon draw:style-name="gr10" draw:text-style-name="P1" draw:layer="layout" svg:width="0cm" svg:height="0cm" svg:x="15.681cm" svg:y="6.15cm" svg:viewBox="0 0 0 0" draw:points="0,0">
          <text:p/>
        </draw:polygon>
        <draw:path draw:style-name="gr9" draw:text-style-name="P7" draw:layer="layout" svg:width="0.478cm" svg:height="0.639cm" svg:x="13.712cm" svg:y="4.822cm" svg:viewBox="0 0 479 640" svg:d="M158 1c-32-4-61 1-85 15-97 56-97 237 0 404 96 168 253 259 350 203 25-14 44-37 56-67-92-12-196-97-265-217s-91-253-56-338z">
          <text:p/>
        </draw:path>
        <draw:polygon draw:style-name="gr10" draw:text-style-name="P1" draw:layer="layout" svg:width="0cm" svg:height="0cm" svg:x="15.681cm" svg:y="6.15cm" svg:viewBox="0 0 0 0" draw:points="0,0">
          <text:p/>
        </draw:polygon>
        <draw:path draw:style-name="gr9" draw:text-style-name="P7" draw:layer="layout" svg:width="0.478cm" svg:height="0.639cm" svg:x="13.712cm" svg:y="7.17cm" svg:viewBox="0 0 479 640" svg:d="M158 1c-32-4-61 1-85 15-97 56-97 238 0 405 96 167 253 258 350 202 25-14 44-37 56-67-92-12-196-97-265-217s-91-253-56-338z">
          <text:p/>
        </draw:path>
        <draw:polygon draw:style-name="gr10" draw:text-style-name="P1" draw:layer="layout" svg:width="0cm" svg:height="0cm" svg:x="15.681cm" svg:y="6.15cm" svg:viewBox="0 0 0 0" draw:points="0,0">
          <text:p/>
        </draw:polygon>
        <draw:path draw:style-name="gr9" draw:text-style-name="P7" draw:layer="layout" svg:width="0.303cm" svg:height="0.392cm" svg:x="14.903cm" svg:y="9.611cm" svg:viewBox="0 0 304 393" svg:d="M304 108c0-46-16-82-45-98-24-14-56-14-91 2-89 61-160 183-168 290 3 38 19 66 43 80 44 26 110 2 167-58s94-145 94-216z">
          <text:p/>
        </draw:path>
        <draw:polygon draw:style-name="gr10" draw:text-style-name="P1" draw:layer="layout" svg:width="0cm" svg:height="0cm" svg:x="15.681cm" svg:y="6.15cm" svg:viewBox="0 0 0 0" draw:points="0,0">
          <text:p/>
        </draw:polygon>
        <draw:path draw:style-name="gr9" draw:text-style-name="P7" draw:layer="layout" svg:width="0.303cm" svg:height="0.392cm" svg:x="14.903cm" svg:y="3.082cm" svg:viewBox="0 0 304 393" svg:d="M304 108c0-47-16-82-45-98-24-14-56-14-91 2-89 61-160 183-168 291 3 38 19 66 43 80 44 25 110 2 167-58s94-146 94-217z">
          <text:p/>
        </draw:path>
        <draw:polygon draw:style-name="gr10" draw:text-style-name="P1" draw:layer="layout" svg:width="0cm" svg:height="0cm" svg:x="15.681cm" svg:y="6.15cm" svg:viewBox="0 0 0 0" draw:points="0,0">
          <text:p/>
        </draw:polygon>
        <draw:path draw:style-name="gr9" draw:text-style-name="P7" draw:layer="layout" svg:width="0.304cm" svg:height="0.392cm" svg:x="16.458cm" svg:y="2.184cm" svg:viewBox="0 0 305 393" svg:d="M305 108c0-46-18-82-46-98-24-14-56-14-91 2-88 61-159 183-168 290 4 38 20 67 44 81 44 25 109 2 166-59 56-59 95-145 95-216z">
          <text:p/>
        </draw:path>
        <draw:polygon draw:style-name="gr10" draw:text-style-name="P1" draw:layer="layout" svg:width="0cm" svg:height="0cm" svg:x="15.681cm" svg:y="6.15cm" svg:viewBox="0 0 0 0" draw:points="0,0">
          <text:p/>
        </draw:polygon>
        <draw:path draw:style-name="gr9" draw:text-style-name="P7" draw:layer="layout" svg:width="0.304cm" svg:height="0.392cm" svg:x="16.458cm" svg:y="8.713cm" svg:viewBox="0 0 305 393" svg:d="M305 109c0-47-18-83-46-99-24-14-56-13-91 2-88 62-159 184-168 292 4 37 20 65 44 79 44 25 109 3 166-57 56-60 95-146 95-217z">
          <text:p/>
        </draw:path>
        <draw:polygon draw:style-name="gr10" draw:text-style-name="P1" draw:layer="layout" svg:width="0cm" svg:height="0cm" svg:x="15.681cm" svg:y="6.15cm" svg:viewBox="0 0 0 0" draw:points="0,0">
          <text:p/>
        </draw:polygon>
        <draw:path draw:style-name="gr9" draw:text-style-name="P7" draw:layer="layout" svg:width="0.343cm" svg:height="0.539cm" svg:x="13.864cm" svg:y="4.826cm" svg:viewBox="0 0 344 540" svg:d="M144 63c-41-33-84-55-124-63-40 80-19 211 49 331 69 119 173 202 263 209 8-24 12-51 12-81 0-19-2-39-5-59-55-19-110-71-149-139-39-67-56-141-46-198z">
          <text:p/>
        </draw:path>
        <draw:polygon draw:style-name="gr10" draw:text-style-name="P1" draw:layer="layout" svg:width="0cm" svg:height="0cm" svg:x="15.681cm" svg:y="6.15cm" svg:viewBox="0 0 0 0" draw:points="0,0">
          <text:p/>
        </draw:polygon>
        <draw:path draw:style-name="gr9" draw:text-style-name="P7" draw:layer="layout" svg:width="0.343cm" svg:height="0.54cm" svg:x="13.864cm" svg:y="7.173cm" svg:viewBox="0 0 344 541" svg:d="M144 64c-41-34-84-55-124-64-40 81-19 213 49 332 69 119 173 202 263 209 8-24 12-51 12-81 0-19-2-39-5-59-55-20-110-72-149-139s-56-141-46-198z">
          <text:p/>
        </draw:path>
        <draw:polygon draw:style-name="gr10" draw:text-style-name="P1" draw:layer="layout" svg:width="0cm" svg:height="0cm" svg:x="15.681cm" svg:y="6.15cm" svg:viewBox="0 0 0 0" draw:points="0,0">
          <text:p/>
        </draw:polygon>
        <draw:path draw:style-name="gr9" draw:text-style-name="P7" draw:layer="layout" svg:width="0.365cm" svg:height="0.481cm" svg:x="16.17cm" svg:y="3.796cm" svg:viewBox="0 0 366 482" svg:d="M116 482c-8-20-12-44-12-71 0-73 31-161 83-233s119-121 179-130l-35-20-28-16c-51-29-127-3-193 67s-110 169-110 253c0 54 19 95 53 114l28 16z">
          <text:p/>
        </draw:path>
        <draw:polygon draw:style-name="gr10" draw:text-style-name="P1" draw:layer="layout" svg:width="0cm" svg:height="0cm" svg:x="15.681cm" svg:y="6.15cm" svg:viewBox="0 0 0 0" draw:points="0,0">
          <text:p/>
        </draw:polygon>
        <draw:path draw:style-name="gr9" draw:text-style-name="P7" draw:layer="layout" svg:width="0.365cm" svg:height="0.481cm" svg:x="16.17cm" svg:y="10.326cm" svg:viewBox="0 0 366 482" svg:d="M116 482c-8-21-12-45-12-72 0-73 31-160 83-232s119-121 179-129l-35-21-28-16c-51-30-127-3-193 67s-110 169-110 252c0 54 19 95 53 114l28 16z">
          <text:p/>
        </draw:path>
        <draw:polygon draw:style-name="gr10" draw:text-style-name="P1" draw:layer="layout" svg:width="0cm" svg:height="0cm" svg:x="15.681cm" svg:y="6.15cm" svg:viewBox="0 0 0 0" draw:points="0,0">
          <text:p/>
        </draw:polygon>
        <draw:path draw:style-name="gr9" draw:text-style-name="P7" draw:layer="layout" svg:width="0.365cm" svg:height="0.481cm" svg:x="17.725cm" svg:y="2.899cm" svg:viewBox="0 0 366 482" svg:d="M115 482c-8-20-12-44-12-71 0-73 31-160 83-233 52-72 120-121 180-129l-35-21-28-16c-52-29-128-2-194 67-66 70-109 170-109 253 0 54 19 95 52 114l28 16z">
          <text:p/>
        </draw:path>
        <draw:polygon draw:style-name="gr10" draw:text-style-name="P1" draw:layer="layout" svg:width="0cm" svg:height="0cm" svg:x="15.681cm" svg:y="6.15cm" svg:viewBox="0 0 0 0" draw:points="0,0">
          <text:p/>
        </draw:polygon>
        <draw:path draw:style-name="gr9" draw:text-style-name="P7" draw:layer="layout" svg:width="0.365cm" svg:height="0.482cm" svg:x="17.725cm" svg:y="9.428cm" svg:viewBox="0 0 366 483" svg:d="M115 483c-8-21-12-45-12-73 0-73 31-160 83-232s120-120 180-129l-35-21-28-16c-52-29-128-2-194 67-66 70-109 169-109 252 0 54 19 96 52 115l28 16z">
          <text:p/>
        </draw:path>
        <draw:polygon draw:style-name="gr10" draw:text-style-name="P1" draw:layer="layout" svg:width="0cm" svg:height="0cm" svg:x="15.681cm" svg:y="6.15cm" svg:viewBox="0 0 0 0" draw:points="0,0">
          <text:p/>
        </draw:polygon>
        <draw:path draw:style-name="gr9" draw:text-style-name="P7" draw:layer="layout" svg:width="0.248cm" svg:height="0.319cm" svg:x="13.516cm" svg:y="9.035cm" svg:viewBox="0 0 249 320" svg:d="M249 232c0-7-1-15-2-23-8-66-50-138-104-179-6-5-13-9-19-13-68-39-124-8-124 72 0 79 56 175 124 215 68 39 125 7 125-72z">
          <text:p/>
        </draw:path>
        <draw:polygon draw:style-name="gr10" draw:text-style-name="P1" draw:layer="layout" svg:width="0cm" svg:height="0cm" svg:x="15.681cm" svg:y="6.15cm" svg:viewBox="0 0 0 0" draw:points="0,0">
          <text:p/>
        </draw:polygon>
        <draw:path draw:style-name="gr9" draw:text-style-name="P7" draw:layer="layout" svg:width="0.247cm" svg:height="0.319cm" svg:x="14.188cm" svg:y="3.302cm" svg:viewBox="0 0 248 320" svg:d="M248 232c0-8 0-15-1-23-9-66-50-138-103-180-7-4-13-9-20-12-68-40-124-8-124 72 0 79 56 175 124 214 69 40 124 8 124-71z">
          <text:p/>
        </draw:path>
        <draw:polygon draw:style-name="gr10" draw:text-style-name="P1" draw:layer="layout" svg:width="0cm" svg:height="0cm" svg:x="15.681cm" svg:y="6.15cm" svg:viewBox="0 0 0 0" draw:points="0,0">
          <text:p/>
        </draw:polygon>
        <draw:path draw:style-name="gr9" draw:text-style-name="P7" draw:layer="layout" svg:width="0.248cm" svg:height="0.32cm" svg:x="13.516cm" svg:y="2.914cm" svg:viewBox="0 0 249 321" svg:d="M249 232c0-7-1-15-2-23-8-66-50-139-104-179-6-5-13-9-19-13-68-40-124-8-124 71 0 80 56 176 124 216 68 39 125 7 125-72z">
          <text:p/>
        </draw:path>
        <draw:polygon draw:style-name="gr10" draw:text-style-name="P1" draw:layer="layout" svg:width="0cm" svg:height="0cm" svg:x="15.681cm" svg:y="6.15cm" svg:viewBox="0 0 0 0" draw:points="0,0">
          <text:p/>
        </draw:polygon>
        <draw:path draw:style-name="gr9" draw:text-style-name="P7" draw:layer="layout" svg:width="0.247cm" svg:height="0.32cm" svg:x="14.188cm" svg:y="9.423cm" svg:viewBox="0 0 248 321" svg:d="M248 232c0-8 0-15-1-23-9-66-50-138-103-179-7-4-13-9-20-12-68-41-124-8-124 71s56 175 124 214c69 41 124 9 124-71z">
          <text:p/>
        </draw:path>
        <draw:polygon draw:style-name="gr10" draw:text-style-name="P1" draw:layer="layout" svg:width="0cm" svg:height="0cm" svg:x="15.681cm" svg:y="6.15cm" svg:viewBox="0 0 0 0" draw:points="0,0">
          <text:p/>
        </draw:polygon>
        <draw:path draw:style-name="gr9" draw:text-style-name="P7" draw:layer="layout" svg:width="0.374cm" svg:height="0.484cm" svg:x="16.457cm" svg:y="2.159cm" svg:viewBox="0 0 375 485" svg:d="M1 328c3 38 19 66 43 80 44 25 109 2 167-58 56-59 94-145 94-216 0-46-17-82-45-98-24-14-56-14-92 2 6-4 13-8 20-12 103-61 187-12 187 108s-84 265-187 325c-105 60-188 11-188-108 0-8 0-15 1-23z">
          <text:p/>
        </draw:path>
        <draw:polygon draw:style-name="gr10" draw:text-style-name="P1" draw:layer="layout" svg:width="0cm" svg:height="0cm" svg:x="15.681cm" svg:y="6.15cm" svg:viewBox="0 0 0 0" draw:points="0,0">
          <text:p/>
        </draw:polygon>
        <draw:path draw:style-name="gr9" draw:text-style-name="P7" draw:layer="layout" svg:width="0.374cm" svg:height="0.484cm" svg:x="16.457cm" svg:y="8.688cm" svg:viewBox="0 0 375 485" svg:d="M1 329c3 37 19 65 43 79 44 25 109 3 167-57 56-60 94-147 94-218 0-46-17-82-45-98-24-14-56-13-92 2 6-4 13-8 20-12 103-59 187-11 187 108 0 121-84 266-187 326-105 60-188 11-188-108 0-8 0-15 1-22z">
          <text:p/>
        </draw:path>
        <draw:polygon draw:style-name="gr10" draw:text-style-name="P1" draw:layer="layout" svg:width="0cm" svg:height="0cm" svg:x="15.681cm" svg:y="6.15cm" svg:viewBox="0 0 0 0" draw:points="0,0">
          <text:p/>
        </draw:polygon>
        <draw:path draw:style-name="gr9" draw:text-style-name="P7" draw:layer="layout" svg:width="0.374cm" svg:height="0.483cm" svg:x="14.902cm" svg:y="3.056cm" svg:viewBox="0 0 375 484" svg:d="M1 329c3 38 19 66 43 80 44 25 109 2 166-58 58-60 95-145 95-216 0-47-16-83-45-99-25-14-57-14-92 2 7-5 13-9 19-12 104-60 188-11 188 109 0 119-84 265-188 324-104 60-187 12-187-108 0-7 0-14 1-22z">
          <text:p/>
        </draw:path>
        <draw:polygon draw:style-name="gr10" draw:text-style-name="P1" draw:layer="layout" svg:width="0cm" svg:height="0cm" svg:x="15.681cm" svg:y="6.15cm" svg:viewBox="0 0 0 0" draw:points="0,0">
          <text:p/>
        </draw:polygon>
        <draw:path draw:style-name="gr9" draw:text-style-name="P7" draw:layer="layout" svg:width="0.374cm" svg:height="0.484cm" svg:x="14.902cm" svg:y="9.586cm" svg:viewBox="0 0 375 485" svg:d="M1 329c3 38 19 66 43 80 44 25 109 2 166-58 58-61 95-146 95-217 0-46-16-82-45-98-25-14-57-14-92 2 7-4 13-8 19-12 104-60 188-11 188 108 0 120-84 266-188 326-104 59-187 11-187-109 0-7 0-14 1-22z">
          <text:p/>
        </draw:path>
        <draw:polygon draw:style-name="gr10" draw:text-style-name="P1" draw:layer="layout" svg:width="0cm" svg:height="0cm" svg:x="15.681cm" svg:y="6.15cm" svg:viewBox="0 0 0 0" draw:points="0,0">
          <text:p/>
        </draw:polygon>
        <draw:path draw:style-name="gr9" draw:text-style-name="P7" draw:layer="layout" svg:width="0.212cm" svg:height="0.273cm" svg:x="16.397cm" svg:y="10.507cm" svg:viewBox="0 0 213 274" svg:d="M181 8c42 23 42 101 0 173-41 71-108 111-150 86-20-11-31-36-31-68 0-50 25-109 66-151 40-42 85-59 115-40z">
          <text:p/>
        </draw:path>
        <draw:polygon draw:style-name="gr10" draw:text-style-name="P1" draw:layer="layout" svg:width="0cm" svg:height="0cm" svg:x="15.681cm" svg:y="6.15cm" svg:viewBox="0 0 0 0" draw:points="0,0">
          <text:p/>
        </draw:polygon>
        <draw:path draw:style-name="gr9" draw:text-style-name="P7" draw:layer="layout" svg:width="0.213cm" svg:height="0.274cm" svg:x="17.951cm" svg:y="9.609cm" svg:viewBox="0 0 214 275" svg:d="M182 7c42 24 42 102 0 174s-109 110-150 87c-20-12-32-37-32-69 0-50 26-109 66-152 40-42 85-58 116-40z">
          <text:p/>
        </draw:path>
        <draw:polygon draw:style-name="gr10" draw:text-style-name="P1" draw:layer="layout" svg:width="0cm" svg:height="0cm" svg:x="15.681cm" svg:y="6.15cm" svg:viewBox="0 0 0 0" draw:points="0,0">
          <text:p/>
        </draw:polygon>
        <draw:path draw:style-name="gr9" draw:text-style-name="P7" draw:layer="layout" svg:width="0.212cm" svg:height="0.274cm" svg:x="16.397cm" svg:y="3.977cm" svg:viewBox="0 0 213 275" svg:d="M181 7c42 24 42 102 0 174-41 71-108 111-150 87-20-11-31-37-31-70 0-49 25-109 66-150 40-42 85-58 115-41z">
          <text:p/>
        </draw:path>
        <draw:polygon draw:style-name="gr10" draw:text-style-name="P1" draw:layer="layout" svg:width="0cm" svg:height="0cm" svg:x="15.681cm" svg:y="6.15cm" svg:viewBox="0 0 0 0" draw:points="0,0">
          <text:p/>
        </draw:polygon>
        <draw:path draw:style-name="gr9" draw:text-style-name="P7" draw:layer="layout" svg:width="0.213cm" svg:height="0.273cm" svg:x="17.951cm" svg:y="3.08cm" svg:viewBox="0 0 214 274" svg:d="M182 7c42 24 42 102 0 174s-109 110-150 86c-20-11-32-36-32-68 0-50 26-109 66-152 40-42 85-58 116-40z">
          <text:p/>
        </draw:path>
        <draw:polygon draw:style-name="gr10" draw:text-style-name="P1" draw:layer="layout" svg:width="0cm" svg:height="0cm" svg:x="15.681cm" svg:y="6.15cm" svg:viewBox="0 0 0 0" draw:points="0,0">
          <text:p/>
        </draw:polygon>
        <draw:path draw:style-name="gr9" draw:text-style-name="P7" draw:layer="layout" svg:width="0.247cm" svg:height="0.319cm" svg:x="14.188cm" svg:y="3.302cm" svg:viewBox="0 0 248 320" svg:d="M144 29c-7-4-13-9-20-12-68-40-124-8-124 72 0 79 56 175 124 214 69 40 124 8 124-71 0-8 0-15-1-23-4 18-12 32-25 39-34 20-90-12-125-72-34-60-34-124 0-145 13-8 29-8 47-2z">
          <text:p/>
        </draw:path>
        <draw:polygon draw:style-name="gr10" draw:text-style-name="P1" draw:layer="layout" svg:width="0cm" svg:height="0cm" svg:x="15.681cm" svg:y="6.15cm" svg:viewBox="0 0 0 0" draw:points="0,0">
          <text:p/>
        </draw:polygon>
        <draw:path draw:style-name="gr9" draw:text-style-name="P7" draw:layer="layout" svg:width="0.248cm" svg:height="0.319cm" svg:x="13.516cm" svg:y="9.035cm" svg:viewBox="0 0 249 320" svg:d="M143 30c-6-5-13-9-19-13-68-39-124-8-124 72 0 79 56 175 124 215 68 39 125 7 125-72 0-7-1-15-2-23-3 19-12 32-24 40-36 20-92-13-126-73-35-59-35-125 0-145 12-7 29-8 46-1z">
          <text:p/>
        </draw:path>
        <draw:polygon draw:style-name="gr10" draw:text-style-name="P1" draw:layer="layout" svg:width="0cm" svg:height="0cm" svg:x="15.681cm" svg:y="6.15cm" svg:viewBox="0 0 0 0" draw:points="0,0">
          <text:p/>
        </draw:polygon>
        <draw:path draw:style-name="gr9" draw:text-style-name="P7" draw:layer="layout" svg:width="0.248cm" svg:height="0.32cm" svg:x="13.516cm" svg:y="2.914cm" svg:viewBox="0 0 249 321" svg:d="M143 30c-6-5-13-9-19-13-68-40-124-8-124 71 0 80 56 176 124 216 68 39 125 7 125-72 0-7-1-15-2-23-3 18-12 32-24 39-36 20-92-12-126-72-35-60-35-125 0-145 12-7 29-8 46-1z">
          <text:p/>
        </draw:path>
        <draw:polygon draw:style-name="gr10" draw:text-style-name="P1" draw:layer="layout" svg:width="0cm" svg:height="0cm" svg:x="15.681cm" svg:y="6.15cm" svg:viewBox="0 0 0 0" draw:points="0,0">
          <text:p/>
        </draw:polygon>
        <draw:path draw:style-name="gr9" draw:text-style-name="P7" draw:layer="layout" svg:width="0.247cm" svg:height="0.32cm" svg:x="14.188cm" svg:y="9.423cm" svg:viewBox="0 0 248 321" svg:d="M144 30c-7-4-13-9-20-12-68-41-124-8-124 71s56 175 124 214c69 41 124 9 124-71 0-8 0-15-1-23-4 18-12 32-25 39-34 20-90-12-125-72-34-60-34-124 0-144 13-7 29-8 47-2z">
          <text:p/>
        </draw:path>
        <draw:polygon draw:style-name="gr10" draw:text-style-name="P1" draw:layer="layout" svg:width="0cm" svg:height="0cm" svg:x="15.681cm" svg:y="6.15cm" svg:viewBox="0 0 0 0" draw:points="0,0">
          <text:p/>
        </draw:polygon>
        <draw:path draw:style-name="gr9" draw:text-style-name="P7" draw:layer="layout" svg:width="0.175cm" svg:height="0.229cm" svg:x="13.587cm" svg:y="9.06cm" svg:viewBox="0 0 176 230" svg:d="M152 224c12-8 21-21 24-40-8-67-51-139-104-179-17-7-34-6-46 1-35 20-35 85 0 144 34 61 90 94 126 74z">
          <text:p/>
        </draw:path>
        <draw:polygon draw:style-name="gr10" draw:text-style-name="P1" draw:layer="layout" svg:width="0cm" svg:height="0cm" svg:x="15.681cm" svg:y="6.15cm" svg:viewBox="0 0 0 0" draw:points="0,0">
          <text:p/>
        </draw:polygon>
        <draw:path draw:style-name="gr9" draw:text-style-name="P7" draw:layer="layout" svg:width="0.175cm" svg:height="0.228cm" svg:x="14.258cm" svg:y="9.448cm" svg:viewBox="0 0 176 229" svg:d="M151 223c13-7 21-21 25-39-9-66-50-138-103-180-18-6-34-5-47 2-35 21-35 85 0 145s91 93 125 72z">
          <text:p/>
        </draw:path>
        <draw:polygon draw:style-name="gr10" draw:text-style-name="P1" draw:layer="layout" svg:width="0cm" svg:height="0cm" svg:x="15.681cm" svg:y="6.15cm" svg:viewBox="0 0 0 0" draw:points="0,0">
          <text:p/>
        </draw:polygon>
        <draw:path draw:style-name="gr9" draw:text-style-name="P7" draw:layer="layout" svg:width="0.175cm" svg:height="0.228cm" svg:x="14.258cm" svg:y="3.327cm" svg:viewBox="0 0 176 229" svg:d="M151 223c13-7 21-22 25-40-9-66-50-138-103-179-18-6-34-6-47 2-35 20-35 84 0 144 35 61 91 93 125 73z">
          <text:p/>
        </draw:path>
        <draw:polygon draw:style-name="gr10" draw:text-style-name="P1" draw:layer="layout" svg:width="0cm" svg:height="0cm" svg:x="15.681cm" svg:y="6.15cm" svg:viewBox="0 0 0 0" draw:points="0,0">
          <text:p/>
        </draw:polygon>
        <draw:path draw:style-name="gr9" draw:text-style-name="P7" draw:layer="layout" svg:width="0.175cm" svg:height="0.228cm" svg:x="13.587cm" svg:y="2.939cm" svg:viewBox="0 0 176 229" svg:d="M152 223c12-7 21-21 24-39-8-67-51-139-104-179-17-7-34-6-46 1-35 20-35 85 0 145 34 60 90 92 126 72z">
          <text:p/>
        </draw:path>
        <draw:polygon draw:style-name="gr10" draw:text-style-name="P1" draw:layer="layout" svg:width="0cm" svg:height="0cm" svg:x="15.681cm" svg:y="6.15cm" svg:viewBox="0 0 0 0" draw:points="0,0">
          <text:p/>
        </draw:polygon>
        <draw:path draw:style-name="gr9" draw:text-style-name="P7" draw:layer="layout" svg:width="0.197cm" svg:height="0.336cm" svg:x="14.005cm" svg:y="7.237cm" svg:viewBox="0 0 198 337" svg:d="M3 0c-10 56 8 130 47 197s94 120 148 140c-20-126-96-258-195-337z">
          <text:p/>
        </draw:path>
        <draw:polygon draw:style-name="gr10" draw:text-style-name="P1" draw:layer="layout" svg:width="0cm" svg:height="0cm" svg:x="15.681cm" svg:y="6.15cm" svg:viewBox="0 0 0 0" draw:points="0,0">
          <text:p/>
        </draw:polygon>
        <draw:path draw:style-name="gr9" draw:text-style-name="P7" draw:layer="layout" svg:width="0.197cm" svg:height="0.336cm" svg:x="14.005cm" svg:y="4.889cm" svg:viewBox="0 0 198 337" svg:d="M3 0c-10 57 8 131 47 198s94 120 148 139c-20-125-96-257-195-337z">
          <text:p/>
        </draw:path>
        <draw:polygon draw:style-name="gr10" draw:text-style-name="P1" draw:layer="layout" svg:width="0cm" svg:height="0cm" svg:x="15.681cm" svg:y="6.15cm" svg:viewBox="0 0 0 0" draw:points="0,0">
          <text:p/>
        </draw:polygon>
        <draw:path draw:style-name="gr9" draw:text-style-name="P7" draw:layer="layout" svg:width="1.178cm" svg:height="0.151cm" svg:x="14.5cm" svg:y="1.672cm" svg:viewBox="0 0 1179 152" svg:d="M1179 152c-9-6-18-11-27-16-311-181-814-181-1125 0-9 5-18 10-27 16 335-176 845-176 1179 0z">
          <text:p/>
        </draw:path>
        <draw:polygon draw:style-name="gr10" draw:text-style-name="P1" draw:layer="layout" svg:width="0cm" svg:height="0cm" svg:x="15.681cm" svg:y="6.15cm" svg:viewBox="0 0 0 0" draw:points="0,0">
          <text:p/>
        </draw:polygon>
        <draw:path draw:style-name="gr9" draw:text-style-name="P7" draw:layer="layout" svg:width="0.341cm" svg:height="0.555cm" svg:x="13.853cm" svg:y="4.823cm" svg:viewBox="0 0 342 556" svg:d="M30 3c-5-1-9-2-14-3-35 85-13 218 56 338 69 121 173 206 265 218 2-4 4-9 5-13-90-7-194-90-263-210-68-119-88-250-49-330z">
          <text:p/>
        </draw:path>
        <draw:polygon draw:style-name="gr10" draw:text-style-name="P1" draw:layer="layout" svg:width="0cm" svg:height="0cm" svg:x="15.681cm" svg:y="6.15cm" svg:viewBox="0 0 0 0" draw:points="0,0">
          <text:p/>
        </draw:polygon>
        <draw:path draw:style-name="gr9" draw:text-style-name="P7" draw:layer="layout" svg:width="0.341cm" svg:height="0.554cm" svg:x="13.853cm" svg:y="7.171cm" svg:viewBox="0 0 342 555" svg:d="M30 2c-5-1-9-1-14-2-35 85-13 217 56 338 69 120 173 205 265 217 2-4 4-8 5-12-90-7-194-90-263-209-68-120-88-251-49-332z">
          <text:p/>
        </draw:path>
        <draw:polygon draw:style-name="gr10" draw:text-style-name="P1" draw:layer="layout" svg:width="0cm" svg:height="0cm" svg:x="15.681cm" svg:y="6.15cm" svg:viewBox="0 0 0 0" draw:points="0,0">
          <text:p/>
        </draw:polygon>
        <draw:polygon draw:style-name="gr9" draw:text-style-name="P7" draw:layer="layout" svg:width="0.071cm" svg:height="0.061cm" svg:x="14.7cm" svg:y="3.176cm" svg:viewBox="0 0 72 62" draw:points="0,62 72,62 37,0">
          <text:p/>
        </draw:polygon>
        <draw:polygon draw:style-name="gr10" draw:text-style-name="P1" draw:layer="layout" svg:width="0cm" svg:height="0cm" svg:x="15.681cm" svg:y="6.15cm" svg:viewBox="0 0 0 0" draw:points="0,0">
          <text:p/>
        </draw:polygon>
        <draw:polygon draw:style-name="gr9" draw:text-style-name="P7" draw:layer="layout" svg:width="0.036cm" svg:height="0.061cm" svg:x="13.251cm" svg:y="2.339cm" svg:viewBox="0 0 37 62" draw:points="0,22 0,62 37,0">
          <text:p/>
        </draw:polygon>
        <draw:polygon draw:style-name="gr10" draw:text-style-name="P1" draw:layer="layout" svg:width="0cm" svg:height="0cm" svg:x="15.681cm" svg:y="6.15cm" svg:viewBox="0 0 0 0" draw:points="0,0">
          <text:p/>
        </draw:polygon>
        <draw:polygon draw:style-name="gr9" draw:text-style-name="P7" draw:layer="layout" svg:width="0.035cm" svg:height="0.061cm" svg:x="16.927cm" svg:y="1.911cm" svg:viewBox="0 0 36 62" draw:points="36,62 36,21 0,0">
          <text:p/>
        </draw:polygon>
        <draw:polygon draw:style-name="gr10" draw:text-style-name="P1" draw:layer="layout" svg:width="0cm" svg:height="0cm" svg:x="15.681cm" svg:y="6.15cm" svg:viewBox="0 0 0 0" draw:points="0,0">
          <text:p/>
        </draw:polygon>
        <draw:polygon draw:style-name="gr9" draw:text-style-name="P7" draw:layer="layout" svg:width="0.071cm" svg:height="0.02cm" svg:x="14.7cm" svg:y="10.256cm" svg:viewBox="0 0 72 21" draw:points="37,21 72,0 0,0">
          <text:p/>
        </draw:polygon>
        <draw:polygon draw:style-name="gr10" draw:text-style-name="P1" draw:layer="layout" svg:width="0cm" svg:height="0cm" svg:x="15.681cm" svg:y="6.15cm" svg:viewBox="0 0 0 0" draw:points="0,0">
          <text:p/>
        </draw:polygon>
        <draw:path draw:style-name="gr11" draw:text-style-name="P1" draw:layer="layout" svg:width="0.181cm" svg:height="0.199cm" svg:x="17.951cm" svg:y="9.609cm" svg:viewBox="0 0 182 200" svg:d="M0 200c0-51 26-110 66-152s86-59 116-40">
          <text:p/>
        </draw:path>
        <draw:path draw:style-name="gr11" draw:text-style-name="P1" draw:layer="layout" svg:width="0.181cm" svg:height="0.267cm" svg:x="17.983cm" svg:y="9.616cm" svg:viewBox="0 0 182 268" svg:d="M150 0c42 24 42 102 0 174-41 72-109 110-150 87">
          <text:p/>
        </draw:path>
        <draw:path draw:style-name="gr11" draw:text-style-name="P1" draw:layer="layout" svg:width="0.032cm" svg:height="0.069cm" svg:x="17.951cm" svg:y="9.807cm" svg:viewBox="0 0 33 70" svg:d="M33 70c-21-12-33-37-33-70">
          <text:p/>
        </draw:path>
        <draw:path draw:style-name="gr11" draw:text-style-name="P1" draw:layer="layout" svg:width="0.332cm" svg:height="0.363cm" svg:x="17.863cm" svg:y="9.495cm" svg:viewBox="0 0 333 364" svg:d="M0 364c0-91 47-200 120-278 74-76 157-105 213-73">
          <text:p/>
        </draw:path>
        <draw:path draw:style-name="gr11" draw:text-style-name="P1" draw:layer="layout" svg:width="0.332cm" svg:height="0.489cm" svg:x="17.92cm" svg:y="9.508cm" svg:viewBox="0 0 333 490" svg:d="M276 0c76 44 76 187 0 318-76 132-200 204-276 159">
          <text:p/>
        </draw:path>
        <draw:path draw:style-name="gr11" draw:text-style-name="P1" draw:layer="layout" svg:width="0.057cm" svg:height="0.126cm" svg:x="17.863cm" svg:y="9.858cm" svg:viewBox="0 0 58 127" svg:d="M58 127c-37-21-58-68-58-127">
          <text:p/>
        </draw:path>
        <draw:path draw:style-name="gr11" draw:text-style-name="P1" draw:layer="layout" svg:width="0.332cm" svg:height="0.363cm" svg:x="17.828cm" svg:y="9.474cm" svg:viewBox="0 0 333 364" svg:d="M0 364c0-90 47-199 120-277 72-77 157-106 213-74">
          <text:p/>
        </draw:path>
        <draw:path draw:style-name="gr11" draw:text-style-name="P1" draw:layer="layout" svg:width="0.057cm" svg:height="0.126cm" svg:x="17.828cm" svg:y="9.837cm" svg:viewBox="0 0 58 127" svg:d="M58 127c-37-21-58-67-58-127">
          <text:p/>
        </draw:path>
        <draw:path draw:style-name="gr11" draw:text-style-name="P1" draw:layer="layout" svg:width="0.302cm" svg:height="0.331cm" svg:x="17.725cm" svg:y="9.428cm" svg:viewBox="0 0 303 332" svg:d="M0 332c0-84 43-183 109-253 66-69 143-96 194-67">
          <text:p/>
        </draw:path>
        <draw:path draw:style-name="gr11" draw:text-style-name="P1" draw:layer="layout" svg:width="0.052cm" svg:height="0.114cm" svg:x="17.725cm" svg:y="9.758cm" svg:viewBox="0 0 53 115" svg:d="M53 115c-34-20-53-61-53-115">
          <text:p/>
        </draw:path>
        <draw:path draw:style-name="gr11" draw:text-style-name="P1" draw:layer="layout" svg:width="0.313cm" svg:height="0.343cm" svg:x="17.712cm" svg:y="9.415cm" svg:viewBox="0 0 314 344" svg:d="M0 344c0-87 44-190 113-262 68-73 147-101 201-70">
          <text:p/>
        </draw:path>
        <draw:path draw:style-name="gr11" draw:text-style-name="P1" draw:layer="layout" svg:width="0.03cm" svg:height="0.028cm" svg:x="18.025cm" svg:y="9.427cm" svg:viewBox="0 0 31 29" svg:d="M0 0c11 7 22 16 31 29">
          <text:p/>
        </draw:path>
        <draw:path draw:style-name="gr11" draw:text-style-name="P1" draw:layer="layout" svg:width="0.04cm" svg:height="0.012cm" svg:x="17.765cm" svg:y="9.876cm" svg:viewBox="0 0 41 13" svg:d="M41 13c-16-1-29-6-41-13">
          <text:p/>
        </draw:path>
        <draw:path draw:style-name="gr11" draw:text-style-name="P1" draw:layer="layout" svg:width="0.053cm" svg:height="0.118cm" svg:x="17.712cm" svg:y="9.758cm" svg:viewBox="0 0 54 119" svg:d="M54 119c-34-19-54-63-54-119">
          <text:p/>
        </draw:path>
        <draw:path draw:style-name="gr11" draw:text-style-name="P1" draw:layer="layout" svg:width="0.313cm" svg:height="0.342cm" svg:x="17.676cm" svg:y="9.395cm" svg:viewBox="0 0 314 343" svg:d="M0 343c0-85 46-188 114-261 69-73 148-101 200-69">
          <text:p/>
        </draw:path>
        <draw:path draw:style-name="gr11" draw:text-style-name="P1" draw:layer="layout" svg:width="0.054cm" svg:height="0.119cm" svg:x="17.676cm" svg:y="9.737cm" svg:viewBox="0 0 55 120" svg:d="M55 120c-36-21-55-64-55-120">
          <text:p/>
        </draw:path>
        <draw:path draw:style-name="gr11" draw:text-style-name="P1" draw:layer="layout" svg:width="0.18cm" svg:height="0.198cm" svg:x="16.397cm" svg:y="3.977cm" svg:viewBox="0 0 181 199" svg:d="M0 199c0-49 25-109 65-151 41-42 86-58 116-41">
          <text:p/>
        </draw:path>
        <draw:path draw:style-name="gr11" draw:text-style-name="P1" draw:layer="layout" svg:width="0.181cm" svg:height="0.267cm" svg:x="16.428cm" svg:y="3.984cm" svg:viewBox="0 0 182 268" svg:d="M150 0c42 24 42 102 0 175-41 71-109 110-150 86">
          <text:p/>
        </draw:path>
        <draw:path draw:style-name="gr11" draw:text-style-name="P1" draw:layer="layout" svg:width="0.031cm" svg:height="0.069cm" svg:x="16.397cm" svg:y="4.175cm" svg:viewBox="0 0 32 70" svg:d="M32 70c-21-11-32-36-32-70">
          <text:p/>
        </draw:path>
        <draw:path draw:style-name="gr11" draw:text-style-name="P1" draw:layer="layout" svg:width="0.332cm" svg:height="0.363cm" svg:x="16.308cm" svg:y="3.863cm" svg:viewBox="0 0 333 364" svg:d="M0 364c0-91 48-200 121-277s156-106 212-74">
          <text:p/>
        </draw:path>
        <draw:path draw:style-name="gr11" draw:text-style-name="P1" draw:layer="layout" svg:width="0.333cm" svg:height="0.489cm" svg:x="16.365cm" svg:y="3.876cm" svg:viewBox="0 0 334 490" svg:d="M276 0c77 44 77 186 0 319-76 131-199 202-276 158">
          <text:p/>
        </draw:path>
        <draw:path draw:style-name="gr11" draw:text-style-name="P1" draw:layer="layout" svg:width="0.057cm" svg:height="0.126cm" svg:x="16.308cm" svg:y="4.226cm" svg:viewBox="0 0 58 127" svg:d="M58 127c-36-21-58-67-58-127">
          <text:p/>
        </draw:path>
        <draw:path draw:style-name="gr11" draw:text-style-name="P1" draw:layer="layout" svg:width="0.332cm" svg:height="0.363cm" svg:x="16.273cm" svg:y="3.843cm" svg:viewBox="0 0 333 364" svg:d="M0 364c0-92 47-201 121-278 72-76 156-105 212-73">
          <text:p/>
        </draw:path>
        <draw:path draw:style-name="gr11" draw:text-style-name="P1" draw:layer="layout" svg:width="0.057cm" svg:height="0.126cm" svg:x="16.273cm" svg:y="4.206cm" svg:viewBox="0 0 58 127" svg:d="M58 127c-38-22-58-67-58-127">
          <text:p/>
        </draw:path>
        <draw:path draw:style-name="gr11" draw:text-style-name="P1" draw:layer="layout" svg:width="0.302cm" svg:height="0.331cm" svg:x="16.17cm" svg:y="3.796cm" svg:viewBox="0 0 303 332" svg:d="M0 332c0-84 43-183 109-253s143-97 194-67">
          <text:p/>
        </draw:path>
        <draw:path draw:style-name="gr11" draw:text-style-name="P1" draw:layer="layout" svg:width="0.052cm" svg:height="0.114cm" svg:x="16.17cm" svg:y="4.127cm" svg:viewBox="0 0 53 115" svg:d="M53 115c-34-19-53-60-53-115">
          <text:p/>
        </draw:path>
        <draw:path draw:style-name="gr11" draw:text-style-name="P1" draw:layer="layout" svg:width="0.313cm" svg:height="0.343cm" svg:x="16.157cm" svg:y="3.784cm" svg:viewBox="0 0 314 344" svg:d="M0 344c0-85 44-188 113-262 68-72 147-100 201-69">
          <text:p/>
        </draw:path>
        <draw:path draw:style-name="gr11" draw:text-style-name="P1" draw:layer="layout" svg:width="0.03cm" svg:height="0.028cm" svg:x="16.47cm" svg:y="3.796cm" svg:viewBox="0 0 31 29" svg:d="M0 0c11 7 23 16 31 29">
          <text:p/>
        </draw:path>
        <draw:path draw:style-name="gr11" draw:text-style-name="P1" draw:layer="layout" svg:width="0.04cm" svg:height="0.012cm" svg:x="16.21cm" svg:y="4.245cm" svg:viewBox="0 0 41 13" svg:d="M41 13c-16-1-29-5-41-13">
          <text:p/>
        </draw:path>
        <draw:path draw:style-name="gr11" draw:text-style-name="P1" draw:layer="layout" svg:width="0.053cm" svg:height="0.119cm" svg:x="16.157cm" svg:y="4.126cm" svg:viewBox="0 0 54 120" svg:d="M54 120c-35-20-54-64-54-120">
          <text:p/>
        </draw:path>
        <draw:path draw:style-name="gr11" draw:text-style-name="P1" draw:layer="layout" svg:width="0.313cm" svg:height="0.343cm" svg:x="16.121cm" svg:y="3.763cm" svg:viewBox="0 0 314 344" svg:d="M0 344c0-86 45-190 113-262 69-72 148-100 201-70">
          <text:p/>
        </draw:path>
        <draw:path draw:style-name="gr11" draw:text-style-name="P1" draw:layer="layout" svg:width="0.054cm" svg:height="0.119cm" svg:x="16.121cm" svg:y="4.106cm" svg:viewBox="0 0 55 120" svg:d="M55 120c-34-20-55-64-55-120">
          <text:p/>
        </draw:path>
        <draw:path draw:style-name="gr11" draw:text-style-name="P1" draw:layer="layout" svg:width="0.181cm" svg:height="0.198cm" svg:x="17.951cm" svg:y="3.08cm" svg:viewBox="0 0 182 199" svg:d="M0 199c0-51 26-110 66-152s86-58 116-40">
          <text:p/>
        </draw:path>
        <draw:path draw:style-name="gr11" draw:text-style-name="P1" draw:layer="layout" svg:width="0.181cm" svg:height="0.266cm" svg:x="17.983cm" svg:y="3.087cm" svg:viewBox="0 0 182 267" svg:d="M150 0c42 24 42 101 0 173-41 73-109 111-150 87">
          <text:p/>
        </draw:path>
        <draw:path draw:style-name="gr11" draw:text-style-name="P1" draw:layer="layout" svg:width="0.032cm" svg:height="0.068cm" svg:x="17.951cm" svg:y="3.278cm" svg:viewBox="0 0 33 69" svg:d="M33 69c-21-11-33-36-33-69">
          <text:p/>
        </draw:path>
        <draw:path draw:style-name="gr11" draw:text-style-name="P1" draw:layer="layout" svg:width="0.332cm" svg:height="0.364cm" svg:x="17.863cm" svg:y="2.966cm" svg:viewBox="0 0 333 365" svg:d="M0 365c0-91 47-200 120-278 74-77 157-106 213-74">
          <text:p/>
        </draw:path>
        <draw:path draw:style-name="gr11" draw:text-style-name="P1" draw:layer="layout" svg:width="0.332cm" svg:height="0.49cm" svg:x="17.92cm" svg:y="2.978cm" svg:viewBox="0 0 333 491" svg:d="M276 0c76 44 76 186 0 319-76 131-200 202-276 159">
          <text:p/>
        </draw:path>
        <draw:path draw:style-name="gr11" draw:text-style-name="P1" draw:layer="layout" svg:width="0.057cm" svg:height="0.126cm" svg:x="17.863cm" svg:y="3.329cm" svg:viewBox="0 0 58 127" svg:d="M58 127c-37-22-58-68-58-127">
          <text:p/>
        </draw:path>
        <draw:path draw:style-name="gr11" draw:text-style-name="P1" draw:layer="layout" svg:width="0.332cm" svg:height="0.363cm" svg:x="17.828cm" svg:y="2.945cm" svg:viewBox="0 0 333 364" svg:d="M0 364c0-90 47-200 120-277 72-77 157-106 213-74">
          <text:p/>
        </draw:path>
        <draw:path draw:style-name="gr11" draw:text-style-name="P1" draw:layer="layout" svg:width="0.057cm" svg:height="0.126cm" svg:x="17.828cm" svg:y="3.308cm" svg:viewBox="0 0 58 127" svg:d="M58 127c-37-21-58-66-58-127">
          <text:p/>
        </draw:path>
        <draw:path draw:style-name="gr11" draw:text-style-name="P1" draw:layer="layout" svg:width="0.302cm" svg:height="0.331cm" svg:x="17.725cm" svg:y="2.899cm" svg:viewBox="0 0 303 332" svg:d="M0 332c0-83 43-183 109-253 66-69 143-96 194-67">
          <text:p/>
        </draw:path>
        <draw:path draw:style-name="gr11" draw:text-style-name="P1" draw:layer="layout" svg:width="0.052cm" svg:height="0.114cm" svg:x="17.725cm" svg:y="3.229cm" svg:viewBox="0 0 53 115" svg:d="M53 115c-34-19-53-60-53-115">
          <text:p/>
        </draw:path>
        <draw:path draw:style-name="gr11" draw:text-style-name="P1" draw:layer="layout" svg:width="0.313cm" svg:height="0.343cm" svg:x="17.712cm" svg:y="2.886cm" svg:viewBox="0 0 314 344" svg:d="M0 344c0-86 44-189 113-261 68-74 147-101 201-71">
          <text:p/>
        </draw:path>
        <draw:path draw:style-name="gr11" draw:text-style-name="P1" draw:layer="layout" svg:width="0.03cm" svg:height="0.028cm" svg:x="18.025cm" svg:y="2.898cm" svg:viewBox="0 0 31 29" svg:d="M0 0c11 7 22 16 31 29">
          <text:p/>
        </draw:path>
        <draw:path draw:style-name="gr11" draw:text-style-name="P1" draw:layer="layout" svg:width="0.04cm" svg:height="0.012cm" svg:x="17.765cm" svg:y="3.347cm" svg:viewBox="0 0 41 13" svg:d="M41 13c-16-1-29-5-41-13">
          <text:p/>
        </draw:path>
        <draw:path draw:style-name="gr11" draw:text-style-name="P1" draw:layer="layout" svg:width="0.053cm" svg:height="0.118cm" svg:x="17.712cm" svg:y="3.229cm" svg:viewBox="0 0 54 119" svg:d="M54 119c-34-20-54-62-54-119">
          <text:p/>
        </draw:path>
        <draw:path draw:style-name="gr11" draw:text-style-name="P1" draw:layer="layout" svg:width="0.313cm" svg:height="0.342cm" svg:x="17.676cm" svg:y="2.866cm" svg:viewBox="0 0 314 343" svg:d="M0 343c0-86 46-189 114-261 69-73 148-101 200-70">
          <text:p/>
        </draw:path>
        <draw:path draw:style-name="gr11" draw:text-style-name="P1" draw:layer="layout" svg:width="0.054cm" svg:height="0.119cm" svg:x="17.676cm" svg:y="3.208cm" svg:viewBox="0 0 55 120" svg:d="M55 120c-36-20-55-63-55-120">
          <text:p/>
        </draw:path>
        <draw:path draw:style-name="gr11" draw:text-style-name="P1" draw:layer="layout" svg:width="0.18cm" svg:height="0.198cm" svg:x="16.397cm" svg:y="10.507cm" svg:viewBox="0 0 181 199" svg:d="M0 199c0-50 25-109 65-152 41-42 86-58 116-40">
          <text:p/>
        </draw:path>
        <draw:path draw:style-name="gr11" draw:text-style-name="P1" draw:layer="layout" svg:width="0.181cm" svg:height="0.266cm" svg:x="16.428cm" svg:y="10.514cm" svg:viewBox="0 0 182 267" svg:d="M150 0c42 23 42 101 0 173-41 71-109 111-150 87">
          <text:p/>
        </draw:path>
        <draw:path draw:style-name="gr11" draw:text-style-name="P1" draw:layer="layout" svg:width="0.031cm" svg:height="0.068cm" svg:x="16.397cm" svg:y="10.705cm" svg:viewBox="0 0 32 69" svg:d="M32 69c-21-11-32-36-32-69">
          <text:p/>
        </draw:path>
        <draw:path draw:style-name="gr11" draw:text-style-name="P1" draw:layer="layout" svg:width="0.332cm" svg:height="0.364cm" svg:x="16.308cm" svg:y="10.393cm" svg:viewBox="0 0 333 365" svg:d="M0 365c0-92 48-201 121-278s156-106 212-74">
          <text:p/>
        </draw:path>
        <draw:path draw:style-name="gr11" draw:text-style-name="P1" draw:layer="layout" svg:width="0.333cm" svg:height="0.489cm" svg:x="16.365cm" svg:y="10.405cm" svg:viewBox="0 0 334 490" svg:d="M276 0c77 44 77 187 0 319-76 131-199 202-276 158">
          <text:p/>
        </draw:path>
        <draw:path draw:style-name="gr11" draw:text-style-name="P1" draw:layer="layout" svg:width="0.057cm" svg:height="0.125cm" svg:x="16.308cm" svg:y="10.756cm" svg:viewBox="0 0 58 126" svg:d="M58 126c-36-21-58-66-58-126">
          <text:p/>
        </draw:path>
        <draw:path draw:style-name="gr11" draw:text-style-name="P1" draw:layer="layout" svg:width="0.332cm" svg:height="0.363cm" svg:x="16.273cm" svg:y="10.372cm" svg:viewBox="0 0 333 364" svg:d="M0 364c0-92 47-201 121-277 72-77 156-106 212-74">
          <text:p/>
        </draw:path>
        <draw:path draw:style-name="gr11" draw:text-style-name="P1" draw:layer="layout" svg:width="0.057cm" svg:height="0.126cm" svg:x="16.273cm" svg:y="10.735cm" svg:viewBox="0 0 58 127" svg:d="M58 127c-38-21-58-67-58-127">
          <text:p/>
        </draw:path>
        <draw:path draw:style-name="gr11" draw:text-style-name="P1" draw:layer="layout" svg:width="0.302cm" svg:height="0.331cm" svg:x="16.17cm" svg:y="10.326cm" svg:viewBox="0 0 303 332" svg:d="M0 332c0-83 43-182 109-252 66-71 143-97 194-68">
          <text:p/>
        </draw:path>
        <draw:path draw:style-name="gr11" draw:text-style-name="P1" draw:layer="layout" svg:width="0.052cm" svg:height="0.114cm" svg:x="16.17cm" svg:y="10.656cm" svg:viewBox="0 0 53 115" svg:d="M53 115c-34-19-53-60-53-115">
          <text:p/>
        </draw:path>
        <draw:path draw:style-name="gr11" draw:text-style-name="P1" draw:layer="layout" svg:width="0.313cm" svg:height="0.342cm" svg:x="16.157cm" svg:y="10.313cm" svg:viewBox="0 0 314 343" svg:d="M0 343c0-85 44-188 113-262 68-72 147-99 201-69">
          <text:p/>
        </draw:path>
        <draw:path draw:style-name="gr11" draw:text-style-name="P1" draw:layer="layout" svg:width="0.03cm" svg:height="0.028cm" svg:x="16.47cm" svg:y="10.325cm" svg:viewBox="0 0 31 29" svg:d="M0 0c11 7 23 16 31 29">
          <text:p/>
        </draw:path>
        <draw:path draw:style-name="gr11" draw:text-style-name="P1" draw:layer="layout" svg:width="0.04cm" svg:height="0.013cm" svg:x="16.21cm" svg:y="10.774cm" svg:viewBox="0 0 41 14" svg:d="M41 14c-16-2-29-6-41-14">
          <text:p/>
        </draw:path>
        <draw:path draw:style-name="gr11" draw:text-style-name="P1" draw:layer="layout" svg:width="0.053cm" svg:height="0.119cm" svg:x="16.157cm" svg:y="10.655cm" svg:viewBox="0 0 54 120" svg:d="M54 120c-35-20-54-62-54-120">
          <text:p/>
        </draw:path>
        <draw:path draw:style-name="gr11" draw:text-style-name="P1" draw:layer="layout" svg:width="0.313cm" svg:height="0.343cm" svg:x="16.121cm" svg:y="10.292cm" svg:viewBox="0 0 314 344" svg:d="M0 344c0-86 45-189 113-262 69-72 148-100 201-69">
          <text:p/>
        </draw:path>
        <draw:path draw:style-name="gr11" draw:text-style-name="P1" draw:layer="layout" svg:width="0.054cm" svg:height="0.119cm" svg:x="16.121cm" svg:y="10.635cm" svg:viewBox="0 0 55 120" svg:d="M55 120c-34-20-55-63-55-120">
          <text:p/>
        </draw:path>
        <draw:path draw:style-name="gr11" draw:text-style-name="P1" draw:layer="layout" svg:width="1.558cm" svg:height="0.367cm" svg:x="14.31cm" svg:y="1.84cm" svg:viewBox="0 0 1559 368" svg:d="M0 368c76-215 401-368 780-368 377 0 703 153 779 368">
          <text:p/>
        </draw:path>
        <draw:path draw:style-name="gr11" draw:text-style-name="P1" draw:layer="layout" svg:width="0.197cm" svg:height="0.336cm" svg:x="14.005cm" svg:y="7.237cm" svg:viewBox="0 0 198 337" svg:d="M3 0c-10 56 8 130 47 197s94 120 148 140">
          <text:p/>
        </draw:path>
        <draw:path draw:style-name="gr11" draw:text-style-name="P1" draw:layer="layout" svg:width="0.197cm" svg:height="0.336cm" svg:x="14.005cm" svg:y="4.889cm" svg:viewBox="0 0 198 337" svg:d="M3 0c-10 57 8 131 47 198s94 120 148 139">
          <text:p/>
        </draw:path>
        <draw:path draw:style-name="gr11" draw:text-style-name="P1" draw:layer="layout" svg:width="1.568cm" svg:height="0.27cm" svg:x="14.305cm" svg:y="1.785cm" svg:viewBox="0 0 1569 271" svg:d="M1569 271c-155-167-456-271-784-271-329 0-630 104-785 271">
          <text:p/>
        </draw:path>
        <draw:path draw:style-name="gr11" draw:text-style-name="P1" draw:layer="layout" svg:width="0.331cm" svg:height="0.54cm" svg:x="13.864cm" svg:y="7.173cm" svg:viewBox="0 0 332 541" svg:d="M20 0c-39 81-19 213 49 332 69 119 174 202 263 209">
          <text:p/>
        </draw:path>
        <draw:path draw:style-name="gr11" draw:text-style-name="P1" draw:layer="layout" svg:width="0.331cm" svg:height="0.539cm" svg:x="13.864cm" svg:y="4.826cm" svg:viewBox="0 0 332 540" svg:d="M20 0c-39 80-19 211 49 331 69 119 174 202 263 209">
          <text:p/>
        </draw:path>
        <draw:path draw:style-name="gr11" draw:text-style-name="P1" draw:layer="layout" svg:width="0.336cm" svg:height="0.554cm" svg:x="13.853cm" svg:y="7.171cm" svg:viewBox="0 0 337 555" svg:d="M16 0c-35 85-13 217 56 338 70 120 174 205 265 217">
          <text:p/>
        </draw:path>
        <draw:path draw:style-name="gr11" draw:text-style-name="P1" draw:layer="layout" svg:width="0.336cm" svg:height="0.555cm" svg:x="13.853cm" svg:y="4.823cm" svg:viewBox="0 0 337 556" svg:d="M16 0c-35 85-13 218 56 338 70 121 174 206 265 218">
          <text:p/>
        </draw:path>
        <draw:path draw:style-name="gr11" draw:text-style-name="P1" draw:layer="layout" svg:width="1.178cm" svg:height="0.131cm" svg:x="14.5cm" svg:y="1.691cm" svg:viewBox="0 0 1179 132" svg:d="M1179 132c-334-176-844-176-1179 0">
          <text:p/>
        </draw:path>
        <draw:path draw:style-name="gr11" draw:text-style-name="P1" draw:layer="layout" svg:width="0.422cm" svg:height="0.463cm" svg:x="13.785cm" svg:y="7.17cm" svg:viewBox="0 0 423 464" svg:d="M423 464c0-117-60-256-154-353-92-98-199-136-269-94">
          <text:p/>
        </draw:path>
        <draw:path draw:style-name="gr11" draw:text-style-name="P1" draw:layer="layout" svg:width="0.422cm" svg:height="0.622cm" svg:x="13.712cm" svg:y="7.186cm" svg:viewBox="0 0 423 623" svg:d="M74 0c-99 56-99 237 0 404 96 167 253 259 349 203">
          <text:p/>
        </draw:path>
        <draw:path draw:style-name="gr11" draw:text-style-name="P1" draw:layer="layout" svg:width="0.073cm" svg:height="0.16cm" svg:x="14.134cm" svg:y="7.632cm" svg:viewBox="0 0 74 161" svg:d="M0 161c48-27 74-85 74-161">
          <text:p/>
        </draw:path>
        <draw:path draw:style-name="gr11" draw:text-style-name="P1" draw:layer="layout" svg:width="0.422cm" svg:height="0.462cm" svg:x="13.785cm" svg:y="4.822cm" svg:viewBox="0 0 423 463" svg:d="M423 463c0-115-60-254-154-352-92-98-199-135-269-95">
          <text:p/>
        </draw:path>
        <draw:path draw:style-name="gr11" draw:text-style-name="P1" draw:layer="layout" svg:width="0.422cm" svg:height="0.623cm" svg:x="13.712cm" svg:y="4.838cm" svg:viewBox="0 0 423 624" svg:d="M74 0c-99 56-99 237 0 404 96 169 253 259 349 203">
          <text:p/>
        </draw:path>
        <draw:path draw:style-name="gr11" draw:text-style-name="P1" draw:layer="layout" svg:width="0.073cm" svg:height="0.16cm" svg:x="14.134cm" svg:y="5.284cm" svg:viewBox="0 0 74 161" svg:d="M0 161c48-26 74-84 74-161">
          <text:p/>
        </draw:path>
        <draw:path draw:style-name="gr11" draw:text-style-name="P1" draw:layer="layout" svg:width="0.232cm" svg:height="0.316cm" svg:x="15.651cm" svg:y="1.807cm" svg:viewBox="0 0 233 317" svg:d="M233 317c-3-120-87-233-233-317">
          <text:p/>
        </draw:path>
        <draw:path draw:style-name="gr11" draw:text-style-name="P1" draw:layer="layout" svg:width="1.124cm" svg:height="0.135cm" svg:x="14.527cm" svg:y="1.672cm" svg:viewBox="0 0 1125 136" svg:d="M1125 136c-311-181-815-181-1125 0">
          <text:p/>
        </draw:path>
        <draw:path draw:style-name="gr11" draw:text-style-name="P1" draw:layer="layout" svg:width="0.233cm" svg:height="0.316cm" svg:x="14.294cm" svg:y="1.807cm" svg:viewBox="0 0 234 317" svg:d="M234 0c-147 84-230 197-234 317">
          <text:p/>
        </draw:path>
        <draw:line draw:style-name="gr11" draw:text-style-name="P1" draw:layer="layout" svg:x1="14.7cm" svg:y1="10.256cm" svg:x2="14.7cm" svg:y2="3.237cm">
          <text:p/>
        </draw:line>
        <draw:line draw:style-name="gr11" draw:text-style-name="P1" draw:layer="layout" svg:x1="13.251cm" svg:y1="9.419cm" svg:x2="14.701cm" svg:y2="10.257cm">
          <text:p/>
        </draw:line>
        <draw:line draw:style-name="gr11" draw:text-style-name="P1" draw:layer="layout" svg:x1="13.251cm" svg:y1="2.4cm" svg:x2="14.701cm" svg:y2="3.238cm">
          <text:p/>
        </draw:line>
        <draw:line draw:style-name="gr11" draw:text-style-name="P1" draw:layer="layout" svg:x1="13.251cm" svg:y1="9.419cm" svg:x2="13.251cm" svg:y2="2.4cm">
          <text:p/>
        </draw:line>
        <draw:path draw:style-name="gr11" draw:text-style-name="P1" draw:layer="layout" svg:width="0.124cm" svg:height="0.214cm" svg:x="13.64cm" svg:y="9.052cm" svg:viewBox="0 0 125 215" svg:d="M125 215c0-79-57-176-125-215">
          <text:p/>
        </draw:path>
        <draw:path draw:style-name="gr11" draw:text-style-name="P1" draw:layer="layout" svg:width="0.248cm" svg:height="0.319cm" svg:x="13.516cm" svg:y="9.035cm" svg:viewBox="0 0 249 320" svg:d="M124 17c-68-39-124-8-124 72 0 79 56 175 124 215 68 39 125 7 125-72">
          <text:p/>
        </draw:path>
        <draw:path draw:style-name="gr11" draw:text-style-name="P1" draw:layer="layout" svg:width="0.124cm" svg:height="0.214cm" svg:x="14.311cm" svg:y="9.44cm" svg:viewBox="0 0 125 215" svg:d="M125 215c0-79-55-176-125-215">
          <text:p/>
        </draw:path>
        <draw:path draw:style-name="gr11" draw:text-style-name="P1" draw:layer="layout" svg:width="0.247cm" svg:height="0.32cm" svg:x="14.188cm" svg:y="9.423cm" svg:viewBox="0 0 248 321" svg:d="M124 18c-68-41-124-8-124 71s56 175 124 214c69 41 124 9 124-71">
          <text:p/>
        </draw:path>
        <draw:path draw:style-name="gr11" draw:text-style-name="P1" draw:layer="layout" svg:width="0.124cm" svg:height="0.214cm" svg:x="14.311cm" svg:y="3.319cm" svg:viewBox="0 0 125 215" svg:d="M125 215c0-80-55-176-125-215">
          <text:p/>
        </draw:path>
        <draw:path draw:style-name="gr11" draw:text-style-name="P1" draw:layer="layout" svg:width="0.247cm" svg:height="0.319cm" svg:x="14.188cm" svg:y="3.302cm" svg:viewBox="0 0 248 320" svg:d="M124 17c-68-40-124-8-124 72 0 79 56 175 124 214 69 40 124 8 124-71">
          <text:p/>
        </draw:path>
        <draw:path draw:style-name="gr11" draw:text-style-name="P1" draw:layer="layout" svg:width="0.124cm" svg:height="0.214cm" svg:x="13.64cm" svg:y="2.931cm" svg:viewBox="0 0 125 215" svg:d="M125 215c0-80-57-176-125-215">
          <text:p/>
        </draw:path>
        <draw:path draw:style-name="gr11" draw:text-style-name="P1" draw:layer="layout" svg:width="0.248cm" svg:height="0.32cm" svg:x="13.516cm" svg:y="2.914cm" svg:viewBox="0 0 249 321" svg:d="M124 17c-68-40-124-8-124 71 0 80 56 176 124 216 68 39 125 7 125-72">
          <text:p/>
        </draw:path>
        <draw:path draw:style-name="gr11" draw:text-style-name="P1" draw:layer="layout" svg:width="1.357cm" svg:height="0.459cm" svg:x="14.527cm" svg:y="2.115cm" svg:viewBox="0 0 1358 460" svg:d="M0 324c227 132 569 172 866 101 298-72 492-240 492-425">
          <text:p/>
        </draw:path>
        <draw:path draw:style-name="gr11" draw:text-style-name="P1" draw:layer="layout" svg:width="1.59cm" svg:height="0.459cm" svg:x="14.294cm" svg:y="1.656cm" svg:viewBox="0 0 1591 460" svg:d="M1591 460c0-255-356-460-796-460-439 0-795 205-795 460">
          <text:p/>
        </draw:path>
        <draw:path draw:style-name="gr11" draw:text-style-name="P1" draw:layer="layout" svg:width="0.233cm" svg:height="0.324cm" svg:x="14.294cm" svg:y="2.115cm" svg:viewBox="0 0 234 325" svg:d="M0 0c0 121 84 238 234 325">
          <text:p/>
        </draw:path>
        <draw:line draw:style-name="gr11" draw:text-style-name="P1" draw:layer="layout" svg:x1="14.771cm" svg:y1="10.256cm" svg:x2="14.7cm" svg:y2="10.256cm">
          <text:p/>
        </draw:line>
        <draw:line draw:style-name="gr11" draw:text-style-name="P1" draw:layer="layout" svg:x1="14.7cm" svg:y1="3.237cm" svg:x2="14.771cm" svg:y2="3.237cm">
          <text:p/>
        </draw:line>
        <draw:line draw:style-name="gr11" draw:text-style-name="P1" draw:layer="layout" svg:x1="14.771cm" svg:y1="10.256cm" svg:x2="14.771cm" svg:y2="3.237cm">
          <text:p/>
        </draw:line>
        <draw:line draw:style-name="gr11" draw:text-style-name="P1" draw:layer="layout" svg:x1="14.737cm" svg:y1="10.277cm" svg:x2="14.7cm" svg:y2="10.256cm">
          <text:p/>
        </draw:line>
        <draw:line draw:style-name="gr11" draw:text-style-name="P1" draw:layer="layout" svg:x1="13.251cm" svg:y1="2.401cm" svg:x2="13.288cm" svg:y2="2.339cm">
          <text:p/>
        </draw:line>
        <draw:line draw:style-name="gr11" draw:text-style-name="P1" draw:layer="layout" svg:x1="14.7cm" svg:y1="3.238cm" svg:x2="14.737cm" svg:y2="3.176cm">
          <text:p/>
        </draw:line>
        <draw:line draw:style-name="gr11" draw:text-style-name="P1" draw:layer="layout" svg:x1="13.287cm" svg:y1="2.339cm" svg:x2="14.737cm" svg:y2="3.177cm">
          <text:p/>
        </draw:line>
        <draw:line draw:style-name="gr11" draw:text-style-name="P1" draw:layer="layout" svg:x1="13.251cm" svg:y1="2.36cm" svg:x2="13.251cm" svg:y2="2.4cm">
          <text:p/>
        </draw:line>
        <draw:path draw:style-name="gr11" draw:text-style-name="P1" draw:layer="layout" svg:width="0.046cm" svg:height="0.006cm" svg:x="13.613cm" svg:y="9.06cm" svg:viewBox="0 0 47 7" svg:d="M47 6c-17-8-35-7-47 1">
          <text:p/>
        </draw:path>
        <draw:path draw:style-name="gr11" draw:text-style-name="P1" draw:layer="layout" svg:width="0.151cm" svg:height="0.223cm" svg:x="13.587cm" svg:y="9.066cm" svg:viewBox="0 0 152 224" svg:d="M26 0c-35 20-35 85 0 144 34 61 90 94 126 74">
          <text:p/>
        </draw:path>
        <draw:path draw:style-name="gr11" draw:text-style-name="P1" draw:layer="layout" svg:width="0.024cm" svg:height="0.04cm" svg:x="13.738cm" svg:y="9.243cm" svg:viewBox="0 0 25 41" svg:d="M0 41c13-8 22-22 25-41">
          <text:p/>
        </draw:path>
        <draw:path draw:style-name="gr11" draw:text-style-name="P1" draw:layer="layout" svg:width="0.047cm" svg:height="0.007cm" svg:x="14.284cm" svg:y="9.448cm" svg:viewBox="0 0 48 8" svg:d="M48 5c-19-7-35-6-48 3">
          <text:p/>
        </draw:path>
        <draw:path draw:style-name="gr11" draw:text-style-name="P1" draw:layer="layout" svg:width="0.151cm" svg:height="0.222cm" svg:x="14.258cm" svg:y="9.454cm" svg:viewBox="0 0 152 223" svg:d="M26 0c-35 20-35 84 0 144 35 61 92 93 126 73">
          <text:p/>
        </draw:path>
        <draw:path draw:style-name="gr11" draw:text-style-name="P1" draw:layer="layout" svg:width="0.025cm" svg:height="0.039cm" svg:x="14.409cm" svg:y="9.631cm" svg:viewBox="0 0 26 40" svg:d="M0 40c14-7 22-22 26-40">
          <text:p/>
        </draw:path>
        <draw:path draw:style-name="gr11" draw:text-style-name="P1" draw:layer="layout" svg:width="0.047cm" svg:height="0.007cm" svg:x="14.284cm" svg:y="3.327cm" svg:viewBox="0 0 48 8" svg:d="M48 5c-19-7-35-7-48 3">
          <text:p/>
        </draw:path>
        <draw:path draw:style-name="gr11" draw:text-style-name="P1" draw:layer="layout" svg:width="0.151cm" svg:height="0.222cm" svg:x="14.258cm" svg:y="3.333cm" svg:viewBox="0 0 152 223" svg:d="M26 0c-35 20-35 84 0 145 35 60 92 92 126 72">
          <text:p/>
        </draw:path>
        <draw:path draw:style-name="gr11" draw:text-style-name="P1" draw:layer="layout" svg:width="0.025cm" svg:height="0.039cm" svg:x="14.409cm" svg:y="3.51cm" svg:viewBox="0 0 26 40" svg:d="M0 40c14-7 22-22 26-40">
          <text:p/>
        </draw:path>
        <draw:path draw:style-name="gr11" draw:text-style-name="P1" draw:layer="layout" svg:width="0.046cm" svg:height="0.006cm" svg:x="13.613cm" svg:y="2.939cm" svg:viewBox="0 0 47 7" svg:d="M47 6c-17-9-35-7-47 1">
          <text:p/>
        </draw:path>
        <draw:path draw:style-name="gr11" draw:text-style-name="P1" draw:layer="layout" svg:width="0.151cm" svg:height="0.222cm" svg:x="13.587cm" svg:y="2.945cm" svg:viewBox="0 0 152 223" svg:d="M26 0c-35 20-35 86 0 145 34 60 90 92 126 72">
          <text:p/>
        </draw:path>
        <draw:path draw:style-name="gr11" draw:text-style-name="P1" draw:layer="layout" svg:width="0.024cm" svg:height="0.039cm" svg:x="13.738cm" svg:y="3.122cm" svg:viewBox="0 0 25 40" svg:d="M0 40c13-7 22-21 25-40">
          <text:p/>
        </draw:path>
        <draw:path draw:style-name="gr11" draw:text-style-name="P1" draw:layer="layout" svg:width="1.79cm" svg:height="1.033cm" svg:x="14.194cm" svg:y="1.598cm" svg:viewBox="0 0 1791 1034" svg:d="M1791 517c0-286-401-517-896-517-494 0-895 231-895 517M0 517c0 285 401 517 895 517 495 0 896-232 896-517">
          <text:p/>
        </draw:path>
        <draw:line draw:style-name="gr11" draw:text-style-name="P1" draw:layer="layout" svg:x1="14.736cm" svg:y1="10.277cm" svg:x2="14.772cm" svg:y2="10.256cm">
          <text:p/>
        </draw:line>
        <draw:line draw:style-name="gr11" draw:text-style-name="P1" draw:layer="layout" svg:x1="14.772cm" svg:y1="3.238cm" svg:x2="14.736cm" svg:y2="3.176cm">
          <text:p/>
        </draw:line>
        <draw:line draw:style-name="gr11" draw:text-style-name="P1" draw:layer="layout" svg:x1="16.962cm" svg:y1="8.991cm" svg:x2="16.962cm" svg:y2="1.972cm">
          <text:p/>
        </draw:line>
        <draw:line draw:style-name="gr11" draw:text-style-name="P1" draw:layer="layout" svg:x1="14.771cm" svg:y1="10.257cm" svg:x2="16.963cm" svg:y2="8.991cm">
          <text:p/>
        </draw:line>
        <draw:line draw:style-name="gr11" draw:text-style-name="P1" draw:layer="layout" svg:x1="14.771cm" svg:y1="3.238cm" svg:x2="16.963cm" svg:y2="1.972cm">
          <text:p/>
        </draw:line>
        <draw:path draw:style-name="gr11" draw:text-style-name="P1" draw:layer="layout" svg:width="0.187cm" svg:height="0.134cm" svg:x="16.644cm" svg:y="2.159cm" svg:viewBox="0 0 188 135" svg:d="M188 135c0-120-84-169-188-109">
          <text:p/>
        </draw:path>
        <draw:path draw:style-name="gr11" draw:text-style-name="P1" draw:layer="layout" svg:width="0.187cm" svg:height="0.325cm" svg:x="16.457cm" svg:y="2.184cm" svg:viewBox="0 0 188 326" svg:d="M188 0c-105 60-188 205-188 326">
          <text:p/>
        </draw:path>
        <draw:path draw:style-name="gr11" draw:text-style-name="P1" draw:layer="layout" svg:width="0.374cm" svg:height="0.35cm" svg:x="16.457cm" svg:y="2.292cm" svg:viewBox="0 0 375 351" svg:d="M0 217c0 120 83 168 188 108 103-60 187-205 187-325">
          <text:p/>
        </draw:path>
        <draw:path draw:style-name="gr11" draw:text-style-name="P1" draw:layer="layout" svg:width="0.187cm" svg:height="0.133cm" svg:x="16.644cm" svg:y="8.688cm" svg:viewBox="0 0 188 134" svg:d="M188 134c0-120-84-168-188-108">
          <text:p/>
        </draw:path>
        <draw:path draw:style-name="gr11" draw:text-style-name="P1" draw:layer="layout" svg:width="0.187cm" svg:height="0.325cm" svg:x="16.457cm" svg:y="8.713cm" svg:viewBox="0 0 188 326" svg:d="M188 0c-105 60-188 206-188 326">
          <text:p/>
        </draw:path>
        <draw:path draw:style-name="gr11" draw:text-style-name="P1" draw:layer="layout" svg:width="0.374cm" svg:height="0.351cm" svg:x="16.457cm" svg:y="8.821cm" svg:viewBox="0 0 375 352" svg:d="M0 218c0 119 83 168 188 108 103-60 187-205 187-326">
          <text:p/>
        </draw:path>
        <draw:path draw:style-name="gr11" draw:text-style-name="P1" draw:layer="layout" svg:width="0.187cm" svg:height="0.134cm" svg:x="15.089cm" svg:y="9.586cm" svg:viewBox="0 0 188 135" svg:d="M188 135c0-120-85-169-188-109">
          <text:p/>
        </draw:path>
        <draw:path draw:style-name="gr11" draw:text-style-name="P1" draw:layer="layout" svg:width="0.187cm" svg:height="0.324cm" svg:x="14.902cm" svg:y="9.611cm" svg:viewBox="0 0 188 325" svg:d="M188 0c-105 60-188 205-188 325">
          <text:p/>
        </draw:path>
        <draw:path draw:style-name="gr11" draw:text-style-name="P1" draw:layer="layout" svg:width="0.374cm" svg:height="0.35cm" svg:x="14.902cm" svg:y="9.719cm" svg:viewBox="0 0 375 351" svg:d="M0 216c0 121 83 169 187 110 104-60 188-206 188-326">
          <text:p/>
        </draw:path>
        <draw:path draw:style-name="gr11" draw:text-style-name="P1" draw:layer="layout" svg:width="0.187cm" svg:height="0.134cm" svg:x="15.089cm" svg:y="3.056cm" svg:viewBox="0 0 188 135" svg:d="M188 135c0-120-85-169-188-109">
          <text:p/>
        </draw:path>
        <draw:path draw:style-name="gr11" draw:text-style-name="P1" draw:layer="layout" svg:width="0.187cm" svg:height="0.324cm" svg:x="14.902cm" svg:y="3.082cm" svg:viewBox="0 0 188 325" svg:d="M188 0c-105 60-188 205-188 325">
          <text:p/>
        </draw:path>
        <draw:path draw:style-name="gr11" draw:text-style-name="P1" draw:layer="layout" svg:width="0.374cm" svg:height="0.35cm" svg:x="14.902cm" svg:y="3.19cm" svg:viewBox="0 0 375 351" svg:d="M0 217c0 120 83 168 187 108 104-59 188-206 188-325">
          <text:p/>
        </draw:path>
        <draw:line draw:style-name="gr11" draw:text-style-name="P1" draw:layer="layout" svg:x1="13.251cm" svg:y1="2.361cm" svg:x2="13.288cm" svg:y2="2.339cm">
          <text:p/>
        </draw:line>
        <draw:line draw:style-name="gr11" draw:text-style-name="P1" draw:layer="layout" svg:x1="16.928cm" svg:y1="1.912cm" svg:x2="16.432cm" svg:y2="1.625cm">
          <text:p/>
        </draw:line>
        <draw:line draw:style-name="gr11" draw:text-style-name="P1" draw:layer="layout" svg:x1="14.736cm" svg:y1="3.177cm" svg:x2="16.928cm" svg:y2="1.911cm">
          <text:p/>
        </draw:line>
        <draw:line draw:style-name="gr11" draw:text-style-name="P1" draw:layer="layout" svg:x1="16.433cm" svg:y1="1.625cm" svg:x2="16.397cm" svg:y2="1.646cm">
          <text:p/>
        </draw:line>
        <draw:path draw:style-name="gr11" draw:text-style-name="P1" draw:layer="layout" svg:width="0.486cm" svg:height="0.059cm" svg:x="15.911cm" svg:y="1.645cm" svg:viewBox="0 0 487 60" svg:d="M487 0c-134 78-349 81-487 5">
          <text:p/>
        </draw:path>
        <draw:line draw:style-name="gr11" draw:text-style-name="P1" draw:layer="layout" svg:x1="14.454cm" svg:y1="1.665cm" svg:x2="13.287cm" svg:y2="2.34cm">
          <text:p/>
        </draw:line>
        <draw:path draw:style-name="gr11" draw:text-style-name="P1" draw:layer="layout" svg:width="1.458cm" svg:height="0.177cm" svg:x="14.453cm" svg:y="1.488cm" svg:viewBox="0 0 1459 178" svg:d="M1459 163c-96-51-209-92-333-120-124-29-258-44-394-43-135 1-271 18-396 48-125 31-240 75-336 130">
          <text:p/>
        </draw:path>
        <draw:path draw:style-name="gr11" draw:text-style-name="P1" draw:layer="layout" svg:width="1.871cm" svg:height="1.08cm" svg:x="14.153cm" svg:y="1.575cm" svg:viewBox="0 0 1872 1081" svg:d="M1872 541c0-299-419-541-936-541s-936 242-936 541M0 541c0 298 419 540 936 540s936-242 936-540">
          <text:p/>
        </draw:path>
        <draw:line draw:style-name="gr11" draw:text-style-name="P1" draw:layer="layout" svg:x1="16.963cm" svg:y1="1.973cm" svg:x2="16.927cm" svg:y2="1.911cm">
          <text:p/>
        </draw:line>
        <draw:line draw:style-name="gr11" draw:text-style-name="P1" draw:layer="layout" svg:x1="16.962cm" svg:y1="1.972cm" svg:x2="16.962cm" svg:y2="1.931cm">
          <text:p/>
        </draw:line>
        <draw:path draw:style-name="gr11" draw:text-style-name="P1" draw:layer="layout" svg:width="0.045cm" svg:height="0.098cm" svg:x="16.716cm" svg:y="2.194cm" svg:viewBox="0 0 46 99" svg:d="M46 99c0-46-17-82-46-99">
          <text:p/>
        </draw:path>
        <draw:path draw:style-name="gr11" draw:text-style-name="P1" draw:layer="layout" svg:width="0.091cm" svg:height="0.012cm" svg:x="16.625cm" svg:y="2.184cm" svg:viewBox="0 0 92 13" svg:d="M92 11c-25-15-57-15-92 2">
          <text:p/>
        </draw:path>
        <draw:path draw:style-name="gr11" draw:text-style-name="P1" draw:layer="layout" svg:width="0.043cm" svg:height="0.08cm" svg:x="16.458cm" svg:y="2.486cm" svg:viewBox="0 0 44 81" svg:d="M0 0c3 39 19 67 44 81">
          <text:p/>
        </draw:path>
        <draw:path draw:style-name="gr11" draw:text-style-name="P1" draw:layer="layout" svg:width="0.26cm" svg:height="0.284cm" svg:x="16.501cm" svg:y="2.292cm" svg:viewBox="0 0 261 285" svg:d="M0 275c44 25 109 2 166-58 57-59 95-146 95-217">
          <text:p/>
        </draw:path>
        <draw:path draw:style-name="gr11" draw:text-style-name="P1" draw:layer="layout" svg:width="0.045cm" svg:height="0.098cm" svg:x="16.716cm" svg:y="8.723cm" svg:viewBox="0 0 46 99" svg:d="M46 99c0-46-17-83-46-99">
          <text:p/>
        </draw:path>
        <draw:path draw:style-name="gr11" draw:text-style-name="P1" draw:layer="layout" svg:width="0.091cm" svg:height="0.012cm" svg:x="16.625cm" svg:y="8.713cm" svg:viewBox="0 0 92 13" svg:d="M92 11c-25-15-57-14-92 2">
          <text:p/>
        </draw:path>
        <draw:path draw:style-name="gr11" draw:text-style-name="P1" draw:layer="layout" svg:width="0.043cm" svg:height="0.079cm" svg:x="16.458cm" svg:y="9.016cm" svg:viewBox="0 0 44 80" svg:d="M0 0c3 38 19 66 44 80">
          <text:p/>
        </draw:path>
        <draw:path draw:style-name="gr11" draw:text-style-name="P1" draw:layer="layout" svg:width="0.26cm" svg:height="0.284cm" svg:x="16.501cm" svg:y="8.821cm" svg:viewBox="0 0 261 285" svg:d="M0 275c44 25 109 3 166-57s95-147 95-218">
          <text:p/>
        </draw:path>
        <draw:path draw:style-name="gr11" draw:text-style-name="P1" draw:layer="layout" svg:width="0.045cm" svg:height="0.098cm" svg:x="15.161cm" svg:y="9.621cm" svg:viewBox="0 0 46 99" svg:d="M46 99c0-46-17-83-46-99">
          <text:p/>
        </draw:path>
        <draw:path draw:style-name="gr11" draw:text-style-name="P1" draw:layer="layout" svg:width="0.091cm" svg:height="0.012cm" svg:x="15.07cm" svg:y="9.611cm" svg:viewBox="0 0 92 13" svg:d="M92 11c-24-15-56-15-92 2">
          <text:p/>
        </draw:path>
        <draw:path draw:style-name="gr11" draw:text-style-name="P1" draw:layer="layout" svg:width="0.043cm" svg:height="0.08cm" svg:x="14.903cm" svg:y="9.913cm" svg:viewBox="0 0 44 81" svg:d="M0 0c3 39 19 67 44 81">
          <text:p/>
        </draw:path>
        <draw:path draw:style-name="gr11" draw:text-style-name="P1" draw:layer="layout" svg:width="0.26cm" svg:height="0.284cm" svg:x="14.946cm" svg:y="9.719cm" svg:viewBox="0 0 261 285" svg:d="M0 275c44 25 109 2 166-58 58-60 95-145 95-217">
          <text:p/>
        </draw:path>
        <draw:path draw:style-name="gr11" draw:text-style-name="P1" draw:layer="layout" svg:width="0.045cm" svg:height="0.098cm" svg:x="15.161cm" svg:y="3.092cm" svg:viewBox="0 0 46 99" svg:d="M46 99c0-48-17-83-46-99">
          <text:p/>
        </draw:path>
        <draw:path draw:style-name="gr11" draw:text-style-name="P1" draw:layer="layout" svg:width="0.091cm" svg:height="0.012cm" svg:x="15.07cm" svg:y="3.082cm" svg:viewBox="0 0 92 13" svg:d="M92 11c-24-15-56-16-92 2">
          <text:p/>
        </draw:path>
        <draw:path draw:style-name="gr11" draw:text-style-name="P1" draw:layer="layout" svg:width="0.043cm" svg:height="0.08cm" svg:x="14.903cm" svg:y="3.384cm" svg:viewBox="0 0 44 81" svg:d="M0 0c3 38 19 67 44 81">
          <text:p/>
        </draw:path>
        <draw:path draw:style-name="gr11" draw:text-style-name="P1" draw:layer="layout" svg:width="0.26cm" svg:height="0.284cm" svg:x="14.946cm" svg:y="3.19cm" svg:viewBox="0 0 261 285" svg:d="M0 275c44 25 109 2 166-58 58-60 95-145 95-217">
          <text:p/>
        </draw:path>
        <draw:line draw:style-name="gr11" draw:text-style-name="P1" draw:layer="layout" svg:x1="16.963cm" svg:y1="1.932cm" svg:x2="16.927cm" svg:y2="1.911cm">
          <text:p/>
        </draw:line>
        <draw:line draw:style-name="gr11" draw:text-style-name="P1" draw:layer="layout" svg:x1="17.921cm" svg:y1="9.985cm" svg:x2="17.885cm" svg:y2="9.963cm">
          <text:p/>
        </draw:line>
        <draw:line draw:style-name="gr11" draw:text-style-name="P1" draw:layer="layout" svg:x1="18.196cm" svg:y1="9.509cm" svg:x2="18.16cm" svg:y2="9.487cm">
          <text:p/>
        </draw:line>
        <draw:line draw:style-name="gr11" draw:text-style-name="P1" draw:layer="layout" svg:x1="17.841cm" svg:y1="9.91cm" svg:x2="17.777cm" svg:y2="9.872cm">
          <text:p/>
        </draw:line>
        <draw:line draw:style-name="gr11" draw:text-style-name="P1" draw:layer="layout" svg:x1="18.091cm" svg:y1="9.477cm" svg:x2="18.027cm" svg:y2="9.439cm">
          <text:p/>
        </draw:line>
        <draw:line draw:style-name="gr11" draw:text-style-name="P1" draw:layer="layout" svg:x1="17.766cm" svg:y1="9.877cm" svg:x2="17.73cm" svg:y2="9.856cm">
          <text:p/>
        </draw:line>
        <draw:line draw:style-name="gr11" draw:text-style-name="P1" draw:layer="layout" svg:x1="18.026cm" svg:y1="9.428cm" svg:x2="17.989cm" svg:y2="9.407cm">
          <text:p/>
        </draw:line>
        <draw:line draw:style-name="gr11" draw:text-style-name="P1" draw:layer="layout" svg:x1="16.366cm" svg:y1="4.353cm" svg:x2="16.33cm" svg:y2="4.332cm">
          <text:p/>
        </draw:line>
        <draw:line draw:style-name="gr11" draw:text-style-name="P1" draw:layer="layout" svg:x1="16.641cm" svg:y1="3.877cm" svg:x2="16.605cm" svg:y2="3.856cm">
          <text:p/>
        </draw:line>
        <draw:line draw:style-name="gr11" draw:text-style-name="P1" draw:layer="layout" svg:x1="16.286cm" svg:y1="4.278cm" svg:x2="16.222cm" svg:y2="4.241cm">
          <text:p/>
        </draw:line>
        <draw:line draw:style-name="gr11" draw:text-style-name="P1" draw:layer="layout" svg:x1="16.536cm" svg:y1="3.845cm" svg:x2="16.472cm" svg:y2="3.808cm">
          <text:p/>
        </draw:line>
        <draw:line draw:style-name="gr11" draw:text-style-name="P1" draw:layer="layout" svg:x1="16.211cm" svg:y1="4.246cm" svg:x2="16.175cm" svg:y2="4.225cm">
          <text:p/>
        </draw:line>
        <draw:line draw:style-name="gr11" draw:text-style-name="P1" draw:layer="layout" svg:x1="16.471cm" svg:y1="3.797cm" svg:x2="16.434cm" svg:y2="3.775cm">
          <text:p/>
        </draw:line>
        <draw:line draw:style-name="gr11" draw:text-style-name="P1" draw:layer="layout" svg:x1="17.921cm" svg:y1="3.456cm" svg:x2="17.885cm" svg:y2="3.434cm">
          <text:p/>
        </draw:line>
        <draw:line draw:style-name="gr11" draw:text-style-name="P1" draw:layer="layout" svg:x1="18.196cm" svg:y1="2.979cm" svg:x2="18.16cm" svg:y2="2.958cm">
          <text:p/>
        </draw:line>
        <draw:line draw:style-name="gr11" draw:text-style-name="P1" draw:layer="layout" svg:x1="17.841cm" svg:y1="3.38cm" svg:x2="17.777cm" svg:y2="3.343cm">
          <text:p/>
        </draw:line>
        <draw:line draw:style-name="gr11" draw:text-style-name="P1" draw:layer="layout" svg:x1="18.091cm" svg:y1="2.948cm" svg:x2="18.027cm" svg:y2="2.91cm">
          <text:p/>
        </draw:line>
        <draw:line draw:style-name="gr11" draw:text-style-name="P1" draw:layer="layout" svg:x1="17.766cm" svg:y1="3.348cm" svg:x2="17.73cm" svg:y2="3.327cm">
          <text:p/>
        </draw:line>
        <draw:line draw:style-name="gr11" draw:text-style-name="P1" draw:layer="layout" svg:x1="18.026cm" svg:y1="2.899cm" svg:x2="17.989cm" svg:y2="2.878cm">
          <text:p/>
        </draw:line>
        <draw:line draw:style-name="gr11" draw:text-style-name="P1" draw:layer="layout" svg:x1="16.366cm" svg:y1="10.882cm" svg:x2="16.33cm" svg:y2="10.861cm">
          <text:p/>
        </draw:line>
        <draw:line draw:style-name="gr11" draw:text-style-name="P1" draw:layer="layout" svg:x1="16.641cm" svg:y1="10.406cm" svg:x2="16.605cm" svg:y2="10.385cm">
          <text:p/>
        </draw:line>
        <draw:line draw:style-name="gr11" draw:text-style-name="P1" draw:layer="layout" svg:x1="16.286cm" svg:y1="10.807cm" svg:x2="16.222cm" svg:y2="10.77cm">
          <text:p/>
        </draw:line>
        <draw:line draw:style-name="gr11" draw:text-style-name="P1" draw:layer="layout" svg:x1="16.536cm" svg:y1="10.375cm" svg:x2="16.472cm" svg:y2="10.337cm">
          <text:p/>
        </draw:line>
        <draw:line draw:style-name="gr11" draw:text-style-name="P1" draw:layer="layout" svg:x1="16.211cm" svg:y1="10.775cm" svg:x2="16.175cm" svg:y2="10.754cm">
          <text:p/>
        </draw:line>
        <draw:line draw:style-name="gr11" draw:text-style-name="P1" draw:layer="layout" svg:x1="16.471cm" svg:y1="10.326cm" svg:x2="16.434cm" svg:y2="10.305cm">
          <text:p/>
        </draw:line>
        <draw:path draw:style-name="gr9" draw:text-style-name="P7" draw:layer="layout" svg:width="1.855cm" svg:height="4.394cm" svg:x="2.975cm" svg:y="15.167cm" svg:viewBox="0 0 1856 4395" svg:d="M742 4395l18-10 1096-633v-3509-21l-17-11-249-143-17 11c-67 38-174 39-243 2-96-52-228-82-363-81-135 0-271 33-366 89l-583 337-18 11v20 3510l724 418z">
          <text:p/>
        </draw:path>
        <draw:polygon draw:style-name="gr10" draw:text-style-name="P1" draw:layer="layout" svg:width="0cm" svg:height="0cm" svg:x="3.903cm" svg:y="17.3cm" svg:viewBox="0 0 0 0" draw:points="0,0">
          <text:p/>
        </draw:polygon>
        <draw:polygon draw:style-name="gr9" draw:text-style-name="P7" draw:layer="layout" svg:width="1.095cm" svg:height="4.142cm" svg:x="3.735cm" svg:y="15.409cm" svg:viewBox="0 0 1096 4143" draw:points="0,4143 1096,3510 1096,0 0,632">
          <text:p/>
        </draw:polygon>
        <draw:polygon draw:style-name="gr10" draw:text-style-name="P1" draw:layer="layout" svg:width="0cm" svg:height="0cm" svg:x="3.903cm" svg:y="17.3cm" svg:viewBox="0 0 0 0" draw:points="0,0">
          <text:p/>
        </draw:polygon>
        <draw:polygon draw:style-name="gr9" draw:text-style-name="P7" draw:layer="layout" svg:width="0.724cm" svg:height="3.928cm" svg:x="2.975cm" svg:y="15.623cm" svg:viewBox="0 0 725 3929" draw:points="0,3511 725,3929 725,418 0,0">
          <text:p/>
        </draw:polygon>
        <draw:polygon draw:style-name="gr10" draw:text-style-name="P1" draw:layer="layout" svg:width="0cm" svg:height="0cm" svg:x="3.903cm" svg:y="17.3cm" svg:viewBox="0 0 0 0" draw:points="0,0">
          <text:p/>
        </draw:polygon>
        <draw:path draw:style-name="gr9" draw:text-style-name="P7" draw:layer="layout" svg:width="1.82cm" svg:height="0.844cm" svg:x="2.993cm" svg:y="15.167cm" svg:viewBox="0 0 1821 845" svg:d="M1821 211l-248-143-18 11c-67 38-174 39-243 2-96-52-228-82-363-81-135 0-271 33-366 89l-583 336 724 420z">
          <text:p/>
        </draw:path>
        <draw:polygon draw:style-name="gr10" draw:text-style-name="P1" draw:layer="layout" svg:width="0cm" svg:height="0cm" svg:x="3.903cm" svg:y="17.3cm" svg:viewBox="0 0 0 0" draw:points="0,0">
          <text:p/>
        </draw:polygon>
        <draw:path draw:style-name="gr9" draw:text-style-name="P7" draw:layer="layout" svg:width="0.936cm" svg:height="0.54cm" svg:x="3.426cm" svg:y="15.21cm" svg:viewBox="0 0 937 541" svg:d="M937 271c0-150-211-271-469-271s-468 121-468 271zM0 271c0 149 210 270 468 270s469-121 469-270z">
          <text:p/>
        </draw:path>
        <draw:polygon draw:style-name="gr10" draw:text-style-name="P1" draw:layer="layout" svg:width="0cm" svg:height="0cm" svg:x="3.903cm" svg:y="17.3cm" svg:viewBox="0 0 0 0" draw:points="0,0">
          <text:p/>
        </draw:polygon>
        <draw:path draw:style-name="gr9" draw:text-style-name="P7" draw:layer="layout" svg:width="0.894cm" svg:height="0.517cm" svg:x="3.447cm" svg:y="15.222cm" svg:viewBox="0 0 895 518" svg:d="M895 258c0-142-200-258-448-258-247 0-447 116-447 258zM0 258c0 143 200 260 447 260 248 0 448-117 448-260z">
          <text:p/>
        </draw:path>
        <draw:polygon draw:style-name="gr10" draw:text-style-name="P1" draw:layer="layout" svg:width="0cm" svg:height="0cm" svg:x="3.903cm" svg:y="17.3cm" svg:viewBox="0 0 0 0" draw:points="0,0">
          <text:p/>
        </draw:polygon>
        <draw:path draw:style-name="gr9" draw:text-style-name="P7" draw:layer="layout" svg:width="0.794cm" svg:height="0.459cm" svg:x="3.497cm" svg:y="15.251cm" svg:viewBox="0 0 795 460" svg:d="M795 234c0-1 0-2 0-4 0-126-178-230-397-230-220 0-398 104-398 230 0 2 0 3 0 4 0 14 3 28 8 42 15 44 53 85 109 116 103 60 255 82 395 58s246-91 275-174c5-14 8-28 8-42z">
          <text:p/>
        </draw:path>
        <draw:polygon draw:style-name="gr10" draw:text-style-name="P1" draw:layer="layout" svg:width="0cm" svg:height="0cm" svg:x="3.903cm" svg:y="17.3cm" svg:viewBox="0 0 0 0" draw:points="0,0">
          <text:p/>
        </draw:polygon>
        <draw:path draw:style-name="gr9" draw:text-style-name="P7" draw:layer="layout" svg:width="0.778cm" svg:height="0.367cm" svg:x="3.505cm" svg:y="15.343cm" svg:viewBox="0 0 779 368" svg:d="M0 183c15 45 53 86 108 117 103 60 255 82 395 58s246-91 276-175c-39-107-201-183-390-183s-352 76-389 183z">
          <text:p/>
        </draw:path>
        <draw:polygon draw:style-name="gr10" draw:text-style-name="P1" draw:layer="layout" svg:width="0cm" svg:height="0cm" svg:x="3.903cm" svg:y="17.3cm" svg:viewBox="0 0 0 0" draw:points="0,0">
          <text:p/>
        </draw:polygon>
        <draw:polygon draw:style-name="gr9" draw:text-style-name="P7" draw:layer="layout" svg:width="0.036cm" svg:height="3.51cm" svg:x="3.699cm" svg:y="16.041cm" svg:viewBox="0 0 37 3511" draw:points="37,3511 37,0 0,0 0,3511">
          <text:p/>
        </draw:polygon>
        <draw:polygon draw:style-name="gr10" draw:text-style-name="P1" draw:layer="layout" svg:width="0cm" svg:height="0cm" svg:x="3.903cm" svg:y="17.3cm" svg:viewBox="0 0 0 0" draw:points="0,0">
          <text:p/>
        </draw:polygon>
        <draw:path draw:style-name="gr9" draw:text-style-name="P7" draw:layer="layout" svg:width="0.248cm" svg:height="0.319cm" svg:x="3.205cm" svg:y="16.834cm" svg:viewBox="0 0 249 320" svg:d="M249 231c0-9-1-19-3-30-9-62-48-128-96-167-22-17-44-28-64-32-2-1-4-1-7-1-16-2-30 0-42 7-49 28-49 118 0 202 48 85 127 130 176 102 12-7 21-18 27-33 1-2 2-4 3-7 4-11 6-25 6-41z">
          <text:p/>
        </draw:path>
        <draw:polygon draw:style-name="gr10" draw:text-style-name="P1" draw:layer="layout" svg:width="0cm" svg:height="0cm" svg:x="3.903cm" svg:y="17.3cm" svg:viewBox="0 0 0 0" draw:points="0,0">
          <text:p/>
        </draw:polygon>
        <draw:path draw:style-name="gr9" draw:text-style-name="P7" draw:layer="layout" svg:width="0.248cm" svg:height="0.32cm" svg:x="3.205cm" svg:y="18.008cm" svg:viewBox="0 0 249 321" svg:d="M249 233c0-10-1-20-3-30-9-62-48-128-96-168-22-16-44-28-64-32-2-1-4-1-7-2-16-2-30 1-42 8-49 29-49 119 0 203 48 84 127 130 176 101 12-7 21-18 27-33 1-2 2-5 3-7 4-12 6-25 6-40z">
          <text:p/>
        </draw:path>
        <draw:polygon draw:style-name="gr10" draw:text-style-name="P1" draw:layer="layout" svg:width="0cm" svg:height="0cm" svg:x="3.903cm" svg:y="17.3cm" svg:viewBox="0 0 0 0" draw:points="0,0">
          <text:p/>
        </draw:polygon>
        <draw:polygon draw:style-name="gr9" draw:text-style-name="P7" draw:layer="layout" svg:width="1.113cm" svg:height="0.663cm" svg:x="3.717cm" svg:y="15.378cm" svg:viewBox="0 0 1114 664" draw:points="18,664 1114,31 1097,0 0,634">
          <text:p/>
        </draw:polygon>
        <draw:polygon draw:style-name="gr10" draw:text-style-name="P1" draw:layer="layout" svg:width="0cm" svg:height="0cm" svg:x="3.903cm" svg:y="17.3cm" svg:viewBox="0 0 0 0" draw:points="0,0">
          <text:p/>
        </draw:polygon>
        <draw:path draw:style-name="gr9" draw:text-style-name="P7" draw:layer="layout" svg:width="0.784cm" svg:height="0.182cm" svg:x="3.502cm" svg:y="15.269cm" svg:viewBox="0 0 785 183" svg:d="M785 183c-13-44-47-85-98-118-167-87-422-87-589 0-51 33-85 74-98 118 78-85 229-137 393-137s314 52 392 137z">
          <text:p/>
        </draw:path>
        <draw:polygon draw:style-name="gr10" draw:text-style-name="P1" draw:layer="layout" svg:width="0cm" svg:height="0cm" svg:x="3.903cm" svg:y="17.3cm" svg:viewBox="0 0 0 0" draw:points="0,0">
          <text:p/>
        </draw:polygon>
        <draw:path draw:style-name="gr9" draw:text-style-name="P7" draw:layer="layout" svg:width="0.187cm" svg:height="0.242cm" svg:x="4.578cm" svg:y="18.767cm" svg:viewBox="0 0 188 243" svg:d="M188 67c0-60-42-84-94-54-3 1-6 3-9 5-44 31-79 92-85 147 0 3 0 7 0 11 0 59 43 84 94 54 52-30 94-104 94-163z">
          <text:p/>
        </draw:path>
        <draw:polygon draw:style-name="gr10" draw:text-style-name="P1" draw:layer="layout" svg:width="0cm" svg:height="0cm" svg:x="3.903cm" svg:y="17.3cm" svg:viewBox="0 0 0 0" draw:points="0,0">
          <text:p/>
        </draw:polygon>
        <draw:path draw:style-name="gr9" draw:text-style-name="P7" draw:layer="layout" svg:width="0.188cm" svg:height="0.242cm" svg:x="3.8cm" svg:y="19.216cm" svg:viewBox="0 0 189 243" svg:d="M189 66c0-59-42-83-94-54-3 2-6 4-9 6-45 31-81 92-85 146-1 3-1 7-1 11 0 60 43 85 95 55s94-104 94-164z">
          <text:p/>
        </draw:path>
        <draw:polygon draw:style-name="gr10" draw:text-style-name="P1" draw:layer="layout" svg:width="0cm" svg:height="0cm" svg:x="3.903cm" svg:y="17.3cm" svg:viewBox="0 0 0 0" draw:points="0,0">
          <text:p/>
        </draw:polygon>
        <draw:path draw:style-name="gr9" draw:text-style-name="P7" draw:layer="layout" svg:width="0.188cm" svg:height="0.242cm" svg:x="3.8cm" svg:y="15.951cm" svg:viewBox="0 0 189 243" svg:d="M189 67c0-60-42-84-94-54-3 2-6 4-9 6-45 30-81 92-85 146-1 4-1 7-1 11 0 60 43 84 95 54s94-102 94-163z">
          <text:p/>
        </draw:path>
        <draw:polygon draw:style-name="gr10" draw:text-style-name="P1" draw:layer="layout" svg:width="0cm" svg:height="0cm" svg:x="3.903cm" svg:y="17.3cm" svg:viewBox="0 0 0 0" draw:points="0,0">
          <text:p/>
        </draw:polygon>
        <draw:path draw:style-name="gr9" draw:text-style-name="P7" draw:layer="layout" svg:width="0.187cm" svg:height="0.242cm" svg:x="4.578cm" svg:y="15.502cm" svg:viewBox="0 0 188 243" svg:d="M188 68c0-61-42-85-94-55-3 2-6 4-9 6-44 32-79 92-85 146 0 4 0 8 0 11 0 60 43 84 94 54 52-30 94-102 94-162z">
          <text:p/>
        </draw:path>
        <draw:polygon draw:style-name="gr10" draw:text-style-name="P1" draw:layer="layout" svg:width="0cm" svg:height="0cm" svg:x="3.903cm" svg:y="17.3cm" svg:viewBox="0 0 0 0" draw:points="0,0">
          <text:p/>
        </draw:polygon>
        <draw:polygon draw:style-name="gr9" draw:text-style-name="P7" draw:layer="layout" svg:width="0.742cm" svg:height="0.449cm" svg:x="2.975cm" svg:y="15.592cm" svg:viewBox="0 0 743 450" draw:points="0,31 725,450 743,420 18,0">
          <text:p/>
        </draw:polygon>
        <draw:polygon draw:style-name="gr10" draw:text-style-name="P1" draw:layer="layout" svg:width="0cm" svg:height="0cm" svg:x="3.903cm" svg:y="17.3cm" svg:viewBox="0 0 0 0" draw:points="0,0">
          <text:p/>
        </draw:polygon>
        <draw:path draw:style-name="gr9" draw:text-style-name="P7" draw:layer="layout" svg:width="0.794cm" svg:height="0.211cm" svg:x="3.497cm" svg:y="15.315cm" svg:viewBox="0 0 795 212" svg:d="M795 170c0-11-2-22-5-33-78-85-228-137-392-137s-315 52-393 137c-3 11-5 22-5 33 0 14 3 28 8 42 37-108 201-184 390-184s351 76 389 184c5-14 8-28 8-42z">
          <text:p/>
        </draw:path>
        <draw:polygon draw:style-name="gr10" draw:text-style-name="P1" draw:layer="layout" svg:width="0cm" svg:height="0cm" svg:x="3.903cm" svg:y="17.3cm" svg:viewBox="0 0 0 0" draw:points="0,0">
          <text:p/>
        </draw:polygon>
        <draw:path draw:style-name="gr9" draw:text-style-name="P7" draw:layer="layout" svg:width="0.239cm" svg:height="0.319cm" svg:x="3.205cm" svg:y="16.834cm" svg:viewBox="0 0 240 320" svg:d="M80 1c-17 42-6 108 28 168 35 60 87 104 132 110l-160-278c-16-2-30 0-42 7-51 28-51 118 0 202 48 85 126 130 175 102 12-7 21-18 27-33z">
          <text:p/>
        </draw:path>
        <draw:polygon draw:style-name="gr10" draw:text-style-name="P1" draw:layer="layout" svg:width="0cm" svg:height="0cm" svg:x="3.903cm" svg:y="17.3cm" svg:viewBox="0 0 0 0" draw:points="0,0">
          <text:p/>
        </draw:polygon>
        <draw:path draw:style-name="gr9" draw:text-style-name="P7" draw:layer="layout" svg:width="0.239cm" svg:height="0.32cm" svg:x="3.205cm" svg:y="18.008cm" svg:viewBox="0 0 240 321" svg:d="M80 1c-16-2-30 1-42 8-51 29-51 119 0 203 48 84 126 130 175 101 12-7 21-18 27-33-45-6-97-49-132-109-34-60-45-126-28-170z">
          <text:p/>
        </draw:path>
        <draw:polygon draw:style-name="gr10" draw:text-style-name="P1" draw:layer="layout" svg:width="0cm" svg:height="0cm" svg:x="3.903cm" svg:y="17.3cm" svg:viewBox="0 0 0 0" draw:points="0,0">
          <text:p/>
        </draw:polygon>
        <draw:path draw:style-name="gr9" draw:text-style-name="P7" draw:layer="layout" svg:width="0.151cm" svg:height="0.196cm" svg:x="3.801cm" svg:y="19.228cm" svg:viewBox="0 0 152 197" svg:d="M152 54c0-23-8-40-22-49-12-7-28-6-45 1-46 31-81 93-85 147 2 18 9 32 21 39 22 13 56 2 84-28 29-30 47-73 47-110z">
          <text:p/>
        </draw:path>
        <draw:polygon draw:style-name="gr10" draw:text-style-name="P1" draw:layer="layout" svg:width="0cm" svg:height="0cm" svg:x="3.903cm" svg:y="17.3cm" svg:viewBox="0 0 0 0" draw:points="0,0">
          <text:p/>
        </draw:polygon>
        <draw:path draw:style-name="gr9" draw:text-style-name="P7" draw:layer="layout" svg:width="0.151cm" svg:height="0.196cm" svg:x="3.801cm" svg:y="15.964cm" svg:viewBox="0 0 152 197" svg:d="M152 55c0-23-8-41-22-50-12-7-28-7-45 1-46 31-81 92-85 146 2 19 9 33 21 40 22 12 56 1 84-29 29-30 47-73 47-108z">
          <text:p/>
        </draw:path>
        <draw:polygon draw:style-name="gr10" draw:text-style-name="P1" draw:layer="layout" svg:width="0cm" svg:height="0cm" svg:x="3.903cm" svg:y="17.3cm" svg:viewBox="0 0 0 0" draw:points="0,0">
          <text:p/>
        </draw:polygon>
        <draw:path draw:style-name="gr9" draw:text-style-name="P7" draw:layer="layout" svg:width="0.152cm" svg:height="0.197cm" svg:x="4.578cm" svg:y="18.779cm" svg:viewBox="0 0 153 198" svg:d="M153 55c0-24-8-41-23-50-12-7-28-6-45 1-44 31-80 92-85 147 2 18 10 32 22 40 23 12 55 1 84-29 28-31 47-74 47-109z">
          <text:p/>
        </draw:path>
        <draw:polygon draw:style-name="gr10" draw:text-style-name="P1" draw:layer="layout" svg:width="0cm" svg:height="0cm" svg:x="3.903cm" svg:y="17.3cm" svg:viewBox="0 0 0 0" draw:points="0,0">
          <text:p/>
        </draw:polygon>
        <draw:path draw:style-name="gr9" draw:text-style-name="P7" draw:layer="layout" svg:width="0.152cm" svg:height="0.196cm" svg:x="4.578cm" svg:y="15.515cm" svg:viewBox="0 0 153 197" svg:d="M153 54c0-23-8-41-23-49-12-7-28-7-45 1-44 31-80 92-85 146 2 19 10 33 22 40 23 13 55 1 84-29 28-30 47-72 47-109z">
          <text:p/>
        </draw:path>
        <draw:polygon draw:style-name="gr10" draw:text-style-name="P1" draw:layer="layout" svg:width="0cm" svg:height="0cm" svg:x="3.903cm" svg:y="17.3cm" svg:viewBox="0 0 0 0" draw:points="0,0">
          <text:p/>
        </draw:polygon>
        <draw:path draw:style-name="gr9" draw:text-style-name="P7" draw:layer="layout" svg:width="0.172cm" svg:height="0.269cm" svg:x="3.282cm" svg:y="16.836cm" svg:viewBox="0 0 173 270" svg:d="M10 0c-19 40-9 106 25 165 35 60 87 102 132 105 4-11 6-26 6-41 0-9-1-19-3-30-27-9-54-35-74-69-19-33-27-70-22-98-22-17-44-28-64-32z">
          <text:p/>
        </draw:path>
        <draw:polygon draw:style-name="gr10" draw:text-style-name="P1" draw:layer="layout" svg:width="0cm" svg:height="0cm" svg:x="3.903cm" svg:y="17.3cm" svg:viewBox="0 0 0 0" draw:points="0,0">
          <text:p/>
        </draw:polygon>
        <draw:path draw:style-name="gr9" draw:text-style-name="P7" draw:layer="layout" svg:width="0.172cm" svg:height="0.269cm" svg:x="3.282cm" svg:y="18.01cm" svg:viewBox="0 0 173 270" svg:d="M10 0c-19 40-9 105 25 166 35 59 87 101 132 104 4-12 6-25 6-40 0-10-1-20-3-30-27-9-54-35-74-70-19-33-27-70-22-99-22-16-44-27-64-31z">
          <text:p/>
        </draw:path>
        <draw:polygon draw:style-name="gr10" draw:text-style-name="P1" draw:layer="layout" svg:width="0cm" svg:height="0cm" svg:x="3.903cm" svg:y="17.3cm" svg:viewBox="0 0 0 0" draw:points="0,0">
          <text:p/>
        </draw:polygon>
        <draw:path draw:style-name="gr9" draw:text-style-name="P7" draw:layer="layout" svg:width="0.124cm" svg:height="0.16cm" svg:x="3.443cm" svg:y="19.134cm" svg:viewBox="0 0 125 161" svg:d="M125 117c0-4 0-8-1-12-4-33-25-69-51-90-3-2-7-4-11-6-34-20-62-4-62 36s28 88 62 108c35 19 63 3 63-36z">
          <text:p/>
        </draw:path>
        <draw:polygon draw:style-name="gr10" draw:text-style-name="P1" draw:layer="layout" svg:width="0cm" svg:height="0cm" svg:x="3.903cm" svg:y="17.3cm" svg:viewBox="0 0 0 0" draw:points="0,0">
          <text:p/>
        </draw:polygon>
        <draw:path draw:style-name="gr9" draw:text-style-name="P7" draw:layer="layout" svg:width="0.123cm" svg:height="0.16cm" svg:x="3.108cm" svg:y="18.94cm" svg:viewBox="0 0 124 161" svg:d="M124 117c0-4 0-8-1-11-4-34-25-71-51-91-3-2-6-4-10-6-35-20-62-4-62 36s27 88 62 108c35 19 62 3 62-36z">
          <text:p/>
        </draw:path>
        <draw:polygon draw:style-name="gr10" draw:text-style-name="P1" draw:layer="layout" svg:width="0cm" svg:height="0cm" svg:x="3.903cm" svg:y="17.3cm" svg:viewBox="0 0 0 0" draw:points="0,0">
          <text:p/>
        </draw:polygon>
        <draw:path draw:style-name="gr9" draw:text-style-name="P7" draw:layer="layout" svg:width="0.124cm" svg:height="0.16cm" svg:x="3.443cm" svg:y="16.074cm" svg:viewBox="0 0 125 161" svg:d="M125 117c0-3 0-7-1-11-4-33-25-70-51-90-3-3-7-5-11-7-34-20-62-4-62 36s28 88 62 108c35 20 63 4 63-36z">
          <text:p/>
        </draw:path>
        <draw:polygon draw:style-name="gr10" draw:text-style-name="P1" draw:layer="layout" svg:width="0cm" svg:height="0cm" svg:x="3.903cm" svg:y="17.3cm" svg:viewBox="0 0 0 0" draw:points="0,0">
          <text:p/>
        </draw:polygon>
        <draw:path draw:style-name="gr9" draw:text-style-name="P7" draw:layer="layout" svg:width="0.123cm" svg:height="0.16cm" svg:x="3.108cm" svg:y="15.88cm" svg:viewBox="0 0 124 161" svg:d="M124 116c0-3 0-7-1-11-4-34-25-70-51-90-3-3-6-5-10-7-35-19-62-3-62 36s27 88 62 108 62 4 62-36z">
          <text:p/>
        </draw:path>
        <draw:polygon draw:style-name="gr10" draw:text-style-name="P1" draw:layer="layout" svg:width="0cm" svg:height="0cm" svg:x="3.903cm" svg:y="17.3cm" svg:viewBox="0 0 0 0" draw:points="0,0">
          <text:p/>
        </draw:polygon>
        <draw:path draw:style-name="gr9" draw:text-style-name="P7" draw:layer="layout" svg:width="0.187cm" svg:height="0.242cm" svg:x="4.578cm" svg:y="15.502cm" svg:viewBox="0 0 188 243" svg:d="M0 165c2 19 11 33 23 40 22 13 54 1 83-29 28-30 47-72 47-108 0-23-8-42-23-50-12-7-28-7-45 1 3-2 6-4 9-6 52-30 94-6 94 55 0 60-42 132-94 162-51 30-94 6-94-54 0-3 0-7 0-11z">
          <text:p/>
        </draw:path>
        <draw:polygon draw:style-name="gr10" draw:text-style-name="P1" draw:layer="layout" svg:width="0cm" svg:height="0cm" svg:x="3.903cm" svg:y="17.3cm" svg:viewBox="0 0 0 0" draw:points="0,0">
          <text:p/>
        </draw:polygon>
        <draw:path draw:style-name="gr9" draw:text-style-name="P7" draw:layer="layout" svg:width="0.187cm" svg:height="0.242cm" svg:x="4.578cm" svg:y="18.767cm" svg:viewBox="0 0 188 243" svg:d="M0 165c2 18 11 32 23 40 22 12 54 1 83-29 28-31 47-74 47-109 0-24-8-41-23-50-12-7-28-6-45 1 3-2 6-4 9-5 52-30 94-6 94 54 0 59-42 133-94 163-51 30-94 5-94-54 0-4 0-8 0-11z">
          <text:p/>
        </draw:path>
        <draw:polygon draw:style-name="gr10" draw:text-style-name="P1" draw:layer="layout" svg:width="0cm" svg:height="0cm" svg:x="3.903cm" svg:y="17.3cm" svg:viewBox="0 0 0 0" draw:points="0,0">
          <text:p/>
        </draw:polygon>
        <draw:path draw:style-name="gr9" draw:text-style-name="P7" draw:layer="layout" svg:width="0.188cm" svg:height="0.242cm" svg:x="3.8cm" svg:y="19.216cm" svg:viewBox="0 0 189 243" svg:d="M1 164c2 18 9 33 21 40 23 13 56 2 84-29 29-30 47-73 47-109 0-23-8-40-22-49-12-7-28-6-45 1 3-2 6-4 9-6 52-29 94-5 94 54 0 60-42 134-94 164s-95 5-95-55c0-4 0-8 1-11z">
          <text:p/>
        </draw:path>
        <draw:polygon draw:style-name="gr10" draw:text-style-name="P1" draw:layer="layout" svg:width="0cm" svg:height="0cm" svg:x="3.903cm" svg:y="17.3cm" svg:viewBox="0 0 0 0" draw:points="0,0">
          <text:p/>
        </draw:polygon>
        <draw:path draw:style-name="gr9" draw:text-style-name="P7" draw:layer="layout" svg:width="0.188cm" svg:height="0.242cm" svg:x="3.8cm" svg:y="15.951cm" svg:viewBox="0 0 189 243" svg:d="M1 165c2 19 9 33 21 40 23 12 56 1 84-29 29-30 47-73 47-109 0-23-8-41-22-49-12-7-28-7-45 1 3-2 6-4 9-6 52-30 94-6 94 54 0 61-42 133-94 163s-95 6-95-54c0-4 0-7 1-11z">
          <text:p/>
        </draw:path>
        <draw:polygon draw:style-name="gr10" draw:text-style-name="P1" draw:layer="layout" svg:width="0cm" svg:height="0cm" svg:x="3.903cm" svg:y="17.3cm" svg:viewBox="0 0 0 0" draw:points="0,0">
          <text:p/>
        </draw:polygon>
        <draw:path draw:style-name="gr9" draw:text-style-name="P7" draw:layer="layout" svg:width="0.124cm" svg:height="0.16cm" svg:x="3.443cm" svg:y="19.134cm" svg:viewBox="0 0 125 161" svg:d="M73 15c-3-2-7-4-11-6-34-20-62-4-62 36s28 88 62 108c35 19 63 3 63-36 0-4 0-8-1-12-1 10-6 16-12 20-17 10-45-6-63-36s-18-62 0-73c6-4 15-4 24-1z">
          <text:p/>
        </draw:path>
        <draw:polygon draw:style-name="gr10" draw:text-style-name="P1" draw:layer="layout" svg:width="0cm" svg:height="0cm" svg:x="3.903cm" svg:y="17.3cm" svg:viewBox="0 0 0 0" draw:points="0,0">
          <text:p/>
        </draw:polygon>
        <draw:path draw:style-name="gr9" draw:text-style-name="P7" draw:layer="layout" svg:width="0.124cm" svg:height="0.16cm" svg:x="3.443cm" svg:y="16.074cm" svg:viewBox="0 0 125 161" svg:d="M73 16c-3-3-7-5-11-7-34-20-62-4-62 36s28 88 62 108c35 20 63 4 63-36 0-3 0-7-1-11-1 9-6 16-12 19-17 10-45-6-63-36s-18-63 0-73c6-3 15-4 24 0z">
          <text:p/>
        </draw:path>
        <draw:polygon draw:style-name="gr10" draw:text-style-name="P1" draw:layer="layout" svg:width="0cm" svg:height="0cm" svg:x="3.903cm" svg:y="17.3cm" svg:viewBox="0 0 0 0" draw:points="0,0">
          <text:p/>
        </draw:polygon>
        <draw:path draw:style-name="gr9" draw:text-style-name="P7" draw:layer="layout" svg:width="0.123cm" svg:height="0.16cm" svg:x="3.108cm" svg:y="18.94cm" svg:viewBox="0 0 124 161" svg:d="M72 15c-3-2-6-4-10-6-35-20-62-4-62 36s27 88 62 108c35 19 62 3 62-36 0-4 0-8-1-11-1 9-5 16-12 19-17 10-45-6-62-36-17-31-17-63 0-73 6-4 14-4 23-1z">
          <text:p/>
        </draw:path>
        <draw:polygon draw:style-name="gr10" draw:text-style-name="P1" draw:layer="layout" svg:width="0cm" svg:height="0cm" svg:x="3.903cm" svg:y="17.3cm" svg:viewBox="0 0 0 0" draw:points="0,0">
          <text:p/>
        </draw:polygon>
        <draw:path draw:style-name="gr9" draw:text-style-name="P7" draw:layer="layout" svg:width="0.123cm" svg:height="0.16cm" svg:x="3.108cm" svg:y="15.88cm" svg:viewBox="0 0 124 161" svg:d="M72 15c-3-3-6-5-10-7-35-19-62-3-62 36s27 88 62 108 62 4 62-36c0-3 0-7-1-11-1 9-5 16-12 20-17 10-45-7-62-37s-17-63 0-73c6-3 14-3 23 0z">
          <text:p/>
        </draw:path>
        <draw:polygon draw:style-name="gr10" draw:text-style-name="P1" draw:layer="layout" svg:width="0cm" svg:height="0cm" svg:x="3.903cm" svg:y="17.3cm" svg:viewBox="0 0 0 0" draw:points="0,0">
          <text:p/>
        </draw:polygon>
        <draw:path draw:style-name="gr9" draw:text-style-name="P7" draw:layer="layout" svg:width="0.087cm" svg:height="0.114cm" svg:x="3.143cm" svg:y="18.953cm" svg:viewBox="0 0 88 115" svg:d="M76 112c7-3 11-10 12-19-4-34-25-71-51-91-10-3-18-3-24 1-17 10-17 43 0 73s46 46 63 36z">
          <text:p/>
        </draw:path>
        <draw:polygon draw:style-name="gr10" draw:text-style-name="P1" draw:layer="layout" svg:width="0cm" svg:height="0cm" svg:x="3.903cm" svg:y="17.3cm" svg:viewBox="0 0 0 0" draw:points="0,0">
          <text:p/>
        </draw:polygon>
        <draw:path draw:style-name="gr9" draw:text-style-name="P7" draw:layer="layout" svg:width="0.087cm" svg:height="0.114cm" svg:x="3.143cm" svg:y="15.893cm" svg:viewBox="0 0 88 115" svg:d="M76 112c7-4 11-11 12-20-4-33-25-69-51-90-10-3-18-3-24 0-17 11-17 44 0 74 17 29 46 46 63 36z">
          <text:p/>
        </draw:path>
        <draw:polygon draw:style-name="gr10" draw:text-style-name="P1" draw:layer="layout" svg:width="0cm" svg:height="0cm" svg:x="3.903cm" svg:y="17.3cm" svg:viewBox="0 0 0 0" draw:points="0,0">
          <text:p/>
        </draw:polygon>
        <draw:path draw:style-name="gr9" draw:text-style-name="P7" draw:layer="layout" svg:width="0.088cm" svg:height="0.114cm" svg:x="3.479cm" svg:y="16.086cm" svg:viewBox="0 0 89 115" svg:d="M77 112c6-3 11-10 12-19-4-33-25-70-52-90-9-4-17-3-23 0-19 10-19 44 0 73 17 30 46 46 63 36z">
          <text:p/>
        </draw:path>
        <draw:polygon draw:style-name="gr10" draw:text-style-name="P1" draw:layer="layout" svg:width="0cm" svg:height="0cm" svg:x="3.903cm" svg:y="17.3cm" svg:viewBox="0 0 0 0" draw:points="0,0">
          <text:p/>
        </draw:polygon>
        <draw:path draw:style-name="gr9" draw:text-style-name="P7" draw:layer="layout" svg:width="0.088cm" svg:height="0.114cm" svg:x="3.479cm" svg:y="19.147cm" svg:viewBox="0 0 89 115" svg:d="M77 112c6-4 11-10 12-20-4-34-25-70-52-90-9-3-17-3-23 1-19 10-19 42 0 73 17 30 46 46 63 36z">
          <text:p/>
        </draw:path>
        <draw:polygon draw:style-name="gr10" draw:text-style-name="P1" draw:layer="layout" svg:width="0cm" svg:height="0cm" svg:x="3.903cm" svg:y="17.3cm" svg:viewBox="0 0 0 0" draw:points="0,0">
          <text:p/>
        </draw:polygon>
        <draw:path draw:style-name="gr9" draw:text-style-name="P7" draw:layer="layout" svg:width="0.794cm" svg:height="0.233cm" svg:x="3.497cm" svg:y="15.251cm" svg:viewBox="0 0 795 234" svg:d="M0 230c0 2 0 3 0 4 0-11 2-22 5-33 13-44 46-84 98-117 5-2 9-5 14-8 155-90 407-90 562 0 4 3 9 6 13 8 51 33 85 73 98 117 3 11 5 22 5 33 0-1 0-2 0-4 0-126-178-230-397-230-220 0-398 104-398 230z">
          <text:p/>
        </draw:path>
        <draw:polygon draw:style-name="gr10" draw:text-style-name="P1" draw:layer="layout" svg:width="0cm" svg:height="0cm" svg:x="3.903cm" svg:y="17.3cm" svg:viewBox="0 0 0 0" draw:points="0,0">
          <text:p/>
        </draw:polygon>
        <draw:path draw:style-name="gr9" draw:text-style-name="P7" draw:layer="layout" svg:width="0.097cm" svg:height="0.167cm" svg:x="3.352cm" svg:y="16.868cm" svg:viewBox="0 0 98 168" svg:d="M1 0c-5 28 3 65 22 99 21 34 48 60 75 69-9-62-48-129-97-168z">
          <text:p/>
        </draw:path>
        <draw:polygon draw:style-name="gr10" draw:text-style-name="P1" draw:layer="layout" svg:width="0cm" svg:height="0cm" svg:x="3.903cm" svg:y="17.3cm" svg:viewBox="0 0 0 0" draw:points="0,0">
          <text:p/>
        </draw:polygon>
        <draw:path draw:style-name="gr9" draw:text-style-name="P7" draw:layer="layout" svg:width="0.097cm" svg:height="0.168cm" svg:x="3.352cm" svg:y="18.041cm" svg:viewBox="0 0 98 169" svg:d="M1 0c-5 29 3 66 22 100 21 34 48 60 75 69-9-62-48-129-97-169z">
          <text:p/>
        </draw:path>
        <draw:polygon draw:style-name="gr10" draw:text-style-name="P1" draw:layer="layout" svg:width="0cm" svg:height="0cm" svg:x="3.903cm" svg:y="17.3cm" svg:viewBox="0 0 0 0" draw:points="0,0">
          <text:p/>
        </draw:polygon>
        <draw:path draw:style-name="gr9" draw:text-style-name="P7" draw:layer="layout" svg:width="0.589cm" svg:height="0.075cm" svg:x="3.599cm" svg:y="15.259cm" svg:viewBox="0 0 590 76" svg:d="M590 76c-4-2-9-5-13-8-155-91-408-91-563 0-5 3-9 6-14 8 167-89 423-89 590 0z">
          <text:p/>
        </draw:path>
        <draw:polygon draw:style-name="gr10" draw:text-style-name="P1" draw:layer="layout" svg:width="0cm" svg:height="0cm" svg:x="3.903cm" svg:y="17.3cm" svg:viewBox="0 0 0 0" draw:points="0,0">
          <text:p/>
        </draw:polygon>
        <draw:path draw:style-name="gr9" draw:text-style-name="P7" draw:layer="layout" svg:width="0.171cm" svg:height="0.277cm" svg:x="3.276cm" svg:y="16.835cm" svg:viewBox="0 0 172 278" svg:d="M15 1c-2-1-4-1-7-1-17 42-6 108 28 168 36 61 88 104 133 110 1-2 2-4 3-7-45-3-97-44-131-105-35-59-45-125-26-165z">
          <text:p/>
        </draw:path>
        <draw:polygon draw:style-name="gr10" draw:text-style-name="P1" draw:layer="layout" svg:width="0cm" svg:height="0cm" svg:x="3.903cm" svg:y="17.3cm" svg:viewBox="0 0 0 0" draw:points="0,0">
          <text:p/>
        </draw:polygon>
        <draw:polygon draw:style-name="gr9" draw:text-style-name="P7" draw:layer="layout" svg:width="0.036cm" svg:height="0.03cm" svg:x="3.699cm" svg:y="16.011cm" svg:viewBox="0 0 37 31" draw:points="0,31 37,31 18,0">
          <text:p/>
        </draw:polygon>
        <draw:polygon draw:style-name="gr10" draw:text-style-name="P1" draw:layer="layout" svg:width="0cm" svg:height="0cm" svg:x="3.903cm" svg:y="17.3cm" svg:viewBox="0 0 0 0" draw:points="0,0">
          <text:p/>
        </draw:polygon>
        <draw:polygon draw:style-name="gr9" draw:text-style-name="P7" draw:layer="layout" svg:width="0.036cm" svg:height="0.01cm" svg:x="3.699cm" svg:y="19.551cm" svg:viewBox="0 0 37 11" draw:points="18,11 37,0 0,0">
          <text:p/>
        </draw:polygon>
        <draw:polygon draw:style-name="gr10" draw:text-style-name="P1" draw:layer="layout" svg:width="0cm" svg:height="0cm" svg:x="3.903cm" svg:y="17.3cm" svg:viewBox="0 0 0 0" draw:points="0,0">
          <text:p/>
        </draw:polygon>
        <draw:polygon draw:style-name="gr9" draw:text-style-name="P7" draw:layer="layout" svg:width="0.017cm" svg:height="0.031cm" svg:x="4.813cm" svg:y="15.378cm" svg:viewBox="0 0 18 32" draw:points="18,32 18,10 0,0">
          <text:p/>
        </draw:polygon>
        <draw:polygon draw:style-name="gr10" draw:text-style-name="P1" draw:layer="layout" svg:width="0cm" svg:height="0cm" svg:x="3.903cm" svg:y="17.3cm" svg:viewBox="0 0 0 0" draw:points="0,0">
          <text:p/>
        </draw:polygon>
        <draw:polygon draw:style-name="gr9" draw:text-style-name="P7" draw:layer="layout" svg:width="0.018cm" svg:height="0.031cm" svg:x="2.975cm" svg:y="15.592cm" svg:viewBox="0 0 19 32" draw:points="0,11 0,32 19,0">
          <text:p/>
        </draw:polygon>
        <draw:polygon draw:style-name="gr10" draw:text-style-name="P1" draw:layer="layout" svg:width="0cm" svg:height="0cm" svg:x="3.903cm" svg:y="17.3cm" svg:viewBox="0 0 0 0" draw:points="0,0">
          <text:p/>
        </draw:polygon>
        <draw:path draw:style-name="gr11" draw:text-style-name="P1" draw:layer="layout" svg:width="0.778cm" svg:height="0.183cm" svg:x="3.505cm" svg:y="15.343cm" svg:viewBox="0 0 779 184" svg:d="M0 184c37-108 200-184 389-184s351 76 390 184">
          <text:p/>
        </draw:path>
        <draw:path draw:style-name="gr11" draw:text-style-name="P1" draw:layer="layout" svg:width="0.097cm" svg:height="0.168cm" svg:x="3.352cm" svg:y="18.041cm" svg:viewBox="0 0 98 169" svg:d="M1 0c-5 29 3 66 22 100 21 34 48 60 75 69">
          <text:p/>
        </draw:path>
        <draw:path draw:style-name="gr11" draw:text-style-name="P1" draw:layer="layout" svg:width="0.097cm" svg:height="0.167cm" svg:x="3.352cm" svg:y="16.868cm" svg:viewBox="0 0 98 168" svg:d="M1 0c-5 28 3 65 22 99 21 34 48 60 75 69">
          <text:p/>
        </draw:path>
        <draw:path draw:style-name="gr11" draw:text-style-name="P1" draw:layer="layout" svg:width="0.784cm" svg:height="0.136cm" svg:x="3.502cm" svg:y="15.315cm" svg:viewBox="0 0 785 137" svg:d="M785 137c-78-84-228-137-392-137s-315 53-393 137">
          <text:p/>
        </draw:path>
        <draw:path draw:style-name="gr11" draw:text-style-name="P1" draw:layer="layout" svg:width="0.166cm" svg:height="0.269cm" svg:x="3.282cm" svg:y="18.01cm" svg:viewBox="0 0 167 270" svg:d="M10 0c-19 40-9 105 25 166 34 59 87 101 132 104">
          <text:p/>
        </draw:path>
        <draw:path draw:style-name="gr11" draw:text-style-name="P1" draw:layer="layout" svg:width="0.166cm" svg:height="0.269cm" svg:x="3.282cm" svg:y="16.836cm" svg:viewBox="0 0 167 270" svg:d="M10 0c-19 40-9 106 25 165 34 60 87 102 132 105">
          <text:p/>
        </draw:path>
        <draw:path draw:style-name="gr11" draw:text-style-name="P1" draw:layer="layout" svg:width="0.168cm" svg:height="0.278cm" svg:x="3.276cm" svg:y="18.008cm" svg:viewBox="0 0 169 279" svg:d="M8 0c-18 43-6 109 28 170 35 60 87 103 133 109">
          <text:p/>
        </draw:path>
        <draw:path draw:style-name="gr11" draw:text-style-name="P1" draw:layer="layout" svg:width="0.168cm" svg:height="0.277cm" svg:x="3.276cm" svg:y="16.835cm" svg:viewBox="0 0 169 278" svg:d="M8 0c-18 42-6 108 28 168 35 61 87 104 133 110">
          <text:p/>
        </draw:path>
        <draw:path draw:style-name="gr11" draw:text-style-name="P1" draw:layer="layout" svg:width="0.589cm" svg:height="0.065cm" svg:x="3.599cm" svg:y="15.269cm" svg:viewBox="0 0 590 66" svg:d="M590 66c-167-88-423-88-590 0">
          <text:p/>
        </draw:path>
        <draw:path draw:style-name="gr11" draw:text-style-name="P1" draw:layer="layout" svg:width="0.211cm" svg:height="0.231cm" svg:x="3.242cm" svg:y="18.008cm" svg:viewBox="0 0 212 232" svg:d="M212 232c0-58-30-128-77-177-46-49-99-68-135-47">
          <text:p/>
        </draw:path>
        <draw:path draw:style-name="gr11" draw:text-style-name="P1" draw:layer="layout" svg:width="0.212cm" svg:height="0.311cm" svg:x="3.205cm" svg:y="18.016cm" svg:viewBox="0 0 213 312" svg:d="M37 0c-49 28-49 118 0 203 49 84 127 129 176 101">
          <text:p/>
        </draw:path>
        <draw:path draw:style-name="gr11" draw:text-style-name="P1" draw:layer="layout" svg:width="0.036cm" svg:height="0.08cm" svg:x="3.417cm" svg:y="18.239cm" svg:viewBox="0 0 37 81" svg:d="M0 81c24-14 37-43 37-81">
          <text:p/>
        </draw:path>
        <draw:path draw:style-name="gr11" draw:text-style-name="P1" draw:layer="layout" svg:width="0.211cm" svg:height="0.231cm" svg:x="3.242cm" svg:y="16.834cm" svg:viewBox="0 0 212 232" svg:d="M212 232c0-58-30-128-77-177-46-49-99-67-135-47">
          <text:p/>
        </draw:path>
        <draw:path draw:style-name="gr11" draw:text-style-name="P1" draw:layer="layout" svg:width="0.212cm" svg:height="0.311cm" svg:x="3.205cm" svg:y="16.842cm" svg:viewBox="0 0 213 312" svg:d="M37 0c-49 28-49 119 0 203s127 129 176 101">
          <text:p/>
        </draw:path>
        <draw:path draw:style-name="gr11" draw:text-style-name="P1" draw:layer="layout" svg:width="0.036cm" svg:height="0.08cm" svg:x="3.417cm" svg:y="17.065cm" svg:viewBox="0 0 37 81" svg:d="M0 81c24-13 37-42 37-81">
          <text:p/>
        </draw:path>
        <draw:path draw:style-name="gr11" draw:text-style-name="P1" draw:layer="layout" svg:width="0.116cm" svg:height="0.158cm" svg:x="4.175cm" svg:y="15.326cm" svg:viewBox="0 0 117 159" svg:d="M117 159c-2-59-43-117-117-159">
          <text:p/>
        </draw:path>
        <draw:path draw:style-name="gr11" draw:text-style-name="P1" draw:layer="layout" svg:width="0.562cm" svg:height="0.067cm" svg:x="3.613cm" svg:y="15.259cm" svg:viewBox="0 0 563 68" svg:d="M563 68c-155-91-407-91-563 0">
          <text:p/>
        </draw:path>
        <draw:path draw:style-name="gr11" draw:text-style-name="P1" draw:layer="layout" svg:width="0.116cm" svg:height="0.158cm" svg:x="3.497cm" svg:y="15.326cm" svg:viewBox="0 0 117 159" svg:d="M117 0c-73 42-116 100-117 159">
          <text:p/>
        </draw:path>
        <draw:line draw:style-name="gr11" draw:text-style-name="P1" draw:layer="layout" svg:x1="3.699cm" svg:y1="19.551cm" svg:x2="3.699cm" svg:y2="16.041cm">
          <text:p/>
        </draw:line>
        <draw:line draw:style-name="gr11" draw:text-style-name="P1" draw:layer="layout" svg:x1="2.975cm" svg:y1="19.133cm" svg:x2="3.7cm" svg:y2="19.552cm">
          <text:p/>
        </draw:line>
        <draw:line draw:style-name="gr11" draw:text-style-name="P1" draw:layer="layout" svg:x1="2.975cm" svg:y1="15.623cm" svg:x2="3.7cm" svg:y2="16.042cm">
          <text:p/>
        </draw:line>
        <draw:line draw:style-name="gr11" draw:text-style-name="P1" draw:layer="layout" svg:x1="2.975cm" svg:y1="19.133cm" svg:x2="2.975cm" svg:y2="15.623cm">
          <text:p/>
        </draw:line>
        <draw:path draw:style-name="gr11" draw:text-style-name="P1" draw:layer="layout" svg:width="0.062cm" svg:height="0.107cm" svg:x="3.169cm" svg:y="18.949cm" svg:viewBox="0 0 63 108" svg:d="M63 108c0-39-27-88-63-108">
          <text:p/>
        </draw:path>
        <draw:path draw:style-name="gr11" draw:text-style-name="P1" draw:layer="layout" svg:width="0.123cm" svg:height="0.16cm" svg:x="3.108cm" svg:y="18.94cm" svg:viewBox="0 0 124 161" svg:d="M62 9c-35-20-62-4-62 36s27 88 62 108c35 19 62 3 62-36">
          <text:p/>
        </draw:path>
        <draw:path draw:style-name="gr11" draw:text-style-name="P1" draw:layer="layout" svg:width="0.062cm" svg:height="0.107cm" svg:x="3.505cm" svg:y="19.143cm" svg:viewBox="0 0 63 108" svg:d="M63 108c0-40-28-89-63-108">
          <text:p/>
        </draw:path>
        <draw:path draw:style-name="gr11" draw:text-style-name="P1" draw:layer="layout" svg:width="0.124cm" svg:height="0.16cm" svg:x="3.443cm" svg:y="19.134cm" svg:viewBox="0 0 125 161" svg:d="M62 9c-34-20-62-4-62 36s28 88 62 108c35 19 63 3 63-36">
          <text:p/>
        </draw:path>
        <draw:path draw:style-name="gr11" draw:text-style-name="P1" draw:layer="layout" svg:width="0.062cm" svg:height="0.107cm" svg:x="3.505cm" svg:y="16.082cm" svg:viewBox="0 0 63 108" svg:d="M63 108c0-39-28-88-63-108">
          <text:p/>
        </draw:path>
        <draw:path draw:style-name="gr11" draw:text-style-name="P1" draw:layer="layout" svg:width="0.124cm" svg:height="0.16cm" svg:x="3.443cm" svg:y="16.074cm" svg:viewBox="0 0 125 161" svg:d="M62 9c-34-20-62-4-62 36s28 88 62 108c35 20 63 4 63-36">
          <text:p/>
        </draw:path>
        <draw:path draw:style-name="gr11" draw:text-style-name="P1" draw:layer="layout" svg:width="0.062cm" svg:height="0.107cm" svg:x="3.169cm" svg:y="15.888cm" svg:viewBox="0 0 63 108" svg:d="M63 108c0-39-27-87-63-108">
          <text:p/>
        </draw:path>
        <draw:path draw:style-name="gr11" draw:text-style-name="P1" draw:layer="layout" svg:width="0.123cm" svg:height="0.16cm" svg:x="3.108cm" svg:y="15.88cm" svg:viewBox="0 0 124 161" svg:d="M62 8c-35-19-62-3-62 36s27 88 62 108 62 4 62-36">
          <text:p/>
        </draw:path>
        <draw:path draw:style-name="gr11" draw:text-style-name="P1" draw:layer="layout" svg:width="0.678cm" svg:height="0.23cm" svg:x="3.613cm" svg:y="15.48cm" svg:viewBox="0 0 679 231" svg:d="M0 162c114 67 285 87 434 51 148-36 245-120 245-213">
          <text:p/>
        </draw:path>
        <draw:path draw:style-name="gr11" draw:text-style-name="P1" draw:layer="layout" svg:width="0.794cm" svg:height="0.229cm" svg:x="3.497cm" svg:y="15.251cm" svg:viewBox="0 0 795 230" svg:d="M795 230c0-127-178-230-397-230-220 0-398 103-398 230">
          <text:p/>
        </draw:path>
        <draw:path draw:style-name="gr11" draw:text-style-name="P1" draw:layer="layout" svg:width="0.116cm" svg:height="0.162cm" svg:x="3.497cm" svg:y="15.48cm" svg:viewBox="0 0 117 163" svg:d="M0 0c0 61 41 119 117 163">
          <text:p/>
        </draw:path>
        <draw:line draw:style-name="gr11" draw:text-style-name="P1" draw:layer="layout" svg:x1="3.735cm" svg:y1="19.551cm" svg:x2="3.699cm" svg:y2="19.551cm">
          <text:p/>
        </draw:line>
        <draw:line draw:style-name="gr11" draw:text-style-name="P1" draw:layer="layout" svg:x1="3.699cm" svg:y1="16.041cm" svg:x2="3.735cm" svg:y2="16.041cm">
          <text:p/>
        </draw:line>
        <draw:line draw:style-name="gr11" draw:text-style-name="P1" draw:layer="layout" svg:x1="3.735cm" svg:y1="19.551cm" svg:x2="3.735cm" svg:y2="16.041cm">
          <text:p/>
        </draw:line>
        <draw:line draw:style-name="gr11" draw:text-style-name="P1" draw:layer="layout" svg:x1="3.718cm" svg:y1="19.562cm" svg:x2="3.699cm" svg:y2="19.551cm">
          <text:p/>
        </draw:line>
        <draw:line draw:style-name="gr11" draw:text-style-name="P1" draw:layer="layout" svg:x1="2.975cm" svg:y1="15.624cm" svg:x2="2.994cm" svg:y2="15.592cm">
          <text:p/>
        </draw:line>
        <draw:line draw:style-name="gr11" draw:text-style-name="P1" draw:layer="layout" svg:x1="3.699cm" svg:y1="16.042cm" svg:x2="3.718cm" svg:y2="16.011cm">
          <text:p/>
        </draw:line>
        <draw:line draw:style-name="gr11" draw:text-style-name="P1" draw:layer="layout" svg:x1="2.993cm" svg:y1="15.592cm" svg:x2="3.718cm" svg:y2="16.012cm">
          <text:p/>
        </draw:line>
        <draw:line draw:style-name="gr11" draw:text-style-name="P1" draw:layer="layout" svg:x1="2.975cm" svg:y1="15.603cm" svg:x2="2.975cm" svg:y2="15.623cm">
          <text:p/>
        </draw:line>
        <draw:path draw:style-name="gr11" draw:text-style-name="P1" draw:layer="layout" svg:width="0.023cm" svg:height="0.004cm" svg:x="3.156cm" svg:y="18.953cm" svg:viewBox="0 0 24 5" svg:d="M24 4c-9-5-18-5-24 1">
          <text:p/>
        </draw:path>
        <draw:path draw:style-name="gr11" draw:text-style-name="P1" draw:layer="layout" svg:width="0.075cm" svg:height="0.111cm" svg:x="3.143cm" svg:y="18.956cm" svg:viewBox="0 0 76 112" svg:d="M13 0c-17 10-17 42 0 72 17 31 46 47 63 37">
          <text:p/>
        </draw:path>
        <draw:path draw:style-name="gr11" draw:text-style-name="P1" draw:layer="layout" svg:width="0.012cm" svg:height="0.019cm" svg:x="3.218cm" svg:y="19.045cm" svg:viewBox="0 0 13 20" svg:d="M0 20c8-3 12-10 13-20">
          <text:p/>
        </draw:path>
        <draw:path draw:style-name="gr11" draw:text-style-name="P1" draw:layer="layout" svg:width="0.023cm" svg:height="0.004cm" svg:x="3.492cm" svg:y="19.147cm" svg:viewBox="0 0 24 5" svg:d="M24 4c-10-5-18-5-24 1">
          <text:p/>
        </draw:path>
        <draw:path draw:style-name="gr11" draw:text-style-name="P1" draw:layer="layout" svg:width="0.075cm" svg:height="0.11cm" svg:x="3.479cm" svg:y="19.15cm" svg:viewBox="0 0 76 111" svg:d="M14 0c-19 10-19 42 0 72 17 30 45 47 62 36">
          <text:p/>
        </draw:path>
        <draw:path draw:style-name="gr11" draw:text-style-name="P1" draw:layer="layout" svg:width="0.012cm" svg:height="0.02cm" svg:x="3.554cm" svg:y="19.238cm" svg:viewBox="0 0 13 21" svg:d="M0 21c7-5 12-11 13-21">
          <text:p/>
        </draw:path>
        <draw:path draw:style-name="gr11" draw:text-style-name="P1" draw:layer="layout" svg:width="0.023cm" svg:height="0.003cm" svg:x="3.492cm" svg:y="16.086cm" svg:viewBox="0 0 24 4" svg:d="M24 4c-10-6-18-5-24 0">
          <text:p/>
        </draw:path>
        <draw:path draw:style-name="gr11" draw:text-style-name="P1" draw:layer="layout" svg:width="0.075cm" svg:height="0.111cm" svg:x="3.479cm" svg:y="16.089cm" svg:viewBox="0 0 76 112" svg:d="M14 0c-19 10-19 43 0 73 17 30 45 46 62 36">
          <text:p/>
        </draw:path>
        <draw:path draw:style-name="gr11" draw:text-style-name="P1" draw:layer="layout" svg:width="0.012cm" svg:height="0.019cm" svg:x="3.554cm" svg:y="16.178cm" svg:viewBox="0 0 13 20" svg:d="M0 20c7-3 12-10 13-20">
          <text:p/>
        </draw:path>
        <draw:path draw:style-name="gr11" draw:text-style-name="P1" draw:layer="layout" svg:width="0.023cm" svg:height="0.003cm" svg:x="3.156cm" svg:y="15.893cm" svg:viewBox="0 0 24 4" svg:d="M24 4c-9-5-18-5-24 0">
          <text:p/>
        </draw:path>
        <draw:path draw:style-name="gr11" draw:text-style-name="P1" draw:layer="layout" svg:width="0.075cm" svg:height="0.112cm" svg:x="3.143cm" svg:y="15.895cm" svg:viewBox="0 0 76 113" svg:d="M13 0c-17 10-17 44 0 74 17 29 46 46 63 36">
          <text:p/>
        </draw:path>
        <draw:path draw:style-name="gr11" draw:text-style-name="P1" draw:layer="layout" svg:width="0.012cm" svg:height="0.02cm" svg:x="3.218cm" svg:y="15.984cm" svg:viewBox="0 0 13 21" svg:d="M0 21c8-4 12-11 13-21">
          <text:p/>
        </draw:path>
        <draw:path draw:style-name="gr11" draw:text-style-name="P1" draw:layer="layout" svg:width="0.894cm" svg:height="0.517cm" svg:x="3.447cm" svg:y="15.222cm" svg:viewBox="0 0 895 518" svg:d="M895 258c0-142-200-258-448-258-247 0-447 116-447 258M0 258c0 143 200 260 447 260 248 0 448-117 448-260">
          <text:p/>
        </draw:path>
        <draw:line draw:style-name="gr11" draw:text-style-name="P1" draw:layer="layout" svg:x1="3.717cm" svg:y1="19.562cm" svg:x2="3.736cm" svg:y2="19.551cm">
          <text:p/>
        </draw:line>
        <draw:line draw:style-name="gr11" draw:text-style-name="P1" draw:layer="layout" svg:x1="3.736cm" svg:y1="16.042cm" svg:x2="3.717cm" svg:y2="16.011cm">
          <text:p/>
        </draw:line>
        <draw:line draw:style-name="gr11" draw:text-style-name="P1" draw:layer="layout" svg:x1="4.83cm" svg:y1="18.918cm" svg:x2="4.83cm" svg:y2="15.409cm">
          <text:p/>
        </draw:line>
        <draw:line draw:style-name="gr11" draw:text-style-name="P1" draw:layer="layout" svg:x1="3.735cm" svg:y1="19.552cm" svg:x2="4.831cm" svg:y2="18.918cm">
          <text:p/>
        </draw:line>
        <draw:line draw:style-name="gr11" draw:text-style-name="P1" draw:layer="layout" svg:x1="3.735cm" svg:y1="16.042cm" svg:x2="4.831cm" svg:y2="15.409cm">
          <text:p/>
        </draw:line>
        <draw:path draw:style-name="gr11" draw:text-style-name="P1" draw:layer="layout" svg:width="0.094cm" svg:height="0.067cm" svg:x="4.671cm" svg:y="15.502cm" svg:viewBox="0 0 95 68" svg:d="M95 68c0-61-42-85-95-55">
          <text:p/>
        </draw:path>
        <draw:path draw:style-name="gr11" draw:text-style-name="P1" draw:layer="layout" svg:width="0.093cm" svg:height="0.162cm" svg:x="4.578cm" svg:y="15.515cm" svg:viewBox="0 0 94 163" svg:d="M94 0c-51 30-94 102-94 163">
          <text:p/>
        </draw:path>
        <draw:path draw:style-name="gr11" draw:text-style-name="P1" draw:layer="layout" svg:width="0.187cm" svg:height="0.175cm" svg:x="4.578cm" svg:y="15.569cm" svg:viewBox="0 0 188 176" svg:d="M0 109c0 60 43 85 94 54 52-30 94-102 94-163">
          <text:p/>
        </draw:path>
        <draw:path draw:style-name="gr11" draw:text-style-name="P1" draw:layer="layout" svg:width="0.094cm" svg:height="0.067cm" svg:x="4.671cm" svg:y="18.767cm" svg:viewBox="0 0 95 68" svg:d="M95 68c0-61-42-85-95-54">
          <text:p/>
        </draw:path>
        <draw:path draw:style-name="gr11" draw:text-style-name="P1" draw:layer="layout" svg:width="0.093cm" svg:height="0.162cm" svg:x="4.578cm" svg:y="18.78cm" svg:viewBox="0 0 94 163" svg:d="M94 0c-51 29-94 103-94 163">
          <text:p/>
        </draw:path>
        <draw:path draw:style-name="gr11" draw:text-style-name="P1" draw:layer="layout" svg:width="0.187cm" svg:height="0.175cm" svg:x="4.578cm" svg:y="18.834cm" svg:viewBox="0 0 188 176" svg:d="M0 109c0 59 43 84 94 54 52-30 94-103 94-163">
          <text:p/>
        </draw:path>
        <draw:path draw:style-name="gr11" draw:text-style-name="P1" draw:layer="layout" svg:width="0.094cm" svg:height="0.066cm" svg:x="3.894cm" svg:y="19.216cm" svg:viewBox="0 0 95 67" svg:d="M95 67c0-60-43-84-95-55">
          <text:p/>
        </draw:path>
        <draw:path draw:style-name="gr11" draw:text-style-name="P1" draw:layer="layout" svg:width="0.094cm" svg:height="0.163cm" svg:x="3.8cm" svg:y="19.228cm" svg:viewBox="0 0 95 164" svg:d="M95 0c-53 30-95 103-95 164">
          <text:p/>
        </draw:path>
        <draw:path draw:style-name="gr11" draw:text-style-name="P1" draw:layer="layout" svg:width="0.188cm" svg:height="0.176cm" svg:x="3.8cm" svg:y="19.282cm" svg:viewBox="0 0 189 177" svg:d="M0 109c0 60 43 85 95 55s94-104 94-164">
          <text:p/>
        </draw:path>
        <draw:path draw:style-name="gr11" draw:text-style-name="P1" draw:layer="layout" svg:width="0.094cm" svg:height="0.067cm" svg:x="3.894cm" svg:y="15.951cm" svg:viewBox="0 0 95 68" svg:d="M95 68c0-61-43-86-95-55">
          <text:p/>
        </draw:path>
        <draw:path draw:style-name="gr11" draw:text-style-name="P1" draw:layer="layout" svg:width="0.094cm" svg:height="0.162cm" svg:x="3.8cm" svg:y="15.964cm" svg:viewBox="0 0 95 163" svg:d="M95 0c-53 30-95 102-95 163">
          <text:p/>
        </draw:path>
        <draw:path draw:style-name="gr11" draw:text-style-name="P1" draw:layer="layout" svg:width="0.188cm" svg:height="0.175cm" svg:x="3.8cm" svg:y="16.018cm" svg:viewBox="0 0 189 176" svg:d="M0 109c0 60 43 84 95 54s94-103 94-163">
          <text:p/>
        </draw:path>
        <draw:line draw:style-name="gr11" draw:text-style-name="P1" draw:layer="layout" svg:x1="2.975cm" svg:y1="15.604cm" svg:x2="2.994cm" svg:y2="15.592cm">
          <text:p/>
        </draw:line>
        <draw:line draw:style-name="gr11" draw:text-style-name="P1" draw:layer="layout" svg:x1="4.814cm" svg:y1="15.379cm" svg:x2="4.565cm" svg:y2="15.235cm">
          <text:p/>
        </draw:line>
        <draw:line draw:style-name="gr11" draw:text-style-name="P1" draw:layer="layout" svg:x1="3.717cm" svg:y1="16.012cm" svg:x2="4.814cm" svg:y2="15.378cm">
          <text:p/>
        </draw:line>
        <draw:line draw:style-name="gr11" draw:text-style-name="P1" draw:layer="layout" svg:x1="4.566cm" svg:y1="15.235cm" svg:x2="4.548cm" svg:y2="15.247cm">
          <text:p/>
        </draw:line>
        <draw:path draw:style-name="gr11" draw:text-style-name="P1" draw:layer="layout" svg:width="0.243cm" svg:height="0.029cm" svg:x="4.305cm" svg:y="15.246cm" svg:viewBox="0 0 244 30" svg:d="M244 0c-67 39-175 40-244 2">
          <text:p/>
        </draw:path>
        <draw:line draw:style-name="gr11" draw:text-style-name="P1" draw:layer="layout" svg:x1="3.577cm" svg:y1="15.256cm" svg:x2="2.993cm" svg:y2="15.593cm">
          <text:p/>
        </draw:line>
        <draw:path draw:style-name="gr11" draw:text-style-name="P1" draw:layer="layout" svg:width="0.729cm" svg:height="0.089cm" svg:x="3.576cm" svg:y="15.167cm" svg:viewBox="0 0 730 90" svg:d="M730 82c-96-52-228-83-364-82-135 0-271 34-366 90">
          <text:p/>
        </draw:path>
        <draw:path draw:style-name="gr11" draw:text-style-name="P1" draw:layer="layout" svg:width="0.936cm" svg:height="0.54cm" svg:x="3.426cm" svg:y="15.21cm" svg:viewBox="0 0 937 541" svg:d="M937 271c0-150-211-271-469-271s-468 121-468 271M0 271c0 149 210 270 468 270s469-121 469-270">
          <text:p/>
        </draw:path>
        <draw:line draw:style-name="gr11" draw:text-style-name="P1" draw:layer="layout" svg:x1="4.831cm" svg:y1="15.41cm" svg:x2="4.813cm" svg:y2="15.378cm">
          <text:p/>
        </draw:line>
        <draw:line draw:style-name="gr11" draw:text-style-name="P1" draw:layer="layout" svg:x1="4.83cm" svg:y1="15.409cm" svg:x2="4.83cm" svg:y2="15.388cm">
          <text:p/>
        </draw:line>
        <draw:path draw:style-name="gr11" draw:text-style-name="P1" draw:layer="layout" svg:width="0.023cm" svg:height="0.049cm" svg:x="4.707cm" svg:y="15.52cm" svg:viewBox="0 0 24 50" svg:d="M24 50c0-24-8-42-24-50">
          <text:p/>
        </draw:path>
        <draw:path draw:style-name="gr11" draw:text-style-name="P1" draw:layer="layout" svg:width="0.045cm" svg:height="0.006cm" svg:x="4.662cm" svg:y="15.515cm" svg:viewBox="0 0 46 7" svg:d="M46 6c-13-8-29-8-46 1">
          <text:p/>
        </draw:path>
        <draw:path draw:style-name="gr11" draw:text-style-name="P1" draw:layer="layout" svg:width="0.022cm" svg:height="0.04cm" svg:x="4.578cm" svg:y="15.666cm" svg:viewBox="0 0 23 41" svg:d="M0 0c2 19 10 34 23 41">
          <text:p/>
        </draw:path>
        <draw:path draw:style-name="gr11" draw:text-style-name="P1" draw:layer="layout" svg:width="0.13cm" svg:height="0.142cm" svg:x="4.6cm" svg:y="15.569cm" svg:viewBox="0 0 131 143" svg:d="M0 138c22 13 54 1 83-29s48-72 48-109">
          <text:p/>
        </draw:path>
        <draw:path draw:style-name="gr11" draw:text-style-name="P1" draw:layer="layout" svg:width="0.023cm" svg:height="0.05cm" svg:x="4.707cm" svg:y="18.784cm" svg:viewBox="0 0 24 51" svg:d="M24 51c0-24-8-41-24-51">
          <text:p/>
        </draw:path>
        <draw:path draw:style-name="gr11" draw:text-style-name="P1" draw:layer="layout" svg:width="0.045cm" svg:height="0.006cm" svg:x="4.662cm" svg:y="18.779cm" svg:viewBox="0 0 46 7" svg:d="M46 6c-13-8-29-7-46 1">
          <text:p/>
        </draw:path>
        <draw:path draw:style-name="gr11" draw:text-style-name="P1" draw:layer="layout" svg:width="0.022cm" svg:height="0.04cm" svg:x="4.578cm" svg:y="18.931cm" svg:viewBox="0 0 23 41" svg:d="M0 0c2 19 10 33 23 41">
          <text:p/>
        </draw:path>
        <draw:path draw:style-name="gr11" draw:text-style-name="P1" draw:layer="layout" svg:width="0.13cm" svg:height="0.142cm" svg:x="4.6cm" svg:y="18.834cm" svg:viewBox="0 0 131 143" svg:d="M0 138c22 12 54 1 83-30 29-30 48-73 48-108">
          <text:p/>
        </draw:path>
        <draw:path draw:style-name="gr11" draw:text-style-name="P1" draw:layer="layout" svg:width="0.022cm" svg:height="0.049cm" svg:x="3.93cm" svg:y="19.233cm" svg:viewBox="0 0 23 50" svg:d="M23 50c0-24-9-41-23-50">
          <text:p/>
        </draw:path>
        <draw:path draw:style-name="gr11" draw:text-style-name="P1" draw:layer="layout" svg:width="0.045cm" svg:height="0.006cm" svg:x="3.885cm" svg:y="19.228cm" svg:viewBox="0 0 46 7" svg:d="M46 6c-12-9-28-7-46 1">
          <text:p/>
        </draw:path>
        <draw:path draw:style-name="gr11" draw:text-style-name="P1" draw:layer="layout" svg:width="0.021cm" svg:height="0.039cm" svg:x="3.801cm" svg:y="19.38cm" svg:viewBox="0 0 22 40" svg:d="M0 0c2 18 9 33 22 40">
          <text:p/>
        </draw:path>
        <draw:path draw:style-name="gr11" draw:text-style-name="P1" draw:layer="layout" svg:width="0.13cm" svg:height="0.142cm" svg:x="3.822cm" svg:y="19.282cm" svg:viewBox="0 0 131 143" svg:d="M0 138c22 13 55 2 83-28 29-31 48-74 48-110">
          <text:p/>
        </draw:path>
        <draw:path draw:style-name="gr11" draw:text-style-name="P1" draw:layer="layout" svg:width="0.022cm" svg:height="0.049cm" svg:x="3.93cm" svg:y="15.969cm" svg:viewBox="0 0 23 50" svg:d="M23 50c0-24-9-42-23-50">
          <text:p/>
        </draw:path>
        <draw:path draw:style-name="gr11" draw:text-style-name="P1" draw:layer="layout" svg:width="0.045cm" svg:height="0.007cm" svg:x="3.885cm" svg:y="15.964cm" svg:viewBox="0 0 46 8" svg:d="M46 7c-12-9-28-9-46 1">
          <text:p/>
        </draw:path>
        <draw:path draw:style-name="gr11" draw:text-style-name="P1" draw:layer="layout" svg:width="0.021cm" svg:height="0.04cm" svg:x="3.801cm" svg:y="16.115cm" svg:viewBox="0 0 22 41" svg:d="M0 0c2 20 9 34 22 41">
          <text:p/>
        </draw:path>
        <draw:path draw:style-name="gr11" draw:text-style-name="P1" draw:layer="layout" svg:width="0.13cm" svg:height="0.142cm" svg:x="3.822cm" svg:y="16.018cm" svg:viewBox="0 0 131 143" svg:d="M0 138c22 12 55 1 83-30 29-30 48-73 48-108">
          <text:p/>
        </draw:path>
        <draw:line draw:style-name="gr11" draw:text-style-name="P1" draw:layer="layout" svg:x1="4.831cm" svg:y1="15.389cm" svg:x2="4.813cm" svg:y2="15.378cm">
          <text:p/>
        </draw:line>
        <draw:path draw:style-name="gr9" draw:text-style-name="P7" draw:layer="layout" svg:width="2.149cm" svg:height="8.696cm" svg:x="7.461cm" svg:y="6.854cm" svg:viewBox="0 0 2150 8697" svg:d="M256 8697h794 795 255l50-50v-8597l-50-50h-1050 1050v50h-2050v-50h206 794-794c-66 0-118 0-153 0s-53 0-53 0h206c-66 0-118 0-153 0s-53 0-53 0l-50 50v8597l50 50c0 0 18 0 53 0s87 0 153 0z">
          <text:p/>
        </draw:path>
        <draw:polygon draw:style-name="gr10" draw:text-style-name="P1" draw:layer="layout" svg:width="0cm" svg:height="0cm" svg:x="8.535cm" svg:y="11.202cm" svg:viewBox="0 0 0 0" draw:points="0,0">
          <text:p/>
        </draw:polygon>
        <draw:polygon draw:style-name="gr9" draw:text-style-name="P7" draw:layer="layout" svg:width="2.049cm" svg:height="8.596cm" svg:x="7.511cm" svg:y="6.904cm" svg:viewBox="0 0 2050 8597" draw:points="0,8597 2050,8597 2050,8512 2050,8506 2050,8491 2050,8465 2050,8431 2050,8390 2050,8345 2050,8297 2050,8249 2050,8204 2050,8163 2050,8129 2050,8103 2050,8087 2050,8082 2050,514 2050,509 2050,493 2050,467 2050,433 2050,393 2050,347 2050,299 2050,252 2050,206 2050,165 2050,131 2050,106 2050,90 2050,84 2050,0 0,0">
          <text:p/>
        </draw:polygon>
        <draw:polygon draw:style-name="gr10" draw:text-style-name="P1" draw:layer="layout" svg:width="0cm" svg:height="0cm" svg:x="8.535cm" svg:y="11.202cm" svg:viewBox="0 0 0 0" draw:points="0,0">
          <text:p/>
        </draw:polygon>
        <draw:polygon draw:style-name="gr9" draw:text-style-name="P7" draw:layer="layout" svg:width="0.05cm" svg:height="8.596cm" svg:x="9.56cm" svg:y="6.904cm" svg:viewBox="0 0 51 8597" draw:points="51,8597 51,0 0,0 0,84 0,90 0,106 0,131 0,165 0,206 0,252 0,299 0,347 0,393 0,433 0,467 0,493 0,509 0,514 0,8082 0,8087 0,8103 0,8129 0,8163 0,8204 0,8249 0,8297 0,8345 0,8390 0,8431 0,8465 0,8491 0,8506 0,8512 0,8597">
          <text:p/>
        </draw:polygon>
        <draw:polygon draw:style-name="gr10" draw:text-style-name="P1" draw:layer="layout" svg:width="0cm" svg:height="0cm" svg:x="8.535cm" svg:y="11.202cm" svg:viewBox="0 0 0 0" draw:points="0,0">
          <text:p/>
        </draw:polygon>
        <draw:polygon draw:style-name="gr9" draw:text-style-name="P7" draw:layer="layout" svg:width="0.05cm" svg:height="8.596cm" svg:x="7.461cm" svg:y="6.904cm" svg:viewBox="0 0 51 8597" draw:points="0,8597 51,8597 51,0 0,0">
          <text:p/>
        </draw:polygon>
        <draw:path draw:style-name="gr9" draw:text-style-name="P7" draw:layer="layout" svg:width="0.699cm" svg:height="0.7cm" svg:x="8.163cm" svg:y="12.285cm" svg:viewBox="0 0 700 701" svg:d="M700 350c0 193-157 351-351 351-193 0-349-158-349-351s156-350 349-350c194 0 351 157 351 350z">
          <text:p/>
        </draw:path>
        <draw:polygon draw:style-name="gr10" draw:text-style-name="P1" draw:layer="layout" svg:width="0cm" svg:height="0cm" svg:x="8.535cm" svg:y="11.202cm" svg:viewBox="0 0 0 0" draw:points="0,0">
          <text:p/>
        </draw:polygon>
        <draw:path draw:style-name="gr9" draw:text-style-name="P7" draw:layer="layout" svg:width="0.699cm" svg:height="0.7cm" svg:x="8.163cm" svg:y="9.41cm" svg:viewBox="0 0 700 701" svg:d="M700 351c0 193-157 350-351 350-193 0-349-157-349-350s156-351 349-351c194 0 351 158 351 351z">
          <text:p/>
        </draw:path>
        <draw:polygon draw:style-name="gr10" draw:text-style-name="P1" draw:layer="layout" svg:width="0cm" svg:height="0cm" svg:x="8.535cm" svg:y="11.202cm" svg:viewBox="0 0 0 0" draw:points="0,0">
          <text:p/>
        </draw:polygon>
        <draw:path draw:style-name="gr9" draw:text-style-name="P7" draw:layer="layout" svg:width="0.669cm" svg:height="0.67cm" svg:x="8.178cm" svg:y="12.3cm" svg:viewBox="0 0 670 671" svg:d="M670 336c0 185-150 335-335 335s-335-150-335-335 150-336 335-336 335 151 335 336z">
          <text:p/>
        </draw:path>
        <draw:polygon draw:style-name="gr10" draw:text-style-name="P1" draw:layer="layout" svg:width="0cm" svg:height="0cm" svg:x="8.535cm" svg:y="11.202cm" svg:viewBox="0 0 0 0" draw:points="0,0">
          <text:p/>
        </draw:polygon>
        <draw:path draw:style-name="gr9" draw:text-style-name="P7" draw:layer="layout" svg:width="0.669cm" svg:height="0.67cm" svg:x="8.178cm" svg:y="9.425cm" svg:viewBox="0 0 670 671" svg:d="M670 336c0 185-150 335-335 335s-335-150-335-335c0-186 150-336 335-336s335 150 335 336z">
          <text:p/>
        </draw:path>
        <draw:polygon draw:style-name="gr10" draw:text-style-name="P1" draw:layer="layout" svg:width="0cm" svg:height="0cm" svg:x="8.535cm" svg:y="11.202cm" svg:viewBox="0 0 0 0" draw:points="0,0">
          <text:p/>
        </draw:polygon>
        <draw:path draw:style-name="gr9" draw:text-style-name="P7" draw:layer="layout" svg:width="0.469cm" svg:height="0.47cm" svg:x="8.278cm" svg:y="12.4cm" svg:viewBox="0 0 470 471" svg:d="M232 471c63 0 123-24 169-68 44-44 69-104 69-167s-25-123-69-167c-46-45-106-70-169-69-129 1-232 107-232 236s103 234 232 235z">
          <text:p/>
        </draw:path>
        <draw:polygon draw:style-name="gr10" draw:text-style-name="P1" draw:layer="layout" svg:width="0cm" svg:height="0cm" svg:x="8.535cm" svg:y="11.202cm" svg:viewBox="0 0 0 0" draw:points="0,0">
          <text:p/>
        </draw:polygon>
        <draw:path draw:style-name="gr9" draw:text-style-name="P7" draw:layer="layout" svg:width="0.469cm" svg:height="0.47cm" svg:x="8.278cm" svg:y="9.525cm" svg:viewBox="0 0 470 471" svg:d="M232 471c63 0 123-24 169-68 44-45 69-105 69-167 0-63-25-123-69-168-46-44-106-69-169-68-129 1-232 107-232 236s103 233 232 235z">
          <text:p/>
        </draw:path>
        <draw:polygon draw:style-name="gr10" draw:text-style-name="P1" draw:layer="layout" svg:width="0cm" svg:height="0cm" svg:x="8.535cm" svg:y="11.202cm" svg:viewBox="0 0 0 0" draw:points="0,0">
          <text:p/>
        </draw:polygon>
        <draw:path draw:style-name="gr9" draw:text-style-name="P7" draw:layer="layout" svg:width="2.049cm" svg:height="0.05cm" svg:x="7.511cm" svg:y="15.5cm" svg:viewBox="0 0 2050 51" svg:d="M205 51h794 796 255v-51h-2050v51c0 0 17 0 52 0s87 0 153 0z">
          <text:p/>
        </draw:path>
        <draw:polygon draw:style-name="gr10" draw:text-style-name="P1" draw:layer="layout" svg:width="0cm" svg:height="0cm" svg:x="8.535cm" svg:y="11.202cm" svg:viewBox="0 0 0 0" draw:points="0,0">
          <text:p/>
        </draw:polygon>
        <draw:path draw:style-name="gr9" draw:text-style-name="P7" draw:layer="layout" svg:width="0.349cm" svg:height="0.35cm" svg:x="7.886cm" svg:y="7.278cm" svg:viewBox="0 0 350 351" svg:d="M350 175c0 98-79 176-175 176-97 0-175-78-175-176 0-96 78-175 175-175 96 0 175 79 175 175z">
          <text:p/>
        </draw:path>
        <draw:polygon draw:style-name="gr10" draw:text-style-name="P1" draw:layer="layout" svg:width="0cm" svg:height="0cm" svg:x="8.535cm" svg:y="11.202cm" svg:viewBox="0 0 0 0" draw:points="0,0">
          <text:p/>
        </draw:polygon>
        <draw:path draw:style-name="gr9" draw:text-style-name="P7" draw:layer="layout" svg:width="0.35cm" svg:height="0.35cm" svg:x="8.835cm" svg:y="14.775cm" svg:viewBox="0 0 351 351" svg:d="M351 176c0 97-78 175-175 175-96 0-176-78-176-175s80-176 176-176c97 0 175 79 175 176z">
          <text:p/>
        </draw:path>
        <draw:polygon draw:style-name="gr10" draw:text-style-name="P1" draw:layer="layout" svg:width="0cm" svg:height="0cm" svg:x="8.535cm" svg:y="11.202cm" svg:viewBox="0 0 0 0" draw:points="0,0">
          <text:p/>
        </draw:polygon>
        <draw:path draw:style-name="gr9" draw:text-style-name="P7" draw:layer="layout" svg:width="0.349cm" svg:height="0.35cm" svg:x="7.886cm" svg:y="14.775cm" svg:viewBox="0 0 350 351" svg:d="M350 176c0 97-79 175-175 175-97 0-175-78-175-175s78-176 175-176c96 0 175 79 175 176z">
          <text:p/>
        </draw:path>
        <draw:polygon draw:style-name="gr10" draw:text-style-name="P1" draw:layer="layout" svg:width="0cm" svg:height="0cm" svg:x="8.535cm" svg:y="11.202cm" svg:viewBox="0 0 0 0" draw:points="0,0">
          <text:p/>
        </draw:polygon>
        <draw:path draw:style-name="gr9" draw:text-style-name="P7" draw:layer="layout" svg:width="0.35cm" svg:height="0.35cm" svg:x="8.835cm" svg:y="7.278cm" svg:viewBox="0 0 351 351" svg:d="M351 175c0 98-78 176-175 176-96 0-176-78-176-176 0-96 80-175 176-175 97 0 175 79 175 175z">
          <text:p/>
        </draw:path>
        <draw:polygon draw:style-name="gr10" draw:text-style-name="P1" draw:layer="layout" svg:width="0cm" svg:height="0cm" svg:x="8.535cm" svg:y="11.202cm" svg:viewBox="0 0 0 0" draw:points="0,0">
          <text:p/>
        </draw:polygon>
        <draw:path draw:style-name="gr9" draw:text-style-name="P7" draw:layer="layout" svg:width="0.25cm" svg:height="0.25cm" svg:x="8.885cm" svg:y="7.328cm" svg:viewBox="0 0 251 251" svg:d="M251 126c0-12-2-23-5-35-10-34-34-63-68-79-32-15-70-16-103-1-57 26-87 89-70 149s75 99 137 90c63-8 109-61 109-124z">
          <text:p/>
        </draw:path>
        <draw:polygon draw:style-name="gr10" draw:text-style-name="P1" draw:layer="layout" svg:width="0cm" svg:height="0cm" svg:x="8.535cm" svg:y="11.202cm" svg:viewBox="0 0 0 0" draw:points="0,0">
          <text:p/>
        </draw:polygon>
        <draw:path draw:style-name="gr9" draw:text-style-name="P7" draw:layer="layout" svg:width="0.25cm" svg:height="0.25cm" svg:x="8.885cm" svg:y="14.825cm" svg:viewBox="0 0 251 251" svg:d="M246 160c3-11 5-23 5-35 0-62-46-115-109-124-62-8-120 30-137 90s13 124 70 150c13 5 27 9 42 10 21 1 42-3 59-12 19-8 35-21 45-32 21-26 25-47 25-47z">
          <text:p/>
        </draw:path>
        <draw:polygon draw:style-name="gr10" draw:text-style-name="P1" draw:layer="layout" svg:width="0cm" svg:height="0cm" svg:x="8.535cm" svg:y="11.202cm" svg:viewBox="0 0 0 0" draw:points="0,0">
          <text:p/>
        </draw:polygon>
        <draw:path draw:style-name="gr9" draw:text-style-name="P7" draw:layer="layout" svg:width="0.25cm" svg:height="0.25cm" svg:x="7.936cm" svg:y="14.825cm" svg:viewBox="0 0 251 251" svg:d="M251 125c0 69-56 126-126 126-69 0-125-57-125-126s56-125 125-125c70 0 126 56 126 125z">
          <text:p/>
        </draw:path>
        <draw:polygon draw:style-name="gr10" draw:text-style-name="P1" draw:layer="layout" svg:width="0cm" svg:height="0cm" svg:x="8.535cm" svg:y="11.202cm" svg:viewBox="0 0 0 0" draw:points="0,0">
          <text:p/>
        </draw:polygon>
        <draw:path draw:style-name="gr9" draw:text-style-name="P7" draw:layer="layout" svg:width="0.25cm" svg:height="0.25cm" svg:x="7.936cm" svg:y="7.328cm" svg:viewBox="0 0 251 251" svg:d="M251 126c0 69-56 125-126 125-69 0-125-56-125-125s56-126 125-126c70 0 126 57 126 126z">
          <text:p/>
        </draw:path>
        <draw:polygon draw:style-name="gr10" draw:text-style-name="P1" draw:layer="layout" svg:width="0cm" svg:height="0cm" svg:x="8.535cm" svg:y="11.202cm" svg:viewBox="0 0 0 0" draw:points="0,0">
          <text:p/>
        </draw:polygon>
        <draw:path draw:style-name="gr9" draw:text-style-name="P7" draw:layer="layout" svg:width="0.25cm" svg:height="0.24cm" svg:x="8.885cm" svg:y="14.825cm" svg:viewBox="0 0 251 241" svg:d="M75 161h171c3-11 5-23 5-35 0-63-46-116-109-125-62-8-120 30-137 90-17 61 13 125 70 150z">
          <text:p/>
        </draw:path>
        <draw:polygon draw:style-name="gr10" draw:text-style-name="P1" draw:layer="layout" svg:width="0cm" svg:height="0cm" svg:x="8.535cm" svg:y="11.202cm" svg:viewBox="0 0 0 0" draw:points="0,0">
          <text:p/>
        </draw:polygon>
        <draw:path draw:style-name="gr9" draw:text-style-name="P7" draw:layer="layout" svg:width="0.25cm" svg:height="0.239cm" svg:x="8.885cm" svg:y="7.339cm" svg:viewBox="0 0 251 240" svg:d="M75 0c-57 25-87 88-70 148 17 61 75 100 137 91 63-8 109-62 109-125 0-12-2-23-5-35h-171z">
          <text:p/>
        </draw:path>
        <draw:polygon draw:style-name="gr10" draw:text-style-name="P1" draw:layer="layout" svg:width="0cm" svg:height="0cm" svg:x="8.535cm" svg:y="11.202cm" svg:viewBox="0 0 0 0" draw:points="0,0">
          <text:p/>
        </draw:polygon>
        <draw:path draw:style-name="gr9" draw:text-style-name="P7" draw:layer="layout" svg:width="0.17cm" svg:height="0.09cm" svg:x="8.96cm" svg:y="14.985cm" svg:viewBox="0 0 171 91" svg:d="M0 0v81c33 14 71 13 104-2s57-43 67-79z">
          <text:p/>
        </draw:path>
        <draw:polygon draw:style-name="gr10" draw:text-style-name="P1" draw:layer="layout" svg:width="0cm" svg:height="0cm" svg:x="8.535cm" svg:y="11.202cm" svg:viewBox="0 0 0 0" draw:points="0,0">
          <text:p/>
        </draw:polygon>
        <draw:path draw:style-name="gr9" draw:text-style-name="P7" draw:layer="layout" svg:width="0.17cm" svg:height="0.09cm" svg:x="8.96cm" svg:y="7.328cm" svg:viewBox="0 0 171 91" svg:d="M0 91h171c-10-34-34-63-67-79-33-15-71-16-104-1z">
          <text:p/>
        </draw:path>
        <draw:polygon draw:style-name="gr10" draw:text-style-name="P1" draw:layer="layout" svg:width="0cm" svg:height="0cm" svg:x="8.535cm" svg:y="11.202cm" svg:viewBox="0 0 0 0" draw:points="0,0">
          <text:p/>
        </draw:polygon>
        <draw:polygon draw:style-name="gr9" draw:text-style-name="P7" draw:layer="layout" svg:width="0.05cm" svg:height="0.05cm" svg:x="7.461cm" svg:y="6.854cm" svg:viewBox="0 0 51 51" draw:points="0,51 51,51 51,0">
          <text:p/>
        </draw:polygon>
        <draw:polygon draw:style-name="gr10" draw:text-style-name="P1" draw:layer="layout" svg:width="0cm" svg:height="0cm" svg:x="8.535cm" svg:y="11.202cm" svg:viewBox="0 0 0 0" draw:points="0,0">
          <text:p/>
        </draw:polygon>
        <draw:polygon draw:style-name="gr9" draw:text-style-name="P7" draw:layer="layout" svg:width="0.05cm" svg:height="0.05cm" svg:x="9.56cm" svg:y="6.854cm" svg:viewBox="0 0 51 51" draw:points="0,51 51,51 0,0">
          <text:p/>
        </draw:polygon>
        <draw:polygon draw:style-name="gr10" draw:text-style-name="P1" draw:layer="layout" svg:width="0cm" svg:height="0cm" svg:x="8.535cm" svg:y="11.202cm" svg:viewBox="0 0 0 0" draw:points="0,0">
          <text:p/>
        </draw:polygon>
        <draw:polygon draw:style-name="gr9" draw:text-style-name="P7" draw:layer="layout" svg:width="0.05cm" svg:height="0.05cm" svg:x="7.461cm" svg:y="15.5cm" svg:viewBox="0 0 51 51" draw:points="0,0 51,0 51,51">
          <text:p/>
        </draw:polygon>
        <draw:polygon draw:style-name="gr10" draw:text-style-name="P1" draw:layer="layout" svg:width="0cm" svg:height="0cm" svg:x="8.535cm" svg:y="11.202cm" svg:viewBox="0 0 0 0" draw:points="0,0">
          <text:p/>
        </draw:polygon>
        <draw:polygon draw:style-name="gr9" draw:text-style-name="P7" draw:layer="layout" svg:width="0.05cm" svg:height="0.05cm" svg:x="9.56cm" svg:y="15.5cm" svg:viewBox="0 0 51 51" draw:points="0,51 51,0 0,0">
          <text:p/>
        </draw:polygon>
        <draw:polygon draw:style-name="gr10" draw:text-style-name="P1" draw:layer="layout" svg:width="0cm" svg:height="0cm" svg:x="8.535cm" svg:y="11.202cm" svg:viewBox="0 0 0 0" draw:points="0,0">
          <text:p/>
        </draw:polygon>
        <draw:path draw:style-name="gr9" draw:text-style-name="P7" draw:layer="layout" svg:width="0.17cm" svg:height="0.09cm" svg:x="8.96cm" svg:y="14.985cm" svg:viewBox="0 0 171 91" svg:d="M0 81c33 14 71 13 104-2s57-43 67-79c0 0-4 22-25 48-10 11-25 24-44 32-17 8-39 12-60 11-15-1-29-5-42-10z">
          <text:p/>
        </draw:path>
        <draw:polygon draw:style-name="gr10" draw:text-style-name="P1" draw:layer="layout" svg:width="0cm" svg:height="0cm" svg:x="8.535cm" svg:y="11.202cm" svg:viewBox="0 0 0 0" draw:points="0,0">
          <text:p/>
        </draw:polygon>
        <draw:path draw:style-name="gr11" draw:text-style-name="P1" draw:layer="layout" svg:width="0.232cm" svg:height="0.47cm" svg:x="8.278cm" svg:y="12.4cm" svg:viewBox="0 0 233 471" svg:d="M233 0c-31 0-63 7-89 18-16 7-30 16-44 25-23 16-43 36-61 63-9 14-18 29-25 48-6 18-12 39-14 66-2 33 3 65 10 87 7 21 15 37 24 52 18 28 38 48 60 66 13 9 27 17 42 24 28 13 63 22 97 22">
          <text:p/>
        </draw:path>
        <draw:path draw:style-name="gr11" draw:text-style-name="P1" draw:layer="layout" svg:width="0.237cm" svg:height="0.235cm" svg:x="8.51cm" svg:y="12.635cm" svg:viewBox="0 0 238 236" svg:d="M0 236c37 0 71-8 100-21 33-16 61-36 83-62 11-13 20-27 28-44 17-30 27-68 27-109">
          <text:p/>
        </draw:path>
        <draw:path draw:style-name="gr11" draw:text-style-name="P1" draw:layer="layout" svg:width="0.232cm" svg:height="0.47cm" svg:x="8.278cm" svg:y="9.525cm" svg:viewBox="0 0 233 471" svg:d="M233 0c-31 0-63 7-89 18-16 7-30 14-44 24-23 16-43 36-61 64-9 14-18 29-25 48-6 18-12 39-14 66-2 33 3 65 10 86 7 22 15 38 24 53 18 28 38 48 60 65 13 10 27 18 42 25 28 13 63 21 97 22">
          <text:p/>
        </draw:path>
        <draw:path draw:style-name="gr11" draw:text-style-name="P1" draw:layer="layout" svg:width="0.237cm" svg:height="0.235cm" svg:x="8.51cm" svg:y="12.4cm" svg:viewBox="0 0 238 236" svg:d="M0 0c37 0 71 8 100 21 33 16 61 36 83 62 11 13 20 27 28 44 17 30 27 68 27 109">
          <text:p/>
        </draw:path>
        <draw:path draw:style-name="gr11" draw:text-style-name="P1" draw:layer="layout" svg:width="0.237cm" svg:height="0.235cm" svg:x="8.51cm" svg:y="9.76cm" svg:viewBox="0 0 238 236" svg:d="M0 236c37 0 71-8 100-22 33-15 61-37 83-63 11-12 20-26 28-42 17-31 27-69 27-109">
          <text:p/>
        </draw:path>
        <draw:path draw:style-name="gr11" draw:text-style-name="P1" draw:layer="layout" svg:width="0.237cm" svg:height="0.235cm" svg:x="8.51cm" svg:y="9.525cm" svg:viewBox="0 0 238 236" svg:d="M0 0c37-1 71 8 100 21 33 15 61 36 83 62 11 13 20 27 28 42 17 31 27 70 27 111">
          <text:p/>
        </draw:path>
        <draw:path draw:style-name="gr11" draw:text-style-name="P1" draw:layer="layout" svg:width="0.469cm" svg:height="0.47cm" svg:x="8.278cm" svg:y="12.4cm" svg:viewBox="0 0 470 471" svg:d="M470 236c0 130-106 235-236 235-129 0-234-105-234-235s105-236 234-236c130 0 236 106 236 236z">
          <text:p/>
        </draw:path>
        <draw:path draw:style-name="gr11" draw:text-style-name="P1" draw:layer="layout" svg:width="0.469cm" svg:height="0.47cm" svg:x="8.278cm" svg:y="9.525cm" svg:viewBox="0 0 470 471" svg:d="M470 236c0 129-106 235-236 235-129 0-234-106-234-235 0-130 105-236 234-236 130 0 236 106 236 236z">
          <text:p/>
        </draw:path>
        <draw:path draw:style-name="gr11" draw:text-style-name="P1" draw:layer="layout" svg:width="0.669cm" svg:height="0.67cm" svg:x="8.178cm" svg:y="12.3cm" svg:viewBox="0 0 670 671" svg:d="M670 336c0 185-150 335-335 335s-335-150-335-335 150-336 335-336 335 151 335 336z">
          <text:p/>
        </draw:path>
        <draw:path draw:style-name="gr11" draw:text-style-name="P1" draw:layer="layout" svg:width="0.669cm" svg:height="0.67cm" svg:x="8.178cm" svg:y="9.425cm" svg:viewBox="0 0 670 671" svg:d="M670 336c0 185-150 335-335 335s-335-150-335-335c0-186 150-336 335-336s335 150 335 336z">
          <text:p/>
        </draw:path>
        <draw:path draw:style-name="gr11" draw:text-style-name="P1" draw:layer="layout" svg:width="0.699cm" svg:height="0.7cm" svg:x="8.163cm" svg:y="12.285cm" svg:viewBox="0 0 700 701" svg:d="M700 350c0 193-157 351-351 351-193 0-349-158-349-351s156-350 349-350c194 0 351 157 351 350z">
          <text:p/>
        </draw:path>
        <draw:path draw:style-name="gr11" draw:text-style-name="P1" draw:layer="layout" svg:width="0.699cm" svg:height="0.7cm" svg:x="8.163cm" svg:y="9.41cm" svg:viewBox="0 0 700 701" svg:d="M700 351c0 193-157 350-351 350-193 0-349-157-349-350s156-351 349-351c194 0 351 158 351 351z">
          <text:p/>
        </draw:path>
        <draw:polyline draw:style-name="gr11" draw:text-style-name="P1" draw:layer="layout" svg:width="0.793cm" svg:height="0cm" svg:x="7.716cm" svg:y="15.55cm" svg:viewBox="0 0 794 0" draw:points="794,0 705,0 618,0 532,0 450,0 372,0 299,0 232,0 173,0 122,0 78,0 44,0 20,0 5,0 0,0">
          <text:p/>
        </draw:polyline>
        <draw:polyline draw:style-name="gr11" draw:text-style-name="P1" draw:layer="layout" svg:width="0.794cm" svg:height="0cm" svg:x="8.51cm" svg:y="15.55cm" svg:viewBox="0 0 795 0" draw:points="795,0 790,0 775,0 750,0 716,0 673,0 622,0 562,0 496,0 423,0 345,0 263,0 177,0 89,0 0,0">
          <text:p/>
        </draw:polyline>
        <draw:line draw:style-name="gr11" draw:text-style-name="P1" draw:layer="layout" svg:x1="9.56cm" svg:y1="15.5cm" svg:x2="9.56cm" svg:y2="6.904cm">
          <text:p/>
        </draw:line>
        <draw:line draw:style-name="gr11" draw:text-style-name="P1" draw:layer="layout" svg:x1="7.511cm" svg:y1="15.5cm" svg:x2="9.56cm" svg:y2="15.5cm">
          <text:p/>
        </draw:line>
        <draw:line draw:style-name="gr11" draw:text-style-name="P1" draw:layer="layout" svg:x1="7.511cm" svg:y1="6.904cm" svg:x2="9.56cm" svg:y2="6.904cm">
          <text:p/>
        </draw:line>
        <draw:line draw:style-name="gr11" draw:text-style-name="P1" draw:layer="layout" svg:x1="7.511cm" svg:y1="15.5cm" svg:x2="7.511cm" svg:y2="6.904cm">
          <text:p/>
        </draw:line>
        <draw:path draw:style-name="gr11" draw:text-style-name="P1" draw:layer="layout" svg:width="0.349cm" svg:height="0.35cm" svg:x="7.886cm" svg:y="14.775cm" svg:viewBox="0 0 350 351" svg:d="M350 176c0 97-79 175-175 175-97 0-175-78-175-175s78-176 175-176c96 0 175 79 175 176z">
          <text:p/>
        </draw:path>
        <draw:path draw:style-name="gr11" draw:text-style-name="P1" draw:layer="layout" svg:width="0.35cm" svg:height="0.35cm" svg:x="8.835cm" svg:y="14.775cm" svg:viewBox="0 0 351 351" svg:d="M351 176c0 97-78 175-175 175-96 0-176-78-176-175s80-176 176-176c97 0 175 79 175 176z">
          <text:p/>
        </draw:path>
        <draw:path draw:style-name="gr11" draw:text-style-name="P1" draw:layer="layout" svg:width="0.35cm" svg:height="0.35cm" svg:x="8.835cm" svg:y="7.278cm" svg:viewBox="0 0 351 351" svg:d="M351 175c0 98-78 176-175 176-96 0-176-78-176-176 0-96 80-175 176-175 97 0 175 79 175 175z">
          <text:p/>
        </draw:path>
        <draw:path draw:style-name="gr11" draw:text-style-name="P1" draw:layer="layout" svg:width="0.349cm" svg:height="0.35cm" svg:x="7.886cm" svg:y="7.278cm" svg:viewBox="0 0 350 351" svg:d="M350 175c0 98-79 176-175 176-97 0-175-78-175-176 0-96 78-175 175-175 96 0 175 79 175 175z">
          <text:p/>
        </draw:path>
        <draw:polyline draw:style-name="gr11" draw:text-style-name="P1" draw:layer="layout" svg:width="0.793cm" svg:height="0cm" svg:x="7.716cm" svg:y="6.854cm" svg:viewBox="0 0 794 0" draw:points="0,0 5,0 20,0 44,0 78,0 122,0 173,0 232,0 299,0 372,0 450,0 532,0 618,0 705,0 794,0">
          <text:p/>
        </draw:polyline>
        <draw:line draw:style-name="gr11" draw:text-style-name="P1" draw:layer="layout" svg:x1="9.61cm" svg:y1="15.5cm" svg:x2="9.56cm" svg:y2="15.5cm">
          <text:p/>
        </draw:line>
        <draw:line draw:style-name="gr11" draw:text-style-name="P1" draw:layer="layout" svg:x1="9.56cm" svg:y1="6.904cm" svg:x2="9.61cm" svg:y2="6.904cm">
          <text:p/>
        </draw:line>
        <draw:line draw:style-name="gr11" draw:text-style-name="P1" draw:layer="layout" svg:x1="9.61cm" svg:y1="15.5cm" svg:x2="9.61cm" svg:y2="6.904cm">
          <text:p/>
        </draw:line>
        <draw:line draw:style-name="gr11" draw:text-style-name="P1" draw:layer="layout" svg:x1="7.511cm" svg:y1="15.55cm" svg:x2="9.56cm" svg:y2="15.55cm">
          <text:p/>
        </draw:line>
        <draw:line draw:style-name="gr11" draw:text-style-name="P1" draw:layer="layout" svg:x1="7.511cm" svg:y1="15.5cm" svg:x2="7.511cm" svg:y2="15.55cm">
          <text:p/>
        </draw:line>
        <draw:line draw:style-name="gr11" draw:text-style-name="P1" draw:layer="layout" svg:x1="9.56cm" svg:y1="15.55cm" svg:x2="9.56cm" svg:y2="15.5cm">
          <text:p/>
        </draw:line>
        <draw:line draw:style-name="gr11" draw:text-style-name="P1" draw:layer="layout" svg:x1="7.511cm" svg:y1="6.904cm" svg:x2="7.511cm" svg:y2="6.854cm">
          <text:p/>
        </draw:line>
        <draw:line draw:style-name="gr11" draw:text-style-name="P1" draw:layer="layout" svg:x1="9.56cm" svg:y1="6.904cm" svg:x2="9.56cm" svg:y2="6.854cm">
          <text:p/>
        </draw:line>
        <draw:line draw:style-name="gr11" draw:text-style-name="P1" draw:layer="layout" svg:x1="7.511cm" svg:y1="6.854cm" svg:x2="9.56cm" svg:y2="6.854cm">
          <text:p/>
        </draw:line>
        <draw:line draw:style-name="gr11" draw:text-style-name="P1" draw:layer="layout" svg:x1="7.461cm" svg:y1="15.5cm" svg:x2="7.511cm" svg:y2="15.5cm">
          <text:p/>
        </draw:line>
        <draw:line draw:style-name="gr11" draw:text-style-name="P1" draw:layer="layout" svg:x1="7.461cm" svg:y1="15.5cm" svg:x2="7.461cm" svg:y2="6.904cm">
          <text:p/>
        </draw:line>
        <draw:line draw:style-name="gr11" draw:text-style-name="P1" draw:layer="layout" svg:x1="7.461cm" svg:y1="6.904cm" svg:x2="7.511cm" svg:y2="6.904cm">
          <text:p/>
        </draw:line>
        <draw:path draw:style-name="gr11" draw:text-style-name="P1" draw:layer="layout" svg:width="0.25cm" svg:height="0.25cm" svg:x="7.936cm" svg:y="14.825cm" svg:viewBox="0 0 251 251" svg:d="M251 125c0 69-56 126-126 126-69 0-125-57-125-126s56-125 125-125c70 0 126 56 126 125z">
          <text:p/>
        </draw:path>
        <draw:path draw:style-name="gr11" draw:text-style-name="P1" draw:layer="layout" svg:width="0.25cm" svg:height="0.25cm" svg:x="8.885cm" svg:y="14.825cm" svg:viewBox="0 0 251 251" svg:d="M251 125c0 69-57 126-126 126s-125-57-125-126 56-125 125-125 126 56 126 125z">
          <text:p/>
        </draw:path>
        <draw:path draw:style-name="gr11" draw:text-style-name="P1" draw:layer="layout" svg:width="0.25cm" svg:height="0.25cm" svg:x="8.885cm" svg:y="7.328cm" svg:viewBox="0 0 251 251" svg:d="M251 126c0 69-57 125-126 125s-125-56-125-125 56-126 125-126 126 57 126 126z">
          <text:p/>
        </draw:path>
        <draw:path draw:style-name="gr11" draw:text-style-name="P1" draw:layer="layout" svg:width="0.25cm" svg:height="0.25cm" svg:x="7.936cm" svg:y="7.328cm" svg:viewBox="0 0 251 251" svg:d="M251 126c0 69-56 125-126 125-69 0-125-56-125-125s56-126 125-126c70 0 126 57 126 126z">
          <text:p/>
        </draw:path>
        <draw:line draw:style-name="gr11" draw:text-style-name="P1" draw:layer="layout" svg:x1="9.56cm" svg:y1="15.551cm" svg:x2="9.611cm" svg:y2="15.5cm">
          <text:p/>
        </draw:line>
        <draw:line draw:style-name="gr11" draw:text-style-name="P1" draw:layer="layout" svg:x1="9.611cm" svg:y1="6.905cm" svg:x2="9.56cm" svg:y2="6.854cm">
          <text:p/>
        </draw:line>
        <draw:path draw:style-name="gr11" draw:text-style-name="P1" draw:layer="layout" svg:width="0.204cm" svg:height="0cm" svg:x="7.511cm" svg:y="15.55cm" svg:viewBox="0 0 205 0" svg:d="M205 0c-66 0-118 0-153 0s-52 0-52 0">
          <text:p/>
        </draw:path>
        <draw:line draw:style-name="gr11" draw:text-style-name="P1" draw:layer="layout" svg:x1="7.461cm" svg:y1="15.5cm" svg:x2="7.512cm" svg:y2="15.551cm">
          <text:p/>
        </draw:line>
        <draw:line draw:style-name="gr11" draw:text-style-name="P1" draw:layer="layout" svg:x1="7.461cm" svg:y1="6.905cm" svg:x2="7.512cm" svg:y2="6.854cm">
          <text:p/>
        </draw:line>
        <draw:path draw:style-name="gr11" draw:text-style-name="P1" draw:layer="layout" svg:width="0.204cm" svg:height="0cm" svg:x="7.511cm" svg:y="6.854cm" svg:viewBox="0 0 205 0" svg:d="M205 0c-66 0-118 0-153 0s-52 0-52 0">
          <text:p/>
        </draw:path>
        <draw:path draw:style-name="gr11" draw:text-style-name="P1" draw:layer="layout" svg:width="0.005cm" svg:height="0.035cm" svg:x="9.13cm" svg:y="14.95cm" svg:viewBox="0 0 6 36" svg:d="M0 36c3-12 6-24 6-36">
          <text:p/>
        </draw:path>
        <draw:path draw:style-name="gr11" draw:text-style-name="P1" draw:layer="layout" svg:width="0.17cm" svg:height="0.09cm" svg:x="8.96cm" svg:y="14.985cm" svg:viewBox="0 0 171 91" svg:d="M171 0c0 0-4 22-25 48-10 11-25 24-44 32-17 8-39 12-60 11-15-1-29-5-42-10">
          <text:p/>
        </draw:path>
        <draw:path draw:style-name="gr11" draw:text-style-name="P1" draw:layer="layout" svg:width="0.25cm" svg:height="0.239cm" svg:x="8.885cm" svg:y="7.339cm" svg:viewBox="0 0 251 240" svg:d="M75 0c-57 25-87 88-70 148 17 61 75 100 137 91 63-8 109-62 109-125">
          <text:p/>
        </draw:path>
        <draw:polyline draw:style-name="gr11" draw:text-style-name="P1" draw:layer="layout" svg:width="0cm" svg:height="0.429cm" svg:x="9.56cm" svg:y="14.985cm" svg:viewBox="0 0 0 430" draw:points="0,0 0,5 0,21 0,47 0,81 0,122 0,167 0,215 0,263 0,308 0,349 0,383 0,409 0,424 0,430">
          <text:p/>
        </draw:polyline>
        <draw:polyline draw:style-name="gr11" draw:text-style-name="P1" draw:layer="layout" svg:width="0cm" svg:height="0.429cm" svg:x="9.56cm" svg:y="6.988cm" svg:viewBox="0 0 0 430" draw:points="0,0 0,6 0,22 0,47 0,81 0,122 0,168 0,215 0,263 0,309 0,349 0,383 0,409 0,425 0,430">
          <text:p/>
        </draw:polyline>
        <draw:line draw:style-name="gr11" draw:text-style-name="P1" draw:layer="layout" svg:x1="8.96cm" svg:y1="14.985cm" svg:x2="9.13cm" svg:y2="14.985cm">
          <text:p/>
        </draw:line>
        <draw:line draw:style-name="gr11" draw:text-style-name="P1" draw:layer="layout" svg:x1="8.96cm" svg:y1="14.985cm" svg:x2="8.96cm" svg:y2="15.065cm">
          <text:p/>
        </draw:line>
        <draw:line draw:style-name="gr11" draw:text-style-name="P1" draw:layer="layout" svg:x1="8.96cm" svg:y1="7.339cm" svg:x2="8.96cm" svg:y2="7.418cm">
          <text:p/>
        </draw:line>
        <draw:line draw:style-name="gr11" draw:text-style-name="P1" draw:layer="layout" svg:x1="8.96cm" svg:y1="7.418cm" svg:x2="9.13cm" svg:y2="7.418cm">
          <text:p/>
        </draw:line>
        <draw:polygon draw:style-name="gr10" draw:text-style-name="P1" draw:layer="layout" svg:width="0cm" svg:height="0cm" svg:x="8.535cm" svg:y="11.202cm" svg:viewBox="0 0 0 0" draw:points="0,0">
          <text:p/>
        </draw:polygon>
        <draw:frame draw:style-name="gr7" draw:text-style-name="P5" draw:layer="layout" svg:width="0.119cm" svg:height="0.141cm" svg:x="26.483cm" svg:y="15.724cm">
          <draw:text-box>
            <text:p text:style-name="P3"><text:span text:style-name="T2"><text:s/></text:span></text:p>
          </draw:text-box>
        </draw:frame>
        <draw:polyline draw:style-name="gr12" draw:text-style-name="P1" draw:layer="layout" svg:width="2.266cm" svg:height="3.484cm" svg:x="8.619cm" svg:y="9.969cm" svg:viewBox="0 0 2267 3485" draw:points="2267,3485 1767,3485 0,0">
          <text:p/>
        </draw:polyline>
        <draw:polygon draw:style-name="gr13" draw:text-style-name="P2" draw:layer="layout" svg:width="0.3cm" svg:height="0.484cm" svg:x="8.619cm" svg:y="9.969cm" svg:viewBox="0 0 301 485" draw:points="0,0 151,485 301,408">
          <text:p/>
        </draw:polygon>
        <draw:polygon draw:style-name="gr10" draw:text-style-name="P1" draw:layer="layout" svg:width="0cm" svg:height="0cm" svg:x="8.535cm" svg:y="11.202cm" svg:viewBox="0 0 0 0" draw:points="0,0">
          <text:p/>
        </draw:polygon>
        <draw:frame draw:style-name="gr14" draw:text-style-name="P8" draw:layer="layout" svg:width="6.763cm" svg:height="0.465cm" svg:x="11.385cm" svg:y="13.25cm">
          <draw:text-box>
            <text:p text:style-name="P3"><text:span text:style-name="T4">2X M3 Brass Inserts [HD-MS0030]</text:span></text:p>
          </draw:text-box>
        </draw:frame>
        <draw:polyline draw:style-name="gr12" draw:text-style-name="P1" draw:layer="layout" svg:width="2.133cm" svg:height="0.746cm" svg:x="8.726cm" svg:y="12.733cm" svg:viewBox="0 0 2134 747" draw:points="2134,747 1634,747 0,0">
          <text:p/>
        </draw:polyline>
        <draw:polygon draw:style-name="gr13" draw:text-style-name="P2" draw:layer="layout" svg:width="0.489cm" svg:height="0.283cm" svg:x="8.726cm" svg:y="12.733cm" svg:viewBox="0 0 490 284" draw:points="0,0 421,284 490,132">
          <text:p/>
        </draw:polygon>
        <draw:path draw:style-name="gr9" draw:text-style-name="P7" draw:layer="layout" svg:width="3.199cm" svg:height="8.696cm" svg:x="19.294cm" svg:y="4.066cm" svg:viewBox="0 0 3200 8697" svg:d="M50 8697h755 1590 755l50-50v-8597l-50-50h-755-1590-755l-50 50v376 1c0 1 0 2 0 3 0 2 0 4 0 6s0 5 0 7c0 3 0 7 0 10s0 7 0 11 0 9 0 13c0 5 0 10 0 15s0 10 0 16c0 5 0 11 0 17s0 12 0 18c0 19 0 38 0 58 0 13 0 26 0 39 0 12 0 25 0 37 0 5 0 11 0 17 0 5 0 11 0 16s0 10 0 15c0 4 0 8 0 13 0 3 0 7 0 11 0 3 0 6 0 9s0 5 0 8c0 2 0 4 0 5s0 3 0 4v1 1781 350 350 2176 349 350 1791 1c0 1 0 2 0 3 0 2 0 4 0 5 0 3 0 6 0 8 0 3 0 6 0 9 0 4 0 8 0 12s0 9 0 13c0 5 0 10 0 15s0 10 0 16c0 5 0 11 0 17s0 12 0 18c0 18 0 38 0 58 0 13 0 26 0 39 0 12 0 25 0 37 0 5 0 11 0 17 0 5 0 10 0 16 0 5 0 9 0 14s0 9 0 13 0 8 0 12c0 3 0 6 0 9s0 5 0 8c0 2 0 3 0 5 0 1 0 2 0 3s0 1 0 2v374z">
          <text:p/>
        </draw:path>
        <draw:polygon draw:style-name="gr10" draw:text-style-name="P1" draw:layer="layout" svg:width="0cm" svg:height="0cm" svg:x="20.894cm" svg:y="8.414cm" svg:viewBox="0 0 0 0" draw:points="0,0">
          <text:p/>
        </draw:polygon>
        <draw:polygon draw:style-name="gr9" draw:text-style-name="P7" draw:layer="layout" svg:width="3.099cm" svg:height="8.596cm" svg:x="19.344cm" svg:y="4.116cm" svg:viewBox="0 0 3100 8597" draw:points="0,8597 3100,8597 3100,0 0,0">
          <text:p/>
        </draw:polygon>
        <draw:polygon draw:style-name="gr9" draw:text-style-name="P7" draw:layer="layout" svg:width="0.05cm" svg:height="8.596cm" svg:x="22.443cm" svg:y="4.116cm" svg:viewBox="0 0 51 8597" draw:points="51,8597 51,0 0,0 0,8597">
          <text:p/>
        </draw:polygon>
        <draw:polygon draw:style-name="gr10" draw:text-style-name="P1" draw:layer="layout" svg:width="0cm" svg:height="0cm" svg:x="20.894cm" svg:y="8.414cm" svg:viewBox="0 0 0 0" draw:points="0,0">
          <text:p/>
        </draw:polygon>
        <draw:path draw:style-name="gr9" draw:text-style-name="P7" draw:layer="layout" svg:width="0.05cm" svg:height="8.596cm" svg:x="19.294cm" svg:y="4.116cm" svg:viewBox="0 0 51 8597" svg:d="M51 8597v-8597h-51v376 1c0 1 0 2 0 3 0 2 0 4 0 6s0 5 0 7c0 3 0 7 0 10s0 7 0 11 0 9 0 13c0 5 0 10 0 15s0 10 0 16c0 5 0 11 0 17s0 12 0 18c0 19 0 38 0 58 0 13 0 26 0 39 0 12 0 25 0 37 0 5 0 11 0 17 0 5 0 11 0 16s0 10 0 15c0 4 0 8 0 13 0 3 0 7 0 11 0 3 0 6 0 9s0 5 0 8c0 2 0 4 0 5s0 3 0 4v1 1781 350 350 2176 349 350 1791 1c0 1 0 2 0 3 0 2 0 4 0 5 0 3 0 6 0 8 0 3 0 6 0 9 0 4 0 8 0 12s0 9 0 13c0 5 0 10 0 15s0 10 0 16c0 5 0 11 0 17s0 12 0 18c0 18 0 38 0 58 0 13 0 26 0 39 0 12 0 25 0 37 0 5 0 11 0 17 0 5 0 10 0 16 0 5 0 9 0 14s0 9 0 13 0 8 0 12c0 3 0 6 0 9s0 5 0 8c0 2 0 3 0 5 0 1 0 2 0 3s0 1 0 2v374z">
          <text:p/>
        </draw:path>
        <draw:polygon draw:style-name="gr10" draw:text-style-name="P1" draw:layer="layout" svg:width="0cm" svg:height="0cm" svg:x="20.894cm" svg:y="8.414cm" svg:viewBox="0 0 0 0" draw:points="0,0">
          <text:p/>
        </draw:polygon>
        <draw:path draw:style-name="gr9" draw:text-style-name="P7" draw:layer="layout" svg:width="0.43cm" svg:height="0.43cm" svg:x="19.579cm" svg:y="12.198cm" svg:viewBox="0 0 431 431" svg:d="M40 91c-54 75-53 177 2 252s152 106 240 77c89-29 149-112 149-205 0-118-97-215-216-215-65 0-126 30-167 80-3 4-5 7-8 11 0-1 3-4 8-11-3 4-5 7-8 11-54 75-53 177 2 252s152 106 240 77c89-29 149-112 149-205 0-118-97-215-216-215v80h-167c-4 6-7 9-8 10-1 2 2-2 8-10 7-9 18-21 34-33 15-12 34-25 56-33 23-9 50-14 77-14v80h-167c41-50 102-80 167-80-27 0-54 5-77 14-22 8-41 21-56 33-16 12-27 24-34 33-6 8-9 12-8 10 1-1 4-4 8-10-5 7-8 10-8 11z">
          <text:p/>
        </draw:path>
        <draw:polygon draw:style-name="gr10" draw:text-style-name="P1" draw:layer="layout" svg:width="0cm" svg:height="0cm" svg:x="20.894cm" svg:y="8.414cm" svg:viewBox="0 0 0 0" draw:points="0,0">
          <text:p/>
        </draw:polygon>
        <draw:path draw:style-name="gr9" draw:text-style-name="P7" draw:layer="layout" svg:width="0.53cm" svg:height="0.53cm" svg:x="21.728cm" svg:y="4.151cm" svg:viewBox="0 0 531 531" svg:d="M531 265c0 147-119 266-265 266-147 0-266-119-266-266 0-146 119-265 266-265 146 0 265 119 265 265z">
          <text:p/>
        </draw:path>
        <draw:polygon draw:style-name="gr10" draw:text-style-name="P1" draw:layer="layout" svg:width="0cm" svg:height="0cm" svg:x="20.894cm" svg:y="8.414cm" svg:viewBox="0 0 0 0" draw:points="0,0">
          <text:p/>
        </draw:polygon>
        <draw:path draw:style-name="gr9" draw:text-style-name="P7" draw:layer="layout" svg:width="0.53cm" svg:height="0.53cm" svg:x="19.529cm" svg:y="4.151cm" svg:viewBox="0 0 531 531" svg:d="M531 265c0 147-119 266-266 266-146 0-265-119-265-266 0-146 119-265 265-265 147 0 266 119 266 265z">
          <text:p/>
        </draw:path>
        <draw:polygon draw:style-name="gr10" draw:text-style-name="P1" draw:layer="layout" svg:width="0cm" svg:height="0cm" svg:x="20.894cm" svg:y="8.414cm" svg:viewBox="0 0 0 0" draw:points="0,0">
          <text:p/>
        </draw:polygon>
        <draw:path draw:style-name="gr9" draw:text-style-name="P7" draw:layer="layout" svg:width="0.53cm" svg:height="0.529cm" svg:x="21.728cm" svg:y="12.148cm" svg:viewBox="0 0 531 530" svg:d="M531 264c0 148-119 266-265 266-147 0-266-118-266-266 0-146 119-264 266-264 146 0 265 118 265 264z">
          <text:p/>
        </draw:path>
        <draw:polygon draw:style-name="gr10" draw:text-style-name="P1" draw:layer="layout" svg:width="0cm" svg:height="0cm" svg:x="20.894cm" svg:y="8.414cm" svg:viewBox="0 0 0 0" draw:points="0,0">
          <text:p/>
        </draw:polygon>
        <draw:path draw:style-name="gr9" draw:text-style-name="P7" draw:layer="layout" svg:width="0.53cm" svg:height="0.529cm" svg:x="19.529cm" svg:y="12.148cm" svg:viewBox="0 0 531 530" svg:d="M531 264c0 148-119 266-266 266-146 0-265-118-265-266 0-146 119-264 265-264 147 0 266 118 266 264z">
          <text:p/>
        </draw:path>
        <draw:polygon draw:style-name="gr10" draw:text-style-name="P1" draw:layer="layout" svg:width="0cm" svg:height="0cm" svg:x="20.894cm" svg:y="8.414cm" svg:viewBox="0 0 0 0" draw:points="0,0">
          <text:p/>
        </draw:polygon>
        <draw:polygon draw:style-name="gr9" draw:text-style-name="P7" draw:layer="layout" svg:width="3.099cm" svg:height="0.05cm" svg:x="19.344cm" svg:y="12.712cm" svg:viewBox="0 0 3100 51" draw:points="0,51 755,51 2345,51 3100,51 3100,0 0,0">
          <text:p/>
        </draw:polygon>
        <draw:polygon draw:style-name="gr10" draw:text-style-name="P1" draw:layer="layout" svg:width="0cm" svg:height="0cm" svg:x="20.894cm" svg:y="8.414cm" svg:viewBox="0 0 0 0" draw:points="0,0">
          <text:p/>
        </draw:polygon>
        <draw:polygon draw:style-name="gr9" draw:text-style-name="P7" draw:layer="layout" svg:width="3.099cm" svg:height="0.05cm" svg:x="19.344cm" svg:y="4.066cm" svg:viewBox="0 0 3100 51" draw:points="0,51 3100,51 3100,0 2345,0 755,0 0,0">
          <text:p/>
        </draw:polygon>
        <draw:polygon draw:style-name="gr10" draw:text-style-name="P1" draw:layer="layout" svg:width="0cm" svg:height="0cm" svg:x="20.894cm" svg:y="8.414cm" svg:viewBox="0 0 0 0" draw:points="0,0">
          <text:p/>
        </draw:polygon>
        <draw:path draw:style-name="gr9" draw:text-style-name="P7" draw:layer="layout" svg:width="0.43cm" svg:height="0.43cm" svg:x="19.579cm" svg:y="4.201cm" svg:viewBox="0 0 431 431" svg:d="M215 431c119 0 216-96 216-216 0-95-63-178-153-206-91-27-188 7-241 86-53 78-48 182 11 256 41 51 102 80 167 80z">
          <text:p/>
        </draw:path>
        <draw:polygon draw:style-name="gr10" draw:text-style-name="P1" draw:layer="layout" svg:width="0cm" svg:height="0cm" svg:x="20.894cm" svg:y="8.414cm" svg:viewBox="0 0 0 0" draw:points="0,0">
          <text:p/>
        </draw:polygon>
        <draw:path draw:style-name="gr9" draw:text-style-name="P7" draw:layer="layout" svg:width="0.43cm" svg:height="0.429cm" svg:x="21.778cm" svg:y="12.198cm" svg:viewBox="0 0 431 430" svg:d="M431 215c0 119-96 215-216 215-119 0-215-96-215-215 0-118 96-215 215-215 120 0 216 97 216 215z">
          <text:p/>
        </draw:path>
        <draw:polygon draw:style-name="gr10" draw:text-style-name="P1" draw:layer="layout" svg:width="0cm" svg:height="0cm" svg:x="20.894cm" svg:y="8.414cm" svg:viewBox="0 0 0 0" draw:points="0,0">
          <text:p/>
        </draw:polygon>
        <draw:path draw:style-name="gr9" draw:text-style-name="P7" draw:layer="layout" svg:width="0.43cm" svg:height="0.43cm" svg:x="21.778cm" svg:y="4.201cm" svg:viewBox="0 0 431 431" svg:d="M431 215c0 120-96 216-216 216-119 0-215-96-215-216 0-119 96-215 215-215 120 0 216 96 216 215z">
          <text:p/>
        </draw:path>
        <draw:polygon draw:style-name="gr10" draw:text-style-name="P1" draw:layer="layout" svg:width="0cm" svg:height="0cm" svg:x="20.894cm" svg:y="8.414cm" svg:viewBox="0 0 0 0" draw:points="0,0">
          <text:p/>
        </draw:polygon>
        <draw:path draw:style-name="gr9" draw:text-style-name="P7" draw:layer="layout" svg:width="0.43cm" svg:height="0.43cm" svg:x="19.579cm" svg:y="4.201cm" svg:viewBox="0 0 431 431" svg:d="M215 351v80c119 0 216-96 216-216 0-95-63-178-153-206-91-27-188 7-241 86-53 78-48 182 11 256z">
          <text:p/>
        </draw:path>
        <draw:polygon draw:style-name="gr10" draw:text-style-name="P1" draw:layer="layout" svg:width="0cm" svg:height="0cm" svg:x="20.894cm" svg:y="8.414cm" svg:viewBox="0 0 0 0" draw:points="0,0">
          <text:p/>
        </draw:polygon>
        <draw:path draw:style-name="gr9" draw:text-style-name="P7" draw:layer="layout" svg:width="0.167cm" svg:height="0.08cm" svg:x="19.627cm" svg:y="4.551cm" svg:viewBox="0 0 168 81" svg:d="M168 0v81c-65 0-127-30-168-81z">
          <text:p/>
        </draw:path>
        <draw:polygon draw:style-name="gr10" draw:text-style-name="P1" draw:layer="layout" svg:width="0cm" svg:height="0cm" svg:x="20.894cm" svg:y="8.414cm" svg:viewBox="0 0 0 0" draw:points="0,0">
          <text:p/>
        </draw:polygon>
        <draw:polygon draw:style-name="gr9" draw:text-style-name="P7" draw:layer="layout" svg:width="0.05cm" svg:height="0.05cm" svg:x="22.443cm" svg:y="4.066cm" svg:viewBox="0 0 51 51" draw:points="0,51 51,51 0,0">
          <text:p/>
        </draw:polygon>
        <draw:polygon draw:style-name="gr10" draw:text-style-name="P1" draw:layer="layout" svg:width="0cm" svg:height="0cm" svg:x="20.894cm" svg:y="8.414cm" svg:viewBox="0 0 0 0" draw:points="0,0">
          <text:p/>
        </draw:polygon>
        <draw:polygon draw:style-name="gr9" draw:text-style-name="P7" draw:layer="layout" svg:width="0.05cm" svg:height="0.05cm" svg:x="19.294cm" svg:y="12.712cm" svg:viewBox="0 0 51 51" draw:points="51,51 51,0 0,0">
          <text:p/>
        </draw:polygon>
        <draw:polygon draw:style-name="gr10" draw:text-style-name="P1" draw:layer="layout" svg:width="0cm" svg:height="0cm" svg:x="20.894cm" svg:y="8.414cm" svg:viewBox="0 0 0 0" draw:points="0,0">
          <text:p/>
        </draw:polygon>
        <draw:polygon draw:style-name="gr9" draw:text-style-name="P7" draw:layer="layout" svg:width="0.05cm" svg:height="0.05cm" svg:x="22.443cm" svg:y="12.712cm" svg:viewBox="0 0 51 51" draw:points="0,51 51,0 0,0">
          <text:p/>
        </draw:polygon>
        <draw:polygon draw:style-name="gr10" draw:text-style-name="P1" draw:layer="layout" svg:width="0cm" svg:height="0cm" svg:x="20.894cm" svg:y="8.414cm" svg:viewBox="0 0 0 0" draw:points="0,0">
          <text:p/>
        </draw:polygon>
        <draw:polygon draw:style-name="gr9" draw:text-style-name="P7" draw:layer="layout" svg:width="0.05cm" svg:height="0.05cm" svg:x="19.294cm" svg:y="4.066cm" svg:viewBox="0 0 51 51" draw:points="0,51 51,51 51,0">
          <text:p/>
        </draw:polygon>
        <draw:polygon draw:style-name="gr10" draw:text-style-name="P1" draw:layer="layout" svg:width="0cm" svg:height="0cm" svg:x="20.894cm" svg:y="8.414cm" svg:viewBox="0 0 0 0" draw:points="0,0">
          <text:p/>
        </draw:polygon>
        <draw:path draw:style-name="gr9" draw:text-style-name="P7" draw:layer="layout" svg:width="0.216cm" svg:height="0.214cm" svg:x="19.794cm" svg:y="12.198cm" svg:viewBox="0 0 217 215" svg:d="M217 215c0-119-97-215-217-215 120 0 217 96 217 215z">
          <text:p/>
        </draw:path>
        <draw:polygon draw:style-name="gr10" draw:text-style-name="P1" draw:layer="layout" svg:width="0cm" svg:height="0cm" svg:x="20.894cm" svg:y="8.414cm" svg:viewBox="0 0 0 0" draw:points="0,0">
          <text:p/>
        </draw:polygon>
        <draw:polyline draw:style-name="gr11" draw:text-style-name="P1" draw:layer="layout" svg:width="0cm" svg:height="0.348cm" svg:x="19.294cm" svg:y="9.498cm" svg:viewBox="0 0 0 349" draw:points="0,349 0,310 0,272 0,234 0,198 0,163 0,131 0,102 0,76 0,53 0,34 0,19 0,8 0,2 0,0">
          <text:p/>
        </draw:polyline>
        <draw:path draw:style-name="gr11" draw:text-style-name="P1" draw:layer="layout" svg:width="0cm" svg:height="0.349cm" svg:x="19.294cm" svg:y="9.847cm" svg:viewBox="0 0 0 350" svg:d="M0 350c0 0 0-1 0-2 0-2 0-4 0-6 0-4 0-8 0-11 0-5 0-10 0-15 0-7 0-13 0-19 0-8 0-15 0-23 0-9 0-17 0-26 0-10 0-20 0-29 0-11 0-22 0-32 0-12 0-23 0-35s0-24 0-36c0-13 0-25 0-38 0-25 0-51 0-78">
          <text:p/>
        </draw:path>
        <draw:polyline draw:style-name="gr11" draw:text-style-name="P1" draw:layer="layout" svg:width="0cm" svg:height="0.349cm" svg:x="19.294cm" svg:y="6.622cm" svg:viewBox="0 0 0 350" draw:points="0,350 0,311 0,272 0,235 0,198 0,164 0,132 0,103 0,77 0,54 0,35 0,20 0,9 0,3 0,0">
          <text:p/>
        </draw:polyline>
        <draw:path draw:style-name="gr11" draw:text-style-name="P1" draw:layer="layout" svg:width="0cm" svg:height="0.349cm" svg:x="19.294cm" svg:y="6.972cm" svg:viewBox="0 0 0 350" svg:d="M0 350c0-1 0-1 0-2 0-2 0-4 0-7s0-7 0-11c0-5 0-10 0-15 0-6 0-12 0-18 0-8 0-16 0-23 0-9 0-18 0-26 0-10 0-20 0-30s0-21 0-32 0-22 0-34 0-24 0-36c0-13 0-25 0-38 0-26 0-52 0-78">
          <text:p/>
        </draw:path>
        <draw:polyline draw:style-name="gr11" draw:text-style-name="P1" draw:layer="layout" svg:width="1.588cm" svg:height="0cm" svg:x="20.099cm" svg:y="12.762cm" svg:viewBox="0 0 1589 0" draw:points="1589,0 1569,0 1510,0 1416,0 1290,0 1139,0 971,0 795,0 618,0 450,0 299,0 173,0 79,0 20,0 0,0">
          <text:p/>
        </draw:polyline>
        <draw:line draw:style-name="gr11" draw:text-style-name="P1" draw:layer="layout" svg:x1="19.294cm" svg:y1="12.712cm" svg:x2="19.294cm" svg:y2="4.116cm">
          <text:p/>
        </draw:line>
        <draw:path draw:style-name="gr11" draw:text-style-name="P1" draw:layer="layout" svg:width="0cm" svg:height="0.174cm" svg:x="19.294cm" svg:y="11.988cm" svg:viewBox="0 0 0 175" svg:d="M0 175c0-20 0-40 0-58 0-6 0-12 0-18s0-12 0-17c0-6 0-11 0-16s0-10 0-15c0-4 0-9 0-13s0-8 0-12c0-3 0-6 0-9 0-2 0-5 0-8 0-1 0-3 0-5 0-1 0-2 0-3s0-1 0-1">
          <text:p/>
        </draw:path>
        <draw:path draw:style-name="gr11" draw:text-style-name="P1" draw:layer="layout" svg:width="0cm" svg:height="0.174cm" svg:x="19.294cm" svg:y="12.163cm" svg:viewBox="0 0 0 175" svg:d="M0 175c0-1 0-1 0-2s0-2 0-3c0-2 0-3 0-5 0-3 0-5 0-8s0-6 0-9c0-4 0-8 0-12s0-8 0-13 0-9 0-14c0-6 0-11 0-16 0-6 0-12 0-17 0-12 0-25 0-37 0-13 0-26 0-39">
          <text:p/>
        </draw:path>
        <draw:path draw:style-name="gr11" draw:text-style-name="P1" draw:layer="layout" svg:width="0cm" svg:height="0.174cm" svg:x="19.294cm" svg:y="4.491cm" svg:viewBox="0 0 0 175" svg:d="M0 175c0-20 0-39 0-58 0-6 0-12 0-18s0-12 0-17c0-6 0-11 0-16s0-10 0-15c0-4 0-9 0-13s0-8 0-11 0-7 0-10c0-2 0-5 0-7s0-4 0-6c0-1 0-2 0-3v-1">
          <text:p/>
        </draw:path>
        <draw:path draw:style-name="gr11" draw:text-style-name="P1" draw:layer="layout" svg:width="0cm" svg:height="0.174cm" svg:x="19.294cm" svg:y="4.666cm" svg:viewBox="0 0 0 175" svg:d="M0 175c0-1 0-1 0-1 0-1 0-3 0-4s0-3 0-5c0-3 0-5 0-8s0-6 0-9c0-4 0-8 0-11 0-5 0-9 0-13 0-5 0-10 0-15s0-11 0-16c0-6 0-12 0-17 0-12 0-25 0-37 0-13 0-26 0-39">
          <text:p/>
        </draw:path>
        <draw:polyline draw:style-name="gr11" draw:text-style-name="P1" draw:layer="layout" svg:width="1.588cm" svg:height="0cm" svg:x="20.099cm" svg:y="4.066cm" svg:viewBox="0 0 1589 0" draw:points="0,0 20,0 79,0 173,0 299,0 450,0 618,0 795,0 971,0 1139,0 1290,0 1416,0 1510,0 1569,0 1589,0">
          <text:p/>
        </draw:polyline>
        <draw:line draw:style-name="gr11" draw:text-style-name="P1" draw:layer="layout" svg:x1="19.344cm" svg:y1="12.712cm" svg:x2="19.294cm" svg:y2="12.712cm">
          <text:p/>
        </draw:line>
        <draw:line draw:style-name="gr11" draw:text-style-name="P1" draw:layer="layout" svg:x1="19.294cm" svg:y1="4.116cm" svg:x2="19.344cm" svg:y2="4.116cm">
          <text:p/>
        </draw:line>
        <draw:line draw:style-name="gr11" draw:text-style-name="P1" draw:layer="layout" svg:x1="19.344cm" svg:y1="12.712cm" svg:x2="19.344cm" svg:y2="4.116cm">
          <text:p/>
        </draw:line>
        <draw:line draw:style-name="gr11" draw:text-style-name="P1" draw:layer="layout" svg:x1="19.345cm" svg:y1="12.763cm" svg:x2="19.294cm" svg:y2="12.712cm">
          <text:p/>
        </draw:line>
        <draw:line draw:style-name="gr11" draw:text-style-name="P1" draw:layer="layout" svg:x1="19.294cm" svg:y1="4.117cm" svg:x2="19.345cm" svg:y2="4.066cm">
          <text:p/>
        </draw:line>
        <draw:line draw:style-name="gr11" draw:text-style-name="P1" draw:layer="layout" svg:x1="19.344cm" svg:y1="12.762cm" svg:x2="19.344cm" svg:y2="12.712cm">
          <text:p/>
        </draw:line>
        <draw:line draw:style-name="gr11" draw:text-style-name="P1" draw:layer="layout" svg:x1="19.344cm" svg:y1="4.116cm" svg:x2="19.344cm" svg:y2="4.066cm">
          <text:p/>
        </draw:line>
        <draw:line draw:style-name="gr11" draw:text-style-name="P1" draw:layer="layout" svg:x1="22.443cm" svg:y1="12.712cm" svg:x2="22.443cm" svg:y2="4.116cm">
          <text:p/>
        </draw:line>
        <draw:line draw:style-name="gr11" draw:text-style-name="P1" draw:layer="layout" svg:x1="19.344cm" svg:y1="12.712cm" svg:x2="22.443cm" svg:y2="12.712cm">
          <text:p/>
        </draw:line>
        <draw:line draw:style-name="gr11" draw:text-style-name="P1" draw:layer="layout" svg:x1="19.344cm" svg:y1="4.116cm" svg:x2="22.443cm" svg:y2="4.116cm">
          <text:p/>
        </draw:line>
        <draw:path draw:style-name="gr11" draw:text-style-name="P1" draw:layer="layout" svg:width="0.53cm" svg:height="0.53cm" svg:x="21.728cm" svg:y="4.151cm" svg:viewBox="0 0 531 531" svg:d="M531 265c0 147-119 266-265 266-147 0-266-119-266-266 0-146 119-265 266-265 146 0 265 119 265 265z">
          <text:p/>
        </draw:path>
        <draw:path draw:style-name="gr11" draw:text-style-name="P1" draw:layer="layout" svg:width="0.53cm" svg:height="0.529cm" svg:x="21.728cm" svg:y="12.148cm" svg:viewBox="0 0 531 530" svg:d="M531 264c0 148-119 266-265 266-147 0-266-118-266-266 0-146 119-264 266-264 146 0 265 118 265 264z">
          <text:p/>
        </draw:path>
        <draw:path draw:style-name="gr11" draw:text-style-name="P1" draw:layer="layout" svg:width="0.53cm" svg:height="0.529cm" svg:x="19.529cm" svg:y="12.148cm" svg:viewBox="0 0 531 530" svg:d="M531 264c0 148-119 266-266 266-146 0-265-118-265-266 0-146 119-264 265-264 147 0 266 118 266 264z">
          <text:p/>
        </draw:path>
        <draw:path draw:style-name="gr11" draw:text-style-name="P1" draw:layer="layout" svg:width="0.53cm" svg:height="0.53cm" svg:x="19.529cm" svg:y="4.151cm" svg:viewBox="0 0 531 531" svg:d="M531 265c0 147-119 266-266 266-146 0-265-119-265-266 0-146 119-265 265-265 147 0 266 119 266 265z">
          <text:p/>
        </draw:path>
        <draw:line draw:style-name="gr11" draw:text-style-name="P1" draw:layer="layout" svg:x1="19.344cm" svg:y1="12.762cm" svg:x2="22.443cm" svg:y2="12.762cm">
          <text:p/>
        </draw:line>
        <draw:line draw:style-name="gr11" draw:text-style-name="P1" draw:layer="layout" svg:x1="19.344cm" svg:y1="4.066cm" svg:x2="22.443cm" svg:y2="4.066cm">
          <text:p/>
        </draw:line>
        <draw:path draw:style-name="gr11" draw:text-style-name="P1" draw:layer="layout" svg:width="0.175cm" svg:height="0.09cm" svg:x="19.619cm" svg:y="12.198cm" svg:viewBox="0 0 176 91" svg:d="M176 0c-27 0-55 5-78 14-22 8-41 20-56 33-27 21-42 44-42 44">
          <text:p/>
        </draw:path>
        <draw:line draw:style-name="gr11" draw:text-style-name="P1" draw:layer="layout" svg:x1="19.794cm" svg:y1="12.277cm" svg:x2="19.627cm" svg:y2="12.277cm">
          <text:p/>
        </draw:line>
        <draw:line draw:style-name="gr11" draw:text-style-name="P1" draw:layer="layout" svg:x1="19.794cm" svg:y1="4.551cm" svg:x2="19.627cm" svg:y2="4.551cm">
          <text:p/>
        </draw:line>
        <draw:line draw:style-name="gr11" draw:text-style-name="P1" draw:layer="layout" svg:x1="22.443cm" svg:y1="12.762cm" svg:x2="22.443cm" svg:y2="12.712cm">
          <text:p/>
        </draw:line>
        <draw:line draw:style-name="gr11" draw:text-style-name="P1" draw:layer="layout" svg:x1="22.443cm" svg:y1="4.116cm" svg:x2="22.443cm" svg:y2="4.066cm">
          <text:p/>
        </draw:line>
        <draw:line draw:style-name="gr11" draw:text-style-name="P1" draw:layer="layout" svg:x1="22.493cm" svg:y1="12.712cm" svg:x2="22.493cm" svg:y2="4.116cm">
          <text:p/>
        </draw:line>
        <draw:line draw:style-name="gr11" draw:text-style-name="P1" draw:layer="layout" svg:x1="22.493cm" svg:y1="12.712cm" svg:x2="22.443cm" svg:y2="12.712cm">
          <text:p/>
        </draw:line>
        <draw:line draw:style-name="gr11" draw:text-style-name="P1" draw:layer="layout" svg:x1="22.443cm" svg:y1="4.116cm" svg:x2="22.493cm" svg:y2="4.116cm">
          <text:p/>
        </draw:line>
        <draw:path draw:style-name="gr11" draw:text-style-name="P1" draw:layer="layout" svg:width="0.43cm" svg:height="0.43cm" svg:x="21.778cm" svg:y="4.201cm" svg:viewBox="0 0 431 431" svg:d="M431 215c0 120-96 216-216 216-119 0-215-96-215-216 0-119 96-215 215-215 120 0 216 96 216 215z">
          <text:p/>
        </draw:path>
        <draw:path draw:style-name="gr11" draw:text-style-name="P1" draw:layer="layout" svg:width="0.43cm" svg:height="0.429cm" svg:x="21.778cm" svg:y="12.198cm" svg:viewBox="0 0 431 430" svg:d="M431 215c0 119-96 215-216 215-119 0-215-96-215-215 0-118 96-215 215-215 120 0 216 97 216 215z">
          <text:p/>
        </draw:path>
        <draw:path draw:style-name="gr11" draw:text-style-name="P1" draw:layer="layout" svg:width="0.43cm" svg:height="0.429cm" svg:x="19.579cm" svg:y="12.198cm" svg:viewBox="0 0 431 430" svg:d="M431 215c0 119-97 215-216 215s-215-96-215-215c0-118 96-215 215-215s216 97 216 215z">
          <text:p/>
        </draw:path>
        <draw:path draw:style-name="gr11" draw:text-style-name="P1" draw:layer="layout" svg:width="0.43cm" svg:height="0.43cm" svg:x="19.579cm" svg:y="4.201cm" svg:viewBox="0 0 431 431" svg:d="M431 215c0 120-97 216-216 216s-215-96-215-216c0-119 96-215 215-215s216 96 216 215z">
          <text:p/>
        </draw:path>
        <draw:line draw:style-name="gr11" draw:text-style-name="P1" draw:layer="layout" svg:x1="22.443cm" svg:y1="12.763cm" svg:x2="22.494cm" svg:y2="12.712cm">
          <text:p/>
        </draw:line>
        <draw:line draw:style-name="gr11" draw:text-style-name="P1" draw:layer="layout" svg:x1="22.494cm" svg:y1="4.117cm" svg:x2="22.443cm" svg:y2="4.066cm">
          <text:p/>
        </draw:line>
        <draw:line draw:style-name="gr11" draw:text-style-name="P1" draw:layer="layout" svg:x1="19.794cm" svg:y1="12.198cm" svg:x2="19.794cm" svg:y2="12.277cm">
          <text:p/>
        </draw:line>
        <draw:path draw:style-name="gr11" draw:text-style-name="P1" draw:layer="layout" svg:width="0.216cm" svg:height="0.214cm" svg:x="19.794cm" svg:y="12.198cm" svg:viewBox="0 0 217 215" svg:d="M217 215c0-119-97-215-217-215">
          <text:p/>
        </draw:path>
        <draw:line draw:style-name="gr11" draw:text-style-name="P1" draw:layer="layout" svg:x1="19.794cm" svg:y1="4.551cm" svg:x2="19.794cm" svg:y2="4.631cm">
          <text:p/>
        </draw:line>
        <draw:path draw:style-name="gr11" draw:text-style-name="P1" draw:layer="layout" svg:width="0.43cm" svg:height="0.429cm" svg:x="21.778cm" svg:y="12.198cm" svg:viewBox="0 0 431 430" svg:d="M431 215c0 119-96 215-216 215-119 0-215-96-215-215 0-118 96-215 215-215 120 0 216 97 216 215z">
          <text:p/>
        </draw:path>
        <draw:polygon draw:style-name="gr10" draw:text-style-name="P1" draw:layer="layout" svg:width="0cm" svg:height="0cm" svg:x="20.894cm" svg:y="8.414cm" svg:viewBox="0 0 0 0" draw:points="0,0">
          <text:p/>
        </draw:polygon>
        <draw:polyline draw:style-name="gr12" draw:text-style-name="P1" draw:layer="layout" svg:width="3.64cm" svg:height="3.81cm" svg:x="19.931cm" svg:y="4.582cm" svg:viewBox="0 0 3641 3811" draw:points="3641,3811 3141,3811 0,0">
          <text:p/>
        </draw:polyline>
        <draw:polygon draw:style-name="gr13" draw:text-style-name="P2" draw:layer="layout" svg:width="0.382cm" svg:height="0.438cm" svg:x="19.931cm" svg:y="4.582cm" svg:viewBox="0 0 383 439" draw:points="0,0 254,439 383,333">
          <text:p/>
        </draw:polygon>
        <draw:polygon draw:style-name="gr10" draw:text-style-name="P1" draw:layer="layout" svg:width="0cm" svg:height="0cm" svg:x="20.894cm" svg:y="8.414cm" svg:viewBox="0 0 0 0" draw:points="0,0">
          <text:p/>
        </draw:polygon>
        <draw:frame draw:style-name="gr15" draw:text-style-name="P8" draw:layer="layout" svg:width="3.96cm" svg:height="0.923cm" svg:x="24.066cm" svg:y="8.19cm">
          <draw:text-box>
            <text:p text:style-name="P3"><text:span text:style-name="T4">4X M3 Brass Inserts</text:span></text:p>
            <text:p text:style-name="P3"><text:span text:style-name="T4"><text:s/></text:span><text:span text:style-name="T4">[HD-MS0030]</text:span></text:p>
          </draw:text-box>
        </draw:frame>
        <draw:polyline draw:style-name="gr12" draw:text-style-name="P1" draw:layer="layout" svg:width="1.521cm" svg:height="3.726cm" svg:x="22.05cm" svg:y="4.623cm" svg:viewBox="0 0 1522 3727" draw:points="1522,3727 1022,3727 0,0">
          <text:p/>
        </draw:polyline>
        <draw:polygon draw:style-name="gr13" draw:text-style-name="P2" draw:layer="layout" svg:width="0.212cm" svg:height="0.504cm" svg:x="22.05cm" svg:y="4.623cm" svg:viewBox="0 0 213 505" draw:points="0,0 52,505 213,461">
          <text:p/>
        </draw:polygon>
        <draw:polygon draw:style-name="gr10" draw:text-style-name="P1" draw:layer="layout" svg:width="0cm" svg:height="0cm" svg:x="20.894cm" svg:y="8.414cm" svg:viewBox="0 0 0 0" draw:points="0,0">
          <text:p/>
        </draw:polygon>
        <draw:polyline draw:style-name="gr12" draw:text-style-name="P1" draw:layer="layout" svg:width="3.705cm" svg:height="3.876cm" svg:x="19.931cm" svg:y="8.371cm" svg:viewBox="0 0 3706 3877" draw:points="3706,0 3207,0 0,3877">
          <text:p/>
        </draw:polyline>
        <draw:polygon draw:style-name="gr13" draw:text-style-name="P2" draw:layer="layout" svg:width="0.383cm" svg:height="0.438cm" svg:x="19.931cm" svg:y="11.809cm" svg:viewBox="0 0 384 439" draw:points="0,439 384,106 255,0">
          <text:p/>
        </draw:polygon>
        <draw:polygon draw:style-name="gr10" draw:text-style-name="P1" draw:layer="layout" svg:width="0cm" svg:height="0cm" svg:x="20.894cm" svg:y="8.414cm" svg:viewBox="0 0 0 0" draw:points="0,0">
          <text:p/>
        </draw:polygon>
        <draw:polyline draw:style-name="gr12" draw:text-style-name="P1" draw:layer="layout" svg:width="1.544cm" svg:height="3.834cm" svg:x="22.049cm" svg:y="8.371cm" svg:viewBox="0 0 1545 3835" draw:points="1545,0 1045,0 0,3835">
          <text:p/>
        </draw:polyline>
        <draw:polygon draw:style-name="gr13" draw:text-style-name="P2" draw:layer="layout" svg:width="0.213cm" svg:height="0.504cm" svg:x="22.049cm" svg:y="11.701cm" svg:viewBox="0 0 214 505" draw:points="0,505 214,44 52,0">
          <text:p/>
        </draw:polygon>
        <draw:frame draw:style-name="gr7" draw:text-style-name="P5" draw:layer="layout" svg:width="0.119cm" svg:height="0.141cm" svg:x="17.26cm" svg:y="14.781cm">
          <draw:text-box>
            <text:p text:style-name="P3"><text:span text:style-name="T2"><text: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ce style:name="DejaVuSans1" svg:font-family="DejaVuSans"/>
    <style:font-face style:name="osifont1" svg:font-family="osifont"/>
    <style:font-face style:name="DejaVu Sans" svg:font-family="'DejaVu Sans'" style:font-pitch="variable"/>
    <style:font-face style:name="DejaVuSans" svg:font-family="DejaVuSans" style:font-pitch="variable"/>
    <style:font-face style:name="Liberation Serif1" svg:font-family="'Liberation Serif'" style:font-pitch="variable"/>
    <style:font-face style:name="osifont" svg:font-family="osifon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2"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2" style:font-size-asian="24pt" style:language-asian="zh" style:country-asian="CN" style:font-name-complex="DejaVu Sans2"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9.703cm" fo:page-height="20.9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03-19T08:44:15.161014614</dc:date>
    <meta:editing-duration>PT4M12S</meta:editing-duration>
    <meta:editing-cycles>2</meta:editing-cycles>
    <meta:generator>LibreOffice/5.2.7.2$Linux_X86_64 LibreOffice_project/20m0$Build-2</meta:generator>
    <meta:document-statistic meta:object-count="1153"/>
  </office:meta>
</office:document-meta>
</file>